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pad4" table:style-name="ta1">
        <table:shapes>
          <draw:frame draw:z-index="0" draw:style-name="gr1" draw:text-style-name="P1" svg:width="7.9106in" svg:height="1.9346in" svg:x="1.7697in" svg:y="4.8209in">
            <draw:object draw:notify-on-update-of-ranges="flatpad4.A1:flatpad4.A1 flatpad4.B1:flatpad4.LD1 flatpad4.A5:flatpad4.A5 flatpad4.B5:flatpad4.L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8" table:number-columns-repeated="6" table:default-cell-style-name="Default"/>
        <table:table-column table:style-name="co9" table:number-columns-repeated="2" table:default-cell-style-name="Default"/>
        <table:table-column table:style-name="co8" table:number-columns-repeated="1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8" table:default-cell-style-name="Default"/>
        <table:table-column table:style-name="co10" table:default-cell-style-name="Default"/>
        <table:table-column table:style-name="co8" table:number-columns-repeated="42" table:default-cell-style-name="Default"/>
        <table:table-column table:style-name="co10" table:default-cell-style-name="Default"/>
        <table:table-column table:style-name="co8" table:number-columns-repeated="14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2" table:number-columns-repeated="52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21410369873" calcext:value-type="float">
            <text:p>0.066712141036987</text:p>
          </table:table-cell>
          <table:table-cell office:value-type="float" office:value="0.100068330764771" calcext:value-type="float">
            <text:p>0.100068330764771</text:p>
          </table:table-cell>
          <table:table-cell office:value-type="float" office:value="0.133424520492554" calcext:value-type="float">
            <text:p>0.133424520492554</text:p>
          </table:table-cell>
          <table:table-cell office:value-type="float" office:value="0.166780710220337" calcext:value-type="float">
            <text:p>0.166780710220337</text:p>
          </table:table-cell>
          <table:table-cell office:value-type="float" office:value="0.200136661529541" calcext:value-type="float">
            <text:p>0.200136661529541</text:p>
          </table:table-cell>
          <table:table-cell office:value-type="float" office:value="0.266849040985107" calcext:value-type="float">
            <text:p>0.266849040985107</text:p>
          </table:table-cell>
          <table:table-cell office:value-type="float" office:value="0.300205230712891" calcext:value-type="float">
            <text:p>0.300205230712891</text:p>
          </table:table-cell>
          <table:table-cell office:value-type="float" office:value="0.333561182022095" calcext:value-type="float">
            <text:p>0.333561182022095</text:p>
          </table:table-cell>
          <table:table-cell office:value-type="float" office:value="0.400273323059082" calcext:value-type="float">
            <text:p>0.400273323059082</text:p>
          </table:table-cell>
          <table:table-cell office:value-type="float" office:value="0.433629512786865" calcext:value-type="float">
            <text:p>0.433629512786865</text:p>
          </table:table-cell>
          <table:table-cell office:value-type="float" office:value="0.466985464096069" calcext:value-type="float">
            <text:p>0.466985464096069</text:p>
          </table:table-cell>
          <table:table-cell office:value-type="float" office:value="0.500341415405273" calcext:value-type="float">
            <text:p>0.500341415405273</text:p>
          </table:table-cell>
          <table:table-cell office:value-type="float" office:value="0.567053556442261" calcext:value-type="float">
            <text:p>0.567053556442261</text:p>
          </table:table-cell>
          <table:table-cell office:value-type="float" office:value="0.600409507751465" calcext:value-type="float">
            <text:p>0.600409507751465</text:p>
          </table:table-cell>
          <table:table-cell office:value-type="float" office:value="0.633765459060669" calcext:value-type="float">
            <text:p>0.633765459060669</text:p>
          </table:table-cell>
          <table:table-cell office:value-type="float" office:value="0.700477361679077" calcext:value-type="float">
            <text:p>0.700477361679077</text:p>
          </table:table-cell>
          <table:table-cell office:value-type="float" office:value="0.733833312988281" calcext:value-type="float">
            <text:p>0.733833312988281</text:p>
          </table:table-cell>
          <table:table-cell office:value-type="float" office:value="0.767189264297485" calcext:value-type="float">
            <text:p>0.767189264297485</text:p>
          </table:table-cell>
          <table:table-cell office:value-type="float" office:value="0.800545215606689" calcext:value-type="float">
            <text:p>0.800545215606689</text:p>
          </table:table-cell>
          <table:table-cell office:value-type="float" office:value="0.867257118225098" calcext:value-type="float">
            <text:p>0.867257118225098</text:p>
          </table:table-cell>
          <table:table-cell office:value-type="float" office:value="0.900613307952881" calcext:value-type="float">
            <text:p>0.900613307952881</text:p>
          </table:table-cell>
          <table:table-cell office:value-type="float" office:value="0.967325687408447" calcext:value-type="float">
            <text:p>0.967325687408447</text:p>
          </table:table-cell>
          <table:table-cell office:value-type="float" office:value="1.00068187713623" calcext:value-type="float">
            <text:p>1.00068187713623</text:p>
          </table:table-cell>
          <table:table-cell office:value-type="float" office:value="1.03403806686401" calcext:value-type="float">
            <text:p>1.03403806686401</text:p>
          </table:table-cell>
          <table:table-cell office:value-type="float" office:value="1.0673942565918" calcext:value-type="float">
            <text:p>1.0673942565918</text:p>
          </table:table-cell>
          <table:table-cell office:value-type="float" office:value="1.13410663604736" calcext:value-type="float">
            <text:p>1.13410663604736</text:p>
          </table:table-cell>
          <table:table-cell office:value-type="float" office:value="1.16746306419373" calcext:value-type="float">
            <text:p>1.16746306419373</text:p>
          </table:table-cell>
          <table:table-cell office:value-type="float" office:value="1.20081925392151" calcext:value-type="float">
            <text:p>1.20081925392151</text:p>
          </table:table-cell>
          <table:table-cell office:value-type="float" office:value="1.2675313949585" calcext:value-type="float">
            <text:p>1.2675313949585</text:p>
          </table:table-cell>
          <table:table-cell office:value-type="float" office:value="1.33424353599548" calcext:value-type="float">
            <text:p>1.33424353599548</text:p>
          </table:table-cell>
          <table:table-cell office:value-type="float" office:value="1.40095567703247" calcext:value-type="float">
            <text:p>1.40095567703247</text:p>
          </table:table-cell>
          <table:table-cell office:value-type="float" office:value="1.46766781806946" calcext:value-type="float">
            <text:p>1.46766781806946</text:p>
          </table:table-cell>
          <table:table-cell office:value-type="float" office:value="1.50102376937866" calcext:value-type="float">
            <text:p>1.50102376937866</text:p>
          </table:table-cell>
          <table:table-cell office:value-type="float" office:value="1.53437995910645" calcext:value-type="float">
            <text:p>1.53437995910645</text:p>
          </table:table-cell>
          <table:table-cell office:value-type="float" office:value="1.60109186172485" calcext:value-type="float">
            <text:p>1.60109186172485</text:p>
          </table:table-cell>
          <table:table-cell office:value-type="float" office:value="1.63444805145264" calcext:value-type="float">
            <text:p>1.63444805145264</text:p>
          </table:table-cell>
          <table:table-cell office:value-type="float" office:value="1.70115995407105" calcext:value-type="float">
            <text:p>1.70115995407105</text:p>
          </table:table-cell>
          <table:table-cell office:value-type="float" office:value="1.73451590538025" calcext:value-type="float">
            <text:p>1.73451590538025</text:p>
          </table:table-cell>
          <table:table-cell office:value-type="float" office:value="1.76787185668945" calcext:value-type="float">
            <text:p>1.76787185668945</text:p>
          </table:table-cell>
          <table:table-cell office:value-type="float" office:value="1.83458375930786" calcext:value-type="float">
            <text:p>1.83458375930786</text:p>
          </table:table-cell>
          <table:table-cell office:value-type="float" office:value="1.86793971061707" calcext:value-type="float">
            <text:p>1.86793971061707</text:p>
          </table:table-cell>
          <table:table-cell office:value-type="float" office:value="1.93465495109558" calcext:value-type="float">
            <text:p>1.93465495109558</text:p>
          </table:table-cell>
          <table:table-cell office:value-type="float" office:value="1.96801233291626" calcext:value-type="float">
            <text:p>1.96801233291626</text:p>
          </table:table-cell>
          <table:table-cell office:value-type="float" office:value="2.00136971473694" calcext:value-type="float">
            <text:p>2.00136971473694</text:p>
          </table:table-cell>
          <table:table-cell office:value-type="float" office:value="2.06808471679687" calcext:value-type="float">
            <text:p>2.06808471679687</text:p>
          </table:table-cell>
          <table:table-cell office:value-type="float" office:value="2.13479995727539" calcext:value-type="float">
            <text:p>2.13479995727539</text:p>
          </table:table-cell>
          <table:table-cell office:value-type="float" office:value="2.20151495933533" calcext:value-type="float">
            <text:p>2.20151495933533</text:p>
          </table:table-cell>
          <table:table-cell office:value-type="float" office:value="2.26822972297668" calcext:value-type="float">
            <text:p>2.26822972297668</text:p>
          </table:table-cell>
          <table:table-cell office:value-type="float" office:value="2.30158734321594" calcext:value-type="float">
            <text:p>2.30158734321594</text:p>
          </table:table-cell>
          <table:table-cell office:value-type="float" office:value="2.36830258369446" calcext:value-type="float">
            <text:p>2.36830258369446</text:p>
          </table:table-cell>
          <table:table-cell office:value-type="float" office:value="2.40166020393372" calcext:value-type="float">
            <text:p>2.40166020393372</text:p>
          </table:table-cell>
          <table:table-cell office:value-type="float" office:value="2.50173282623291" calcext:value-type="float">
            <text:p>2.50173282623291</text:p>
          </table:table-cell>
          <table:table-cell office:value-type="float" office:value="2.56844806671143" calcext:value-type="float">
            <text:p>2.56844806671143</text:p>
          </table:table-cell>
          <table:table-cell office:value-type="float" office:value="2.60180568695068" calcext:value-type="float">
            <text:p>2.60180568695068</text:p>
          </table:table-cell>
          <table:table-cell office:value-type="float" office:value="2.6685209274292" calcext:value-type="float">
            <text:p>2.6685209274292</text:p>
          </table:table-cell>
          <table:table-cell office:value-type="float" office:value="2.70187854766846" calcext:value-type="float">
            <text:p>2.70187854766846</text:p>
          </table:table-cell>
          <table:table-cell office:value-type="float" office:value="2.76859354972839" calcext:value-type="float">
            <text:p>2.76859354972839</text:p>
          </table:table-cell>
          <table:table-cell office:value-type="float" office:value="2.80195116996765" calcext:value-type="float">
            <text:p>2.80195116996765</text:p>
          </table:table-cell>
          <table:table-cell office:value-type="float" office:value="2.83530879020691" calcext:value-type="float">
            <text:p>2.83530879020691</text:p>
          </table:table-cell>
          <table:table-cell office:value-type="float" office:value="2.90202283859253" calcext:value-type="float">
            <text:p>2.90202283859253</text:p>
          </table:table-cell>
          <table:table-cell office:value-type="float" office:value="2.93537902832031" calcext:value-type="float">
            <text:p>2.93537902832031</text:p>
          </table:table-cell>
          <table:table-cell office:value-type="float" office:value="2.9687352180481" calcext:value-type="float">
            <text:p>2.9687352180481</text:p>
          </table:table-cell>
          <table:table-cell office:value-type="float" office:value="3.00209140777588" calcext:value-type="float">
            <text:p>3.00209140777588</text:p>
          </table:table-cell>
          <table:table-cell office:value-type="float" office:value="3.03544759750366" calcext:value-type="float">
            <text:p>3.03544759750366</text:p>
          </table:table-cell>
          <table:table-cell office:value-type="float" office:value="3.10215997695923" calcext:value-type="float">
            <text:p>3.10215997695923</text:p>
          </table:table-cell>
          <table:table-cell office:value-type="float" office:value="3.13551616668701" calcext:value-type="float">
            <text:p>3.13551616668701</text:p>
          </table:table-cell>
          <table:table-cell office:value-type="float" office:value="3.20222854614258" calcext:value-type="float">
            <text:p>3.20222854614258</text:p>
          </table:table-cell>
          <table:table-cell office:value-type="float" office:value="3.23558449745178" calcext:value-type="float">
            <text:p>3.23558449745178</text:p>
          </table:table-cell>
          <table:table-cell office:value-type="float" office:value="3.26894068717957" calcext:value-type="float">
            <text:p>3.26894068717957</text:p>
          </table:table-cell>
          <table:table-cell office:value-type="float" office:value="3.30229687690735" calcext:value-type="float">
            <text:p>3.30229687690735</text:p>
          </table:table-cell>
          <table:table-cell office:value-type="float" office:value="3.36900901794434" calcext:value-type="float">
            <text:p>3.36900901794434</text:p>
          </table:table-cell>
          <table:table-cell office:value-type="float" office:value="3.40236520767212" calcext:value-type="float">
            <text:p>3.40236520767212</text:p>
          </table:table-cell>
          <table:table-cell office:value-type="float" office:value="3.46907734870911" calcext:value-type="float">
            <text:p>3.46907734870911</text:p>
          </table:table-cell>
          <table:table-cell office:value-type="float" office:value="3.53578972816467" calcext:value-type="float">
            <text:p>3.53578972816467</text:p>
          </table:table-cell>
          <table:table-cell office:value-type="float" office:value="3.73592591285706" calcext:value-type="float">
            <text:p>3.73592591285706</text:p>
          </table:table-cell>
          <table:table-cell office:value-type="float" office:value="3.76928186416626" calcext:value-type="float">
            <text:p>3.76928186416626</text:p>
          </table:table-cell>
          <table:table-cell office:value-type="float" office:value="3.80263781547546" calcext:value-type="float">
            <text:p>3.80263781547546</text:p>
          </table:table-cell>
          <table:table-cell office:value-type="float" office:value="3.86934971809387" calcext:value-type="float">
            <text:p>3.86934971809387</text:p>
          </table:table-cell>
          <table:table-cell office:value-type="float" office:value="3.93606400489807" calcext:value-type="float">
            <text:p>3.93606400489807</text:p>
          </table:table-cell>
          <table:table-cell office:value-type="float" office:value="3.96942114830017" calcext:value-type="float">
            <text:p>3.96942114830017</text:p>
          </table:table-cell>
          <table:table-cell office:value-type="float" office:value="4.00277829170227" calcext:value-type="float">
            <text:p>4.00277829170227</text:p>
          </table:table-cell>
          <table:table-cell office:value-type="float" office:value="4.16956424713135" calcext:value-type="float">
            <text:p>4.16956424713135</text:p>
          </table:table-cell>
          <table:table-cell office:value-type="float" office:value="4.3697075843811" calcext:value-type="float">
            <text:p>4.3697075843811</text:p>
          </table:table-cell>
          <table:table-cell office:value-type="float" office:value="4.43642210960388" calcext:value-type="float">
            <text:p>4.43642210960388</text:p>
          </table:table-cell>
          <table:table-cell office:value-type="float" office:value="4.56985116004944" calcext:value-type="float">
            <text:p>4.56985116004944</text:p>
          </table:table-cell>
          <table:table-cell office:value-type="float" office:value="4.60320830345154" calcext:value-type="float">
            <text:p>4.60320830345154</text:p>
          </table:table-cell>
          <table:table-cell office:value-type="float" office:value="4.63656544685364" calcext:value-type="float">
            <text:p>4.63656544685364</text:p>
          </table:table-cell>
          <table:table-cell office:value-type="float" office:value="4.70327997207642" calcext:value-type="float">
            <text:p>4.70327997207642</text:p>
          </table:table-cell>
          <table:table-cell office:value-type="float" office:value="4.76999449729919" calcext:value-type="float">
            <text:p>4.76999449729919</text:p>
          </table:table-cell>
          <table:table-cell office:value-type="float" office:value="4.83670902252197" calcext:value-type="float">
            <text:p>4.83670902252197</text:p>
          </table:table-cell>
          <table:table-cell office:value-type="float" office:value="4.87006616592407" calcext:value-type="float">
            <text:p>4.87006616592407</text:p>
          </table:table-cell>
          <table:table-cell office:value-type="float" office:value="4.90342307090759" calcext:value-type="float">
            <text:p>4.90342307090759</text:p>
          </table:table-cell>
          <table:table-cell office:value-type="float" office:value="5.17027688026428" calcext:value-type="float">
            <text:p>5.17027688026428</text:p>
          </table:table-cell>
          <table:table-cell office:value-type="float" office:value="5.23699045181274" calcext:value-type="float">
            <text:p>5.23699045181274</text:p>
          </table:table-cell>
          <table:table-cell office:value-type="float" office:value="5.27034711837769" calcext:value-type="float">
            <text:p>5.27034711837769</text:p>
          </table:table-cell>
          <table:table-cell office:value-type="float" office:value="5.30370402336121" calcext:value-type="float">
            <text:p>5.30370402336121</text:p>
          </table:table-cell>
          <table:table-cell office:value-type="float" office:value="5.37041735649109" calcext:value-type="float">
            <text:p>5.37041735649109</text:p>
          </table:table-cell>
          <table:table-cell office:value-type="float" office:value="5.40377402305603" calcext:value-type="float">
            <text:p>5.40377402305603</text:p>
          </table:table-cell>
          <table:table-cell office:value-type="float" office:value="5.43713068962097" calcext:value-type="float">
            <text:p>5.43713068962097</text:p>
          </table:table-cell>
          <table:table-cell office:value-type="float" office:value="5.5372006893158" calcext:value-type="float">
            <text:p>5.5372006893158</text:p>
          </table:table-cell>
          <table:table-cell office:value-type="float" office:value="5.60391402244568" calcext:value-type="float">
            <text:p>5.60391402244568</text:p>
          </table:table-cell>
          <table:table-cell office:value-type="float" office:value="5.6372709274292" calcext:value-type="float">
            <text:p>5.6372709274292</text:p>
          </table:table-cell>
          <table:table-cell office:value-type="float" office:value="5.7039840221405" calcext:value-type="float">
            <text:p>5.7039840221405</text:p>
          </table:table-cell>
          <table:table-cell office:value-type="float" office:value="5.77069735527039" calcext:value-type="float">
            <text:p>5.77069735527039</text:p>
          </table:table-cell>
          <table:table-cell office:value-type="float" office:value="5.80405402183533" calcext:value-type="float">
            <text:p>5.80405402183533</text:p>
          </table:table-cell>
          <table:table-cell office:value-type="float" office:value="5.87076711654663" calcext:value-type="float">
            <text:p>5.87076711654663</text:p>
          </table:table-cell>
          <table:table-cell office:value-type="float" office:value="5.93748116493225" calcext:value-type="float">
            <text:p>5.93748116493225</text:p>
          </table:table-cell>
          <table:table-cell office:value-type="float" office:value="5.97083854675293" calcext:value-type="float">
            <text:p>5.97083854675293</text:p>
          </table:table-cell>
          <table:table-cell office:value-type="float" office:value="6.00419545173645" calcext:value-type="float">
            <text:p>6.00419545173645</text:p>
          </table:table-cell>
          <table:table-cell office:value-type="float" office:value="6.13762354850769" calcext:value-type="float">
            <text:p>6.13762354850769</text:p>
          </table:table-cell>
          <table:table-cell office:value-type="float" office:value="6.17098069190979" calcext:value-type="float">
            <text:p>6.17098069190979</text:p>
          </table:table-cell>
          <table:table-cell office:value-type="float" office:value="6.23769497871399" calcext:value-type="float">
            <text:p>6.23769497871399</text:p>
          </table:table-cell>
          <table:table-cell office:value-type="float" office:value="6.27105212211609" calcext:value-type="float">
            <text:p>6.27105212211609</text:p>
          </table:table-cell>
          <table:table-cell office:value-type="float" office:value="6.37112307548523" calcext:value-type="float">
            <text:p>6.37112307548523</text:p>
          </table:table-cell>
          <table:table-cell office:value-type="float" office:value="6.43783712387085" calcext:value-type="float">
            <text:p>6.43783712387085</text:p>
          </table:table-cell>
          <table:table-cell office:value-type="float" office:value="6.47119450569153" calcext:value-type="float">
            <text:p>6.47119450569153</text:p>
          </table:table-cell>
          <table:table-cell office:value-type="float" office:value="6.53790855407715" calcext:value-type="float">
            <text:p>6.53790855407715</text:p>
          </table:table-cell>
          <table:table-cell office:value-type="float" office:value="6.60462260246277" calcext:value-type="float">
            <text:p>6.60462260246277</text:p>
          </table:table-cell>
          <table:table-cell office:value-type="float" office:value="6.63797950744629" calcext:value-type="float">
            <text:p>6.63797950744629</text:p>
          </table:table-cell>
          <table:table-cell office:value-type="float" office:value="6.67133665084839" calcext:value-type="float">
            <text:p>6.67133665084839</text:p>
          </table:table-cell>
          <table:table-cell office:value-type="float" office:value="6.80476498603821" calcext:value-type="float">
            <text:p>6.80476498603821</text:p>
          </table:table-cell>
          <table:table-cell office:value-type="float" office:value="6.87147903442383" calcext:value-type="float">
            <text:p>6.87147903442383</text:p>
          </table:table-cell>
          <table:table-cell office:value-type="float" office:value="6.90483593940735" calcext:value-type="float">
            <text:p>6.90483593940735</text:p>
          </table:table-cell>
          <table:table-cell office:value-type="float" office:value="6.93819308280945" calcext:value-type="float">
            <text:p>6.93819308280945</text:p>
          </table:table-cell>
          <table:table-cell office:value-type="float" office:value="7.00490736961365" calcext:value-type="float">
            <text:p>7.00490736961365</text:p>
          </table:table-cell>
          <table:table-cell office:value-type="float" office:value="7.03826427459717" calcext:value-type="float">
            <text:p>7.03826427459717</text:p>
          </table:table-cell>
          <table:table-cell office:value-type="float" office:value="7.10497832298279" calcext:value-type="float">
            <text:p>7.10497832298279</text:p>
          </table:table-cell>
          <table:table-cell office:value-type="float" office:value="7.13833522796631" calcext:value-type="float">
            <text:p>7.13833522796631</text:p>
          </table:table-cell>
          <table:table-cell office:value-type="float" office:value="7.17169237136841" calcext:value-type="float">
            <text:p>7.17169237136841</text:p>
          </table:table-cell>
          <table:table-cell office:value-type="float" office:value="7.20504927635193" calcext:value-type="float">
            <text:p>7.20504927635193</text:p>
          </table:table-cell>
          <table:table-cell office:value-type="float" office:value="7.23840665817261" calcext:value-type="float">
            <text:p>7.23840665817261</text:p>
          </table:table-cell>
          <table:table-cell office:value-type="float" office:value="7.40519165992737" calcext:value-type="float">
            <text:p>7.40519165992737</text:p>
          </table:table-cell>
          <table:table-cell office:value-type="float" office:value="7.47190570831299" calcext:value-type="float">
            <text:p>7.47190570831299</text:p>
          </table:table-cell>
          <table:table-cell office:value-type="float" office:value="7.50526285171509" calcext:value-type="float">
            <text:p>7.50526285171509</text:p>
          </table:table-cell>
          <table:table-cell office:value-type="float" office:value="7.57197690010071" calcext:value-type="float">
            <text:p>7.57197690010071</text:p>
          </table:table-cell>
          <table:table-cell office:value-type="float" office:value="7.70540475845337" calcext:value-type="float">
            <text:p>7.70540475845337</text:p>
          </table:table-cell>
          <table:table-cell office:value-type="float" office:value="7.73876166343689" calcext:value-type="float">
            <text:p>7.73876166343689</text:p>
          </table:table-cell>
          <table:table-cell office:value-type="float" office:value="7.77211904525757" calcext:value-type="float">
            <text:p>7.77211904525757</text:p>
          </table:table-cell>
          <table:table-cell office:value-type="float" office:value="7.83883285522461" calcext:value-type="float">
            <text:p>7.83883285522461</text:p>
          </table:table-cell>
          <table:table-cell office:value-type="float" office:value="7.87218999862671" calcext:value-type="float">
            <text:p>7.87218999862671</text:p>
          </table:table-cell>
          <table:table-cell office:value-type="float" office:value="8.00562047958374" calcext:value-type="float">
            <text:p>8.00562047958374</text:p>
          </table:table-cell>
          <table:table-cell office:value-type="float" office:value="8.07233572006226" calcext:value-type="float">
            <text:p>8.07233572006226</text:p>
          </table:table-cell>
          <table:table-cell office:value-type="float" office:value="8.13905119895935" calcext:value-type="float">
            <text:p>8.13905119895935</text:p>
          </table:table-cell>
          <table:table-cell office:value-type="float" office:value="8.3058397769928" calcext:value-type="float">
            <text:p>8.3058397769928</text:p>
          </table:table-cell>
          <table:table-cell office:value-type="float" office:value="8.33919739723206" calcext:value-type="float">
            <text:p>8.33919739723206</text:p>
          </table:table-cell>
          <table:table-cell office:value-type="float" office:value="8.40591263771057" calcext:value-type="float">
            <text:p>8.40591263771057</text:p>
          </table:table-cell>
          <table:table-cell office:value-type="float" office:value="8.47262811660767" calcext:value-type="float">
            <text:p>8.47262811660767</text:p>
          </table:table-cell>
          <table:table-cell office:value-type="float" office:value="8.67277455329895" calcext:value-type="float">
            <text:p>8.67277455329895</text:p>
          </table:table-cell>
          <table:table-cell office:value-type="float" office:value="8.73949003219605" calcext:value-type="float">
            <text:p>8.73949003219605</text:p>
          </table:table-cell>
          <table:table-cell office:value-type="float" office:value="8.87292098999023" calcext:value-type="float">
            <text:p>8.87292098999023</text:p>
          </table:table-cell>
          <table:table-cell office:value-type="float" office:value="8.93964147567749" calcext:value-type="float">
            <text:p>8.93964147567749</text:p>
          </table:table-cell>
          <table:table-cell office:value-type="float" office:value="8.97300171852112" calcext:value-type="float">
            <text:p>8.97300171852112</text:p>
          </table:table-cell>
          <table:table-cell office:value-type="float" office:value="9.03972220420837" calcext:value-type="float">
            <text:p>9.03972220420837</text:p>
          </table:table-cell>
          <table:table-cell office:value-type="float" office:value="9.23988461494446" calcext:value-type="float">
            <text:p>9.23988461494446</text:p>
          </table:table-cell>
          <table:table-cell office:value-type="float" office:value="9.30660557746887" calcext:value-type="float">
            <text:p>9.30660557746887</text:p>
          </table:table-cell>
          <table:table-cell office:value-type="float" office:value="9.40668702125549" calcext:value-type="float">
            <text:p>9.40668702125549</text:p>
          </table:table-cell>
          <table:table-cell office:value-type="float" office:value="9.47340822219849" calcext:value-type="float">
            <text:p>9.47340822219849</text:p>
          </table:table-cell>
          <table:table-cell office:value-type="float" office:value="9.54012942314148" calcext:value-type="float">
            <text:p>9.54012942314148</text:p>
          </table:table-cell>
          <table:table-cell office:value-type="float" office:value="9.60685086250305" calcext:value-type="float">
            <text:p>9.60685086250305</text:p>
          </table:table-cell>
          <table:table-cell office:value-type="float" office:value="9.67357230186462" calcext:value-type="float">
            <text:p>9.67357230186462</text:p>
          </table:table-cell>
          <table:table-cell office:value-type="float" office:value="9.87373685836792" calcext:value-type="float">
            <text:p>9.87373685836792</text:p>
          </table:table-cell>
          <table:table-cell office:value-type="float" office:value="9.90709376335144" calcext:value-type="float">
            <text:p>9.90709376335144</text:p>
          </table:table-cell>
          <table:table-cell office:value-type="float" office:value="9.97380781173706" calcext:value-type="float">
            <text:p>9.97380781173706</text:p>
          </table:table-cell>
          <table:table-cell office:value-type="float" office:value="10.1405930519104" calcext:value-type="float">
            <text:p>10.1405930519104</text:p>
          </table:table-cell>
          <table:table-cell office:value-type="float" office:value="10.2073068618774" calcext:value-type="float">
            <text:p>10.2073068618774</text:p>
          </table:table-cell>
          <table:table-cell office:value-type="float" office:value="10.2740211486816" calcext:value-type="float">
            <text:p>10.2740211486816</text:p>
          </table:table-cell>
          <table:table-cell office:value-type="float" office:value="10.4741630554199" calcext:value-type="float">
            <text:p>10.4741630554199</text:p>
          </table:table-cell>
          <table:table-cell office:value-type="float" office:value="10.5408773422241" calcext:value-type="float">
            <text:p>10.5408773422241</text:p>
          </table:table-cell>
          <table:table-cell office:value-type="float" office:value="10.6075911521912" calcext:value-type="float">
            <text:p>10.6075911521912</text:p>
          </table:table-cell>
          <table:table-cell office:value-type="float" office:value="10.7410190105438" calcext:value-type="float">
            <text:p>10.7410190105438</text:p>
          </table:table-cell>
          <table:table-cell office:value-type="float" office:value="10.807733297348" calcext:value-type="float">
            <text:p>10.807733297348</text:p>
          </table:table-cell>
          <table:table-cell office:value-type="float" office:value="10.8744471073151" calcext:value-type="float">
            <text:p>10.8744471073151</text:p>
          </table:table-cell>
          <table:table-cell office:value-type="float" office:value="11.0412349700928" calcext:value-type="float">
            <text:p>11.0412349700928</text:p>
          </table:table-cell>
          <table:table-cell office:value-type="float" office:value="11.0745923519135" calcext:value-type="float">
            <text:p>11.0745923519135</text:p>
          </table:table-cell>
          <table:table-cell office:value-type="float" office:value="11.1079499721527" calcext:value-type="float">
            <text:p>11.1079499721527</text:p>
          </table:table-cell>
          <table:table-cell office:value-type="float" office:value="11.1413073539734" calcext:value-type="float">
            <text:p>11.1413073539734</text:p>
          </table:table-cell>
          <table:table-cell office:value-type="float" office:value="11.2080228328705" calcext:value-type="float">
            <text:p>11.2080228328705</text:p>
          </table:table-cell>
          <table:table-cell office:value-type="float" office:value="11.3414528369904" calcext:value-type="float">
            <text:p>11.3414528369904</text:p>
          </table:table-cell>
          <table:table-cell office:value-type="float" office:value="11.3748106956482" calcext:value-type="float">
            <text:p>11.3748106956482</text:p>
          </table:table-cell>
          <table:table-cell office:value-type="float" office:value="11.4415256977081" calcext:value-type="float">
            <text:p>11.4415256977081</text:p>
          </table:table-cell>
          <table:table-cell office:value-type="float" office:value="11.5082409381866" calcext:value-type="float">
            <text:p>11.5082409381866</text:p>
          </table:table-cell>
          <table:table-cell office:value-type="float" office:value="11.6416714191437" calcext:value-type="float">
            <text:p>11.6416714191437</text:p>
          </table:table-cell>
          <table:table-cell office:value-type="float" office:value="11.7083866596222" calcext:value-type="float">
            <text:p>11.7083866596222</text:p>
          </table:table-cell>
          <table:table-cell office:value-type="float" office:value="11.74174451828" calcext:value-type="float">
            <text:p>11.74174451828</text:p>
          </table:table-cell>
          <table:table-cell office:value-type="float" office:value="11.80845952034" calcext:value-type="float">
            <text:p>11.80845952034</text:p>
          </table:table-cell>
          <table:table-cell office:value-type="float" office:value="11.9418897628784" calcext:value-type="float">
            <text:p>11.9418897628784</text:p>
          </table:table-cell>
          <table:table-cell office:value-type="float" office:value="12.0419619083405" calcext:value-type="float">
            <text:p>12.0419619083405</text:p>
          </table:table-cell>
          <table:table-cell office:value-type="float" office:value="12.0753192901611" calcext:value-type="float">
            <text:p>12.0753192901611</text:p>
          </table:table-cell>
          <table:table-cell office:value-type="float" office:value="12.1420342922211" calcext:value-type="float">
            <text:p>12.1420342922211</text:p>
          </table:table-cell>
          <table:table-cell office:value-type="float" office:value="12.2754638195038" calcext:value-type="float">
            <text:p>12.2754638195038</text:p>
          </table:table-cell>
          <table:table-cell office:value-type="float" office:value="12.3421788215637" calcext:value-type="float">
            <text:p>12.3421788215637</text:p>
          </table:table-cell>
          <table:table-cell office:value-type="float" office:value="12.3755362033844" calcext:value-type="float">
            <text:p>12.3755362033844</text:p>
          </table:table-cell>
          <table:table-cell office:value-type="float" office:value="12.4088935852051" calcext:value-type="float">
            <text:p>12.4088935852051</text:p>
          </table:table-cell>
          <table:table-cell office:value-type="float" office:value="12.5423233509064" calcext:value-type="float">
            <text:p>12.5423233509064</text:p>
          </table:table-cell>
          <table:table-cell office:value-type="float" office:value="12.6090381145477" calcext:value-type="float">
            <text:p>12.6090381145477</text:p>
          </table:table-cell>
          <table:table-cell office:value-type="float" office:value="12.6757528781891" calcext:value-type="float">
            <text:p>12.6757528781891</text:p>
          </table:table-cell>
          <table:table-cell office:value-type="float" office:value="12.7091104984283" calcext:value-type="float">
            <text:p>12.7091104984283</text:p>
          </table:table-cell>
          <table:table-cell office:value-type="float" office:value="12.742467880249" calcext:value-type="float">
            <text:p>12.742467880249</text:p>
          </table:table-cell>
          <table:table-cell office:value-type="float" office:value="12.8758974075317" calcext:value-type="float">
            <text:p>12.8758974075317</text:p>
          </table:table-cell>
          <table:table-cell office:value-type="float" office:value="12.909255027771" calcext:value-type="float">
            <text:p>12.909255027771</text:p>
          </table:table-cell>
          <table:table-cell office:value-type="float" office:value="12.9759695529938" calcext:value-type="float">
            <text:p>12.9759695529938</text:p>
          </table:table-cell>
          <table:table-cell office:value-type="float" office:value="13.0426843166351" calcext:value-type="float">
            <text:p>13.0426843166351</text:p>
          </table:table-cell>
          <table:table-cell office:value-type="float" office:value="13.1761140823364" calcext:value-type="float">
            <text:p>13.1761140823364</text:p>
          </table:table-cell>
          <table:table-cell office:value-type="float" office:value="13.2428288459778" calcext:value-type="float">
            <text:p>13.2428288459778</text:p>
          </table:table-cell>
          <table:table-cell office:value-type="float" office:value="13.2761862277985" calcext:value-type="float">
            <text:p>13.2761862277985</text:p>
          </table:table-cell>
          <table:table-cell office:value-type="float" office:value="13.3095438480377" calcext:value-type="float">
            <text:p>13.3095438480377</text:p>
          </table:table-cell>
          <table:table-cell office:value-type="float" office:value="13.5096881389618" calcext:value-type="float">
            <text:p>13.5096881389618</text:p>
          </table:table-cell>
          <table:table-cell office:value-type="float" office:value="13.5764029026031" calcext:value-type="float">
            <text:p>13.5764029026031</text:p>
          </table:table-cell>
          <table:table-cell office:value-type="float" office:value="13.6492750644684" calcext:value-type="float">
            <text:p>13.6492750644684</text:p>
          </table:table-cell>
          <table:table-cell office:value-type="float" office:value="13.8077042102814" calcext:value-type="float">
            <text:p>13.8077042102814</text:p>
          </table:table-cell>
          <table:table-cell office:value-type="float" office:value="13.8474040031433" calcext:value-type="float">
            <text:p>13.8474040031433</text:p>
          </table:table-cell>
          <table:table-cell office:value-type="float" office:value="13.8871409893036" calcext:value-type="float">
            <text:p>13.8871409893036</text:p>
          </table:table-cell>
          <table:table-cell office:value-type="float" office:value="13.9667258262634" calcext:value-type="float">
            <text:p>13.9667258262634</text:p>
          </table:table-cell>
          <table:table-cell office:value-type="float" office:value="14.0065739154816" calcext:value-type="float">
            <text:p>14.0065739154816</text:p>
          </table:table-cell>
          <table:table-cell office:value-type="float" office:value="14.046459197998" calcext:value-type="float">
            <text:p>14.046459197998</text:p>
          </table:table-cell>
          <table:table-cell office:value-type="float" office:value="14.1263406276703" calcext:value-type="float">
            <text:p>14.1263406276703</text:p>
          </table:table-cell>
          <table:table-cell office:value-type="float" office:value="14.1663367748261" calcext:value-type="float">
            <text:p>14.1663367748261</text:p>
          </table:table-cell>
          <table:table-cell office:value-type="float" office:value="14.246440410614" calcext:value-type="float">
            <text:p>14.246440410614</text:p>
          </table:table-cell>
          <table:table-cell office:value-type="float" office:value="14.2865478992462" calcext:value-type="float">
            <text:p>14.2865478992462</text:p>
          </table:table-cell>
          <table:table-cell office:value-type="float" office:value="14.3668737411499" calcext:value-type="float">
            <text:p>14.3668737411499</text:p>
          </table:table-cell>
          <table:table-cell office:value-type="float" office:value="14.4473478794098" calcext:value-type="float">
            <text:p>14.4473478794098</text:p>
          </table:table-cell>
          <table:table-cell office:value-type="float" office:value="14.4876403808594" calcext:value-type="float">
            <text:p>14.4876403808594</text:p>
          </table:table-cell>
          <table:table-cell office:value-type="float" office:value="14.568336725235" calcext:value-type="float">
            <text:p>14.568336725235</text:p>
          </table:table-cell>
          <table:table-cell office:value-type="float" office:value="14.6491813659668" calcext:value-type="float">
            <text:p>14.6491813659668</text:p>
          </table:table-cell>
          <table:table-cell office:value-type="float" office:value="14.6896593570709" calcext:value-type="float">
            <text:p>14.6896593570709</text:p>
          </table:table-cell>
          <table:table-cell office:value-type="float" office:value="14.7301740646362" calcext:value-type="float">
            <text:p>14.7301740646362</text:p>
          </table:table-cell>
          <table:table-cell office:value-type="float" office:value="14.8111543655396" calcext:value-type="float">
            <text:p>14.8111543655396</text:p>
          </table:table-cell>
          <table:table-cell office:value-type="float" office:value="14.8789796829224" calcext:value-type="float">
            <text:p>14.8789796829224</text:p>
          </table:table-cell>
          <table:table-cell office:value-type="float" office:value="14.9128923416138" calcext:value-type="float">
            <text:p>14.9128923416138</text:p>
          </table:table-cell>
          <table:table-cell office:value-type="float" office:value="14.9807176589966" calcext:value-type="float">
            <text:p>14.9807176589966</text:p>
          </table:table-cell>
          <table:table-cell office:value-type="float" office:value="15.0485427379608" calcext:value-type="float">
            <text:p>15.0485427379608</text:p>
          </table:table-cell>
          <table:table-cell office:value-type="float" office:value="15.0824558734894" calcext:value-type="float">
            <text:p>15.0824558734894</text:p>
          </table:table-cell>
          <table:table-cell office:value-type="float" office:value="15.1518361568451" calcext:value-type="float">
            <text:p>15.1518361568451</text:p>
          </table:table-cell>
          <table:table-cell office:value-type="float" office:value="15.1865365505219" calcext:value-type="float">
            <text:p>15.1865365505219</text:p>
          </table:table-cell>
          <table:table-cell office:value-type="float" office:value="15.2212431430817" calcext:value-type="float">
            <text:p>15.2212431430817</text:p>
          </table:table-cell>
          <table:table-cell office:value-type="float" office:value="15.2559566497803" calcext:value-type="float">
            <text:p>15.2559566497803</text:p>
          </table:table-cell>
          <table:table-cell office:value-type="float" office:value="15.325403213501" calcext:value-type="float">
            <text:p>15.325403213501</text:p>
          </table:table-cell>
          <table:table-cell office:value-type="float" office:value="15.3601362705231" calcext:value-type="float">
            <text:p>15.3601362705231</text:p>
          </table:table-cell>
          <table:table-cell office:value-type="float" office:value="15.3948760032654" calcext:value-type="float">
            <text:p>15.3948760032654</text:p>
          </table:table-cell>
          <table:table-cell office:value-type="float" office:value="15.4296224117279" calcext:value-type="float">
            <text:p>15.4296224117279</text:p>
          </table:table-cell>
          <table:table-cell office:value-type="float" office:value="15.4643752574921" calcext:value-type="float">
            <text:p>15.4643752574921</text:p>
          </table:table-cell>
          <table:table-cell office:value-type="float" office:value="15.5339012145996" calcext:value-type="float">
            <text:p>15.5339012145996</text:p>
          </table:table-cell>
          <table:table-cell office:value-type="float" office:value="15.5686738491058" calcext:value-type="float">
            <text:p>15.5686738491058</text:p>
          </table:table-cell>
          <table:table-cell office:value-type="float" office:value="15.6382396221161" calcext:value-type="float">
            <text:p>15.6382396221161</text:p>
          </table:table-cell>
          <table:table-cell office:value-type="float" office:value="15.7078313827515" calcext:value-type="float">
            <text:p>15.7078313827515</text:p>
          </table:table-cell>
          <table:table-cell office:value-type="float" office:value="15.7774498462677" calcext:value-type="float">
            <text:p>15.7774498462677</text:p>
          </table:table-cell>
          <table:table-cell office:value-type="float" office:value="15.8470945358276" calcext:value-type="float">
            <text:p>15.8470945358276</text:p>
          </table:table-cell>
          <table:table-cell office:value-type="float" office:value="15.9167656898499" calcext:value-type="float">
            <text:p>15.9167656898499</text:p>
          </table:table-cell>
          <table:table-cell office:value-type="float" office:value="15.9864633083344" calcext:value-type="float">
            <text:p>15.9864633083344</text:p>
          </table:table-cell>
          <table:table-cell office:value-type="float" office:value="16.0213220119476" calcext:value-type="float">
            <text:p>16.0213220119476</text:p>
          </table:table-cell>
          <table:table-cell office:value-type="float" office:value="16.0910594463348" calcext:value-type="float">
            <text:p>16.0910594463348</text:p>
          </table:table-cell>
          <table:table-cell office:value-type="float" office:value="16.1259164810181" calcext:value-type="float">
            <text:p>16.1259164810181</text:p>
          </table:table-cell>
          <table:table-cell office:value-type="float" office:value="16.1939396858215" calcext:value-type="float">
            <text:p>16.1939396858215</text:p>
          </table:table-cell>
          <table:table-cell office:value-type="float" office:value="16.2279515266418" calcext:value-type="float">
            <text:p>16.2279515266418</text:p>
          </table:table-cell>
          <table:table-cell office:value-type="float" office:value="16.2619631290436" calcext:value-type="float">
            <text:p>16.2619631290436</text:p>
          </table:table-cell>
          <table:table-cell office:value-type="float" office:value="16.2959749698639" calcext:value-type="float">
            <text:p>16.2959749698639</text:p>
          </table:table-cell>
          <table:table-cell office:value-type="float" office:value="16.3639984130859" calcext:value-type="float">
            <text:p>16.3639984130859</text:p>
          </table:table-cell>
          <table:table-cell office:value-type="float" office:value="16.4320216178894" calcext:value-type="float">
            <text:p>16.4320216178894</text:p>
          </table:table-cell>
          <table:table-cell office:value-type="float" office:value="16.5000450611115" calcext:value-type="float">
            <text:p>16.5000450611115</text:p>
          </table:table-cell>
          <table:table-cell office:value-type="float" office:value="16.5340566635132" calcext:value-type="float">
            <text:p>16.5340566635132</text:p>
          </table:table-cell>
          <table:table-cell office:value-type="float" office:value="16.5680682659149" calcext:value-type="float">
            <text:p>16.5680682659149</text:p>
          </table:table-cell>
          <table:table-cell office:value-type="float" office:value="16.6020798683167" calcext:value-type="float">
            <text:p>16.6020798683167</text:p>
          </table:table-cell>
          <table:table-cell office:value-type="float" office:value="16.636091709137" calcext:value-type="float">
            <text:p>16.636091709137</text:p>
          </table:table-cell>
          <table:table-cell office:value-type="float" office:value="16.704115152359" calcext:value-type="float">
            <text:p>16.704115152359</text:p>
          </table:table-cell>
          <table:table-cell office:value-type="float" office:value="16.7721383571625" calcext:value-type="float">
            <text:p>16.7721383571625</text:p>
          </table:table-cell>
          <table:table-cell office:value-type="float" office:value="16.8061499595642" calcext:value-type="float">
            <text:p>16.8061499595642</text:p>
          </table:table-cell>
          <table:table-cell office:value-type="float" office:value="16.8741734027863" calcext:value-type="float">
            <text:p>16.8741734027863</text:p>
          </table:table-cell>
          <table:table-cell office:value-type="float" office:value="16.9522907733917" calcext:value-type="float">
            <text:p>16.9522907733917</text:p>
          </table:table-cell>
          <table:table-cell office:value-type="float" office:value="17.0305292606354" calcext:value-type="float">
            <text:p>17.0305292606354</text:p>
          </table:table-cell>
          <table:table-cell office:value-type="float" office:value="17.0696938037872" calcext:value-type="float">
            <text:p>17.0696938037872</text:p>
          </table:table-cell>
          <table:table-cell office:value-type="float" office:value="17.1481142044067" calcext:value-type="float">
            <text:p>17.1481142044067</text:p>
          </table:table-cell>
          <table:table-cell office:value-type="float" office:value="17.2266557216644" calcext:value-type="float">
            <text:p>17.2266557216644</text:p>
          </table:table-cell>
          <table:table-cell office:value-type="float" office:value="17.2659721374512" calcext:value-type="float">
            <text:p>17.2659721374512</text:p>
          </table:table-cell>
          <table:table-cell office:value-type="float" office:value="17.3053185939789" calcext:value-type="float">
            <text:p>17.3053185939789</text:p>
          </table:table-cell>
          <table:table-cell office:value-type="float" office:value="17.3841025829315" calcext:value-type="float">
            <text:p>17.3841025829315</text:p>
          </table:table-cell>
          <table:table-cell office:value-type="float" office:value="17.4630076885223" calcext:value-type="float">
            <text:p>17.4630076885223</text:p>
          </table:table-cell>
          <table:table-cell office:value-type="float" office:value="17.5025057792664" calcext:value-type="float">
            <text:p>17.5025057792664</text:p>
          </table:table-cell>
          <table:table-cell office:value-type="float" office:value="17.5420339107513" calcext:value-type="float">
            <text:p>17.5420339107513</text:p>
          </table:table-cell>
          <table:table-cell office:value-type="float" office:value="17.6211817264557" calcext:value-type="float">
            <text:p>17.6211817264557</text:p>
          </table:table-cell>
          <table:table-cell office:value-type="float" office:value="17.6608009338379" calcext:value-type="float">
            <text:p>17.6608009338379</text:p>
          </table:table-cell>
          <table:table-cell office:value-type="float" office:value="17.7004501819611" calcext:value-type="float">
            <text:p>17.7004501819611</text:p>
          </table:table-cell>
          <table:table-cell office:value-type="float" office:value="17.7401301860809" calcext:value-type="float">
            <text:p>17.7401301860809</text:p>
          </table:table-cell>
          <table:table-cell office:value-type="float" office:value="17.8195805549622" calcext:value-type="float">
            <text:p>17.8195805549622</text:p>
          </table:table-cell>
          <table:table-cell office:value-type="float" office:value="17.8593513965607" calcext:value-type="float">
            <text:p>17.8593513965607</text:p>
          </table:table-cell>
          <table:table-cell office:value-type="float" office:value="17.9389836788177" calcext:value-type="float">
            <text:p>17.9389836788177</text:p>
          </table:table-cell>
          <table:table-cell office:value-type="float" office:value="17.9788453578949" calcext:value-type="float">
            <text:p>17.9788453578949</text:p>
          </table:table-cell>
          <table:table-cell office:value-type="float" office:value="18.018737077713" calcext:value-type="float">
            <text:p>18.018737077713</text:p>
          </table:table-cell>
          <table:table-cell office:value-type="float" office:value="18.0929939746857" calcext:value-type="float">
            <text:p>18.0929939746857</text:p>
          </table:table-cell>
          <table:table-cell office:value-type="float" office:value="18.1619253158569" calcext:value-type="float">
            <text:p>18.1619253158569</text:p>
          </table:table-cell>
          <table:table-cell office:value-type="float" office:value="18.2308568954468" calcext:value-type="float">
            <text:p>18.2308568954468</text:p>
          </table:table-cell>
          <table:table-cell office:value-type="float" office:value="18.2653229236603" calcext:value-type="float">
            <text:p>18.2653229236603</text:p>
          </table:table-cell>
          <table:table-cell office:value-type="float" office:value="18.2997887134552" calcext:value-type="float">
            <text:p>18.2997887134552</text:p>
          </table:table-cell>
          <table:table-cell office:value-type="float" office:value="18.3342537879944" calcext:value-type="float">
            <text:p>18.3342537879944</text:p>
          </table:table-cell>
          <table:table-cell office:value-type="float" office:value="18.3675653934479" calcext:value-type="float">
            <text:p>18.3675653934479</text:p>
          </table:table-cell>
          <table:table-cell office:value-type="float" office:value="18.4008741378784" calcext:value-type="float">
            <text:p>18.4008741378784</text:p>
          </table:table-cell>
          <table:table-cell office:value-type="float" office:value="18.4341797828674" calcext:value-type="float">
            <text:p>18.4341797828674</text:p>
          </table:table-cell>
          <table:table-cell office:value-type="float" office:value="18.5007810592651" calcext:value-type="float">
            <text:p>18.5007810592651</text:p>
          </table:table-cell>
          <table:table-cell office:value-type="float" office:value="18.5673699378967" calcext:value-type="float">
            <text:p>18.5673699378967</text:p>
          </table:table-cell>
          <table:table-cell office:value-type="float" office:value="18.6006596088409" calcext:value-type="float">
            <text:p>18.6006596088409</text:p>
          </table:table-cell>
          <table:table-cell office:value-type="float" office:value="18.6672298908234" calcext:value-type="float">
            <text:p>18.6672298908234</text:p>
          </table:table-cell>
          <table:table-cell office:value-type="float" office:value="18.7337870597839" calcext:value-type="float">
            <text:p>18.7337870597839</text:p>
          </table:table-cell>
          <table:table-cell office:value-type="float" office:value="18.8003318309784" calcext:value-type="float">
            <text:p>18.8003318309784</text:p>
          </table:table-cell>
          <table:table-cell office:value-type="float" office:value="18.8668639659882" calcext:value-type="float">
            <text:p>18.8668639659882</text:p>
          </table:table-cell>
          <table:table-cell office:value-type="float" office:value="18.9001252651215" calcext:value-type="float">
            <text:p>18.9001252651215</text:p>
          </table:table-cell>
          <table:table-cell office:value-type="float" office:value="18.9333837032318" calcext:value-type="float">
            <text:p>18.9333837032318</text:p>
          </table:table-cell>
          <table:table-cell office:value-type="float" office:value="18.9998903274536" calcext:value-type="float">
            <text:p>18.9998903274536</text:p>
          </table:table-cell>
          <table:table-cell office:value-type="float" office:value="19.0663847923279" calcext:value-type="float">
            <text:p>19.0663847923279</text:p>
          </table:table-cell>
          <table:table-cell office:value-type="float" office:value="19.0996270179749" calcext:value-type="float">
            <text:p>19.0996270179749</text:p>
          </table:table-cell>
          <table:table-cell office:value-type="float" office:value="19.1328663825989" calcext:value-type="float">
            <text:p>19.1328663825989</text:p>
          </table:table-cell>
          <table:table-cell office:value-type="float" office:value="19.1661026477814" calcext:value-type="float">
            <text:p>19.1661026477814</text:p>
          </table:table-cell>
          <table:table-cell office:value-type="float" office:value="19.1993355751038" calcext:value-type="float">
            <text:p>19.1993355751038</text:p>
          </table:table-cell>
          <table:table-cell office:value-type="float" office:value="19.2657918930054" calcext:value-type="float">
            <text:p>19.2657918930054</text:p>
          </table:table-cell>
          <table:table-cell office:value-type="float" office:value="19.2990155220032" calcext:value-type="float">
            <text:p>19.2990155220032</text:p>
          </table:table-cell>
          <table:table-cell office:value-type="float" office:value="19.3322651386261" calcext:value-type="float">
            <text:p>19.3322651386261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1268616289231" calcext:value-type="float">
            <text:p>0.141268616289231</text:p>
          </table:table-cell>
          <table:table-cell office:value-type="float" office:value="0.141314935189656" calcext:value-type="float">
            <text:p>0.141314935189656</text:p>
          </table:table-cell>
          <table:table-cell office:value-type="float" office:value="0.141279167607168" calcext:value-type="float">
            <text:p>0.141279167607168</text:p>
          </table:table-cell>
          <table:table-cell office:value-type="float" office:value="0.141275937520835" calcext:value-type="float">
            <text:p>0.141275937520835</text:p>
          </table:table-cell>
          <table:table-cell office:value-type="float" office:value="0.141421260848922" calcext:value-type="float">
            <text:p>0.141421260848922</text:p>
          </table:table-cell>
          <table:table-cell office:value-type="float" office:value="0.141256064292824" calcext:value-type="float">
            <text:p>0.141256064292824</text:p>
          </table:table-cell>
          <table:table-cell office:value-type="float" office:value="0.140977394617116" calcext:value-type="float">
            <text:p>0.140977394617116</text:p>
          </table:table-cell>
          <table:table-cell office:value-type="float" office:value="0.141443408455058" calcext:value-type="float">
            <text:p>0.141443408455058</text:p>
          </table:table-cell>
          <table:table-cell office:value-type="float" office:value="0.141350295223829" calcext:value-type="float">
            <text:p>0.141350295223829</text:p>
          </table:table-cell>
          <table:table-cell office:value-type="float" office:value="0.14142898820778" calcext:value-type="float">
            <text:p>0.14142898820778</text:p>
          </table:table-cell>
          <table:table-cell office:value-type="float" office:value="0.141168900276364" calcext:value-type="float">
            <text:p>0.141168900276364</text:p>
          </table:table-cell>
          <table:table-cell office:value-type="float" office:value="0.141420518186836" calcext:value-type="float">
            <text:p>0.141420518186836</text:p>
          </table:table-cell>
          <table:table-cell office:value-type="float" office:value="0.14148993761047" calcext:value-type="float">
            <text:p>0.14148993761047</text:p>
          </table:table-cell>
          <table:table-cell office:value-type="float" office:value="0.141416775582887" calcext:value-type="float">
            <text:p>0.141416775582887</text:p>
          </table:table-cell>
          <table:table-cell office:value-type="float" office:value="0.141442354652867" calcext:value-type="float">
            <text:p>0.141442354652867</text:p>
          </table:table-cell>
          <table:table-cell office:value-type="float" office:value="0.141356729544788" calcext:value-type="float">
            <text:p>0.141356729544788</text:p>
          </table:table-cell>
          <table:table-cell office:value-type="float" office:value="0.141616047404999" calcext:value-type="float">
            <text:p>0.141616047404999</text:p>
          </table:table-cell>
          <table:table-cell office:value-type="float" office:value="0.141390535378936" calcext:value-type="float">
            <text:p>0.141390535378936</text:p>
          </table:table-cell>
          <table:table-cell office:value-type="float" office:value="0.14134716274116" calcext:value-type="float">
            <text:p>0.14134716274116</text:p>
          </table:table-cell>
          <table:table-cell office:value-type="float" office:value="0.141297367840988" calcext:value-type="float">
            <text:p>0.141297367840988</text:p>
          </table:table-cell>
          <table:table-cell office:value-type="float" office:value="0.141385440429031" calcext:value-type="float">
            <text:p>0.141385440429031</text:p>
          </table:table-cell>
          <table:table-cell office:value-type="float" office:value="0.141467892600939" calcext:value-type="float">
            <text:p>0.141467892600939</text:p>
          </table:table-cell>
          <table:table-cell office:value-type="float" office:value="0.141323450535975" calcext:value-type="float">
            <text:p>0.141323450535975</text:p>
          </table:table-cell>
          <table:table-cell office:value-type="float" office:value="0.141390174472141" calcext:value-type="float">
            <text:p>0.141390174472141</text:p>
          </table:table-cell>
          <table:table-cell office:value-type="float" office:value="0.141442669208664" calcext:value-type="float">
            <text:p>0.141442669208664</text:p>
          </table:table-cell>
          <table:table-cell office:value-type="float" office:value="0.141509091961362" calcext:value-type="float">
            <text:p>0.141509091961362</text:p>
          </table:table-cell>
          <table:table-cell office:value-type="float" office:value="0.141347240136402" calcext:value-type="float">
            <text:p>0.141347240136402</text:p>
          </table:table-cell>
          <table:table-cell office:value-type="float" office:value="0.141312172279746" calcext:value-type="float">
            <text:p>0.141312172279746</text:p>
          </table:table-cell>
          <table:table-cell office:value-type="float" office:value="0.141633733280514" calcext:value-type="float">
            <text:p>0.141633733280514</text:p>
          </table:table-cell>
          <table:table-cell office:value-type="float" office:value="0.141276907259064" calcext:value-type="float">
            <text:p>0.141276907259064</text:p>
          </table:table-cell>
          <table:table-cell office:value-type="float" office:value="0.141222043293564" calcext:value-type="float">
            <text:p>0.141222043293564</text:p>
          </table:table-cell>
          <table:table-cell office:value-type="float" office:value="0.141526247360743" calcext:value-type="float">
            <text:p>0.141526247360743</text:p>
          </table:table-cell>
          <table:table-cell office:value-type="float" office:value="0.141303802346252" calcext:value-type="float">
            <text:p>0.141303802346252</text:p>
          </table:table-cell>
          <table:table-cell office:value-type="float" office:value="0.141462801016961" calcext:value-type="float">
            <text:p>0.141462801016961</text:p>
          </table:table-cell>
          <table:table-cell office:value-type="float" office:value="0.141560262514934" calcext:value-type="float">
            <text:p>0.141560262514934</text:p>
          </table:table-cell>
          <table:table-cell office:value-type="float" office:value="0.141356949157662" calcext:value-type="float">
            <text:p>0.141356949157662</text:p>
          </table:table-cell>
          <table:table-cell office:value-type="float" office:value="0.141513011743915" calcext:value-type="float">
            <text:p>0.141513011743915</text:p>
          </table:table-cell>
          <table:table-cell office:value-type="float" office:value="0.141544976824303" calcext:value-type="float">
            <text:p>0.141544976824303</text:p>
          </table:table-cell>
          <table:table-cell office:value-type="float" office:value="0.141343392244446" calcext:value-type="float">
            <text:p>0.141343392244446</text:p>
          </table:table-cell>
          <table:table-cell office:value-type="float" office:value="0.1413462937477" calcext:value-type="float">
            <text:p>0.1413462937477</text:p>
          </table:table-cell>
          <table:table-cell office:value-type="float" office:value="0.141583940963311" calcext:value-type="float">
            <text:p>0.141583940963311</text:p>
          </table:table-cell>
          <table:table-cell office:value-type="float" office:value="0.141580321686987" calcext:value-type="float">
            <text:p>0.141580321686987</text:p>
          </table:table-cell>
          <table:table-cell office:value-type="float" office:value="0.141524388730964" calcext:value-type="float">
            <text:p>0.141524388730964</text:p>
          </table:table-cell>
          <table:table-cell office:value-type="float" office:value="0.141441021777733" calcext:value-type="float">
            <text:p>0.141441021777733</text:p>
          </table:table-cell>
          <table:table-cell office:value-type="float" office:value="0.141867842616248" calcext:value-type="float">
            <text:p>0.141867842616248</text:p>
          </table:table-cell>
          <table:table-cell office:value-type="float" office:value="0.141602816791342" calcext:value-type="float">
            <text:p>0.141602816791342</text:p>
          </table:table-cell>
          <table:table-cell office:value-type="float" office:value="0.141323683331937" calcext:value-type="float">
            <text:p>0.141323683331937</text:p>
          </table:table-cell>
          <table:table-cell office:value-type="float" office:value="0.141668965297894" calcext:value-type="float">
            <text:p>0.141668965297894</text:p>
          </table:table-cell>
          <table:table-cell office:value-type="float" office:value="0.141789575968638" calcext:value-type="float">
            <text:p>0.141789575968638</text:p>
          </table:table-cell>
          <table:table-cell office:value-type="float" office:value="0.141570545730368" calcext:value-type="float">
            <text:p>0.141570545730368</text:p>
          </table:table-cell>
          <table:table-cell office:value-type="float" office:value="0.141794025186603" calcext:value-type="float">
            <text:p>0.141794025186603</text:p>
          </table:table-cell>
          <table:table-cell office:value-type="float" office:value="0.141557088863701" calcext:value-type="float">
            <text:p>0.141557088863701</text:p>
          </table:table-cell>
          <table:table-cell office:value-type="float" office:value="0.141494353029405" calcext:value-type="float">
            <text:p>0.141494353029405</text:p>
          </table:table-cell>
          <table:table-cell office:value-type="float" office:value="0.141344963107014" calcext:value-type="float">
            <text:p>0.141344963107014</text:p>
          </table:table-cell>
          <table:table-cell office:value-type="float" office:value="0.141631560417547" calcext:value-type="float">
            <text:p>0.141631560417547</text:p>
          </table:table-cell>
          <table:table-cell office:value-type="float" office:value="0.141622386288366" calcext:value-type="float">
            <text:p>0.141622386288366</text:p>
          </table:table-cell>
          <table:table-cell office:value-type="float" office:value="0.14163899342925" calcext:value-type="float">
            <text:p>0.14163899342925</text:p>
          </table:table-cell>
          <table:table-cell office:value-type="float" office:value="0.141489059403728" calcext:value-type="float">
            <text:p>0.141489059403728</text:p>
          </table:table-cell>
          <table:table-cell office:value-type="float" office:value="0.141697410785417" calcext:value-type="float">
            <text:p>0.141697410785417</text:p>
          </table:table-cell>
          <table:table-cell office:value-type="float" office:value="0.141447447886228" calcext:value-type="float">
            <text:p>0.141447447886228</text:p>
          </table:table-cell>
          <table:table-cell office:value-type="float" office:value="0.14144360901464" calcext:value-type="float">
            <text:p>0.14144360901464</text:p>
          </table:table-cell>
          <table:table-cell office:value-type="float" office:value="0.14118938057971" calcext:value-type="float">
            <text:p>0.14118938057971</text:p>
          </table:table-cell>
          <table:table-cell office:value-type="float" office:value="0.141561699561994" calcext:value-type="float">
            <text:p>0.141561699561994</text:p>
          </table:table-cell>
          <table:table-cell office:value-type="float" office:value="0.141558802495255" calcext:value-type="float">
            <text:p>0.141558802495255</text:p>
          </table:table-cell>
          <table:table-cell office:value-type="float" office:value="0.141493262088089" calcext:value-type="float">
            <text:p>0.141493262088089</text:p>
          </table:table-cell>
          <table:table-cell office:value-type="float" office:value="0.144090684625122" calcext:value-type="float">
            <text:p>0.144090684625122</text:p>
          </table:table-cell>
          <table:table-cell office:value-type="float" office:value="0.144764174026387" calcext:value-type="float">
            <text:p>0.144764174026387</text:p>
          </table:table-cell>
          <table:table-cell office:value-type="float" office:value="0.140770064048311" calcext:value-type="float">
            <text:p>0.140770064048311</text:p>
          </table:table-cell>
          <table:table-cell office:value-type="float" office:value="0.137775111617559" calcext:value-type="float">
            <text:p>0.137775111617559</text:p>
          </table:table-cell>
          <table:table-cell office:value-type="float" office:value="0.135812889589973" calcext:value-type="float">
            <text:p>0.135812889589973</text:p>
          </table:table-cell>
          <table:table-cell office:value-type="float" office:value="0.131752370262322" calcext:value-type="float">
            <text:p>0.131752370262322</text:p>
          </table:table-cell>
          <table:table-cell office:value-type="float" office:value="0.121740878289978" calcext:value-type="float">
            <text:p>0.121740878289978</text:p>
          </table:table-cell>
          <table:table-cell office:value-type="float" office:value="0.121484455278802" calcext:value-type="float">
            <text:p>0.121484455278802</text:p>
          </table:table-cell>
          <table:table-cell office:value-type="float" office:value="0.132694093438878" calcext:value-type="float">
            <text:p>0.132694093438878</text:p>
          </table:table-cell>
          <table:table-cell office:value-type="float" office:value="0.143242785370587" calcext:value-type="float">
            <text:p>0.143242785370587</text:p>
          </table:table-cell>
          <table:table-cell office:value-type="float" office:value="0.178203331871173" calcext:value-type="float">
            <text:p>0.178203331871173</text:p>
          </table:table-cell>
          <table:table-cell office:value-type="float" office:value="0.177195153545186" calcext:value-type="float">
            <text:p>0.177195153545186</text:p>
          </table:table-cell>
          <table:table-cell office:value-type="float" office:value="0.173089772670581" calcext:value-type="float">
            <text:p>0.173089772670581</text:p>
          </table:table-cell>
          <table:table-cell office:value-type="float" office:value="0.163220999972182" calcext:value-type="float">
            <text:p>0.163220999972182</text:p>
          </table:table-cell>
          <table:table-cell office:value-type="float" office:value="0.157604683975678" calcext:value-type="float">
            <text:p>0.157604683975678</text:p>
          </table:table-cell>
          <table:table-cell office:value-type="float" office:value="0.151260119797679" calcext:value-type="float">
            <text:p>0.151260119797679</text:p>
          </table:table-cell>
          <table:table-cell office:value-type="float" office:value="0.147000502646527" calcext:value-type="float">
            <text:p>0.147000502646527</text:p>
          </table:table-cell>
          <table:table-cell office:value-type="float" office:value="0.164808126151945" calcext:value-type="float">
            <text:p>0.164808126151945</text:p>
          </table:table-cell>
          <table:table-cell office:value-type="float" office:value="0.207340589940823" calcext:value-type="float">
            <text:p>0.207340589940823</text:p>
          </table:table-cell>
          <table:table-cell office:value-type="float" office:value="0.201553465054316" calcext:value-type="float">
            <text:p>0.201553465054316</text:p>
          </table:table-cell>
          <table:table-cell office:value-type="float" office:value="0.181458362586181" calcext:value-type="float">
            <text:p>0.181458362586181</text:p>
          </table:table-cell>
          <table:table-cell office:value-type="float" office:value="0.178017993046905" calcext:value-type="float">
            <text:p>0.178017993046905</text:p>
          </table:table-cell>
          <table:table-cell office:value-type="float" office:value="0.177160794118138" calcext:value-type="float">
            <text:p>0.177160794118138</text:p>
          </table:table-cell>
          <table:table-cell office:value-type="float" office:value="0.181658611258186" calcext:value-type="float">
            <text:p>0.181658611258186</text:p>
          </table:table-cell>
          <table:table-cell office:value-type="float" office:value="0.184850804903782" calcext:value-type="float">
            <text:p>0.184850804903782</text:p>
          </table:table-cell>
          <table:table-cell office:value-type="float" office:value="0.195916918687133" calcext:value-type="float">
            <text:p>0.195916918687133</text:p>
          </table:table-cell>
          <table:table-cell office:value-type="float" office:value="0.200792659757058" calcext:value-type="float">
            <text:p>0.200792659757058</text:p>
          </table:table-cell>
          <table:table-cell office:value-type="float" office:value="0.208877145746663" calcext:value-type="float">
            <text:p>0.208877145746663</text:p>
          </table:table-cell>
          <table:table-cell office:value-type="float" office:value="0.168625924045823" calcext:value-type="float">
            <text:p>0.168625924045823</text:p>
          </table:table-cell>
          <table:table-cell office:value-type="float" office:value="0.158048439415718" calcext:value-type="float">
            <text:p>0.158048439415718</text:p>
          </table:table-cell>
          <table:table-cell office:value-type="float" office:value="0.159976439559351" calcext:value-type="float">
            <text:p>0.159976439559351</text:p>
          </table:table-cell>
          <table:table-cell office:value-type="float" office:value="0.163292779540154" calcext:value-type="float">
            <text:p>0.163292779540154</text:p>
          </table:table-cell>
          <table:table-cell office:value-type="float" office:value="0.167998276254431" calcext:value-type="float">
            <text:p>0.167998276254431</text:p>
          </table:table-cell>
          <table:table-cell office:value-type="float" office:value="0.171544493817114" calcext:value-type="float">
            <text:p>0.171544493817114</text:p>
          </table:table-cell>
          <table:table-cell office:value-type="float" office:value="0.17740824002167" calcext:value-type="float">
            <text:p>0.17740824002167</text:p>
          </table:table-cell>
          <table:table-cell office:value-type="float" office:value="0.195618933530396" calcext:value-type="float">
            <text:p>0.195618933530396</text:p>
          </table:table-cell>
          <table:table-cell office:value-type="float" office:value="0.194499317409923" calcext:value-type="float">
            <text:p>0.194499317409923</text:p>
          </table:table-cell>
          <table:table-cell office:value-type="float" office:value="0.186903778021947" calcext:value-type="float">
            <text:p>0.186903778021947</text:p>
          </table:table-cell>
          <table:table-cell office:value-type="float" office:value="0.177765243410554" calcext:value-type="float">
            <text:p>0.177765243410554</text:p>
          </table:table-cell>
          <table:table-cell office:value-type="float" office:value="0.168297391166755" calcext:value-type="float">
            <text:p>0.168297391166755</text:p>
          </table:table-cell>
          <table:table-cell office:value-type="float" office:value="0.162790224556763" calcext:value-type="float">
            <text:p>0.162790224556763</text:p>
          </table:table-cell>
          <table:table-cell office:value-type="float" office:value="0.163880193528971" calcext:value-type="float">
            <text:p>0.163880193528971</text:p>
          </table:table-cell>
          <table:table-cell office:value-type="float" office:value="0.167037223365645" calcext:value-type="float">
            <text:p>0.167037223365645</text:p>
          </table:table-cell>
          <table:table-cell office:value-type="float" office:value="0.170529075257356" calcext:value-type="float">
            <text:p>0.170529075257356</text:p>
          </table:table-cell>
          <table:table-cell office:value-type="float" office:value="0.171476161577804" calcext:value-type="float">
            <text:p>0.171476161577804</text:p>
          </table:table-cell>
          <table:table-cell office:value-type="float" office:value="0.193874448682787" calcext:value-type="float">
            <text:p>0.193874448682787</text:p>
          </table:table-cell>
          <table:table-cell office:value-type="float" office:value="0.197026017012479" calcext:value-type="float">
            <text:p>0.197026017012479</text:p>
          </table:table-cell>
          <table:table-cell office:value-type="float" office:value="0.19456332059075" calcext:value-type="float">
            <text:p>0.19456332059075</text:p>
          </table:table-cell>
          <table:table-cell office:value-type="float" office:value="0.189827820887337" calcext:value-type="float">
            <text:p>0.189827820887337</text:p>
          </table:table-cell>
          <table:table-cell office:value-type="float" office:value="0.17750564497398" calcext:value-type="float">
            <text:p>0.17750564497398</text:p>
          </table:table-cell>
          <table:table-cell office:value-type="float" office:value="0.163170543767863" calcext:value-type="float">
            <text:p>0.163170543767863</text:p>
          </table:table-cell>
          <table:table-cell office:value-type="float" office:value="0.159607280945031" calcext:value-type="float">
            <text:p>0.159607280945031</text:p>
          </table:table-cell>
          <table:table-cell office:value-type="float" office:value="0.165159221098752" calcext:value-type="float">
            <text:p>0.165159221098752</text:p>
          </table:table-cell>
          <table:table-cell office:value-type="float" office:value="0.163764619549554" calcext:value-type="float">
            <text:p>0.163764619549554</text:p>
          </table:table-cell>
          <table:table-cell office:value-type="float" office:value="0.166534219820664" calcext:value-type="float">
            <text:p>0.166534219820664</text:p>
          </table:table-cell>
          <table:table-cell office:value-type="float" office:value="0.171535621767936" calcext:value-type="float">
            <text:p>0.171535621767936</text:p>
          </table:table-cell>
          <table:table-cell office:value-type="float" office:value="0.196240452245348" calcext:value-type="float">
            <text:p>0.196240452245348</text:p>
          </table:table-cell>
          <table:table-cell office:value-type="float" office:value="0.190849469196697" calcext:value-type="float">
            <text:p>0.190849469196697</text:p>
          </table:table-cell>
          <table:table-cell office:value-type="float" office:value="0.188483507187977" calcext:value-type="float">
            <text:p>0.188483507187977</text:p>
          </table:table-cell>
          <table:table-cell office:value-type="float" office:value="0.186126095719052" calcext:value-type="float">
            <text:p>0.186126095719052</text:p>
          </table:table-cell>
          <table:table-cell office:value-type="float" office:value="0.179089766038514" calcext:value-type="float">
            <text:p>0.179089766038514</text:p>
          </table:table-cell>
          <table:table-cell office:value-type="float" office:value="0.173123240650687" calcext:value-type="float">
            <text:p>0.173123240650687</text:p>
          </table:table-cell>
          <table:table-cell office:value-type="float" office:value="0.169824172861456" calcext:value-type="float">
            <text:p>0.169824172861456</text:p>
          </table:table-cell>
          <table:table-cell office:value-type="float" office:value="0.17209532060492" calcext:value-type="float">
            <text:p>0.17209532060492</text:p>
          </table:table-cell>
          <table:table-cell office:value-type="float" office:value="0.169358028668191" calcext:value-type="float">
            <text:p>0.169358028668191</text:p>
          </table:table-cell>
          <table:table-cell office:value-type="float" office:value="0.166526394425172" calcext:value-type="float">
            <text:p>0.166526394425172</text:p>
          </table:table-cell>
          <table:table-cell office:value-type="float" office:value="0.166905762539997" calcext:value-type="float">
            <text:p>0.166905762539997</text:p>
          </table:table-cell>
          <table:table-cell office:value-type="float" office:value="0.197349114349149" calcext:value-type="float">
            <text:p>0.197349114349149</text:p>
          </table:table-cell>
          <table:table-cell office:value-type="float" office:value="0.196960223274281" calcext:value-type="float">
            <text:p>0.196960223274281</text:p>
          </table:table-cell>
          <table:table-cell office:value-type="float" office:value="0.19506265067568" calcext:value-type="float">
            <text:p>0.19506265067568</text:p>
          </table:table-cell>
          <table:table-cell office:value-type="float" office:value="0.199470133269569" calcext:value-type="float">
            <text:p>0.199470133269569</text:p>
          </table:table-cell>
          <table:table-cell office:value-type="float" office:value="0.170488931719918" calcext:value-type="float">
            <text:p>0.170488931719918</text:p>
          </table:table-cell>
          <table:table-cell office:value-type="float" office:value="0.173248019008215" calcext:value-type="float">
            <text:p>0.173248019008215</text:p>
          </table:table-cell>
          <table:table-cell office:value-type="float" office:value="0.172196966395928" calcext:value-type="float">
            <text:p>0.172196966395928</text:p>
          </table:table-cell>
          <table:table-cell office:value-type="float" office:value="0.167566914130113" calcext:value-type="float">
            <text:p>0.167566914130113</text:p>
          </table:table-cell>
          <table:table-cell office:value-type="float" office:value="0.170232780435798" calcext:value-type="float">
            <text:p>0.170232780435798</text:p>
          </table:table-cell>
          <table:table-cell office:value-type="float" office:value="0.195988517456786" calcext:value-type="float">
            <text:p>0.195988517456786</text:p>
          </table:table-cell>
          <table:table-cell office:value-type="float" office:value="0.195984072219297" calcext:value-type="float">
            <text:p>0.195984072219297</text:p>
          </table:table-cell>
          <table:table-cell office:value-type="float" office:value="0.189811665907636" calcext:value-type="float">
            <text:p>0.189811665907636</text:p>
          </table:table-cell>
          <table:table-cell office:value-type="float" office:value="0.163130607194939" calcext:value-type="float">
            <text:p>0.163130607194939</text:p>
          </table:table-cell>
          <table:table-cell office:value-type="float" office:value="0.165276774008783" calcext:value-type="float">
            <text:p>0.165276774008783</text:p>
          </table:table-cell>
          <table:table-cell office:value-type="float" office:value="0.164602715332554" calcext:value-type="float">
            <text:p>0.164602715332554</text:p>
          </table:table-cell>
          <table:table-cell office:value-type="float" office:value="0.16598335090319" calcext:value-type="float">
            <text:p>0.16598335090319</text:p>
          </table:table-cell>
          <table:table-cell office:value-type="float" office:value="0.194151267858823" calcext:value-type="float">
            <text:p>0.194151267858823</text:p>
          </table:table-cell>
          <table:table-cell office:value-type="float" office:value="0.189206232165233" calcext:value-type="float">
            <text:p>0.189206232165233</text:p>
          </table:table-cell>
          <table:table-cell office:value-type="float" office:value="0.16958812174022" calcext:value-type="float">
            <text:p>0.16958812174022</text:p>
          </table:table-cell>
          <table:table-cell office:value-type="float" office:value="0.166107235705848" calcext:value-type="float">
            <text:p>0.166107235705848</text:p>
          </table:table-cell>
          <table:table-cell office:value-type="float" office:value="0.166084321894949" calcext:value-type="float">
            <text:p>0.166084321894949</text:p>
          </table:table-cell>
          <table:table-cell office:value-type="float" office:value="0.163530759570459" calcext:value-type="float">
            <text:p>0.163530759570459</text:p>
          </table:table-cell>
          <table:table-cell office:value-type="float" office:value="0.196651168415888" calcext:value-type="float">
            <text:p>0.196651168415888</text:p>
          </table:table-cell>
          <table:table-cell office:value-type="float" office:value="0.193399674797918" calcext:value-type="float">
            <text:p>0.193399674797918</text:p>
          </table:table-cell>
          <table:table-cell office:value-type="float" office:value="0.186043215454438" calcext:value-type="float">
            <text:p>0.186043215454438</text:p>
          </table:table-cell>
          <table:table-cell office:value-type="float" office:value="0.168344814650725" calcext:value-type="float">
            <text:p>0.168344814650725</text:p>
          </table:table-cell>
          <table:table-cell office:value-type="float" office:value="0.162177481664422" calcext:value-type="float">
            <text:p>0.162177481664422</text:p>
          </table:table-cell>
          <table:table-cell office:value-type="float" office:value="0.163109556127404" calcext:value-type="float">
            <text:p>0.163109556127404</text:p>
          </table:table-cell>
          <table:table-cell office:value-type="float" office:value="0.163752305372615" calcext:value-type="float">
            <text:p>0.163752305372615</text:p>
          </table:table-cell>
          <table:table-cell office:value-type="float" office:value="0.195487824486493" calcext:value-type="float">
            <text:p>0.195487824486493</text:p>
          </table:table-cell>
          <table:table-cell office:value-type="float" office:value="0.191681381424983" calcext:value-type="float">
            <text:p>0.191681381424983</text:p>
          </table:table-cell>
          <table:table-cell office:value-type="float" office:value="0.184318245043288" calcext:value-type="float">
            <text:p>0.184318245043288</text:p>
          </table:table-cell>
          <table:table-cell office:value-type="float" office:value="0.155848131162161" calcext:value-type="float">
            <text:p>0.155848131162161</text:p>
          </table:table-cell>
          <table:table-cell office:value-type="float" office:value="0.158135921329844" calcext:value-type="float">
            <text:p>0.158135921329844</text:p>
          </table:table-cell>
          <table:table-cell office:value-type="float" office:value="0.157855121964929" calcext:value-type="float">
            <text:p>0.157855121964929</text:p>
          </table:table-cell>
          <table:table-cell office:value-type="float" office:value="0.192336406172397" calcext:value-type="float">
            <text:p>0.192336406172397</text:p>
          </table:table-cell>
          <table:table-cell office:value-type="float" office:value="0.185681009255326" calcext:value-type="float">
            <text:p>0.185681009255326</text:p>
          </table:table-cell>
          <table:table-cell office:value-type="float" office:value="0.183424427949011" calcext:value-type="float">
            <text:p>0.183424427949011</text:p>
          </table:table-cell>
          <table:table-cell office:value-type="float" office:value="0.153193733799526" calcext:value-type="float">
            <text:p>0.153193733799526</text:p>
          </table:table-cell>
          <table:table-cell office:value-type="float" office:value="0.154702299134035" calcext:value-type="float">
            <text:p>0.154702299134035</text:p>
          </table:table-cell>
          <table:table-cell office:value-type="float" office:value="0.154361042181921" calcext:value-type="float">
            <text:p>0.154361042181921</text:p>
          </table:table-cell>
          <table:table-cell office:value-type="float" office:value="0.188926153764583" calcext:value-type="float">
            <text:p>0.188926153764583</text:p>
          </table:table-cell>
          <table:table-cell office:value-type="float" office:value="0.188300449076828" calcext:value-type="float">
            <text:p>0.188300449076828</text:p>
          </table:table-cell>
          <table:table-cell office:value-type="float" office:value="0.187694074781813" calcext:value-type="float">
            <text:p>0.187694074781813</text:p>
          </table:table-cell>
          <table:table-cell office:value-type="float" office:value="0.184906925766689" calcext:value-type="float">
            <text:p>0.184906925766689</text:p>
          </table:table-cell>
          <table:table-cell office:value-type="float" office:value="0.185696176124498" calcext:value-type="float">
            <text:p>0.185696176124498</text:p>
          </table:table-cell>
          <table:table-cell office:value-type="float" office:value="0.154519628911537" calcext:value-type="float">
            <text:p>0.154519628911537</text:p>
          </table:table-cell>
          <table:table-cell office:value-type="float" office:value="0.15535480722233" calcext:value-type="float">
            <text:p>0.15535480722233</text:p>
          </table:table-cell>
          <table:table-cell office:value-type="float" office:value="0.155931681924761" calcext:value-type="float">
            <text:p>0.155931681924761</text:p>
          </table:table-cell>
          <table:table-cell office:value-type="float" office:value="0.154046353015475" calcext:value-type="float">
            <text:p>0.154046353015475</text:p>
          </table:table-cell>
          <table:table-cell office:value-type="float" office:value="0.184743472366774" calcext:value-type="float">
            <text:p>0.184743472366774</text:p>
          </table:table-cell>
          <table:table-cell office:value-type="float" office:value="0.183431050754453" calcext:value-type="float">
            <text:p>0.183431050754453</text:p>
          </table:table-cell>
          <table:table-cell office:value-type="float" office:value="0.1810105030406" calcext:value-type="float">
            <text:p>0.1810105030406</text:p>
          </table:table-cell>
          <table:table-cell office:value-type="float" office:value="0.180469394033617" calcext:value-type="float">
            <text:p>0.180469394033617</text:p>
          </table:table-cell>
          <table:table-cell office:value-type="float" office:value="0.150947513972172" calcext:value-type="float">
            <text:p>0.150947513972172</text:p>
          </table:table-cell>
          <table:table-cell office:value-type="float" office:value="0.150926244797823" calcext:value-type="float">
            <text:p>0.150926244797823</text:p>
          </table:table-cell>
          <table:table-cell office:value-type="float" office:value="0.150236219952082" calcext:value-type="float">
            <text:p>0.150236219952082</text:p>
          </table:table-cell>
          <table:table-cell office:value-type="float" office:value="0.154015459430172" calcext:value-type="float">
            <text:p>0.154015459430172</text:p>
          </table:table-cell>
          <table:table-cell office:value-type="float" office:value="0.180723390059422" calcext:value-type="float">
            <text:p>0.180723390059422</text:p>
          </table:table-cell>
          <table:table-cell office:value-type="float" office:value="0.179465526579123" calcext:value-type="float">
            <text:p>0.179465526579123</text:p>
          </table:table-cell>
          <table:table-cell office:value-type="float" office:value="0.177383173963819" calcext:value-type="float">
            <text:p>0.177383173963819</text:p>
          </table:table-cell>
          <table:table-cell office:value-type="float" office:value="0.177915665098138" calcext:value-type="float">
            <text:p>0.177915665098138</text:p>
          </table:table-cell>
          <table:table-cell office:value-type="float" office:value="0.153468567936908" calcext:value-type="float">
            <text:p>0.153468567936908</text:p>
          </table:table-cell>
          <table:table-cell office:value-type="float" office:value="0.147934724865161" calcext:value-type="float">
            <text:p>0.147934724865161</text:p>
          </table:table-cell>
          <table:table-cell office:value-type="float" office:value="0.147568950041264" calcext:value-type="float">
            <text:p>0.147568950041264</text:p>
          </table:table-cell>
          <table:table-cell office:value-type="float" office:value="0.145248473014141" calcext:value-type="float">
            <text:p>0.145248473014141</text:p>
          </table:table-cell>
          <table:table-cell office:value-type="float" office:value="0.149984359952413" calcext:value-type="float">
            <text:p>0.149984359952413</text:p>
          </table:table-cell>
          <table:table-cell office:value-type="float" office:value="0.178255118474276" calcext:value-type="float">
            <text:p>0.178255118474276</text:p>
          </table:table-cell>
          <table:table-cell office:value-type="float" office:value="0.178762211492023" calcext:value-type="float">
            <text:p>0.178762211492023</text:p>
          </table:table-cell>
          <table:table-cell office:value-type="float" office:value="0.17858172742297" calcext:value-type="float">
            <text:p>0.17858172742297</text:p>
          </table:table-cell>
          <table:table-cell office:value-type="float" office:value="0.181097271947065" calcext:value-type="float">
            <text:p>0.181097271947065</text:p>
          </table:table-cell>
          <table:table-cell office:value-type="float" office:value="0.151692649426644" calcext:value-type="float">
            <text:p>0.151692649426644</text:p>
          </table:table-cell>
          <table:table-cell office:value-type="float" office:value="0.150433073210911" calcext:value-type="float">
            <text:p>0.150433073210911</text:p>
          </table:table-cell>
          <table:table-cell office:value-type="float" office:value="0.150238638546915" calcext:value-type="float">
            <text:p>0.150238638546915</text:p>
          </table:table-cell>
          <table:table-cell office:value-type="float" office:value="0.145503224587717" calcext:value-type="float">
            <text:p>0.145503224587717</text:p>
          </table:table-cell>
          <table:table-cell office:value-type="float" office:value="0.176867894452117" calcext:value-type="float">
            <text:p>0.176867894452117</text:p>
          </table:table-cell>
          <table:table-cell office:value-type="float" office:value="0.175668954584282" calcext:value-type="float">
            <text:p>0.175668954584282</text:p>
          </table:table-cell>
          <table:table-cell office:value-type="float" office:value="0.174083016167734" calcext:value-type="float">
            <text:p>0.174083016167734</text:p>
          </table:table-cell>
          <table:table-cell office:value-type="float" office:value="0.148022243158298" calcext:value-type="float">
            <text:p>0.148022243158298</text:p>
          </table:table-cell>
          <table:table-cell office:value-type="float" office:value="0.148657982436775" calcext:value-type="float">
            <text:p>0.148657982436775</text:p>
          </table:table-cell>
          <table:table-cell office:value-type="float" office:value="0.14611418215573" calcext:value-type="float">
            <text:p>0.14611418215573</text:p>
          </table:table-cell>
          <table:table-cell office:value-type="float" office:value="0.143230338782924" calcext:value-type="float">
            <text:p>0.143230338782924</text:p>
          </table:table-cell>
          <table:table-cell office:value-type="float" office:value="0.142290106905767" calcext:value-type="float">
            <text:p>0.142290106905767</text:p>
          </table:table-cell>
          <table:table-cell office:value-type="float" office:value="0.146481969706906" calcext:value-type="float">
            <text:p>0.146481969706906</text:p>
          </table:table-cell>
          <table:table-cell office:value-type="float" office:value="0.156395257303984" calcext:value-type="float">
            <text:p>0.156395257303984</text:p>
          </table:table-cell>
          <table:table-cell office:value-type="float" office:value="0.160416857739594" calcext:value-type="float">
            <text:p>0.160416857739594</text:p>
          </table:table-cell>
          <table:table-cell office:value-type="float" office:value="0.161556251041792" calcext:value-type="float">
            <text:p>0.161556251041792</text:p>
          </table:table-cell>
          <table:table-cell office:value-type="float" office:value="0.160133505955228" calcext:value-type="float">
            <text:p>0.160133505955228</text:p>
          </table:table-cell>
          <table:table-cell office:value-type="float" office:value="0.156451644229937" calcext:value-type="float">
            <text:p>0.156451644229937</text:p>
          </table:table-cell>
          <table:table-cell office:value-type="float" office:value="0.15190800396556" calcext:value-type="float">
            <text:p>0.15190800396556</text:p>
          </table:table-cell>
          <table:table-cell office:value-type="float" office:value="0.150496073296894" calcext:value-type="float">
            <text:p>0.150496073296894</text:p>
          </table:table-cell>
          <table:table-cell office:value-type="float" office:value="0.149952521210783" calcext:value-type="float">
            <text:p>0.149952521210783</text:p>
          </table:table-cell>
          <table:table-cell office:value-type="float" office:value="0.15156572811217" calcext:value-type="float">
            <text:p>0.15156572811217</text:p>
          </table:table-cell>
          <table:table-cell office:value-type="float" office:value="0.151678070309472" calcext:value-type="float">
            <text:p>0.151678070309472</text:p>
          </table:table-cell>
          <table:table-cell office:value-type="float" office:value="0.151701317614156" calcext:value-type="float">
            <text:p>0.151701317614156</text:p>
          </table:table-cell>
          <table:table-cell office:value-type="float" office:value="0.151733978650683" calcext:value-type="float">
            <text:p>0.151733978650683</text:p>
          </table:table-cell>
          <table:table-cell office:value-type="float" office:value="0.152251488288204" calcext:value-type="float">
            <text:p>0.152251488288204</text:p>
          </table:table-cell>
          <table:table-cell office:value-type="float" office:value="0.152533588205091" calcext:value-type="float">
            <text:p>0.152533588205091</text:p>
          </table:table-cell>
          <table:table-cell office:value-type="float" office:value="0.152306805781176" calcext:value-type="float">
            <text:p>0.152306805781176</text:p>
          </table:table-cell>
          <table:table-cell office:value-type="float" office:value="0.151521294506858" calcext:value-type="float">
            <text:p>0.151521294506858</text:p>
          </table:table-cell>
          <table:table-cell office:value-type="float" office:value="0.151228561510187" calcext:value-type="float">
            <text:p>0.151228561510187</text:p>
          </table:table-cell>
          <table:table-cell office:value-type="float" office:value="0.151240899720407" calcext:value-type="float">
            <text:p>0.151240899720407</text:p>
          </table:table-cell>
          <table:table-cell office:value-type="float" office:value="0.151414959476625" calcext:value-type="float">
            <text:p>0.151414959476625</text:p>
          </table:table-cell>
          <table:table-cell office:value-type="float" office:value="0.151750353813394" calcext:value-type="float">
            <text:p>0.151750353813394</text:p>
          </table:table-cell>
          <table:table-cell office:value-type="float" office:value="0.151586983805876" calcext:value-type="float">
            <text:p>0.151586983805876</text:p>
          </table:table-cell>
          <table:table-cell office:value-type="float" office:value="0.151152284987221" calcext:value-type="float">
            <text:p>0.151152284987221</text:p>
          </table:table-cell>
          <table:table-cell office:value-type="float" office:value="0.151069977802608" calcext:value-type="float">
            <text:p>0.151069977802608</text:p>
          </table:table-cell>
          <table:table-cell office:value-type="float" office:value="0.15102110932782" calcext:value-type="float">
            <text:p>0.15102110932782</text:p>
          </table:table-cell>
          <table:table-cell office:value-type="float" office:value="0.150974858352404" calcext:value-type="float">
            <text:p>0.150974858352404</text:p>
          </table:table-cell>
          <table:table-cell office:value-type="float" office:value="0.151194875714151" calcext:value-type="float">
            <text:p>0.151194875714151</text:p>
          </table:table-cell>
          <table:table-cell office:value-type="float" office:value="0.151247790466009" calcext:value-type="float">
            <text:p>0.151247790466009</text:p>
          </table:table-cell>
          <table:table-cell office:value-type="float" office:value="0.151156413168745" calcext:value-type="float">
            <text:p>0.151156413168745</text:p>
          </table:table-cell>
          <table:table-cell office:value-type="float" office:value="0.150970334167865" calcext:value-type="float">
            <text:p>0.150970334167865</text:p>
          </table:table-cell>
          <table:table-cell office:value-type="float" office:value="0.151048941131349" calcext:value-type="float">
            <text:p>0.151048941131349</text:p>
          </table:table-cell>
          <table:table-cell office:value-type="float" office:value="0.151116903758939" calcext:value-type="float">
            <text:p>0.151116903758939</text:p>
          </table:table-cell>
          <table:table-cell office:value-type="float" office:value="0.151035182050011" calcext:value-type="float">
            <text:p>0.151035182050011</text:p>
          </table:table-cell>
          <table:table-cell office:value-type="float" office:value="0.150986204988275" calcext:value-type="float">
            <text:p>0.150986204988275</text:p>
          </table:table-cell>
          <table:table-cell office:value-type="float" office:value="0.151057639838501" calcext:value-type="float">
            <text:p>0.151057639838501</text:p>
          </table:table-cell>
          <table:table-cell office:value-type="float" office:value="0.150993592922331" calcext:value-type="float">
            <text:p>0.150993592922331</text:p>
          </table:table-cell>
          <table:table-cell office:value-type="float" office:value="0.151112050019365" calcext:value-type="float">
            <text:p>0.151112050019365</text:p>
          </table:table-cell>
          <table:table-cell office:value-type="float" office:value="0.151033027131832" calcext:value-type="float">
            <text:p>0.151033027131832</text:p>
          </table:table-cell>
          <table:table-cell office:value-type="float" office:value="0.151106074041711" calcext:value-type="float">
            <text:p>0.151106074041711</text:p>
          </table:table-cell>
          <table:table-cell office:value-type="float" office:value="0.150951059481445" calcext:value-type="float">
            <text:p>0.150951059481445</text:p>
          </table:table-cell>
          <table:table-cell office:value-type="float" office:value="0.151027060324778" calcext:value-type="float">
            <text:p>0.151027060324778</text:p>
          </table:table-cell>
          <table:table-cell office:value-type="float" office:value="0.151196196741984" calcext:value-type="float">
            <text:p>0.151196196741984</text:p>
          </table:table-cell>
          <table:table-cell office:value-type="float" office:value="0.151048067058088" calcext:value-type="float">
            <text:p>0.151048067058088</text:p>
          </table:table-cell>
          <table:table-cell office:value-type="float" office:value="0.151147092642644" calcext:value-type="float">
            <text:p>0.151147092642644</text:p>
          </table:table-cell>
          <table:table-cell office:value-type="float" office:value="0.151108138028999" calcext:value-type="float">
            <text:p>0.151108138028999</text:p>
          </table:table-cell>
          <table:table-cell office:value-type="float" office:value="0.151049746145071" calcext:value-type="float">
            <text:p>0.151049746145071</text:p>
          </table:table-cell>
          <table:table-cell office:value-type="float" office:value="0.15109090990131" calcext:value-type="float">
            <text:p>0.15109090990131</text:p>
          </table:table-cell>
          <table:table-cell office:value-type="float" office:value="0.151188458049061" calcext:value-type="float">
            <text:p>0.151188458049061</text:p>
          </table:table-cell>
          <table:table-cell office:value-type="float" office:value="0.151091160204441" calcext:value-type="float">
            <text:p>0.151091160204441</text:p>
          </table:table-cell>
          <table:table-cell office:value-type="float" office:value="0.150830557384081" calcext:value-type="float">
            <text:p>0.150830557384081</text:p>
          </table:table-cell>
          <table:table-cell office:value-type="float" office:value="0.151023877699787" calcext:value-type="float">
            <text:p>0.151023877699787</text:p>
          </table:table-cell>
          <table:table-cell office:value-type="float" office:value="0.151079319729601" calcext:value-type="float">
            <text:p>0.151079319729601</text:p>
          </table:table-cell>
          <table:table-cell office:value-type="float" office:value="0.151212428696423" calcext:value-type="float">
            <text:p>0.151212428696423</text:p>
          </table:table-cell>
          <table:table-cell office:value-type="float" office:value="0.151008655725382" calcext:value-type="float">
            <text:p>0.151008655725382</text:p>
          </table:table-cell>
          <table:table-cell office:value-type="float" office:value="0.150983917614455" calcext:value-type="float">
            <text:p>0.150983917614455</text:p>
          </table:table-cell>
          <table:table-cell office:value-type="float" office:value="0.151062585238354" calcext:value-type="float">
            <text:p>0.151062585238354</text:p>
          </table:table-cell>
          <table:table-cell office:value-type="float" office:value="0.151114984777972" calcext:value-type="float">
            <text:p>0.151114984777972</text:p>
          </table:table-cell>
          <table:table-cell office:value-type="float" office:value="0.151144225210002" calcext:value-type="float">
            <text:p>0.151144225210002</text:p>
          </table:table-cell>
          <table:table-cell office:value-type="float" office:value="0.151061027295077" calcext:value-type="float">
            <text:p>0.151061027295077</text:p>
          </table:table-cell>
          <table:table-cell office:value-type="float" office:value="0.151066379443086" calcext:value-type="float">
            <text:p>0.151066379443086</text:p>
          </table:table-cell>
          <table:table-cell office:value-type="float" office:value="0.151161516825402" calcext:value-type="float">
            <text:p>0.151161516825402</text:p>
          </table:table-cell>
          <table:table-cell office:value-type="float" office:value="0.150975070113252" calcext:value-type="float">
            <text:p>0.150975070113252</text:p>
          </table:table-cell>
          <table:table-cell office:value-type="float" office:value="0.15107548822978" calcext:value-type="float">
            <text:p>0.15107548822978</text:p>
          </table:table-cell>
          <table:table-cell office:value-type="float" office:value="0.151090200299467" calcext:value-type="float">
            <text:p>0.151090200299467</text:p>
          </table:table-cell>
          <table:table-cell office:value-type="float" office:value="0.151067711030572" calcext:value-type="float">
            <text:p>0.151067711030572</text:p>
          </table:table-cell>
          <table:table-cell office:value-type="float" office:value="0.150808066494783" calcext:value-type="float">
            <text:p>0.150808066494783</text:p>
          </table:table-cell>
          <table:table-cell office:value-type="float" office:value="0.151154901249566" calcext:value-type="float">
            <text:p>0.151154901249566</text:p>
          </table:table-cell>
          <table:table-cell office:value-type="float" office:value="0.15102016530968" calcext:value-type="float">
            <text:p>0.15102016530968</text:p>
          </table:table-cell>
          <table:table-cell office:value-type="float" office:value="0.151074112044012" calcext:value-type="float">
            <text:p>0.151074112044012</text:p>
          </table:table-cell>
          <table:table-cell office:value-type="float" office:value="0.151191304942454" calcext:value-type="float">
            <text:p>0.151191304942454</text:p>
          </table:table-cell>
          <table:table-cell office:value-type="float" office:value="0.151075172565907" calcext:value-type="float">
            <text:p>0.151075172565907</text:p>
          </table:table-cell>
          <table:table-cell office:value-type="float" office:value="0.150896939182849" calcext:value-type="float">
            <text:p>0.150896939182849</text:p>
          </table:table-cell>
          <table:table-cell office:value-type="float" office:value="0.151140320873502" calcext:value-type="float">
            <text:p>0.151140320873502</text:p>
          </table:table-cell>
          <table:table-cell office:value-type="float" office:value="0.150980541026657" calcext:value-type="float">
            <text:p>0.150980541026657</text:p>
          </table:table-cell>
          <table:table-cell office:value-type="float" office:value="0.151109934861969" calcext:value-type="float">
            <text:p>0.151109934861969</text:p>
          </table:table-cell>
          <table:table-cell office:value-type="float" office:value="0.151025201462029" calcext:value-type="float">
            <text:p>0.151025201462029</text:p>
          </table:table-cell>
          <table:table-cell office:value-type="float" office:value="0.151110581136786" calcext:value-type="float">
            <text:p>0.151110581136786</text:p>
          </table:table-cell>
          <table:table-cell office:value-type="float" office:value="0.151138418481237" calcext:value-type="float">
            <text:p>0.151138418481237</text:p>
          </table:table-cell>
          <table:table-cell office:value-type="float" office:value="0.151151662827203" calcext:value-type="float">
            <text:p>0.151151662827203</text:p>
          </table:table-cell>
          <table:table-cell office:value-type="float" office:value="0.15098204302606" calcext:value-type="float">
            <text:p>0.15098204302606</text:p>
          </table:table-cell>
          <table:table-cell office:value-type="float" office:value="0.151150371989797" calcext:value-type="float">
            <text:p>0.151150371989797</text:p>
          </table:table-cell>
          <table:table-cell office:value-type="float" office:value="0.15100730660636" calcext:value-type="float">
            <text:p>0.15100730660636</text:p>
          </table:table-cell>
          <table:table-cell office:value-type="float" office:value="0.151015156387174" calcext:value-type="float">
            <text:p>0.151015156387174</text:p>
          </table:table-cell>
          <table:table-cell office:value-type="float" office:value="0.151081219613166" calcext:value-type="float">
            <text:p>0.151081219613166</text:p>
          </table:table-cell>
          <table:table-cell office:value-type="float" office:value="0.15110680993425" calcext:value-type="float">
            <text:p>0.15110680993425</text:p>
          </table:table-cell>
          <table:table-cell office:value-type="float" office:value="0.150942296589292" calcext:value-type="float">
            <text:p>0.150942296589292</text:p>
          </table:table-cell>
          <table:table-cell office:value-type="float" office:value="0.151138273247026" calcext:value-type="float">
            <text:p>0.151138273247026</text:p>
          </table:table-cell>
          <table:table-cell office:value-type="float" office:value="0.151078910577414" calcext:value-type="float">
            <text:p>0.151078910577414</text:p>
          </table:table-cell>
          <table:table-cell office:value-type="float" office:value="0.151075508341735" calcext:value-type="float">
            <text:p>0.151075508341735</text:p>
          </table:table-cell>
          <table:table-cell office:value-type="float" office:value="0.151002835832764" calcext:value-type="float">
            <text:p>0.151002835832764</text:p>
          </table:table-cell>
          <table:table-cell office:value-type="float" office:value="0.15107339874437" calcext:value-type="float">
            <text:p>0.15107339874437</text:p>
          </table:table-cell>
          <table:table-cell office:value-type="float" office:value="0.151063735438308" calcext:value-type="float">
            <text:p>0.151063735438308</text:p>
          </table:table-cell>
          <table:table-cell office:value-type="float" office:value="0.151196729135765" calcext:value-type="float">
            <text:p>0.151196729135765</text:p>
          </table:table-cell>
          <table:table-cell office:value-type="float" office:value="0.151111638939258" calcext:value-type="float">
            <text:p>0.151111638939258</text:p>
          </table:table-cell>
          <table:table-cell office:value-type="float" office:value="0.151092177257749" calcext:value-type="float">
            <text:p>0.151092177257749</text:p>
          </table:table-cell>
          <table:table-cell office:value-type="float" office:value="0.151101990692394" calcext:value-type="float">
            <text:p>0.151101990692394</text:p>
          </table:table-cell>
          <table:table-cell office:value-type="float" office:value="0.15114832016322" calcext:value-type="float">
            <text:p>0.15114832016322</text:p>
          </table:table-cell>
          <table:table-cell office:value-type="float" office:value="0.151361164513254" calcext:value-type="float">
            <text:p>0.151361164513254</text:p>
          </table:table-cell>
          <table:table-cell office:value-type="float" office:value="0.151177014785981" calcext:value-type="float">
            <text:p>0.151177014785981</text:p>
          </table:table-cell>
          <table:table-cell office:value-type="float" office:value="0.150978384997903" calcext:value-type="float">
            <text:p>0.150978384997903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33959999622663" calcext:value-type="float">
            <text:p>-0.023395999962266</text:p>
          </table:table-cell>
          <table:table-cell office:value-type="float" office:value="-0.0233872055795741" calcext:value-type="float">
            <text:p>-0.023387205579574</text:p>
          </table:table-cell>
          <table:table-cell office:value-type="float" office:value="-0.0233511656839347" calcext:value-type="float">
            <text:p>-0.023351165683935</text:p>
          </table:table-cell>
          <table:table-cell office:value-type="float" office:value="-0.0233786078745803" calcext:value-type="float">
            <text:p>-0.02337860787458</text:p>
          </table:table-cell>
          <table:table-cell office:value-type="float" office:value="-0.0234078757577457" calcext:value-type="float">
            <text:p>-0.023407875757746</text:p>
          </table:table-cell>
          <table:table-cell office:value-type="float" office:value="-0.0234056307999562" calcext:value-type="float">
            <text:p>-0.023405630799956</text:p>
          </table:table-cell>
          <table:table-cell office:value-type="float" office:value="-0.0233321119237601" calcext:value-type="float">
            <text:p>-0.02333211192376</text:p>
          </table:table-cell>
          <table:table-cell office:value-type="float" office:value="-0.0234209441659555" calcext:value-type="float">
            <text:p>-0.023420944165956</text:p>
          </table:table-cell>
          <table:table-cell office:value-type="float" office:value="-0.0233894955917404" calcext:value-type="float">
            <text:p>-0.02338949559174</text:p>
          </table:table-cell>
          <table:table-cell office:value-type="float" office:value="-0.0233731505806092" calcext:value-type="float">
            <text:p>-0.023373150580609</text:p>
          </table:table-cell>
          <table:table-cell office:value-type="float" office:value="-0.0233369739455392" calcext:value-type="float">
            <text:p>-0.023336973945539</text:p>
          </table:table-cell>
          <table:table-cell office:value-type="float" office:value="-0.0234044613908674" calcext:value-type="float">
            <text:p>-0.023404461390867</text:p>
          </table:table-cell>
          <table:table-cell office:value-type="float" office:value="-0.0234227285649327" calcext:value-type="float">
            <text:p>-0.023422728564933</text:p>
          </table:table-cell>
          <table:table-cell office:value-type="float" office:value="-0.0234095120801392" calcext:value-type="float">
            <text:p>-0.023409512080139</text:p>
          </table:table-cell>
          <table:table-cell office:value-type="float" office:value="-0.0233953203540312" calcext:value-type="float">
            <text:p>-0.023395320354031</text:p>
          </table:table-cell>
          <table:table-cell office:value-type="float" office:value="-0.0233665357305703" calcext:value-type="float">
            <text:p>-0.02336653573057</text:p>
          </table:table-cell>
          <table:table-cell office:value-type="float" office:value="-0.0234300303605244" calcext:value-type="float">
            <text:p>-0.023430030360524</text:p>
          </table:table-cell>
          <table:table-cell office:value-type="float" office:value="-0.023386644165099" calcext:value-type="float">
            <text:p>-0.023386644165099</text:p>
          </table:table-cell>
          <table:table-cell office:value-type="float" office:value="-0.0233880380203264" calcext:value-type="float">
            <text:p>-0.023388038020326</text:p>
          </table:table-cell>
          <table:table-cell office:value-type="float" office:value="-0.0233099682556199" calcext:value-type="float">
            <text:p>-0.02330996825562</text:p>
          </table:table-cell>
          <table:table-cell office:value-type="float" office:value="-0.0233906116202975" calcext:value-type="float">
            <text:p>-0.023390611620298</text:p>
          </table:table-cell>
          <table:table-cell office:value-type="float" office:value="-0.0234059541511325" calcext:value-type="float">
            <text:p>-0.023405954151133</text:p>
          </table:table-cell>
          <table:table-cell office:value-type="float" office:value="-0.0233759906885873" calcext:value-type="float">
            <text:p>-0.023375990688587</text:p>
          </table:table-cell>
          <table:table-cell office:value-type="float" office:value="-0.0233946720493192" calcext:value-type="float">
            <text:p>-0.023394672049319</text:p>
          </table:table-cell>
          <table:table-cell office:value-type="float" office:value="-0.0234084514737821" calcext:value-type="float">
            <text:p>-0.023408451473782</text:p>
          </table:table-cell>
          <table:table-cell office:value-type="float" office:value="-0.0234116146107995" calcext:value-type="float">
            <text:p>-0.0234116146108</text:p>
          </table:table-cell>
          <table:table-cell office:value-type="float" office:value="-0.0233851162361808" calcext:value-type="float">
            <text:p>-0.023385116236181</text:p>
          </table:table-cell>
          <table:table-cell office:value-type="float" office:value="-0.0233763283846759" calcext:value-type="float">
            <text:p>-0.023376328384676</text:p>
          </table:table-cell>
          <table:table-cell office:value-type="float" office:value="-0.0234361114217694" calcext:value-type="float">
            <text:p>-0.023436111421769</text:p>
          </table:table-cell>
          <table:table-cell office:value-type="float" office:value="-0.0233683988580972" calcext:value-type="float">
            <text:p>-0.023368398858097</text:p>
          </table:table-cell>
          <table:table-cell office:value-type="float" office:value="-0.0233650271551689" calcext:value-type="float">
            <text:p>-0.023365027155169</text:p>
          </table:table-cell>
          <table:table-cell office:value-type="float" office:value="-0.0234110773568237" calcext:value-type="float">
            <text:p>-0.023411077356824</text:p>
          </table:table-cell>
          <table:table-cell office:value-type="float" office:value="-0.0233962513940065" calcext:value-type="float">
            <text:p>-0.023396251394007</text:p>
          </table:table-cell>
          <table:table-cell office:value-type="float" office:value="-0.0234092003281626" calcext:value-type="float">
            <text:p>-0.023409200328163</text:p>
          </table:table-cell>
          <table:table-cell office:value-type="float" office:value="-0.0233294772033992" calcext:value-type="float">
            <text:p>-0.023329477203399</text:p>
          </table:table-cell>
          <table:table-cell office:value-type="float" office:value="-0.0232768856317959" calcext:value-type="float">
            <text:p>-0.023276885631796</text:p>
          </table:table-cell>
          <table:table-cell office:value-type="float" office:value="-0.0233212534799951" calcext:value-type="float">
            <text:p>-0.023321253479995</text:p>
          </table:table-cell>
          <table:table-cell office:value-type="float" office:value="-0.023352142740606" calcext:value-type="float">
            <text:p>-0.023352142740606</text:p>
          </table:table-cell>
          <table:table-cell office:value-type="float" office:value="-0.0233778459738151" calcext:value-type="float">
            <text:p>-0.023377845973815</text:p>
          </table:table-cell>
          <table:table-cell office:value-type="float" office:value="-0.0233849305385252" calcext:value-type="float">
            <text:p>-0.023384930538525</text:p>
          </table:table-cell>
          <table:table-cell office:value-type="float" office:value="-0.0232547548878824" calcext:value-type="float">
            <text:p>-0.023254754887882</text:p>
          </table:table-cell>
          <table:table-cell office:value-type="float" office:value="-0.023300374275573" calcext:value-type="float">
            <text:p>-0.023300374275573</text:p>
          </table:table-cell>
          <table:table-cell office:value-type="float" office:value="-0.023264473976415" calcext:value-type="float">
            <text:p>-0.023264473976415</text:p>
          </table:table-cell>
          <table:table-cell office:value-type="float" office:value="-0.0232807654939635" calcext:value-type="float">
            <text:p>-0.023280765493964</text:p>
          </table:table-cell>
          <table:table-cell office:value-type="float" office:value="-0.0233460379338813" calcext:value-type="float">
            <text:p>-0.023346037933881</text:p>
          </table:table-cell>
          <table:table-cell office:value-type="float" office:value="-0.0233207134673855" calcext:value-type="float">
            <text:p>-0.023320713467386</text:p>
          </table:table-cell>
          <table:table-cell office:value-type="float" office:value="-0.0232754346634591" calcext:value-type="float">
            <text:p>-0.023275434663459</text:p>
          </table:table-cell>
          <table:table-cell office:value-type="float" office:value="-0.0233187581090408" calcext:value-type="float">
            <text:p>-0.023318758109041</text:p>
          </table:table-cell>
          <table:table-cell office:value-type="float" office:value="-0.0233527604437212" calcext:value-type="float">
            <text:p>-0.023352760443721</text:p>
          </table:table-cell>
          <table:table-cell office:value-type="float" office:value="-0.0233440797470505" calcext:value-type="float">
            <text:p>-0.023344079747051</text:p>
          </table:table-cell>
          <table:table-cell office:value-type="float" office:value="-0.0233697933342116" calcext:value-type="float">
            <text:p>-0.023369793334212</text:p>
          </table:table-cell>
          <table:table-cell office:value-type="float" office:value="-0.0233581311803346" calcext:value-type="float">
            <text:p>-0.023358131180335</text:p>
          </table:table-cell>
          <table:table-cell office:value-type="float" office:value="-0.0233424150069287" calcext:value-type="float">
            <text:p>-0.023342415006929</text:p>
          </table:table-cell>
          <table:table-cell office:value-type="float" office:value="-0.0233678814252884" calcext:value-type="float">
            <text:p>-0.023367881425288</text:p>
          </table:table-cell>
          <table:table-cell office:value-type="float" office:value="-0.0233950699086545" calcext:value-type="float">
            <text:p>-0.023395069908655</text:p>
          </table:table-cell>
          <table:table-cell office:value-type="float" office:value="-0.0233337810776171" calcext:value-type="float">
            <text:p>-0.023333781077617</text:p>
          </table:table-cell>
          <table:table-cell office:value-type="float" office:value="-0.0233101670230988" calcext:value-type="float">
            <text:p>-0.023310167023099</text:p>
          </table:table-cell>
          <table:table-cell office:value-type="float" office:value="-0.0232571140142771" calcext:value-type="float">
            <text:p>-0.023257114014277</text:p>
          </table:table-cell>
          <table:table-cell office:value-type="float" office:value="-0.0233014256829973" calcext:value-type="float">
            <text:p>-0.023301425682997</text:p>
          </table:table-cell>
          <table:table-cell office:value-type="float" office:value="-0.0232927517641148" calcext:value-type="float">
            <text:p>-0.023292751764115</text:p>
          </table:table-cell>
          <table:table-cell office:value-type="float" office:value="-0.0233012141189806" calcext:value-type="float">
            <text:p>-0.023301214118981</text:p>
          </table:table-cell>
          <table:table-cell office:value-type="float" office:value="-0.0232493787492958" calcext:value-type="float">
            <text:p>-0.023249378749296</text:p>
          </table:table-cell>
          <table:table-cell office:value-type="float" office:value="-0.0233310025357118" calcext:value-type="float">
            <text:p>-0.023331002535712</text:p>
          </table:table-cell>
          <table:table-cell office:value-type="float" office:value="-0.0233183522077025" calcext:value-type="float">
            <text:p>-0.023318352207703</text:p>
          </table:table-cell>
          <table:table-cell office:value-type="float" office:value="-0.0233106496863495" calcext:value-type="float">
            <text:p>-0.02331064968635</text:p>
          </table:table-cell>
          <table:table-cell office:value-type="float" office:value="-0.0235284378281848" calcext:value-type="float">
            <text:p>-0.023528437828185</text:p>
          </table:table-cell>
          <table:table-cell office:value-type="float" office:value="-0.0224292647265864" calcext:value-type="float">
            <text:p>-0.022429264726586</text:p>
          </table:table-cell>
          <table:table-cell office:value-type="float" office:value="-0.0255073432340218" calcext:value-type="float">
            <text:p>-0.025507343234022</text:p>
          </table:table-cell>
          <table:table-cell office:value-type="float" office:value="-0.0261544292240408" calcext:value-type="float">
            <text:p>-0.026154429224041</text:p>
          </table:table-cell>
          <table:table-cell office:value-type="float" office:value="-0.0259469732191318" calcext:value-type="float">
            <text:p>-0.025946973219132</text:p>
          </table:table-cell>
          <table:table-cell office:value-type="float" office:value="-0.0228359186254892" calcext:value-type="float">
            <text:p>-0.022835918625489</text:p>
          </table:table-cell>
          <table:table-cell office:value-type="float" office:value="-0.023111578354961" calcext:value-type="float">
            <text:p>-0.023111578354961</text:p>
          </table:table-cell>
          <table:table-cell office:value-type="float" office:value="-0.0239630821104112" calcext:value-type="float">
            <text:p>-0.023963082110411</text:p>
          </table:table-cell>
          <table:table-cell office:value-type="float" office:value="-0.028609425398965" calcext:value-type="float">
            <text:p>-0.028609425398965</text:p>
          </table:table-cell>
          <table:table-cell office:value-type="float" office:value="-0.0324077259223065" calcext:value-type="float">
            <text:p>-0.032407725922307</text:p>
          </table:table-cell>
          <table:table-cell office:value-type="float" office:value="-0.0295133479564114" calcext:value-type="float">
            <text:p>-0.029513347956411</text:p>
          </table:table-cell>
          <table:table-cell office:value-type="float" office:value="-0.0301325371837963" calcext:value-type="float">
            <text:p>-0.030132537183796</text:p>
          </table:table-cell>
          <table:table-cell office:value-type="float" office:value="-0.0320097565677432" calcext:value-type="float">
            <text:p>-0.032009756567743</text:p>
          </table:table-cell>
          <table:table-cell office:value-type="float" office:value="-0.0337765463062955" calcext:value-type="float">
            <text:p>-0.033776546306296</text:p>
          </table:table-cell>
          <table:table-cell office:value-type="float" office:value="-0.0292169069499194" calcext:value-type="float">
            <text:p>-0.029216906949919</text:p>
          </table:table-cell>
          <table:table-cell office:value-type="float" office:value="-0.0279914597327236" calcext:value-type="float">
            <text:p>-0.027991459732724</text:p>
          </table:table-cell>
          <table:table-cell office:value-type="float" office:value="-0.0290219543692325" calcext:value-type="float">
            <text:p>-0.029021954369233</text:p>
          </table:table-cell>
          <table:table-cell office:value-type="float" office:value="-0.0377367897363788" calcext:value-type="float">
            <text:p>-0.037736789736379</text:p>
          </table:table-cell>
          <table:table-cell office:value-type="float" office:value="-0.0306150069434594" calcext:value-type="float">
            <text:p>-0.030615006943459</text:p>
          </table:table-cell>
          <table:table-cell office:value-type="float" office:value="-0.032571196034465" calcext:value-type="float">
            <text:p>-0.032571196034465</text:p>
          </table:table-cell>
          <table:table-cell office:value-type="float" office:value="-0.0263705267707663" calcext:value-type="float">
            <text:p>-0.026370526770766</text:p>
          </table:table-cell>
          <table:table-cell office:value-type="float" office:value="-0.0264564367757088" calcext:value-type="float">
            <text:p>-0.026456436775709</text:p>
          </table:table-cell>
          <table:table-cell office:value-type="float" office:value="-0.0270845104784864" calcext:value-type="float">
            <text:p>-0.027084510478486</text:p>
          </table:table-cell>
          <table:table-cell office:value-type="float" office:value="-0.0327929904657389" calcext:value-type="float">
            <text:p>-0.032792990465739</text:p>
          </table:table-cell>
          <table:table-cell office:value-type="float" office:value="-0.0352991275047126" calcext:value-type="float">
            <text:p>-0.035299127504713</text:p>
          </table:table-cell>
          <table:table-cell office:value-type="float" office:value="-0.0321094682991631" calcext:value-type="float">
            <text:p>-0.032109468299163</text:p>
          </table:table-cell>
          <table:table-cell office:value-type="float" office:value="-0.0296529006241679" calcext:value-type="float">
            <text:p>-0.029652900624168</text:p>
          </table:table-cell>
          <table:table-cell office:value-type="float" office:value="-0.0298479332829122" calcext:value-type="float">
            <text:p>-0.029847933282912</text:p>
          </table:table-cell>
          <table:table-cell office:value-type="float" office:value="-0.0218061374626667" calcext:value-type="float">
            <text:p>-0.021806137462667</text:p>
          </table:table-cell>
          <table:table-cell office:value-type="float" office:value="-0.0233375280006223" calcext:value-type="float">
            <text:p>-0.023337528000622</text:p>
          </table:table-cell>
          <table:table-cell office:value-type="float" office:value="-0.0250961501160856" calcext:value-type="float">
            <text:p>-0.025096150116086</text:p>
          </table:table-cell>
          <table:table-cell office:value-type="float" office:value="-0.0281696004997475" calcext:value-type="float">
            <text:p>-0.028169600499748</text:p>
          </table:table-cell>
          <table:table-cell office:value-type="float" office:value="-0.0314581951194725" calcext:value-type="float">
            <text:p>-0.031458195119473</text:p>
          </table:table-cell>
          <table:table-cell office:value-type="float" office:value="-0.0309787874001648" calcext:value-type="float">
            <text:p>-0.030978787400165</text:p>
          </table:table-cell>
          <table:table-cell office:value-type="float" office:value="-0.0284171835814276" calcext:value-type="float">
            <text:p>-0.028417183581428</text:p>
          </table:table-cell>
          <table:table-cell office:value-type="float" office:value="-0.026112518975079" calcext:value-type="float">
            <text:p>-0.026112518975079</text:p>
          </table:table-cell>
          <table:table-cell office:value-type="float" office:value="-0.0254126090225115" calcext:value-type="float">
            <text:p>-0.025412609022512</text:p>
          </table:table-cell>
          <table:table-cell office:value-type="float" office:value="-0.027233103615632" calcext:value-type="float">
            <text:p>-0.027233103615632</text:p>
          </table:table-cell>
          <table:table-cell office:value-type="float" office:value="-0.0268425144268081" calcext:value-type="float">
            <text:p>-0.026842514426808</text:p>
          </table:table-cell>
          <table:table-cell office:value-type="float" office:value="-0.0208189836257868" calcext:value-type="float">
            <text:p>-0.020818983625787</text:p>
          </table:table-cell>
          <table:table-cell office:value-type="float" office:value="-0.02021835854204" calcext:value-type="float">
            <text:p>-0.02021835854204</text:p>
          </table:table-cell>
          <table:table-cell office:value-type="float" office:value="-0.0233200185796369" calcext:value-type="float">
            <text:p>-0.023320018579637</text:p>
          </table:table-cell>
          <table:table-cell office:value-type="float" office:value="-0.0286553151332512" calcext:value-type="float">
            <text:p>-0.028655315133251</text:p>
          </table:table-cell>
          <table:table-cell office:value-type="float" office:value="-0.0304745835617947" calcext:value-type="float">
            <text:p>-0.030474583561795</text:p>
          </table:table-cell>
          <table:table-cell office:value-type="float" office:value="-0.0308047901264108" calcext:value-type="float">
            <text:p>-0.030804790126411</text:p>
          </table:table-cell>
          <table:table-cell office:value-type="float" office:value="-0.0270351568487884" calcext:value-type="float">
            <text:p>-0.027035156848788</text:p>
          </table:table-cell>
          <table:table-cell office:value-type="float" office:value="-0.0256247767017585" calcext:value-type="float">
            <text:p>-0.025624776701759</text:p>
          </table:table-cell>
          <table:table-cell office:value-type="float" office:value="-0.0289133000574013" calcext:value-type="float">
            <text:p>-0.028913300057401</text:p>
          </table:table-cell>
          <table:table-cell office:value-type="float" office:value="-0.029846150976245" calcext:value-type="float">
            <text:p>-0.029846150976245</text:p>
          </table:table-cell>
          <table:table-cell office:value-type="float" office:value="-0.0252345715830724" calcext:value-type="float">
            <text:p>-0.025234571583072</text:p>
          </table:table-cell>
          <table:table-cell office:value-type="float" office:value="-0.0248764990798615" calcext:value-type="float">
            <text:p>-0.024876499079862</text:p>
          </table:table-cell>
          <table:table-cell office:value-type="float" office:value="-0.0242128836333037" calcext:value-type="float">
            <text:p>-0.024212883633304</text:p>
          </table:table-cell>
          <table:table-cell office:value-type="float" office:value="-0.0302226535109689" calcext:value-type="float">
            <text:p>-0.030222653510969</text:p>
          </table:table-cell>
          <table:table-cell office:value-type="float" office:value="-0.03363855633982" calcext:value-type="float">
            <text:p>-0.03363855633982</text:p>
          </table:table-cell>
          <table:table-cell office:value-type="float" office:value="-0.0332522710291236" calcext:value-type="float">
            <text:p>-0.033252271029124</text:p>
          </table:table-cell>
          <table:table-cell office:value-type="float" office:value="-0.0306201898175656" calcext:value-type="float">
            <text:p>-0.030620189817566</text:p>
          </table:table-cell>
          <table:table-cell office:value-type="float" office:value="-0.0299390098281108" calcext:value-type="float">
            <text:p>-0.029939009828111</text:p>
          </table:table-cell>
          <table:table-cell office:value-type="float" office:value="-0.0318342036856377" calcext:value-type="float">
            <text:p>-0.031834203685638</text:p>
          </table:table-cell>
          <table:table-cell office:value-type="float" office:value="-0.0326450971345842" calcext:value-type="float">
            <text:p>-0.032645097134584</text:p>
          </table:table-cell>
          <table:table-cell office:value-type="float" office:value="-0.0323284778046323" calcext:value-type="float">
            <text:p>-0.032328477804632</text:p>
          </table:table-cell>
          <table:table-cell office:value-type="float" office:value="-0.0274670716271517" calcext:value-type="float">
            <text:p>-0.027467071627152</text:p>
          </table:table-cell>
          <table:table-cell office:value-type="float" office:value="-0.028345153309641" calcext:value-type="float">
            <text:p>-0.028345153309641</text:p>
          </table:table-cell>
          <table:table-cell office:value-type="float" office:value="-0.0287813286491596" calcext:value-type="float">
            <text:p>-0.02878132864916</text:p>
          </table:table-cell>
          <table:table-cell office:value-type="float" office:value="-0.0317821028814167" calcext:value-type="float">
            <text:p>-0.031782102881417</text:p>
          </table:table-cell>
          <table:table-cell office:value-type="float" office:value="-0.0337916154064016" calcext:value-type="float">
            <text:p>-0.033791615406402</text:p>
          </table:table-cell>
          <table:table-cell office:value-type="float" office:value="-0.0351663848404184" calcext:value-type="float">
            <text:p>-0.035166384840418</text:p>
          </table:table-cell>
          <table:table-cell office:value-type="float" office:value="-0.0347543153038807" calcext:value-type="float">
            <text:p>-0.034754315303881</text:p>
          </table:table-cell>
          <table:table-cell office:value-type="float" office:value="-0.0284844373500771" calcext:value-type="float">
            <text:p>-0.028484437350077</text:p>
          </table:table-cell>
          <table:table-cell office:value-type="float" office:value="-0.0315242772170648" calcext:value-type="float">
            <text:p>-0.031524277217065</text:p>
          </table:table-cell>
          <table:table-cell office:value-type="float" office:value="-0.0331811954957096" calcext:value-type="float">
            <text:p>-0.03318119549571</text:p>
          </table:table-cell>
          <table:table-cell office:value-type="float" office:value="-0.0316846496749608" calcext:value-type="float">
            <text:p>-0.031684649674961</text:p>
          </table:table-cell>
          <table:table-cell office:value-type="float" office:value="-0.0280491337153158" calcext:value-type="float">
            <text:p>-0.028049133715316</text:p>
          </table:table-cell>
          <table:table-cell office:value-type="float" office:value="-0.0310967032572762" calcext:value-type="float">
            <text:p>-0.031096703257276</text:p>
          </table:table-cell>
          <table:table-cell office:value-type="float" office:value="-0.0334861327577526" calcext:value-type="float">
            <text:p>-0.033486132757753</text:p>
          </table:table-cell>
          <table:table-cell office:value-type="float" office:value="-0.0355291776590591" calcext:value-type="float">
            <text:p>-0.035529177659059</text:p>
          </table:table-cell>
          <table:table-cell office:value-type="float" office:value="-0.0340867855785111" calcext:value-type="float">
            <text:p>-0.034086785578511</text:p>
          </table:table-cell>
          <table:table-cell office:value-type="float" office:value="-0.0293735874216327" calcext:value-type="float">
            <text:p>-0.029373587421633</text:p>
          </table:table-cell>
          <table:table-cell office:value-type="float" office:value="-0.0319429980720493" calcext:value-type="float">
            <text:p>-0.031942998072049</text:p>
          </table:table-cell>
          <table:table-cell office:value-type="float" office:value="-0.0337081526440387" calcext:value-type="float">
            <text:p>-0.033708152644039</text:p>
          </table:table-cell>
          <table:table-cell office:value-type="float" office:value="-0.0278149683366502" calcext:value-type="float">
            <text:p>-0.02781496833665</text:p>
          </table:table-cell>
          <table:table-cell office:value-type="float" office:value="-0.0301783683651847" calcext:value-type="float">
            <text:p>-0.030178368365185</text:p>
          </table:table-cell>
          <table:table-cell office:value-type="float" office:value="-0.0342043584888392" calcext:value-type="float">
            <text:p>-0.034204358488839</text:p>
          </table:table-cell>
          <table:table-cell office:value-type="float" office:value="-0.034438557916534" calcext:value-type="float">
            <text:p>-0.034438557916534</text:p>
          </table:table-cell>
          <table:table-cell office:value-type="float" office:value="-0.0319286921246175" calcext:value-type="float">
            <text:p>-0.031928692124618</text:p>
          </table:table-cell>
          <table:table-cell office:value-type="float" office:value="-0.0342781399660767" calcext:value-type="float">
            <text:p>-0.034278139966077</text:p>
          </table:table-cell>
          <table:table-cell office:value-type="float" office:value="-0.0292769639641367" calcext:value-type="float">
            <text:p>-0.029276963964137</text:p>
          </table:table-cell>
          <table:table-cell office:value-type="float" office:value="-0.0305235084274518" calcext:value-type="float">
            <text:p>-0.030523508427452</text:p>
          </table:table-cell>
          <table:table-cell office:value-type="float" office:value="-0.0326391727223278" calcext:value-type="float">
            <text:p>-0.032639172722328</text:p>
          </table:table-cell>
          <table:table-cell office:value-type="float" office:value="-0.0359956971356245" calcext:value-type="float">
            <text:p>-0.035995697135625</text:p>
          </table:table-cell>
          <table:table-cell office:value-type="float" office:value="-0.0318639099695433" calcext:value-type="float">
            <text:p>-0.031863909969543</text:p>
          </table:table-cell>
          <table:table-cell office:value-type="float" office:value="-0.0339468981458947" calcext:value-type="float">
            <text:p>-0.033946898145895</text:p>
          </table:table-cell>
          <table:table-cell office:value-type="float" office:value="-0.0320393284694563" calcext:value-type="float">
            <text:p>-0.032039328469456</text:p>
          </table:table-cell>
          <table:table-cell office:value-type="float" office:value="-0.0296706824477607" calcext:value-type="float">
            <text:p>-0.029670682447761</text:p>
          </table:table-cell>
          <table:table-cell office:value-type="float" office:value="-0.0302615667001719" calcext:value-type="float">
            <text:p>-0.030261566700172</text:p>
          </table:table-cell>
          <table:table-cell office:value-type="float" office:value="-0.0342135355970245" calcext:value-type="float">
            <text:p>-0.034213535597025</text:p>
          </table:table-cell>
          <table:table-cell office:value-type="float" office:value="-0.0361277906767136" calcext:value-type="float">
            <text:p>-0.036127790676714</text:p>
          </table:table-cell>
          <table:table-cell office:value-type="float" office:value="-0.0321526519555356" calcext:value-type="float">
            <text:p>-0.032152651955536</text:p>
          </table:table-cell>
          <table:table-cell office:value-type="float" office:value="-0.0333163988101977" calcext:value-type="float">
            <text:p>-0.033316398810198</text:p>
          </table:table-cell>
          <table:table-cell office:value-type="float" office:value="-0.0340515634084569" calcext:value-type="float">
            <text:p>-0.034051563408457</text:p>
          </table:table-cell>
          <table:table-cell office:value-type="float" office:value="-0.028795192471328" calcext:value-type="float">
            <text:p>-0.028795192471328</text:p>
          </table:table-cell>
          <table:table-cell office:value-type="float" office:value="-0.0335999742256674" calcext:value-type="float">
            <text:p>-0.033599974225667</text:p>
          </table:table-cell>
          <table:table-cell office:value-type="float" office:value="-0.035819503932453" calcext:value-type="float">
            <text:p>-0.035819503932453</text:p>
          </table:table-cell>
          <table:table-cell office:value-type="float" office:value="-0.0328728970806593" calcext:value-type="float">
            <text:p>-0.032872897080659</text:p>
          </table:table-cell>
          <table:table-cell office:value-type="float" office:value="-0.0349788928125399" calcext:value-type="float">
            <text:p>-0.03497889281254</text:p>
          </table:table-cell>
          <table:table-cell office:value-type="float" office:value="-0.0343010351072686" calcext:value-type="float">
            <text:p>-0.034301035107269</text:p>
          </table:table-cell>
          <table:table-cell office:value-type="float" office:value="-0.0297149847622211" calcext:value-type="float">
            <text:p>-0.029714984762221</text:p>
          </table:table-cell>
          <table:table-cell office:value-type="float" office:value="-0.0335843093135933" calcext:value-type="float">
            <text:p>-0.033584309313593</text:p>
          </table:table-cell>
          <table:table-cell office:value-type="float" office:value="-0.0368644076709124" calcext:value-type="float">
            <text:p>-0.036864407670912</text:p>
          </table:table-cell>
          <table:table-cell office:value-type="float" office:value="-0.0319251735576899" calcext:value-type="float">
            <text:p>-0.03192517355769</text:p>
          </table:table-cell>
          <table:table-cell office:value-type="float" office:value="-0.0320454833429337" calcext:value-type="float">
            <text:p>-0.032045483342934</text:p>
          </table:table-cell>
          <table:table-cell office:value-type="float" office:value="-0.0334187217662377" calcext:value-type="float">
            <text:p>-0.033418721766238</text:p>
          </table:table-cell>
          <table:table-cell office:value-type="float" office:value="-0.0341002199116701" calcext:value-type="float">
            <text:p>-0.03410021991167</text:p>
          </table:table-cell>
          <table:table-cell office:value-type="float" office:value="-0.0344359541440662" calcext:value-type="float">
            <text:p>-0.034435954144066</text:p>
          </table:table-cell>
          <table:table-cell office:value-type="float" office:value="-0.0280322542039837" calcext:value-type="float">
            <text:p>-0.028032254203984</text:p>
          </table:table-cell>
          <table:table-cell office:value-type="float" office:value="-0.0297933273602436" calcext:value-type="float">
            <text:p>-0.029793327360244</text:p>
          </table:table-cell>
          <table:table-cell office:value-type="float" office:value="-0.0341859926907861" calcext:value-type="float">
            <text:p>-0.034185992690786</text:p>
          </table:table-cell>
          <table:table-cell office:value-type="float" office:value="-0.0339831668322415" calcext:value-type="float">
            <text:p>-0.033983166832242</text:p>
          </table:table-cell>
          <table:table-cell office:value-type="float" office:value="-0.0296140362000036" calcext:value-type="float">
            <text:p>-0.029614036200004</text:p>
          </table:table-cell>
          <table:table-cell office:value-type="float" office:value="-0.0311389389863629" calcext:value-type="float">
            <text:p>-0.031138938986363</text:p>
          </table:table-cell>
          <table:table-cell office:value-type="float" office:value="-0.0324468579876941" calcext:value-type="float">
            <text:p>-0.032446857987694</text:p>
          </table:table-cell>
          <table:table-cell office:value-type="float" office:value="-0.0330095997128145" calcext:value-type="float">
            <text:p>-0.033009599712815</text:p>
          </table:table-cell>
          <table:table-cell office:value-type="float" office:value="-0.0273847378828478" calcext:value-type="float">
            <text:p>-0.027384737882848</text:p>
          </table:table-cell>
          <table:table-cell office:value-type="float" office:value="-0.0324670343244275" calcext:value-type="float">
            <text:p>-0.032467034324428</text:p>
          </table:table-cell>
          <table:table-cell office:value-type="float" office:value="-0.0341702496046085" calcext:value-type="float">
            <text:p>-0.034170249604609</text:p>
          </table:table-cell>
          <table:table-cell office:value-type="float" office:value="-0.032209444325614" calcext:value-type="float">
            <text:p>-0.032209444325614</text:p>
          </table:table-cell>
          <table:table-cell office:value-type="float" office:value="-0.0294693418026574" calcext:value-type="float">
            <text:p>-0.029469341802657</text:p>
          </table:table-cell>
          <table:table-cell office:value-type="float" office:value="-0.0322251200032375" calcext:value-type="float">
            <text:p>-0.032225120003238</text:p>
          </table:table-cell>
          <table:table-cell office:value-type="float" office:value="-0.0337983431472037" calcext:value-type="float">
            <text:p>-0.033798343147204</text:p>
          </table:table-cell>
          <table:table-cell office:value-type="float" office:value="-0.0339101715326411" calcext:value-type="float">
            <text:p>-0.033910171532641</text:p>
          </table:table-cell>
          <table:table-cell office:value-type="float" office:value="-0.0284847519084916" calcext:value-type="float">
            <text:p>-0.028484751908492</text:p>
          </table:table-cell>
          <table:table-cell office:value-type="float" office:value="-0.0307786990177213" calcext:value-type="float">
            <text:p>-0.030778699017721</text:p>
          </table:table-cell>
          <table:table-cell office:value-type="float" office:value="-0.0344741665815922" calcext:value-type="float">
            <text:p>-0.034474166581592</text:p>
          </table:table-cell>
          <table:table-cell office:value-type="float" office:value="-0.0350317722340396" calcext:value-type="float">
            <text:p>-0.03503177223404</text:p>
          </table:table-cell>
          <table:table-cell office:value-type="float" office:value="-0.0341160852892564" calcext:value-type="float">
            <text:p>-0.034116085289256</text:p>
          </table:table-cell>
          <table:table-cell office:value-type="float" office:value="-0.0300582234108048" calcext:value-type="float">
            <text:p>-0.030058223410805</text:p>
          </table:table-cell>
          <table:table-cell office:value-type="float" office:value="-0.0310016303878835" calcext:value-type="float">
            <text:p>-0.031001630387884</text:p>
          </table:table-cell>
          <table:table-cell office:value-type="float" office:value="-0.0342944469507233" calcext:value-type="float">
            <text:p>-0.034294446950723</text:p>
          </table:table-cell>
          <table:table-cell office:value-type="float" office:value="-0.0336166510149466" calcext:value-type="float">
            <text:p>-0.033616651014947</text:p>
          </table:table-cell>
          <table:table-cell office:value-type="float" office:value="-0.0288526142412883" calcext:value-type="float">
            <text:p>-0.028852614241288</text:p>
          </table:table-cell>
          <table:table-cell office:value-type="float" office:value="-0.0325815183842511" calcext:value-type="float">
            <text:p>-0.032581518384251</text:p>
          </table:table-cell>
          <table:table-cell office:value-type="float" office:value="-0.0348999741594467" calcext:value-type="float">
            <text:p>-0.034899974159447</text:p>
          </table:table-cell>
          <table:table-cell office:value-type="float" office:value="-0.0356183245982108" calcext:value-type="float">
            <text:p>-0.035618324598211</text:p>
          </table:table-cell>
          <table:table-cell office:value-type="float" office:value="-0.0318821319837085" calcext:value-type="float">
            <text:p>-0.031882131983709</text:p>
          </table:table-cell>
          <table:table-cell office:value-type="float" office:value="-0.0342709612394466" calcext:value-type="float">
            <text:p>-0.034270961239447</text:p>
          </table:table-cell>
          <table:table-cell office:value-type="float" office:value="-0.0349843037283261" calcext:value-type="float">
            <text:p>-0.034984303728326</text:p>
          </table:table-cell>
          <table:table-cell office:value-type="float" office:value="-0.0313422054444358" calcext:value-type="float">
            <text:p>-0.031342205444436</text:p>
          </table:table-cell>
          <table:table-cell office:value-type="float" office:value="-0.0337572971735663" calcext:value-type="float">
            <text:p>-0.033757297173566</text:p>
          </table:table-cell>
          <table:table-cell office:value-type="float" office:value="-0.0354848337636737" calcext:value-type="float">
            <text:p>-0.035484833763674</text:p>
          </table:table-cell>
          <table:table-cell office:value-type="float" office:value="-0.035992488672118" calcext:value-type="float">
            <text:p>-0.035992488672118</text:p>
          </table:table-cell>
          <table:table-cell office:value-type="float" office:value="-0.0344767381976384" calcext:value-type="float">
            <text:p>-0.034476738197638</text:p>
          </table:table-cell>
          <table:table-cell office:value-type="float" office:value="-0.0322343065322482" calcext:value-type="float">
            <text:p>-0.032234306532248</text:p>
          </table:table-cell>
          <table:table-cell office:value-type="float" office:value="-0.0337023472687064" calcext:value-type="float">
            <text:p>-0.033702347268706</text:p>
          </table:table-cell>
          <table:table-cell office:value-type="float" office:value="-0.0341002928862325" calcext:value-type="float">
            <text:p>-0.034100292886233</text:p>
          </table:table-cell>
          <table:table-cell office:value-type="float" office:value="-0.0339292068832238" calcext:value-type="float">
            <text:p>-0.033929206883224</text:p>
          </table:table-cell>
          <table:table-cell office:value-type="float" office:value="-0.0336381651646412" calcext:value-type="float">
            <text:p>-0.033638165164641</text:p>
          </table:table-cell>
          <table:table-cell office:value-type="float" office:value="-0.0333154342591121" calcext:value-type="float">
            <text:p>-0.033315434259112</text:p>
          </table:table-cell>
          <table:table-cell office:value-type="float" office:value="-0.0327814497825433" calcext:value-type="float">
            <text:p>-0.032781449782543</text:p>
          </table:table-cell>
          <table:table-cell office:value-type="float" office:value="-0.0325078894820361" calcext:value-type="float">
            <text:p>-0.032507889482036</text:p>
          </table:table-cell>
          <table:table-cell office:value-type="float" office:value="-0.0318662740596441" calcext:value-type="float">
            <text:p>-0.031866274059644</text:p>
          </table:table-cell>
          <table:table-cell office:value-type="float" office:value="-0.0311414900551822" calcext:value-type="float">
            <text:p>-0.031141490055182</text:p>
          </table:table-cell>
          <table:table-cell office:value-type="float" office:value="-0.0306068795433395" calcext:value-type="float">
            <text:p>-0.03060687954334</text:p>
          </table:table-cell>
          <table:table-cell office:value-type="float" office:value="-0.0302262083202489" calcext:value-type="float">
            <text:p>-0.030226208320249</text:p>
          </table:table-cell>
          <table:table-cell office:value-type="float" office:value="-0.0298866693428383" calcext:value-type="float">
            <text:p>-0.029886669342838</text:p>
          </table:table-cell>
          <table:table-cell office:value-type="float" office:value="-0.0297630388524064" calcext:value-type="float">
            <text:p>-0.029763038852406</text:p>
          </table:table-cell>
          <table:table-cell office:value-type="float" office:value="-0.0298307465431582" calcext:value-type="float">
            <text:p>-0.029830746543158</text:p>
          </table:table-cell>
          <table:table-cell office:value-type="float" office:value="-0.0300143389983294" calcext:value-type="float">
            <text:p>-0.030014338998329</text:p>
          </table:table-cell>
          <table:table-cell office:value-type="float" office:value="-0.0300614859819075" calcext:value-type="float">
            <text:p>-0.030061485981908</text:p>
          </table:table-cell>
          <table:table-cell office:value-type="float" office:value="-0.0300064463728862" calcext:value-type="float">
            <text:p>-0.030006446372886</text:p>
          </table:table-cell>
          <table:table-cell office:value-type="float" office:value="-0.0299027979036321" calcext:value-type="float">
            <text:p>-0.029902797903632</text:p>
          </table:table-cell>
          <table:table-cell office:value-type="float" office:value="-0.0298791045770878" calcext:value-type="float">
            <text:p>-0.029879104577088</text:p>
          </table:table-cell>
          <table:table-cell office:value-type="float" office:value="-0.0299290054530862" calcext:value-type="float">
            <text:p>-0.029929005453086</text:p>
          </table:table-cell>
          <table:table-cell office:value-type="float" office:value="-0.0299317524205468" calcext:value-type="float">
            <text:p>-0.029931752420547</text:p>
          </table:table-cell>
          <table:table-cell office:value-type="float" office:value="-0.0299596188397869" calcext:value-type="float">
            <text:p>-0.029959618839787</text:p>
          </table:table-cell>
          <table:table-cell office:value-type="float" office:value="-0.0299682597225007" calcext:value-type="float">
            <text:p>-0.029968259722501</text:p>
          </table:table-cell>
          <table:table-cell office:value-type="float" office:value="-0.0299481687403959" calcext:value-type="float">
            <text:p>-0.029948168740396</text:p>
          </table:table-cell>
          <table:table-cell office:value-type="float" office:value="-0.0299272496397212" calcext:value-type="float">
            <text:p>-0.029927249639721</text:p>
          </table:table-cell>
          <table:table-cell office:value-type="float" office:value="-0.0299270490501589" calcext:value-type="float">
            <text:p>-0.029927049050159</text:p>
          </table:table-cell>
          <table:table-cell office:value-type="float" office:value="-0.0299290381286364" calcext:value-type="float">
            <text:p>-0.029929038128636</text:p>
          </table:table-cell>
          <table:table-cell office:value-type="float" office:value="-0.029938599987581" calcext:value-type="float">
            <text:p>-0.029938599987581</text:p>
          </table:table-cell>
          <table:table-cell office:value-type="float" office:value="-0.0299268867421556" calcext:value-type="float">
            <text:p>-0.029926886742156</text:p>
          </table:table-cell>
          <table:table-cell office:value-type="float" office:value="-0.0299226764712667" calcext:value-type="float">
            <text:p>-0.029922676471267</text:p>
          </table:table-cell>
          <table:table-cell office:value-type="float" office:value="-0.0299251416067788" calcext:value-type="float">
            <text:p>-0.029925141606779</text:p>
          </table:table-cell>
          <table:table-cell office:value-type="float" office:value="-0.0299150954362676" calcext:value-type="float">
            <text:p>-0.029915095436268</text:p>
          </table:table-cell>
          <table:table-cell office:value-type="float" office:value="-0.0299083861387819" calcext:value-type="float">
            <text:p>-0.029908386138782</text:p>
          </table:table-cell>
          <table:table-cell office:value-type="float" office:value="-0.0299115675313968" calcext:value-type="float">
            <text:p>-0.029911567531397</text:p>
          </table:table-cell>
          <table:table-cell office:value-type="float" office:value="-0.0298970813644318" calcext:value-type="float">
            <text:p>-0.029897081364432</text:p>
          </table:table-cell>
          <table:table-cell office:value-type="float" office:value="-0.0298944023662028" calcext:value-type="float">
            <text:p>-0.029894402366203</text:p>
          </table:table-cell>
          <table:table-cell office:value-type="float" office:value="-0.0298761055593118" calcext:value-type="float">
            <text:p>-0.029876105559312</text:p>
          </table:table-cell>
          <table:table-cell office:value-type="float" office:value="-0.0299050372456945" calcext:value-type="float">
            <text:p>-0.029905037245695</text:p>
          </table:table-cell>
          <table:table-cell office:value-type="float" office:value="-0.0298846351679306" calcext:value-type="float">
            <text:p>-0.029884635167931</text:p>
          </table:table-cell>
          <table:table-cell office:value-type="float" office:value="-0.029892233297046" calcext:value-type="float">
            <text:p>-0.029892233297046</text:p>
          </table:table-cell>
          <table:table-cell office:value-type="float" office:value="-0.0299289516312891" calcext:value-type="float">
            <text:p>-0.029928951631289</text:p>
          </table:table-cell>
          <table:table-cell office:value-type="float" office:value="-0.0298801271344519" calcext:value-type="float">
            <text:p>-0.029880127134452</text:p>
          </table:table-cell>
          <table:table-cell office:value-type="float" office:value="-0.0299038041690546" calcext:value-type="float">
            <text:p>-0.029903804169055</text:p>
          </table:table-cell>
          <table:table-cell office:value-type="float" office:value="-0.0299113761527141" calcext:value-type="float">
            <text:p>-0.029911376152714</text:p>
          </table:table-cell>
          <table:table-cell office:value-type="float" office:value="-0.0298852557995191" calcext:value-type="float">
            <text:p>-0.029885255799519</text:p>
          </table:table-cell>
          <table:table-cell office:value-type="float" office:value="-0.0298929799359064" calcext:value-type="float">
            <text:p>-0.029892979935906</text:p>
          </table:table-cell>
          <table:table-cell office:value-type="float" office:value="-0.0299019543220539" calcext:value-type="float">
            <text:p>-0.029901954322054</text:p>
          </table:table-cell>
          <table:table-cell office:value-type="float" office:value="-0.0298989370758356" calcext:value-type="float">
            <text:p>-0.029898937075836</text:p>
          </table:table-cell>
          <table:table-cell office:value-type="float" office:value="-0.0298470046771166" calcext:value-type="float">
            <text:p>-0.029847004677117</text:p>
          </table:table-cell>
          <table:table-cell office:value-type="float" office:value="-0.0298839162313773" calcext:value-type="float">
            <text:p>-0.029883916231377</text:p>
          </table:table-cell>
          <table:table-cell office:value-type="float" office:value="-0.0298868264926698" calcext:value-type="float">
            <text:p>-0.02988682649267</text:p>
          </table:table-cell>
          <table:table-cell office:value-type="float" office:value="-0.0299153052071628" calcext:value-type="float">
            <text:p>-0.029915305207163</text:p>
          </table:table-cell>
          <table:table-cell office:value-type="float" office:value="-0.0298717297722492" calcext:value-type="float">
            <text:p>-0.029871729772249</text:p>
          </table:table-cell>
          <table:table-cell office:value-type="float" office:value="-0.0298668772707742" calcext:value-type="float">
            <text:p>-0.029866877270774</text:p>
          </table:table-cell>
          <table:table-cell office:value-type="float" office:value="-0.0298872575971418" calcext:value-type="float">
            <text:p>-0.029887257597142</text:p>
          </table:table-cell>
          <table:table-cell office:value-type="float" office:value="-0.0299035481440338" calcext:value-type="float">
            <text:p>-0.029903548144034</text:p>
          </table:table-cell>
          <table:table-cell office:value-type="float" office:value="-0.0299032064127714" calcext:value-type="float">
            <text:p>-0.029903206412771</text:p>
          </table:table-cell>
          <table:table-cell office:value-type="float" office:value="-0.0298964073652235" calcext:value-type="float">
            <text:p>-0.029896407365224</text:p>
          </table:table-cell>
          <table:table-cell office:value-type="float" office:value="-0.0298872677325179" calcext:value-type="float">
            <text:p>-0.029887267732518</text:p>
          </table:table-cell>
          <table:table-cell office:value-type="float" office:value="-0.0298978160620145" calcext:value-type="float">
            <text:p>-0.029897816062015</text:p>
          </table:table-cell>
          <table:table-cell office:value-type="float" office:value="-0.0298642737564883" calcext:value-type="float">
            <text:p>-0.029864273756488</text:p>
          </table:table-cell>
          <table:table-cell office:value-type="float" office:value="-0.0298863574085326" calcext:value-type="float">
            <text:p>-0.029886357408533</text:p>
          </table:table-cell>
          <table:table-cell office:value-type="float" office:value="-0.0298892305533138" calcext:value-type="float">
            <text:p>-0.029889230553314</text:p>
          </table:table-cell>
          <table:table-cell office:value-type="float" office:value="-0.0298936662155075" calcext:value-type="float">
            <text:p>-0.029893666215508</text:p>
          </table:table-cell>
          <table:table-cell office:value-type="float" office:value="-0.0298360464188388" calcext:value-type="float">
            <text:p>-0.029836046418839</text:p>
          </table:table-cell>
          <table:table-cell office:value-type="float" office:value="-0.0299069259543548" calcext:value-type="float">
            <text:p>-0.029906925954355</text:p>
          </table:table-cell>
          <table:table-cell office:value-type="float" office:value="-0.0298804377756566" calcext:value-type="float">
            <text:p>-0.029880437775657</text:p>
          </table:table-cell>
          <table:table-cell office:value-type="float" office:value="-0.0298930159582726" calcext:value-type="float">
            <text:p>-0.029893015958273</text:p>
          </table:table-cell>
          <table:table-cell office:value-type="float" office:value="-0.0299136595622926" calcext:value-type="float">
            <text:p>-0.029913659562293</text:p>
          </table:table-cell>
          <table:table-cell office:value-type="float" office:value="-0.0298915237441072" calcext:value-type="float">
            <text:p>-0.029891523744107</text:p>
          </table:table-cell>
          <table:table-cell office:value-type="float" office:value="-0.0298568404647313" calcext:value-type="float">
            <text:p>-0.029856840464731</text:p>
          </table:table-cell>
          <table:table-cell office:value-type="float" office:value="-0.0298833688502964" calcext:value-type="float">
            <text:p>-0.029883368850296</text:p>
          </table:table-cell>
          <table:table-cell office:value-type="float" office:value="-0.0298620307962203" calcext:value-type="float">
            <text:p>-0.02986203079622</text:p>
          </table:table-cell>
          <table:table-cell office:value-type="float" office:value="-0.0298938355438575" calcext:value-type="float">
            <text:p>-0.029893835543858</text:p>
          </table:table-cell>
          <table:table-cell office:value-type="float" office:value="-0.0298791331005136" calcext:value-type="float">
            <text:p>-0.029879133100514</text:p>
          </table:table-cell>
          <table:table-cell office:value-type="float" office:value="-0.0298946691206142" calcext:value-type="float">
            <text:p>-0.029894669120614</text:p>
          </table:table-cell>
          <table:table-cell office:value-type="float" office:value="-0.029900275079835" calcext:value-type="float">
            <text:p>-0.029900275079835</text:p>
          </table:table-cell>
          <table:table-cell office:value-type="float" office:value="-0.029902479566067" calcext:value-type="float">
            <text:p>-0.029902479566067</text:p>
          </table:table-cell>
          <table:table-cell office:value-type="float" office:value="-0.0298713267180736" calcext:value-type="float">
            <text:p>-0.029871326718074</text:p>
          </table:table-cell>
          <table:table-cell office:value-type="float" office:value="-0.029902616776267" calcext:value-type="float">
            <text:p>-0.029902616776267</text:p>
          </table:table-cell>
          <table:table-cell office:value-type="float" office:value="-0.029866533206579" calcext:value-type="float">
            <text:p>-0.029866533206579</text:p>
          </table:table-cell>
          <table:table-cell office:value-type="float" office:value="-0.0298770686002955" calcext:value-type="float">
            <text:p>-0.029877068600296</text:p>
          </table:table-cell>
          <table:table-cell office:value-type="float" office:value="-0.0298898462144676" calcext:value-type="float">
            <text:p>-0.029889846214468</text:p>
          </table:table-cell>
          <table:table-cell office:value-type="float" office:value="-0.0299044497553924" calcext:value-type="float">
            <text:p>-0.029904449755392</text:p>
          </table:table-cell>
          <table:table-cell office:value-type="float" office:value="-0.029859611652368" calcext:value-type="float">
            <text:p>-0.029859611652368</text:p>
          </table:table-cell>
          <table:table-cell office:value-type="float" office:value="-0.0298929440742911" calcext:value-type="float">
            <text:p>-0.029892944074291</text:p>
          </table:table-cell>
          <table:table-cell office:value-type="float" office:value="-0.0298996680448435" calcext:value-type="float">
            <text:p>-0.029899668044844</text:p>
          </table:table-cell>
          <table:table-cell office:value-type="float" office:value="-0.0298903067046522" calcext:value-type="float">
            <text:p>-0.029890306704652</text:p>
          </table:table-cell>
          <table:table-cell office:value-type="float" office:value="-0.0298717428821518" calcext:value-type="float">
            <text:p>-0.029871742882152</text:p>
          </table:table-cell>
          <table:table-cell office:value-type="float" office:value="-0.0298944323046481" calcext:value-type="float">
            <text:p>-0.029894432304648</text:p>
          </table:table-cell>
          <table:table-cell office:value-type="float" office:value="-0.0298806444802786" calcext:value-type="float">
            <text:p>-0.029880644480279</text:p>
          </table:table-cell>
          <table:table-cell office:value-type="float" office:value="-0.0299095045461266" calcext:value-type="float">
            <text:p>-0.029909504546127</text:p>
          </table:table-cell>
          <table:table-cell office:value-type="float" office:value="-0.0298857903093493" calcext:value-type="float">
            <text:p>-0.029885790309349</text:p>
          </table:table-cell>
          <table:table-cell office:value-type="float" office:value="-0.0298883892582663" calcext:value-type="float">
            <text:p>-0.029888389258266</text:p>
          </table:table-cell>
          <table:table-cell office:value-type="float" office:value="-0.0298899884719805" calcext:value-type="float">
            <text:p>-0.029889988471981</text:p>
          </table:table-cell>
          <table:table-cell office:value-type="float" office:value="-0.0298947198890068" calcext:value-type="float">
            <text:p>-0.029894719889007</text:p>
          </table:table-cell>
          <table:table-cell office:value-type="float" office:value="-0.0299390680017875" calcext:value-type="float">
            <text:p>-0.029939068001788</text:p>
          </table:table-cell>
          <table:table-cell office:value-type="float" office:value="-0.0299164789355741" calcext:value-type="float">
            <text:p>-0.029916478935574</text:p>
          </table:table-cell>
          <table:table-cell office:value-type="float" office:value="-0.0298642798689304" calcext:value-type="float">
            <text:p>-0.02986427986893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7552829252645" calcext:value-type="float">
            <text:p>0.587552829252645</text:p>
          </table:table-cell>
          <table:table-cell office:value-type="float" office:value="0.587794590497485" calcext:value-type="float">
            <text:p>0.587794590497485</text:p>
          </table:table-cell>
          <table:table-cell office:value-type="float" office:value="0.587628558104214" calcext:value-type="float">
            <text:p>0.587628558104214</text:p>
          </table:table-cell>
          <table:table-cell office:value-type="float" office:value="0.587596543350799" calcext:value-type="float">
            <text:p>0.587596543350799</text:p>
          </table:table-cell>
          <table:table-cell office:value-type="float" office:value="0.588209349834641" calcext:value-type="float">
            <text:p>0.588209349834641</text:p>
          </table:table-cell>
          <table:table-cell office:value-type="float" office:value="0.587549254275789" calcext:value-type="float">
            <text:p>0.587549254275789</text:p>
          </table:table-cell>
          <table:table-cell office:value-type="float" office:value="0.586350375753023" calcext:value-type="float">
            <text:p>0.586350375753023</text:p>
          </table:table-cell>
          <table:table-cell office:value-type="float" office:value="0.588317234700172" calcext:value-type="float">
            <text:p>0.588317234700172</text:p>
          </table:table-cell>
          <table:table-cell office:value-type="float" office:value="0.587950217393464" calcext:value-type="float">
            <text:p>0.587950217393464</text:p>
          </table:table-cell>
          <table:table-cell office:value-type="float" office:value="0.588266335869356" calcext:value-type="float">
            <text:p>0.588266335869356</text:p>
          </table:table-cell>
          <table:table-cell office:value-type="float" office:value="0.587165116666317" calcext:value-type="float">
            <text:p>0.587165116666317</text:p>
          </table:table-cell>
          <table:table-cell office:value-type="float" office:value="0.588232896566873" calcext:value-type="float">
            <text:p>0.588232896566873</text:p>
          </table:table-cell>
          <table:table-cell office:value-type="float" office:value="0.588533052646216" calcext:value-type="float">
            <text:p>0.588533052646216</text:p>
          </table:table-cell>
          <table:table-cell office:value-type="float" office:value="0.588208597495349" calcext:value-type="float">
            <text:p>0.588208597495349</text:p>
          </table:table-cell>
          <table:table-cell office:value-type="float" office:value="0.588342259383259" calcext:value-type="float">
            <text:p>0.588342259383259</text:p>
          </table:table-cell>
          <table:table-cell office:value-type="float" office:value="0.587936429999888" calcext:value-type="float">
            <text:p>0.587936429999888</text:p>
          </table:table-cell>
          <table:table-cell office:value-type="float" office:value="0.588998248498495" calcext:value-type="float">
            <text:p>0.588998248498495</text:p>
          </table:table-cell>
          <table:table-cell office:value-type="float" office:value="0.588115601687062" calcext:value-type="float">
            <text:p>0.588115601687062</text:p>
          </table:table-cell>
          <table:table-cell office:value-type="float" office:value="0.587885069523299" calcext:value-type="float">
            <text:p>0.587885069523299</text:p>
          </table:table-cell>
          <table:table-cell office:value-type="float" office:value="0.587694427075469" calcext:value-type="float">
            <text:p>0.587694427075469</text:p>
          </table:table-cell>
          <table:table-cell office:value-type="float" office:value="0.588081619208475" calcext:value-type="float">
            <text:p>0.588081619208475</text:p>
          </table:table-cell>
          <table:table-cell office:value-type="float" office:value="0.588386807335664" calcext:value-type="float">
            <text:p>0.588386807335664</text:p>
          </table:table-cell>
          <table:table-cell office:value-type="float" office:value="0.587793227932825" calcext:value-type="float">
            <text:p>0.587793227932825</text:p>
          </table:table-cell>
          <table:table-cell office:value-type="float" office:value="0.58812726968015" calcext:value-type="float">
            <text:p>0.58812726968015</text:p>
          </table:table-cell>
          <table:table-cell office:value-type="float" office:value="0.588291285427805" calcext:value-type="float">
            <text:p>0.588291285427805</text:p>
          </table:table-cell>
          <table:table-cell office:value-type="float" office:value="0.588569576141589" calcext:value-type="float">
            <text:p>0.588569576141589</text:p>
          </table:table-cell>
          <table:table-cell office:value-type="float" office:value="0.587923180219147" calcext:value-type="float">
            <text:p>0.587923180219147</text:p>
          </table:table-cell>
          <table:table-cell office:value-type="float" office:value="0.587787985325056" calcext:value-type="float">
            <text:p>0.587787985325056</text:p>
          </table:table-cell>
          <table:table-cell office:value-type="float" office:value="0.589137727690102" calcext:value-type="float">
            <text:p>0.589137727690102</text:p>
          </table:table-cell>
          <table:table-cell office:value-type="float" office:value="0.587604375246215" calcext:value-type="float">
            <text:p>0.587604375246215</text:p>
          </table:table-cell>
          <table:table-cell office:value-type="float" office:value="0.58734944383087" calcext:value-type="float">
            <text:p>0.58734944383087</text:p>
          </table:table-cell>
          <table:table-cell office:value-type="float" office:value="0.588686250626171" calcext:value-type="float">
            <text:p>0.588686250626171</text:p>
          </table:table-cell>
          <table:table-cell office:value-type="float" office:value="0.587773992450425" calcext:value-type="float">
            <text:p>0.587773992450425</text:p>
          </table:table-cell>
          <table:table-cell office:value-type="float" office:value="0.588469496120074" calcext:value-type="float">
            <text:p>0.588469496120074</text:p>
          </table:table-cell>
          <table:table-cell office:value-type="float" office:value="0.589156593167502" calcext:value-type="float">
            <text:p>0.589156593167502</text:p>
          </table:table-cell>
          <table:table-cell office:value-type="float" office:value="0.588870797395727" calcext:value-type="float">
            <text:p>0.588870797395727</text:p>
          </table:table-cell>
          <table:table-cell office:value-type="float" office:value="0.58985875614158" calcext:value-type="float">
            <text:p>0.58985875614158</text:p>
          </table:table-cell>
          <table:table-cell office:value-type="float" office:value="0.590156948677791" calcext:value-type="float">
            <text:p>0.590156948677791</text:p>
          </table:table-cell>
          <table:table-cell office:value-type="float" office:value="0.589021372736499" calcext:value-type="float">
            <text:p>0.589021372736499</text:p>
          </table:table-cell>
          <table:table-cell office:value-type="float" office:value="0.589085248317926" calcext:value-type="float">
            <text:p>0.589085248317926</text:p>
          </table:table-cell>
          <table:table-cell office:value-type="float" office:value="0.590224979878437" calcext:value-type="float">
            <text:p>0.590224979878437</text:p>
          </table:table-cell>
          <table:table-cell office:value-type="float" office:value="0.590310270513548" calcext:value-type="float">
            <text:p>0.590310270513548</text:p>
          </table:table-cell>
          <table:table-cell office:value-type="float" office:value="0.590060325494444" calcext:value-type="float">
            <text:p>0.590060325494444</text:p>
          </table:table-cell>
          <table:table-cell office:value-type="float" office:value="0.589719486400483" calcext:value-type="float">
            <text:p>0.589719486400483</text:p>
          </table:table-cell>
          <table:table-cell office:value-type="float" office:value="0.591559427971887" calcext:value-type="float">
            <text:p>0.591559427971887</text:p>
          </table:table-cell>
          <table:table-cell office:value-type="float" office:value="0.590554924739702" calcext:value-type="float">
            <text:p>0.590554924739702</text:p>
          </table:table-cell>
          <table:table-cell office:value-type="float" office:value="0.589064050613499" calcext:value-type="float">
            <text:p>0.589064050613499</text:p>
          </table:table-cell>
          <table:table-cell office:value-type="float" office:value="0.590784235583985" calcext:value-type="float">
            <text:p>0.590784235583985</text:p>
          </table:table-cell>
          <table:table-cell office:value-type="float" office:value="0.591335421297843" calcext:value-type="float">
            <text:p>0.591335421297843</text:p>
          </table:table-cell>
          <table:table-cell office:value-type="float" office:value="0.590252486223483" calcext:value-type="float">
            <text:p>0.590252486223483</text:p>
          </table:table-cell>
          <table:table-cell office:value-type="float" office:value="0.591290625151469" calcext:value-type="float">
            <text:p>0.591290625151469</text:p>
          </table:table-cell>
          <table:table-cell office:value-type="float" office:value="0.590189061175174" calcext:value-type="float">
            <text:p>0.590189061175174</text:p>
          </table:table-cell>
          <table:table-cell office:value-type="float" office:value="0.590206635886575" calcext:value-type="float">
            <text:p>0.590206635886575</text:p>
          </table:table-cell>
          <table:table-cell office:value-type="float" office:value="0.589338774354455" calcext:value-type="float">
            <text:p>0.589338774354455</text:p>
          </table:table-cell>
          <table:table-cell office:value-type="float" office:value="0.590435000463073" calcext:value-type="float">
            <text:p>0.590435000463073</text:p>
          </table:table-cell>
          <table:table-cell office:value-type="float" office:value="0.590280898450838" calcext:value-type="float">
            <text:p>0.590280898450838</text:p>
          </table:table-cell>
          <table:table-cell office:value-type="float" office:value="0.590352995185717" calcext:value-type="float">
            <text:p>0.590352995185717</text:p>
          </table:table-cell>
          <table:table-cell office:value-type="float" office:value="0.589594719954349" calcext:value-type="float">
            <text:p>0.589594719954349</text:p>
          </table:table-cell>
          <table:table-cell office:value-type="float" office:value="0.590454688380586" calcext:value-type="float">
            <text:p>0.590454688380586</text:p>
          </table:table-cell>
          <table:table-cell office:value-type="float" office:value="0.589509699401518" calcext:value-type="float">
            <text:p>0.589509699401518</text:p>
          </table:table-cell>
          <table:table-cell office:value-type="float" office:value="0.589370134093941" calcext:value-type="float">
            <text:p>0.589370134093941</text:p>
          </table:table-cell>
          <table:table-cell office:value-type="float" office:value="0.588391642106716" calcext:value-type="float">
            <text:p>0.588391642106716</text:p>
          </table:table-cell>
          <table:table-cell office:value-type="float" office:value="0.590014593618782" calcext:value-type="float">
            <text:p>0.590014593618782</text:p>
          </table:table-cell>
          <table:table-cell office:value-type="float" office:value="0.590047682668573" calcext:value-type="float">
            <text:p>0.590047682668573</text:p>
          </table:table-cell>
          <table:table-cell office:value-type="float" office:value="0.589667635999985" calcext:value-type="float">
            <text:p>0.589667635999985</text:p>
          </table:table-cell>
          <table:table-cell office:value-type="float" office:value="0.591240727646003" calcext:value-type="float">
            <text:p>0.591240727646003</text:p>
          </table:table-cell>
          <table:table-cell office:value-type="float" office:value="0.591876346513873" calcext:value-type="float">
            <text:p>0.591876346513873</text:p>
          </table:table-cell>
          <table:table-cell office:value-type="float" office:value="0.599512161036763" calcext:value-type="float">
            <text:p>0.599512161036763</text:p>
          </table:table-cell>
          <table:table-cell office:value-type="float" office:value="0.599972859812804" calcext:value-type="float">
            <text:p>0.599972859812804</text:p>
          </table:table-cell>
          <table:table-cell office:value-type="float" office:value="0.607561134863651" calcext:value-type="float">
            <text:p>0.607561134863651</text:p>
          </table:table-cell>
          <table:table-cell office:value-type="float" office:value="0.610790836883141" calcext:value-type="float">
            <text:p>0.610790836883141</text:p>
          </table:table-cell>
          <table:table-cell office:value-type="float" office:value="0.59359077040287" calcext:value-type="float">
            <text:p>0.59359077040287</text:p>
          </table:table-cell>
          <table:table-cell office:value-type="float" office:value="0.590608672699851" calcext:value-type="float">
            <text:p>0.590608672699851</text:p>
          </table:table-cell>
          <table:table-cell office:value-type="float" office:value="0.604759731479824" calcext:value-type="float">
            <text:p>0.604759731479824</text:p>
          </table:table-cell>
          <table:table-cell office:value-type="float" office:value="0.600090772021556" calcext:value-type="float">
            <text:p>0.600090772021556</text:p>
          </table:table-cell>
          <table:table-cell office:value-type="float" office:value="0.562686347343456" calcext:value-type="float">
            <text:p>0.562686347343456</text:p>
          </table:table-cell>
          <table:table-cell office:value-type="float" office:value="0.560293969341141" calcext:value-type="float">
            <text:p>0.560293969341141</text:p>
          </table:table-cell>
          <table:table-cell office:value-type="float" office:value="0.556463691594719" calcext:value-type="float">
            <text:p>0.556463691594719</text:p>
          </table:table-cell>
          <table:table-cell office:value-type="float" office:value="0.536161062691091" calcext:value-type="float">
            <text:p>0.536161062691091</text:p>
          </table:table-cell>
          <table:table-cell office:value-type="float" office:value="0.529535063551595" calcext:value-type="float">
            <text:p>0.529535063551595</text:p>
          </table:table-cell>
          <table:table-cell office:value-type="float" office:value="0.51636365222139" calcext:value-type="float">
            <text:p>0.51636365222139</text:p>
          </table:table-cell>
          <table:table-cell office:value-type="float" office:value="0.507347154645292" calcext:value-type="float">
            <text:p>0.507347154645292</text:p>
          </table:table-cell>
          <table:table-cell office:value-type="float" office:value="0.505413296246048" calcext:value-type="float">
            <text:p>0.505413296246048</text:p>
          </table:table-cell>
          <table:table-cell office:value-type="float" office:value="0.500472351597215" calcext:value-type="float">
            <text:p>0.500472351597215</text:p>
          </table:table-cell>
          <table:table-cell office:value-type="float" office:value="0.511398885030453" calcext:value-type="float">
            <text:p>0.511398885030453</text:p>
          </table:table-cell>
          <table:table-cell office:value-type="float" office:value="0.515280707044212" calcext:value-type="float">
            <text:p>0.515280707044212</text:p>
          </table:table-cell>
          <table:table-cell office:value-type="float" office:value="0.515195972139957" calcext:value-type="float">
            <text:p>0.515195972139957</text:p>
          </table:table-cell>
          <table:table-cell office:value-type="float" office:value="0.51916138581965" calcext:value-type="float">
            <text:p>0.51916138581965</text:p>
          </table:table-cell>
          <table:table-cell office:value-type="float" office:value="0.535429903573579" calcext:value-type="float">
            <text:p>0.535429903573579</text:p>
          </table:table-cell>
          <table:table-cell office:value-type="float" office:value="0.545473919387651" calcext:value-type="float">
            <text:p>0.545473919387651</text:p>
          </table:table-cell>
          <table:table-cell office:value-type="float" office:value="0.567317951332858" calcext:value-type="float">
            <text:p>0.567317951332858</text:p>
          </table:table-cell>
          <table:table-cell office:value-type="float" office:value="0.5658257231095" calcext:value-type="float">
            <text:p>0.5658257231095</text:p>
          </table:table-cell>
          <table:table-cell office:value-type="float" office:value="0.572910774365691" calcext:value-type="float">
            <text:p>0.572910774365691</text:p>
          </table:table-cell>
          <table:table-cell office:value-type="float" office:value="0.578012728355176" calcext:value-type="float">
            <text:p>0.578012728355176</text:p>
          </table:table-cell>
          <table:table-cell office:value-type="float" office:value="0.571738866861528" calcext:value-type="float">
            <text:p>0.571738866861528</text:p>
          </table:table-cell>
          <table:table-cell office:value-type="float" office:value="0.581312731944869" calcext:value-type="float">
            <text:p>0.581312731944869</text:p>
          </table:table-cell>
          <table:table-cell office:value-type="float" office:value="0.589790171052248" calcext:value-type="float">
            <text:p>0.589790171052248</text:p>
          </table:table-cell>
          <table:table-cell office:value-type="float" office:value="0.597326969676787" calcext:value-type="float">
            <text:p>0.597326969676787</text:p>
          </table:table-cell>
          <table:table-cell office:value-type="float" office:value="0.606404178480429" calcext:value-type="float">
            <text:p>0.606404178480429</text:p>
          </table:table-cell>
          <table:table-cell office:value-type="float" office:value="0.614511399716277" calcext:value-type="float">
            <text:p>0.614511399716277</text:p>
          </table:table-cell>
          <table:table-cell office:value-type="float" office:value="0.618286097725486" calcext:value-type="float">
            <text:p>0.618286097725486</text:p>
          </table:table-cell>
          <table:table-cell office:value-type="float" office:value="0.626935832568519" calcext:value-type="float">
            <text:p>0.626935832568519</text:p>
          </table:table-cell>
          <table:table-cell office:value-type="float" office:value="0.619883469395251" calcext:value-type="float">
            <text:p>0.619883469395251</text:p>
          </table:table-cell>
          <table:table-cell office:value-type="float" office:value="0.610136768270201" calcext:value-type="float">
            <text:p>0.610136768270201</text:p>
          </table:table-cell>
          <table:table-cell office:value-type="float" office:value="0.597768221867162" calcext:value-type="float">
            <text:p>0.597768221867162</text:p>
          </table:table-cell>
          <table:table-cell office:value-type="float" office:value="0.588315591338934" calcext:value-type="float">
            <text:p>0.588315591338934</text:p>
          </table:table-cell>
          <table:table-cell office:value-type="float" office:value="0.590601722486719" calcext:value-type="float">
            <text:p>0.590601722486719</text:p>
          </table:table-cell>
          <table:table-cell office:value-type="float" office:value="0.583849377530987" calcext:value-type="float">
            <text:p>0.583849377530987</text:p>
          </table:table-cell>
          <table:table-cell office:value-type="float" office:value="0.589697319194127" calcext:value-type="float">
            <text:p>0.589697319194127</text:p>
          </table:table-cell>
          <table:table-cell office:value-type="float" office:value="0.587917811901984" calcext:value-type="float">
            <text:p>0.587917811901984</text:p>
          </table:table-cell>
          <table:table-cell office:value-type="float" office:value="0.5935534481523" calcext:value-type="float">
            <text:p>0.5935534481523</text:p>
          </table:table-cell>
          <table:table-cell office:value-type="float" office:value="0.593397565967028" calcext:value-type="float">
            <text:p>0.593397565967028</text:p>
          </table:table-cell>
          <table:table-cell office:value-type="float" office:value="0.603528262957807" calcext:value-type="float">
            <text:p>0.603528262957807</text:p>
          </table:table-cell>
          <table:table-cell office:value-type="float" office:value="0.601081355660665" calcext:value-type="float">
            <text:p>0.601081355660665</text:p>
          </table:table-cell>
          <table:table-cell office:value-type="float" office:value="0.598916470061404" calcext:value-type="float">
            <text:p>0.598916470061404</text:p>
          </table:table-cell>
          <table:table-cell office:value-type="float" office:value="0.585070197241165" calcext:value-type="float">
            <text:p>0.585070197241165</text:p>
          </table:table-cell>
          <table:table-cell office:value-type="float" office:value="0.577996283477003" calcext:value-type="float">
            <text:p>0.577996283477003</text:p>
          </table:table-cell>
          <table:table-cell office:value-type="float" office:value="0.589459098329747" calcext:value-type="float">
            <text:p>0.589459098329747</text:p>
          </table:table-cell>
          <table:table-cell office:value-type="float" office:value="0.585522585968342" calcext:value-type="float">
            <text:p>0.585522585968342</text:p>
          </table:table-cell>
          <table:table-cell office:value-type="float" office:value="0.591514639476273" calcext:value-type="float">
            <text:p>0.591514639476273</text:p>
          </table:table-cell>
          <table:table-cell office:value-type="float" office:value="0.590043917643452" calcext:value-type="float">
            <text:p>0.590043917643452</text:p>
          </table:table-cell>
          <table:table-cell office:value-type="float" office:value="0.592848772662562" calcext:value-type="float">
            <text:p>0.592848772662562</text:p>
          </table:table-cell>
          <table:table-cell office:value-type="float" office:value="0.593317857760009" calcext:value-type="float">
            <text:p>0.593317857760009</text:p>
          </table:table-cell>
          <table:table-cell office:value-type="float" office:value="0.593235670523943" calcext:value-type="float">
            <text:p>0.593235670523943</text:p>
          </table:table-cell>
          <table:table-cell office:value-type="float" office:value="0.591681450368619" calcext:value-type="float">
            <text:p>0.591681450368619</text:p>
          </table:table-cell>
          <table:table-cell office:value-type="float" office:value="0.584415347490693" calcext:value-type="float">
            <text:p>0.584415347490693</text:p>
          </table:table-cell>
          <table:table-cell office:value-type="float" office:value="0.578148836211035" calcext:value-type="float">
            <text:p>0.578148836211035</text:p>
          </table:table-cell>
          <table:table-cell office:value-type="float" office:value="0.572202606773386" calcext:value-type="float">
            <text:p>0.572202606773386</text:p>
          </table:table-cell>
          <table:table-cell office:value-type="float" office:value="0.575342777978438" calcext:value-type="float">
            <text:p>0.575342777978438</text:p>
          </table:table-cell>
          <table:table-cell office:value-type="float" office:value="0.563847674856899" calcext:value-type="float">
            <text:p>0.563847674856899</text:p>
          </table:table-cell>
          <table:table-cell office:value-type="float" office:value="0.55921673433499" calcext:value-type="float">
            <text:p>0.55921673433499</text:p>
          </table:table-cell>
          <table:table-cell office:value-type="float" office:value="0.556857835922142" calcext:value-type="float">
            <text:p>0.556857835922142</text:p>
          </table:table-cell>
          <table:table-cell office:value-type="float" office:value="0.551902270491168" calcext:value-type="float">
            <text:p>0.551902270491168</text:p>
          </table:table-cell>
          <table:table-cell office:value-type="float" office:value="0.558823071943533" calcext:value-type="float">
            <text:p>0.558823071943533</text:p>
          </table:table-cell>
          <table:table-cell office:value-type="float" office:value="0.558452594266044" calcext:value-type="float">
            <text:p>0.558452594266044</text:p>
          </table:table-cell>
          <table:table-cell office:value-type="float" office:value="0.584644383772081" calcext:value-type="float">
            <text:p>0.584644383772081</text:p>
          </table:table-cell>
          <table:table-cell office:value-type="float" office:value="0.545229513599833" calcext:value-type="float">
            <text:p>0.545229513599833</text:p>
          </table:table-cell>
          <table:table-cell office:value-type="float" office:value="0.553359647428291" calcext:value-type="float">
            <text:p>0.553359647428291</text:p>
          </table:table-cell>
          <table:table-cell office:value-type="float" office:value="0.550912041390076" calcext:value-type="float">
            <text:p>0.550912041390076</text:p>
          </table:table-cell>
          <table:table-cell office:value-type="float" office:value="0.548290120077974" calcext:value-type="float">
            <text:p>0.548290120077974</text:p>
          </table:table-cell>
          <table:table-cell office:value-type="float" office:value="0.554484576349842" calcext:value-type="float">
            <text:p>0.554484576349842</text:p>
          </table:table-cell>
          <table:table-cell office:value-type="float" office:value="0.552890687544553" calcext:value-type="float">
            <text:p>0.552890687544553</text:p>
          </table:table-cell>
          <table:table-cell office:value-type="float" office:value="0.564410097242353" calcext:value-type="float">
            <text:p>0.564410097242353</text:p>
          </table:table-cell>
          <table:table-cell office:value-type="float" office:value="0.563554002599412" calcext:value-type="float">
            <text:p>0.563554002599412</text:p>
          </table:table-cell>
          <table:table-cell office:value-type="float" office:value="0.547637909827105" calcext:value-type="float">
            <text:p>0.547637909827105</text:p>
          </table:table-cell>
          <table:table-cell office:value-type="float" office:value="0.554071650374419" calcext:value-type="float">
            <text:p>0.554071650374419</text:p>
          </table:table-cell>
          <table:table-cell office:value-type="float" office:value="0.552792133134368" calcext:value-type="float">
            <text:p>0.552792133134368</text:p>
          </table:table-cell>
          <table:table-cell office:value-type="float" office:value="0.555662969789496" calcext:value-type="float">
            <text:p>0.555662969789496</text:p>
          </table:table-cell>
          <table:table-cell office:value-type="float" office:value="0.553315493235037" calcext:value-type="float">
            <text:p>0.553315493235037</text:p>
          </table:table-cell>
          <table:table-cell office:value-type="float" office:value="0.550679084871744" calcext:value-type="float">
            <text:p>0.550679084871744</text:p>
          </table:table-cell>
          <table:table-cell office:value-type="float" office:value="0.542430536345551" calcext:value-type="float">
            <text:p>0.542430536345551</text:p>
          </table:table-cell>
          <table:table-cell office:value-type="float" office:value="0.539547066466834" calcext:value-type="float">
            <text:p>0.539547066466834</text:p>
          </table:table-cell>
          <table:table-cell office:value-type="float" office:value="0.536237772693286" calcext:value-type="float">
            <text:p>0.536237772693286</text:p>
          </table:table-cell>
          <table:table-cell office:value-type="float" office:value="0.530173845935477" calcext:value-type="float">
            <text:p>0.530173845935477</text:p>
          </table:table-cell>
          <table:table-cell office:value-type="float" office:value="0.532121722429326" calcext:value-type="float">
            <text:p>0.532121722429326</text:p>
          </table:table-cell>
          <table:table-cell office:value-type="float" office:value="0.540984487704889" calcext:value-type="float">
            <text:p>0.540984487704889</text:p>
          </table:table-cell>
          <table:table-cell office:value-type="float" office:value="0.553259515877769" calcext:value-type="float">
            <text:p>0.553259515877769</text:p>
          </table:table-cell>
          <table:table-cell office:value-type="float" office:value="0.53400664833667" calcext:value-type="float">
            <text:p>0.53400664833667</text:p>
          </table:table-cell>
          <table:table-cell office:value-type="float" office:value="0.528273474072894" calcext:value-type="float">
            <text:p>0.528273474072894</text:p>
          </table:table-cell>
          <table:table-cell office:value-type="float" office:value="0.525483965050678" calcext:value-type="float">
            <text:p>0.525483965050678</text:p>
          </table:table-cell>
          <table:table-cell office:value-type="float" office:value="0.526813221151491" calcext:value-type="float">
            <text:p>0.526813221151491</text:p>
          </table:table-cell>
          <table:table-cell office:value-type="float" office:value="0.532693584095938" calcext:value-type="float">
            <text:p>0.532693584095938</text:p>
          </table:table-cell>
          <table:table-cell office:value-type="float" office:value="0.53231652358854" calcext:value-type="float">
            <text:p>0.53231652358854</text:p>
          </table:table-cell>
          <table:table-cell office:value-type="float" office:value="0.531465388342114" calcext:value-type="float">
            <text:p>0.531465388342114</text:p>
          </table:table-cell>
          <table:table-cell office:value-type="float" office:value="0.515085846086404" calcext:value-type="float">
            <text:p>0.515085846086404</text:p>
          </table:table-cell>
          <table:table-cell office:value-type="float" office:value="0.516426271656199" calcext:value-type="float">
            <text:p>0.516426271656199</text:p>
          </table:table-cell>
          <table:table-cell office:value-type="float" office:value="0.517431101086226" calcext:value-type="float">
            <text:p>0.517431101086226</text:p>
          </table:table-cell>
          <table:table-cell office:value-type="float" office:value="0.528887972375218" calcext:value-type="float">
            <text:p>0.528887972375218</text:p>
          </table:table-cell>
          <table:table-cell office:value-type="float" office:value="0.527761404694815" calcext:value-type="float">
            <text:p>0.527761404694815</text:p>
          </table:table-cell>
          <table:table-cell office:value-type="float" office:value="0.538540344563711" calcext:value-type="float">
            <text:p>0.538540344563711</text:p>
          </table:table-cell>
          <table:table-cell office:value-type="float" office:value="0.506267087767649" calcext:value-type="float">
            <text:p>0.506267087767649</text:p>
          </table:table-cell>
          <table:table-cell office:value-type="float" office:value="0.507276181311708" calcext:value-type="float">
            <text:p>0.507276181311708</text:p>
          </table:table-cell>
          <table:table-cell office:value-type="float" office:value="0.506318546828379" calcext:value-type="float">
            <text:p>0.506318546828379</text:p>
          </table:table-cell>
          <table:table-cell office:value-type="float" office:value="0.514757528137917" calcext:value-type="float">
            <text:p>0.514757528137917</text:p>
          </table:table-cell>
          <table:table-cell office:value-type="float" office:value="0.50692061164977" calcext:value-type="float">
            <text:p>0.50692061164977</text:p>
          </table:table-cell>
          <table:table-cell office:value-type="float" office:value="0.511168039904059" calcext:value-type="float">
            <text:p>0.511168039904059</text:p>
          </table:table-cell>
          <table:table-cell office:value-type="float" office:value="0.509652989521021" calcext:value-type="float">
            <text:p>0.509652989521021</text:p>
          </table:table-cell>
          <table:table-cell office:value-type="float" office:value="0.526353662481862" calcext:value-type="float">
            <text:p>0.526353662481862</text:p>
          </table:table-cell>
          <table:table-cell office:value-type="float" office:value="0.493939658006414" calcext:value-type="float">
            <text:p>0.493939658006414</text:p>
          </table:table-cell>
          <table:table-cell office:value-type="float" office:value="0.497440779231" calcext:value-type="float">
            <text:p>0.497440779231</text:p>
          </table:table-cell>
          <table:table-cell office:value-type="float" office:value="0.499695631599775" calcext:value-type="float">
            <text:p>0.499695631599775</text:p>
          </table:table-cell>
          <table:table-cell office:value-type="float" office:value="0.494547506589243" calcext:value-type="float">
            <text:p>0.494547506589243</text:p>
          </table:table-cell>
          <table:table-cell office:value-type="float" office:value="0.500377023339542" calcext:value-type="float">
            <text:p>0.500377023339542</text:p>
          </table:table-cell>
          <table:table-cell office:value-type="float" office:value="0.500062073718467" calcext:value-type="float">
            <text:p>0.500062073718467</text:p>
          </table:table-cell>
          <table:table-cell office:value-type="float" office:value="0.499047826080783" calcext:value-type="float">
            <text:p>0.499047826080783</text:p>
          </table:table-cell>
          <table:table-cell office:value-type="float" office:value="0.512915627492995" calcext:value-type="float">
            <text:p>0.512915627492995</text:p>
          </table:table-cell>
          <table:table-cell office:value-type="float" office:value="0.496241123990029" calcext:value-type="float">
            <text:p>0.496241123990029</text:p>
          </table:table-cell>
          <table:table-cell office:value-type="float" office:value="0.498533539861405" calcext:value-type="float">
            <text:p>0.498533539861405</text:p>
          </table:table-cell>
          <table:table-cell office:value-type="float" office:value="0.500363698234995" calcext:value-type="float">
            <text:p>0.500363698234995</text:p>
          </table:table-cell>
          <table:table-cell office:value-type="float" office:value="0.502954228767037" calcext:value-type="float">
            <text:p>0.502954228767037</text:p>
          </table:table-cell>
          <table:table-cell office:value-type="float" office:value="0.500298051729392" calcext:value-type="float">
            <text:p>0.500298051729392</text:p>
          </table:table-cell>
          <table:table-cell office:value-type="float" office:value="0.50396685875722" calcext:value-type="float">
            <text:p>0.50396685875722</text:p>
          </table:table-cell>
          <table:table-cell office:value-type="float" office:value="0.503552062975284" calcext:value-type="float">
            <text:p>0.503552062975284</text:p>
          </table:table-cell>
          <table:table-cell office:value-type="float" office:value="0.508335875655442" calcext:value-type="float">
            <text:p>0.508335875655442</text:p>
          </table:table-cell>
          <table:table-cell office:value-type="float" office:value="0.502477308188629" calcext:value-type="float">
            <text:p>0.502477308188629</text:p>
          </table:table-cell>
          <table:table-cell office:value-type="float" office:value="0.494643168494992" calcext:value-type="float">
            <text:p>0.494643168494992</text:p>
          </table:table-cell>
          <table:table-cell office:value-type="float" office:value="0.499357721035457" calcext:value-type="float">
            <text:p>0.499357721035457</text:p>
          </table:table-cell>
          <table:table-cell office:value-type="float" office:value="0.493864953860876" calcext:value-type="float">
            <text:p>0.493864953860876</text:p>
          </table:table-cell>
          <table:table-cell office:value-type="float" office:value="0.504829117343864" calcext:value-type="float">
            <text:p>0.504829117343864</text:p>
          </table:table-cell>
          <table:table-cell office:value-type="float" office:value="0.496649941957366" calcext:value-type="float">
            <text:p>0.496649941957366</text:p>
          </table:table-cell>
          <table:table-cell office:value-type="float" office:value="0.495317218853208" calcext:value-type="float">
            <text:p>0.495317218853208</text:p>
          </table:table-cell>
          <table:table-cell office:value-type="float" office:value="0.497510875400463" calcext:value-type="float">
            <text:p>0.497510875400463</text:p>
          </table:table-cell>
          <table:table-cell office:value-type="float" office:value="0.509966938534009" calcext:value-type="float">
            <text:p>0.509966938534009</text:p>
          </table:table-cell>
          <table:table-cell office:value-type="float" office:value="0.484709525248649" calcext:value-type="float">
            <text:p>0.484709525248649</text:p>
          </table:table-cell>
          <table:table-cell office:value-type="float" office:value="0.484199533122649" calcext:value-type="float">
            <text:p>0.484199533122649</text:p>
          </table:table-cell>
          <table:table-cell office:value-type="float" office:value="0.490171668675289" calcext:value-type="float">
            <text:p>0.490171668675289</text:p>
          </table:table-cell>
          <table:table-cell office:value-type="float" office:value="0.479892540172412" calcext:value-type="float">
            <text:p>0.479892540172412</text:p>
          </table:table-cell>
          <table:table-cell office:value-type="float" office:value="0.47613725052657" calcext:value-type="float">
            <text:p>0.47613725052657</text:p>
          </table:table-cell>
          <table:table-cell office:value-type="float" office:value="0.477343788564428" calcext:value-type="float">
            <text:p>0.477343788564428</text:p>
          </table:table-cell>
          <table:table-cell office:value-type="float" office:value="0.482675721146713" calcext:value-type="float">
            <text:p>0.482675721146713</text:p>
          </table:table-cell>
          <table:table-cell office:value-type="float" office:value="0.459608652369818" calcext:value-type="float">
            <text:p>0.459608652369818</text:p>
          </table:table-cell>
          <table:table-cell office:value-type="float" office:value="0.461266041944488" calcext:value-type="float">
            <text:p>0.461266041944488</text:p>
          </table:table-cell>
          <table:table-cell office:value-type="float" office:value="0.452815369998461" calcext:value-type="float">
            <text:p>0.452815369998461</text:p>
          </table:table-cell>
          <table:table-cell office:value-type="float" office:value="0.448476712941075" calcext:value-type="float">
            <text:p>0.448476712941075</text:p>
          </table:table-cell>
          <table:table-cell office:value-type="float" office:value="0.447273041056094" calcext:value-type="float">
            <text:p>0.447273041056094</text:p>
          </table:table-cell>
          <table:table-cell office:value-type="float" office:value="0.451928050579163" calcext:value-type="float">
            <text:p>0.451928050579163</text:p>
          </table:table-cell>
          <table:table-cell office:value-type="float" office:value="0.453928925476874" calcext:value-type="float">
            <text:p>0.453928925476874</text:p>
          </table:table-cell>
          <table:table-cell office:value-type="float" office:value="0.453218505536771" calcext:value-type="float">
            <text:p>0.453218505536771</text:p>
          </table:table-cell>
          <table:table-cell office:value-type="float" office:value="0.451384186124746" calcext:value-type="float">
            <text:p>0.451384186124746</text:p>
          </table:table-cell>
          <table:table-cell office:value-type="float" office:value="0.452063732741966" calcext:value-type="float">
            <text:p>0.452063732741966</text:p>
          </table:table-cell>
          <table:table-cell office:value-type="float" office:value="0.454163107586901" calcext:value-type="float">
            <text:p>0.454163107586901</text:p>
          </table:table-cell>
          <table:table-cell office:value-type="float" office:value="0.450662486684546" calcext:value-type="float">
            <text:p>0.450662486684546</text:p>
          </table:table-cell>
          <table:table-cell office:value-type="float" office:value="0.448246485305524" calcext:value-type="float">
            <text:p>0.448246485305524</text:p>
          </table:table-cell>
          <table:table-cell office:value-type="float" office:value="0.444075197156784" calcext:value-type="float">
            <text:p>0.444075197156784</text:p>
          </table:table-cell>
          <table:table-cell office:value-type="float" office:value="0.439546774495988" calcext:value-type="float">
            <text:p>0.439546774495988</text:p>
          </table:table-cell>
          <table:table-cell office:value-type="float" office:value="0.435672806103035" calcext:value-type="float">
            <text:p>0.435672806103035</text:p>
          </table:table-cell>
          <table:table-cell office:value-type="float" office:value="0.432548663070363" calcext:value-type="float">
            <text:p>0.432548663070363</text:p>
          </table:table-cell>
          <table:table-cell office:value-type="float" office:value="0.429091743449024" calcext:value-type="float">
            <text:p>0.429091743449024</text:p>
          </table:table-cell>
          <table:table-cell office:value-type="float" office:value="0.428669527135911" calcext:value-type="float">
            <text:p>0.428669527135911</text:p>
          </table:table-cell>
          <table:table-cell office:value-type="float" office:value="0.429686050105439" calcext:value-type="float">
            <text:p>0.429686050105439</text:p>
          </table:table-cell>
          <table:table-cell office:value-type="float" office:value="0.431284820831579" calcext:value-type="float">
            <text:p>0.431284820831579</text:p>
          </table:table-cell>
          <table:table-cell office:value-type="float" office:value="0.431197920299073" calcext:value-type="float">
            <text:p>0.431197920299073</text:p>
          </table:table-cell>
          <table:table-cell office:value-type="float" office:value="0.430488514518001" calcext:value-type="float">
            <text:p>0.430488514518001</text:p>
          </table:table-cell>
          <table:table-cell office:value-type="float" office:value="0.429427217470679" calcext:value-type="float">
            <text:p>0.429427217470679</text:p>
          </table:table-cell>
          <table:table-cell office:value-type="float" office:value="0.429282352079987" calcext:value-type="float">
            <text:p>0.429282352079987</text:p>
          </table:table-cell>
          <table:table-cell office:value-type="float" office:value="0.430071460427587" calcext:value-type="float">
            <text:p>0.430071460427587</text:p>
          </table:table-cell>
          <table:table-cell office:value-type="float" office:value="0.429876752605253" calcext:value-type="float">
            <text:p>0.429876752605253</text:p>
          </table:table-cell>
          <table:table-cell office:value-type="float" office:value="0.429753875483567" calcext:value-type="float">
            <text:p>0.429753875483567</text:p>
          </table:table-cell>
          <table:table-cell office:value-type="float" office:value="0.429777993345268" calcext:value-type="float">
            <text:p>0.429777993345268</text:p>
          </table:table-cell>
          <table:table-cell office:value-type="float" office:value="0.429515224442999" calcext:value-type="float">
            <text:p>0.429515224442999</text:p>
          </table:table-cell>
          <table:table-cell office:value-type="float" office:value="0.429113227409163" calcext:value-type="float">
            <text:p>0.429113227409163</text:p>
          </table:table-cell>
          <table:table-cell office:value-type="float" office:value="0.429420811107907" calcext:value-type="float">
            <text:p>0.429420811107907</text:p>
          </table:table-cell>
          <table:table-cell office:value-type="float" office:value="0.429491395422389" calcext:value-type="float">
            <text:p>0.429491395422389</text:p>
          </table:table-cell>
          <table:table-cell office:value-type="float" office:value="0.429466967070469" calcext:value-type="float">
            <text:p>0.429466967070469</text:p>
          </table:table-cell>
          <table:table-cell office:value-type="float" office:value="0.429160147647567" calcext:value-type="float">
            <text:p>0.429160147647567</text:p>
          </table:table-cell>
          <table:table-cell office:value-type="float" office:value="0.429118125636737" calcext:value-type="float">
            <text:p>0.429118125636737</text:p>
          </table:table-cell>
          <table:table-cell office:value-type="float" office:value="0.429285524920014" calcext:value-type="float">
            <text:p>0.429285524920014</text:p>
          </table:table-cell>
          <table:table-cell office:value-type="float" office:value="0.429198753836026" calcext:value-type="float">
            <text:p>0.429198753836026</text:p>
          </table:table-cell>
          <table:table-cell office:value-type="float" office:value="0.429049015845759" calcext:value-type="float">
            <text:p>0.429049015845759</text:p>
          </table:table-cell>
          <table:table-cell office:value-type="float" office:value="0.429284232856477" calcext:value-type="float">
            <text:p>0.429284232856477</text:p>
          </table:table-cell>
          <table:table-cell office:value-type="float" office:value="0.429157012277557" calcext:value-type="float">
            <text:p>0.429157012277557</text:p>
          </table:table-cell>
          <table:table-cell office:value-type="float" office:value="0.429296253433868" calcext:value-type="float">
            <text:p>0.429296253433868</text:p>
          </table:table-cell>
          <table:table-cell office:value-type="float" office:value="0.428997503904499" calcext:value-type="float">
            <text:p>0.428997503904499</text:p>
          </table:table-cell>
          <table:table-cell office:value-type="float" office:value="0.429440343945699" calcext:value-type="float">
            <text:p>0.429440343945699</text:p>
          </table:table-cell>
          <table:table-cell office:value-type="float" office:value="0.429099543495083" calcext:value-type="float">
            <text:p>0.429099543495083</text:p>
          </table:table-cell>
          <table:table-cell office:value-type="float" office:value="0.429325574631342" calcext:value-type="float">
            <text:p>0.429325574631342</text:p>
          </table:table-cell>
          <table:table-cell office:value-type="float" office:value="0.429724803426182" calcext:value-type="float">
            <text:p>0.429724803426182</text:p>
          </table:table-cell>
          <table:table-cell office:value-type="float" office:value="0.42916050683456" calcext:value-type="float">
            <text:p>0.42916050683456</text:p>
          </table:table-cell>
          <table:table-cell office:value-type="float" office:value="0.429529302601854" calcext:value-type="float">
            <text:p>0.429529302601854</text:p>
          </table:table-cell>
          <table:table-cell office:value-type="float" office:value="0.429467378398138" calcext:value-type="float">
            <text:p>0.429467378398138</text:p>
          </table:table-cell>
          <table:table-cell office:value-type="float" office:value="0.429256510695831" calcext:value-type="float">
            <text:p>0.429256510695831</text:p>
          </table:table-cell>
          <table:table-cell office:value-type="float" office:value="0.429316310258334" calcext:value-type="float">
            <text:p>0.429316310258334</text:p>
          </table:table-cell>
          <table:table-cell office:value-type="float" office:value="0.429592626287864" calcext:value-type="float">
            <text:p>0.429592626287864</text:p>
          </table:table-cell>
          <table:table-cell office:value-type="float" office:value="0.429297338713113" calcext:value-type="float">
            <text:p>0.429297338713113</text:p>
          </table:table-cell>
          <table:table-cell office:value-type="float" office:value="0.428617798607067" calcext:value-type="float">
            <text:p>0.428617798607067</text:p>
          </table:table-cell>
          <table:table-cell office:value-type="float" office:value="0.429173842118468" calcext:value-type="float">
            <text:p>0.429173842118468</text:p>
          </table:table-cell>
          <table:table-cell office:value-type="float" office:value="0.429305173435082" calcext:value-type="float">
            <text:p>0.429305173435082</text:p>
          </table:table-cell>
          <table:table-cell office:value-type="float" office:value="0.429677873171532" calcext:value-type="float">
            <text:p>0.429677873171532</text:p>
          </table:table-cell>
          <table:table-cell office:value-type="float" office:value="0.429091248552709" calcext:value-type="float">
            <text:p>0.429091248552709</text:p>
          </table:table-cell>
          <table:table-cell office:value-type="float" office:value="0.42904999887982" calcext:value-type="float">
            <text:p>0.42904999887982</text:p>
          </table:table-cell>
          <table:table-cell office:value-type="float" office:value="0.429242558042183" calcext:value-type="float">
            <text:p>0.429242558042183</text:p>
          </table:table-cell>
          <table:table-cell office:value-type="float" office:value="0.42939000839433" calcext:value-type="float">
            <text:p>0.42939000839433</text:p>
          </table:table-cell>
          <table:table-cell office:value-type="float" office:value="0.429473704072804" calcext:value-type="float">
            <text:p>0.429473704072804</text:p>
          </table:table-cell>
          <table:table-cell office:value-type="float" office:value="0.429233480440085" calcext:value-type="float">
            <text:p>0.429233480440085</text:p>
          </table:table-cell>
          <table:table-cell office:value-type="float" office:value="0.429266519464052" calcext:value-type="float">
            <text:p>0.429266519464052</text:p>
          </table:table-cell>
          <table:table-cell office:value-type="float" office:value="0.429482720872316" calcext:value-type="float">
            <text:p>0.429482720872316</text:p>
          </table:table-cell>
          <table:table-cell office:value-type="float" office:value="0.428953728617443" calcext:value-type="float">
            <text:p>0.428953728617443</text:p>
          </table:table-cell>
          <table:table-cell office:value-type="float" office:value="0.429244792248368" calcext:value-type="float">
            <text:p>0.429244792248368</text:p>
          </table:table-cell>
          <table:table-cell office:value-type="float" office:value="0.429291864842209" calcext:value-type="float">
            <text:p>0.429291864842209</text:p>
          </table:table-cell>
          <table:table-cell office:value-type="float" office:value="0.42926428939235" calcext:value-type="float">
            <text:p>0.42926428939235</text:p>
          </table:table-cell>
          <table:table-cell office:value-type="float" office:value="0.428498794366052" calcext:value-type="float">
            <text:p>0.428498794366052</text:p>
          </table:table-cell>
          <table:table-cell office:value-type="float" office:value="0.42948211804734" calcext:value-type="float">
            <text:p>0.42948211804734</text:p>
          </table:table-cell>
          <table:table-cell office:value-type="float" office:value="0.429071964831754" calcext:value-type="float">
            <text:p>0.429071964831754</text:p>
          </table:table-cell>
          <table:table-cell office:value-type="float" office:value="0.429262100746398" calcext:value-type="float">
            <text:p>0.429262100746398</text:p>
          </table:table-cell>
          <table:table-cell office:value-type="float" office:value="0.429583149197201" calcext:value-type="float">
            <text:p>0.429583149197201</text:p>
          </table:table-cell>
          <table:table-cell office:value-type="float" office:value="0.42923979871895" calcext:value-type="float">
            <text:p>0.42923979871895</text:p>
          </table:table-cell>
          <table:table-cell office:value-type="float" office:value="0.428731506977025" calcext:value-type="float">
            <text:p>0.428731506977025</text:p>
          </table:table-cell>
          <table:table-cell office:value-type="float" office:value="0.429401298302239" calcext:value-type="float">
            <text:p>0.429401298302239</text:p>
          </table:table-cell>
          <table:table-cell office:value-type="float" office:value="0.428963459514172" calcext:value-type="float">
            <text:p>0.428963459514172</text:p>
          </table:table-cell>
          <table:table-cell office:value-type="float" office:value="0.429331762253109" calcext:value-type="float">
            <text:p>0.429331762253109</text:p>
          </table:table-cell>
          <table:table-cell office:value-type="float" office:value="0.429094680076078" calcext:value-type="float">
            <text:p>0.429094680076078</text:p>
          </table:table-cell>
          <table:table-cell office:value-type="float" office:value="0.429327408305486" calcext:value-type="float">
            <text:p>0.429327408305486</text:p>
          </table:table-cell>
          <table:table-cell office:value-type="float" office:value="0.429430672514988" calcext:value-type="float">
            <text:p>0.429430672514988</text:p>
          </table:table-cell>
          <table:table-cell office:value-type="float" office:value="0.42942959652935" calcext:value-type="float">
            <text:p>0.42942959652935</text:p>
          </table:table-cell>
          <table:table-cell office:value-type="float" office:value="0.428954682397962" calcext:value-type="float">
            <text:p>0.428954682397962</text:p>
          </table:table-cell>
          <table:table-cell office:value-type="float" office:value="0.429470625759671" calcext:value-type="float">
            <text:p>0.429470625759671</text:p>
          </table:table-cell>
          <table:table-cell office:value-type="float" office:value="0.429023338633413" calcext:value-type="float">
            <text:p>0.429023338633413</text:p>
          </table:table-cell>
          <table:table-cell office:value-type="float" office:value="0.429040237479814" calcext:value-type="float">
            <text:p>0.429040237479814</text:p>
          </table:table-cell>
          <table:table-cell office:value-type="float" office:value="0.429234655356465" calcext:value-type="float">
            <text:p>0.429234655356465</text:p>
          </table:table-cell>
          <table:table-cell office:value-type="float" office:value="0.429308534008952" calcext:value-type="float">
            <text:p>0.429308534008952</text:p>
          </table:table-cell>
          <table:table-cell office:value-type="float" office:value="0.428850698561266" calcext:value-type="float">
            <text:p>0.428850698561266</text:p>
          </table:table-cell>
          <table:table-cell office:value-type="float" office:value="0.429376320972361" calcext:value-type="float">
            <text:p>0.429376320972361</text:p>
          </table:table-cell>
          <table:table-cell office:value-type="float" office:value="0.429272809543926" calcext:value-type="float">
            <text:p>0.429272809543926</text:p>
          </table:table-cell>
          <table:table-cell office:value-type="float" office:value="0.429229435254126" calcext:value-type="float">
            <text:p>0.429229435254126</text:p>
          </table:table-cell>
          <table:table-cell office:value-type="float" office:value="0.428988872260054" calcext:value-type="float">
            <text:p>0.428988872260054</text:p>
          </table:table-cell>
          <table:table-cell office:value-type="float" office:value="0.429201927266978" calcext:value-type="float">
            <text:p>0.429201927266978</text:p>
          </table:table-cell>
          <table:table-cell office:value-type="float" office:value="0.429170625579917" calcext:value-type="float">
            <text:p>0.429170625579917</text:p>
          </table:table-cell>
          <table:table-cell office:value-type="float" office:value="0.429568826286183" calcext:value-type="float">
            <text:p>0.429568826286183</text:p>
          </table:table-cell>
          <table:table-cell office:value-type="float" office:value="0.429302842878528" calcext:value-type="float">
            <text:p>0.429302842878528</text:p>
          </table:table-cell>
          <table:table-cell office:value-type="float" office:value="0.429237369375762" calcext:value-type="float">
            <text:p>0.429237369375762</text:p>
          </table:table-cell>
          <table:table-cell office:value-type="float" office:value="0.429284191237768" calcext:value-type="float">
            <text:p>0.429284191237768</text:p>
          </table:table-cell>
          <table:table-cell office:value-type="float" office:value="0.429409484093863" calcext:value-type="float">
            <text:p>0.429409484093863</text:p>
          </table:table-cell>
          <table:table-cell office:value-type="float" office:value="0.430006133979631" calcext:value-type="float">
            <text:p>0.430006133979631</text:p>
          </table:table-cell>
          <table:table-cell office:value-type="float" office:value="0.429500738626541" calcext:value-type="float">
            <text:p>0.429500738626541</text:p>
          </table:table-cell>
          <table:table-cell office:value-type="float" office:value="0.428932653833307" calcext:value-type="float">
            <text:p>0.428932653833307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4313002698223" calcext:value-type="float">
            <text:p>-0.204313002698223</text:p>
          </table:table-cell>
          <table:table-cell office:value-type="float" office:value="-0.204365843574424" calcext:value-type="float">
            <text:p>-0.204365843574424</text:p>
          </table:table-cell>
          <table:table-cell office:value-type="float" office:value="-0.204330075991936" calcext:value-type="float">
            <text:p>-0.204330075991936</text:p>
          </table:table-cell>
          <table:table-cell office:value-type="float" office:value="-0.204332163007805" calcext:value-type="float">
            <text:p>-0.204332163007805</text:p>
          </table:table-cell>
          <table:table-cell office:value-type="float" office:value="-0.204467855090479" calcext:value-type="float">
            <text:p>-0.204467855090479</text:p>
          </table:table-cell>
          <table:table-cell office:value-type="float" office:value="-0.204298540429109" calcext:value-type="float">
            <text:p>-0.204298540429109</text:p>
          </table:table-cell>
          <table:table-cell office:value-type="float" office:value="-0.204019870753401" calcext:value-type="float">
            <text:p>-0.204019870753401</text:p>
          </table:table-cell>
          <table:table-cell office:value-type="float" office:value="-0.204487950099919" calcext:value-type="float">
            <text:p>-0.204487950099919</text:p>
          </table:table-cell>
          <table:table-cell office:value-type="float" office:value="-0.204408499109998" calcext:value-type="float">
            <text:p>-0.204408499109998</text:p>
          </table:table-cell>
          <table:table-cell office:value-type="float" office:value="-0.204476900837579" calcext:value-type="float">
            <text:p>-0.204476900837579</text:p>
          </table:table-cell>
          <table:table-cell office:value-type="float" office:value="-0.204207598318212" calcext:value-type="float">
            <text:p>-0.204207598318212</text:p>
          </table:table-cell>
          <table:table-cell office:value-type="float" office:value="-0.204459216228684" calcext:value-type="float">
            <text:p>-0.204459216228684</text:p>
          </table:table-cell>
          <table:table-cell office:value-type="float" office:value="-0.204548842453482" calcext:value-type="float">
            <text:p>-0.204548842453482</text:p>
          </table:table-cell>
          <table:table-cell office:value-type="float" office:value="-0.204459430097741" calcext:value-type="float">
            <text:p>-0.204459430097741</text:p>
          </table:table-cell>
          <table:table-cell office:value-type="float" office:value="-0.204477439676422" calcext:value-type="float">
            <text:p>-0.204477439676422</text:p>
          </table:table-cell>
          <table:table-cell office:value-type="float" office:value="-0.204410122469286" calcext:value-type="float">
            <text:p>-0.204410122469286</text:p>
          </table:table-cell>
          <table:table-cell office:value-type="float" office:value="-0.204661704916878" calcext:value-type="float">
            <text:p>-0.204661704916878</text:p>
          </table:table-cell>
          <table:table-cell office:value-type="float" office:value="-0.204442415695628" calcext:value-type="float">
            <text:p>-0.204442415695628</text:p>
          </table:table-cell>
          <table:table-cell office:value-type="float" office:value="-0.204403341252906" calcext:value-type="float">
            <text:p>-0.204403341252906</text:p>
          </table:table-cell>
          <table:table-cell office:value-type="float" office:value="-0.204353488185791" calcext:value-type="float">
            <text:p>-0.204353488185791</text:p>
          </table:table-cell>
          <table:table-cell office:value-type="float" office:value="-0.204420810189553" calcext:value-type="float">
            <text:p>-0.204420810189553</text:p>
          </table:table-cell>
          <table:table-cell office:value-type="float" office:value="-0.20450326236146" calcext:value-type="float">
            <text:p>-0.20450326236146</text:p>
          </table:table-cell>
          <table:table-cell office:value-type="float" office:value="-0.204375411398968" calcext:value-type="float">
            <text:p>-0.204375411398968</text:p>
          </table:table-cell>
          <table:table-cell office:value-type="float" office:value="-0.20441666291491" calcext:value-type="float">
            <text:p>-0.20441666291491</text:p>
          </table:table-cell>
          <table:table-cell office:value-type="float" office:value="-0.204491423785438" calcext:value-type="float">
            <text:p>-0.204491423785438</text:p>
          </table:table-cell>
          <table:table-cell office:value-type="float" office:value="-0.204568799481867" calcext:value-type="float">
            <text:p>-0.204568799481867</text:p>
          </table:table-cell>
          <table:table-cell office:value-type="float" office:value="-0.204401223174894" calcext:value-type="float">
            <text:p>-0.204401223174894</text:p>
          </table:table-cell>
          <table:table-cell office:value-type="float" office:value="-0.204370466246866" calcext:value-type="float">
            <text:p>-0.204370466246866</text:p>
          </table:table-cell>
          <table:table-cell office:value-type="float" office:value="-0.204695089497831" calcext:value-type="float">
            <text:p>-0.204695089497831</text:p>
          </table:table-cell>
          <table:table-cell office:value-type="float" office:value="-0.20433826347638" calcext:value-type="float">
            <text:p>-0.20433826347638</text:p>
          </table:table-cell>
          <table:table-cell office:value-type="float" office:value="-0.204272865865632" calcext:value-type="float">
            <text:p>-0.204272865865632</text:p>
          </table:table-cell>
          <table:table-cell office:value-type="float" office:value="-0.204572974517973" calcext:value-type="float">
            <text:p>-0.204572974517973</text:p>
          </table:table-cell>
          <table:table-cell office:value-type="float" office:value="-0.20435959276884" calcext:value-type="float">
            <text:p>-0.20435959276884</text:p>
          </table:table-cell>
          <table:table-cell office:value-type="float" office:value="-0.204505109625627" calcext:value-type="float">
            <text:p>-0.204505109625627</text:p>
          </table:table-cell>
          <table:table-cell office:value-type="float" office:value="-0.20461413886432" calcext:value-type="float">
            <text:p>-0.20461413886432</text:p>
          </table:table-cell>
          <table:table-cell office:value-type="float" office:value="-0.204426256905475" calcext:value-type="float">
            <text:p>-0.204426256905475</text:p>
          </table:table-cell>
          <table:table-cell office:value-type="float" office:value="-0.204558700293059" calcext:value-type="float">
            <text:p>-0.204558700293059</text:p>
          </table:table-cell>
          <table:table-cell office:value-type="float" office:value="-0.204595767640109" calcext:value-type="float">
            <text:p>-0.204595767640109</text:p>
          </table:table-cell>
          <table:table-cell office:value-type="float" office:value="-0.204394183060252" calcext:value-type="float">
            <text:p>-0.204394183060252</text:p>
          </table:table-cell>
          <table:table-cell office:value-type="float" office:value="-0.204392750983523" calcext:value-type="float">
            <text:p>-0.204392750983523</text:p>
          </table:table-cell>
          <table:table-cell office:value-type="float" office:value="-0.204632857358101" calcext:value-type="float">
            <text:p>-0.204632857358101</text:p>
          </table:table-cell>
          <table:table-cell office:value-type="float" office:value="-0.204628100314027" calcext:value-type="float">
            <text:p>-0.204628100314027</text:p>
          </table:table-cell>
          <table:table-cell office:value-type="float" office:value="-0.204598047682061" calcext:value-type="float">
            <text:p>-0.204598047682061</text:p>
          </table:table-cell>
          <table:table-cell office:value-type="float" office:value="-0.204500477244937" calcext:value-type="float">
            <text:p>-0.204500477244937</text:p>
          </table:table-cell>
          <table:table-cell office:value-type="float" office:value="-0.204909915394499" calcext:value-type="float">
            <text:p>-0.204909915394499</text:p>
          </table:table-cell>
          <table:table-cell office:value-type="float" office:value="-0.204646353497144" calcext:value-type="float">
            <text:p>-0.204646353497144</text:p>
          </table:table-cell>
          <table:table-cell office:value-type="float" office:value="-0.204370505842655" calcext:value-type="float">
            <text:p>-0.204370505842655</text:p>
          </table:table-cell>
          <table:table-cell office:value-type="float" office:value="-0.204725771054882" calcext:value-type="float">
            <text:p>-0.204725771054882</text:p>
          </table:table-cell>
          <table:table-cell office:value-type="float" office:value="-0.204837429522042" calcext:value-type="float">
            <text:p>-0.204837429522042</text:p>
          </table:table-cell>
          <table:table-cell office:value-type="float" office:value="-0.204639628213656" calcext:value-type="float">
            <text:p>-0.204639628213656</text:p>
          </table:table-cell>
          <table:table-cell office:value-type="float" office:value="-0.20483215599243" calcext:value-type="float">
            <text:p>-0.20483215599243</text:p>
          </table:table-cell>
          <table:table-cell office:value-type="float" office:value="-0.204596182209022" calcext:value-type="float">
            <text:p>-0.204596182209022</text:p>
          </table:table-cell>
          <table:table-cell office:value-type="float" office:value="-0.204535543806721" calcext:value-type="float">
            <text:p>-0.204535543806721</text:p>
          </table:table-cell>
          <table:table-cell office:value-type="float" office:value="-0.204407684919057" calcext:value-type="float">
            <text:p>-0.204407684919057</text:p>
          </table:table-cell>
          <table:table-cell office:value-type="float" office:value="-0.204693620851244" calcext:value-type="float">
            <text:p>-0.204693620851244</text:p>
          </table:table-cell>
          <table:table-cell office:value-type="float" office:value="-0.204674556033073" calcext:value-type="float">
            <text:p>-0.204674556033073</text:p>
          </table:table-cell>
          <table:table-cell office:value-type="float" office:value="-0.204691163173957" calcext:value-type="float">
            <text:p>-0.204691163173957</text:p>
          </table:table-cell>
          <table:table-cell office:value-type="float" office:value="-0.204538285025851" calcext:value-type="float">
            <text:p>-0.204538285025851</text:p>
          </table:table-cell>
          <table:table-cell office:value-type="float" office:value="-0.20476193401196" calcext:value-type="float">
            <text:p>-0.20476193401196</text:p>
          </table:table-cell>
          <table:table-cell office:value-type="float" office:value="-0.204511971112771" calcext:value-type="float">
            <text:p>-0.204511971112771</text:p>
          </table:table-cell>
          <table:table-cell office:value-type="float" office:value="-0.204495331716127" calcext:value-type="float">
            <text:p>-0.204495331716127</text:p>
          </table:table-cell>
          <table:table-cell office:value-type="float" office:value="-0.204236734653367" calcext:value-type="float">
            <text:p>-0.204236734653367</text:p>
          </table:table-cell>
          <table:table-cell office:value-type="float" office:value="-0.204604506070617" calcext:value-type="float">
            <text:p>-0.204604506070617</text:p>
          </table:table-cell>
          <table:table-cell office:value-type="float" office:value="-0.204598137404497" calcext:value-type="float">
            <text:p>-0.204598137404497</text:p>
          </table:table-cell>
          <table:table-cell office:value-type="float" office:value="-0.204532596997331" calcext:value-type="float">
            <text:p>-0.204532596997331</text:p>
          </table:table-cell>
          <table:table-cell office:value-type="float" office:value="-0.207128055380039" calcext:value-type="float">
            <text:p>-0.207128055380039</text:p>
          </table:table-cell>
          <table:table-cell office:value-type="float" office:value="-0.207818697103777" calcext:value-type="float">
            <text:p>-0.207818697103777</text:p>
          </table:table-cell>
          <table:table-cell office:value-type="float" office:value="-0.203826599572439" calcext:value-type="float">
            <text:p>-0.203826599572439</text:p>
          </table:table-cell>
          <table:table-cell office:value-type="float" office:value="-0.200831647141688" calcext:value-type="float">
            <text:p>-0.200831647141688</text:p>
          </table:table-cell>
          <table:table-cell office:value-type="float" office:value="-0.198852996250797" calcext:value-type="float">
            <text:p>-0.198852996250797</text:p>
          </table:table-cell>
          <table:table-cell office:value-type="float" office:value="-0.194817539178955" calcext:value-type="float">
            <text:p>-0.194817539178955</text:p>
          </table:table-cell>
          <table:table-cell office:value-type="float" office:value="-0.184798716740793" calcext:value-type="float">
            <text:p>-0.184798716740793</text:p>
          </table:table-cell>
          <table:table-cell office:value-type="float" office:value="-0.184528741116112" calcext:value-type="float">
            <text:p>-0.184528741116112</text:p>
          </table:table-cell>
          <table:table-cell office:value-type="float" office:value="-0.195737715976905" calcext:value-type="float">
            <text:p>-0.195737715976905</text:p>
          </table:table-cell>
          <table:table-cell office:value-type="float" office:value="-0.206286636698867" calcext:value-type="float">
            <text:p>-0.206286636698867</text:p>
          </table:table-cell>
          <table:table-cell office:value-type="float" office:value="-0.241253986916132" calcext:value-type="float">
            <text:p>-0.241253986916132</text:p>
          </table:table-cell>
          <table:table-cell office:value-type="float" office:value="-0.240245808590145" calcext:value-type="float">
            <text:p>-0.240245808590145</text:p>
          </table:table-cell>
          <table:table-cell office:value-type="float" office:value="-0.236144927764227" calcext:value-type="float">
            <text:p>-0.236144927764227</text:p>
          </table:table-cell>
          <table:table-cell office:value-type="float" office:value="-0.226271481011033" calcext:value-type="float">
            <text:p>-0.226271481011033</text:p>
          </table:table-cell>
          <table:table-cell office:value-type="float" office:value="-0.220640086829128" calcext:value-type="float">
            <text:p>-0.220640086829128</text:p>
          </table:table-cell>
          <table:table-cell office:value-type="float" office:value="-0.21430579706664" calcext:value-type="float">
            <text:p>-0.21430579706664</text:p>
          </table:table-cell>
          <table:table-cell office:value-type="float" office:value="-0.210046179915489" calcext:value-type="float">
            <text:p>-0.210046179915489</text:p>
          </table:table-cell>
          <table:table-cell office:value-type="float" office:value="-0.227859458980409" calcext:value-type="float">
            <text:p>-0.227859458980409</text:p>
          </table:table-cell>
          <table:table-cell office:value-type="float" office:value="-0.270401609101008" calcext:value-type="float">
            <text:p>-0.270401609101008</text:p>
          </table:table-cell>
          <table:table-cell office:value-type="float" office:value="-0.264628061909372" calcext:value-type="float">
            <text:p>-0.264628061909372</text:p>
          </table:table-cell>
          <table:table-cell office:value-type="float" office:value="-0.244529204309218" calcext:value-type="float">
            <text:p>-0.244529204309218</text:p>
          </table:table-cell>
          <table:table-cell office:value-type="float" office:value="-0.241088834769941" calcext:value-type="float">
            <text:p>-0.241088834769941</text:p>
          </table:table-cell>
          <table:table-cell office:value-type="float" office:value="-0.240229215609874" calcext:value-type="float">
            <text:p>-0.240229215609874</text:p>
          </table:table-cell>
          <table:table-cell office:value-type="float" office:value="-0.244731353834422" calcext:value-type="float">
            <text:p>-0.244731353834422</text:p>
          </table:table-cell>
          <table:table-cell office:value-type="float" office:value="-0.247929761423207" calcext:value-type="float">
            <text:p>-0.247929761423207</text:p>
          </table:table-cell>
          <table:table-cell office:value-type="float" office:value="-0.258981722597161" calcext:value-type="float">
            <text:p>-0.258981722597161</text:p>
          </table:table-cell>
          <table:table-cell office:value-type="float" office:value="-0.263863780748582" calcext:value-type="float">
            <text:p>-0.263863780748582</text:p>
          </table:table-cell>
          <table:table-cell office:value-type="float" office:value="-0.271948266738187" calcext:value-type="float">
            <text:p>-0.271948266738187</text:p>
          </table:table-cell>
          <table:table-cell office:value-type="float" office:value="-0.23169682189546" calcext:value-type="float">
            <text:p>-0.23169682189546</text:p>
          </table:table-cell>
          <table:table-cell office:value-type="float" office:value="-0.221112999359314" calcext:value-type="float">
            <text:p>-0.221112999359314</text:p>
          </table:table-cell>
          <table:table-cell office:value-type="float" office:value="-0.223048545903417" calcext:value-type="float">
            <text:p>-0.223048545903417</text:p>
          </table:table-cell>
          <table:table-cell office:value-type="float" office:value="-0.226361199133912" calcext:value-type="float">
            <text:p>-0.226361199133912</text:p>
          </table:table-cell>
          <table:table-cell office:value-type="float" office:value="-0.231062694160208" calcext:value-type="float">
            <text:p>-0.231062694160208</text:p>
          </table:table-cell>
          <table:table-cell office:value-type="float" office:value="-0.234612296550204" calcext:value-type="float">
            <text:p>-0.234612296550204</text:p>
          </table:table-cell>
          <table:table-cell office:value-type="float" office:value="-0.240474095320871" calcext:value-type="float">
            <text:p>-0.240474095320871</text:p>
          </table:table-cell>
          <table:table-cell office:value-type="float" office:value="-0.258672310140984" calcext:value-type="float">
            <text:p>-0.258672310140984</text:p>
          </table:table-cell>
          <table:table-cell office:value-type="float" office:value="-0.257565545400998" calcext:value-type="float">
            <text:p>-0.257565545400998</text:p>
          </table:table-cell>
          <table:table-cell office:value-type="float" office:value="-0.249970006013021" calcext:value-type="float">
            <text:p>-0.249970006013021</text:p>
          </table:table-cell>
          <table:table-cell office:value-type="float" office:value="-0.240838098528383" calcext:value-type="float">
            <text:p>-0.240838098528383</text:p>
          </table:table-cell>
          <table:table-cell office:value-type="float" office:value="-0.23137694476605" calcext:value-type="float">
            <text:p>-0.23137694476605</text:p>
          </table:table-cell>
          <table:table-cell office:value-type="float" office:value="-0.225866837224213" calcext:value-type="float">
            <text:p>-0.225866837224213</text:p>
          </table:table-cell>
          <table:table-cell office:value-type="float" office:value="-0.226939000364478" calcext:value-type="float">
            <text:p>-0.226939000364478</text:p>
          </table:table-cell>
          <table:table-cell office:value-type="float" office:value="-0.230092670324808" calcext:value-type="float">
            <text:p>-0.230092670324808</text:p>
          </table:table-cell>
          <table:table-cell office:value-type="float" office:value="-0.233585697204981" calcext:value-type="float">
            <text:p>-0.233585697204981</text:p>
          </table:table-cell>
          <table:table-cell office:value-type="float" office:value="-0.234532783525429" calcext:value-type="float">
            <text:p>-0.234532783525429</text:p>
          </table:table-cell>
          <table:table-cell office:value-type="float" office:value="-0.256929794283009" calcext:value-type="float">
            <text:p>-0.256929794283009</text:p>
          </table:table-cell>
          <table:table-cell office:value-type="float" office:value="-0.26008170238125" calcext:value-type="float">
            <text:p>-0.26008170238125</text:p>
          </table:table-cell>
          <table:table-cell office:value-type="float" office:value="-0.257623223014361" calcext:value-type="float">
            <text:p>-0.257623223014361</text:p>
          </table:table-cell>
          <table:table-cell office:value-type="float" office:value="-0.252900632121101" calcext:value-type="float">
            <text:p>-0.252900632121101</text:p>
          </table:table-cell>
          <table:table-cell office:value-type="float" office:value="-0.240560753045959" calcext:value-type="float">
            <text:p>-0.240560753045959</text:p>
          </table:table-cell>
          <table:table-cell office:value-type="float" office:value="-0.226234886308968" calcext:value-type="float">
            <text:p>-0.226234886308968</text:p>
          </table:table-cell>
          <table:table-cell office:value-type="float" office:value="-0.222659008476359" calcext:value-type="float">
            <text:p>-0.222659008476359</text:p>
          </table:table-cell>
          <table:table-cell office:value-type="float" office:value="-0.22821094863008" calcext:value-type="float">
            <text:p>-0.22821094863008</text:p>
          </table:table-cell>
          <table:table-cell office:value-type="float" office:value="-0.226805541812871" calcext:value-type="float">
            <text:p>-0.226805541812871</text:p>
          </table:table-cell>
          <table:table-cell office:value-type="float" office:value="-0.229574606338158" calcext:value-type="float">
            <text:p>-0.229574606338158</text:p>
          </table:table-cell>
          <table:table-cell office:value-type="float" office:value="-0.234592812887931" calcext:value-type="float">
            <text:p>-0.234592812887931</text:p>
          </table:table-cell>
          <table:table-cell office:value-type="float" office:value="-0.259299912760812" calcext:value-type="float">
            <text:p>-0.259299912760812</text:p>
          </table:table-cell>
          <table:table-cell office:value-type="float" office:value="-0.253901550290647" calcext:value-type="float">
            <text:p>-0.253901550290647</text:p>
          </table:table-cell>
          <table:table-cell office:value-type="float" office:value="-0.2515567128599" calcext:value-type="float">
            <text:p>-0.2515567128599</text:p>
          </table:table-cell>
          <table:table-cell office:value-type="float" office:value="-0.249187589781889" calcext:value-type="float">
            <text:p>-0.249187589781889</text:p>
          </table:table-cell>
          <table:table-cell office:value-type="float" office:value="-0.242146049626436" calcext:value-type="float">
            <text:p>-0.242146049626436</text:p>
          </table:table-cell>
          <table:table-cell office:value-type="float" office:value="-0.236179524238609" calcext:value-type="float">
            <text:p>-0.236179524238609</text:p>
          </table:table-cell>
          <table:table-cell office:value-type="float" office:value="-0.232873748516039" calcext:value-type="float">
            <text:p>-0.232873748516039</text:p>
          </table:table-cell>
          <table:table-cell office:value-type="float" office:value="-0.235144896259503" calcext:value-type="float">
            <text:p>-0.235144896259503</text:p>
          </table:table-cell>
          <table:table-cell office:value-type="float" office:value="-0.232417486887524" calcext:value-type="float">
            <text:p>-0.232417486887524</text:p>
          </table:table-cell>
          <table:table-cell office:value-type="float" office:value="-0.229574780559546" calcext:value-type="float">
            <text:p>-0.229574780559546</text:p>
          </table:table-cell>
          <table:table-cell office:value-type="float" office:value="-0.229961094826244" calcext:value-type="float">
            <text:p>-0.229961094826244</text:p>
          </table:table-cell>
          <table:table-cell office:value-type="float" office:value="-0.260411190187342" calcext:value-type="float">
            <text:p>-0.260411190187342</text:p>
          </table:table-cell>
          <table:table-cell office:value-type="float" office:value="-0.260017485328075" calcext:value-type="float">
            <text:p>-0.260017485328075</text:p>
          </table:table-cell>
          <table:table-cell office:value-type="float" office:value="-0.258127150670881" calcext:value-type="float">
            <text:p>-0.258127150670881</text:p>
          </table:table-cell>
          <table:table-cell office:value-type="float" office:value="-0.262529518444033" calcext:value-type="float">
            <text:p>-0.262529518444033</text:p>
          </table:table-cell>
          <table:table-cell office:value-type="float" office:value="-0.233550008530601" calcext:value-type="float">
            <text:p>-0.233550008530601</text:p>
          </table:table-cell>
          <table:table-cell office:value-type="float" office:value="-0.236293171202297" calcext:value-type="float">
            <text:p>-0.236293171202297</text:p>
          </table:table-cell>
          <table:table-cell office:value-type="float" office:value="-0.235261447179181" calcext:value-type="float">
            <text:p>-0.235261447179181</text:p>
          </table:table-cell>
          <table:table-cell office:value-type="float" office:value="-0.230645150287207" calcext:value-type="float">
            <text:p>-0.230645150287207</text:p>
          </table:table-cell>
          <table:table-cell office:value-type="float" office:value="-0.233291906179363" calcext:value-type="float">
            <text:p>-0.233291906179363</text:p>
          </table:table-cell>
          <table:table-cell office:value-type="float" office:value="-0.259050988479943" calcext:value-type="float">
            <text:p>-0.259050988479943</text:p>
          </table:table-cell>
          <table:table-cell office:value-type="float" office:value="-0.259036018585568" calcext:value-type="float">
            <text:p>-0.259036018585568</text:p>
          </table:table-cell>
          <table:table-cell office:value-type="float" office:value="-0.25287948636139" calcext:value-type="float">
            <text:p>-0.25287948636139</text:p>
          </table:table-cell>
          <table:table-cell office:value-type="float" office:value="-0.226185236823277" calcext:value-type="float">
            <text:p>-0.226185236823277</text:p>
          </table:table-cell>
          <table:table-cell office:value-type="float" office:value="-0.228330276423572" calcext:value-type="float">
            <text:p>-0.228330276423572</text:p>
          </table:table-cell>
          <table:table-cell office:value-type="float" office:value="-0.227675823243842" calcext:value-type="float">
            <text:p>-0.227675823243842</text:p>
          </table:table-cell>
          <table:table-cell office:value-type="float" office:value="-0.229054758936852" calcext:value-type="float">
            <text:p>-0.229054758936852</text:p>
          </table:table-cell>
          <table:table-cell office:value-type="float" office:value="-0.257220033748756" calcext:value-type="float">
            <text:p>-0.257220033748756</text:p>
          </table:table-cell>
          <table:table-cell office:value-type="float" office:value="-0.252272755844454" calcext:value-type="float">
            <text:p>-0.252272755844454</text:p>
          </table:table-cell>
          <table:table-cell office:value-type="float" office:value="-0.232654207282981" calcext:value-type="float">
            <text:p>-0.232654207282981</text:p>
          </table:table-cell>
          <table:table-cell office:value-type="float" office:value="-0.229170765419649" calcext:value-type="float">
            <text:p>-0.229170765419649</text:p>
          </table:table-cell>
          <table:table-cell office:value-type="float" office:value="-0.229149252667555" calcext:value-type="float">
            <text:p>-0.229149252667555</text:p>
          </table:table-cell>
          <table:table-cell office:value-type="float" office:value="-0.226600958923316" calcext:value-type="float">
            <text:p>-0.226600958923316</text:p>
          </table:table-cell>
          <table:table-cell office:value-type="float" office:value="-0.259722993014786" calcext:value-type="float">
            <text:p>-0.259722993014786</text:p>
          </table:table-cell>
          <table:table-cell office:value-type="float" office:value="-0.256458345624195" calcext:value-type="float">
            <text:p>-0.256458345624195</text:p>
          </table:table-cell>
          <table:table-cell office:value-type="float" office:value="-0.249097545695541" calcext:value-type="float">
            <text:p>-0.249097545695541</text:p>
          </table:table-cell>
          <table:table-cell office:value-type="float" office:value="-0.231413611411621" calcext:value-type="float">
            <text:p>-0.231413611411621</text:p>
          </table:table-cell>
          <table:table-cell office:value-type="float" office:value="-0.225240148904419" calcext:value-type="float">
            <text:p>-0.225240148904419</text:p>
          </table:table-cell>
          <table:table-cell office:value-type="float" office:value="-0.226183949531287" calcext:value-type="float">
            <text:p>-0.226183949531287</text:p>
          </table:table-cell>
          <table:table-cell office:value-type="float" office:value="-0.226810334201462" calcext:value-type="float">
            <text:p>-0.226810334201462</text:p>
          </table:table-cell>
          <table:table-cell office:value-type="float" office:value="-0.258551762879945" calcext:value-type="float">
            <text:p>-0.258551762879945</text:p>
          </table:table-cell>
          <table:table-cell office:value-type="float" office:value="-0.254745319818435" calcext:value-type="float">
            <text:p>-0.254745319818435</text:p>
          </table:table-cell>
          <table:table-cell office:value-type="float" office:value="-0.24739110143219" calcext:value-type="float">
            <text:p>-0.24739110143219</text:p>
          </table:table-cell>
          <table:table-cell office:value-type="float" office:value="-0.218918030699134" calcext:value-type="float">
            <text:p>-0.218918030699134</text:p>
          </table:table-cell>
          <table:table-cell office:value-type="float" office:value="-0.221210269712806" calcext:value-type="float">
            <text:p>-0.221210269712806</text:p>
          </table:table-cell>
          <table:table-cell office:value-type="float" office:value="-0.220934395073526" calcext:value-type="float">
            <text:p>-0.220934395073526</text:p>
          </table:table-cell>
          <table:table-cell office:value-type="float" office:value="-0.255404077231752" calcext:value-type="float">
            <text:p>-0.255404077231752</text:p>
          </table:table-cell>
          <table:table-cell office:value-type="float" office:value="-0.248766524509249" calcext:value-type="float">
            <text:p>-0.248766524509249</text:p>
          </table:table-cell>
          <table:table-cell office:value-type="float" office:value="-0.24649962027104" calcext:value-type="float">
            <text:p>-0.24649962027104</text:p>
          </table:table-cell>
          <table:table-cell office:value-type="float" office:value="-0.216255255634998" calcext:value-type="float">
            <text:p>-0.216255255634998</text:p>
          </table:table-cell>
          <table:table-cell office:value-type="float" office:value="-0.217765780238805" calcext:value-type="float">
            <text:p>-0.217765780238805</text:p>
          </table:table-cell>
          <table:table-cell office:value-type="float" office:value="-0.217413328629025" calcext:value-type="float">
            <text:p>-0.217413328629025</text:p>
          </table:table-cell>
          <table:table-cell office:value-type="float" office:value="-0.251993558888653" calcext:value-type="float">
            <text:p>-0.251993558888653</text:p>
          </table:table-cell>
          <table:table-cell office:value-type="float" office:value="-0.251366011205382" calcext:value-type="float">
            <text:p>-0.251366011205382</text:p>
          </table:table-cell>
          <table:table-cell office:value-type="float" office:value="-0.250755854856644" calcext:value-type="float">
            <text:p>-0.250755854856644</text:p>
          </table:table-cell>
          <table:table-cell office:value-type="float" office:value="-0.247968705841521" calcext:value-type="float">
            <text:p>-0.247968705841521</text:p>
          </table:table-cell>
          <table:table-cell office:value-type="float" office:value="-0.248779522450819" calcext:value-type="float">
            <text:p>-0.248779522450819</text:p>
          </table:table-cell>
          <table:table-cell office:value-type="float" office:value="-0.217576674050275" calcext:value-type="float">
            <text:p>-0.217576674050275</text:p>
          </table:table-cell>
          <table:table-cell office:value-type="float" office:value="-0.218417365334157" calcext:value-type="float">
            <text:p>-0.218417365334157</text:p>
          </table:table-cell>
          <table:table-cell office:value-type="float" office:value="-0.218992802804744" calcext:value-type="float">
            <text:p>-0.218992802804744</text:p>
          </table:table-cell>
          <table:table-cell office:value-type="float" office:value="-0.217103861487428" calcext:value-type="float">
            <text:p>-0.217103861487428</text:p>
          </table:table-cell>
          <table:table-cell office:value-type="float" office:value="-0.247808963849525" calcext:value-type="float">
            <text:p>-0.247808963849525</text:p>
          </table:table-cell>
          <table:table-cell office:value-type="float" office:value="-0.246488818761339" calcext:value-type="float">
            <text:p>-0.246488818761339</text:p>
          </table:table-cell>
          <table:table-cell office:value-type="float" office:value="-0.244076208165282" calcext:value-type="float">
            <text:p>-0.244076208165282</text:p>
          </table:table-cell>
          <table:table-cell office:value-type="float" office:value="-0.243517509449289" calcext:value-type="float">
            <text:p>-0.243517509449289</text:p>
          </table:table-cell>
          <table:table-cell office:value-type="float" office:value="-0.214001840957121" calcext:value-type="float">
            <text:p>-0.214001840957121</text:p>
          </table:table-cell>
          <table:table-cell office:value-type="float" office:value="-0.213987731242245" calcext:value-type="float">
            <text:p>-0.213987731242245</text:p>
          </table:table-cell>
          <table:table-cell office:value-type="float" office:value="-0.213298741074728" calcext:value-type="float">
            <text:p>-0.213298741074728</text:p>
          </table:table-cell>
          <table:table-cell office:value-type="float" office:value="-0.217058799340388" calcext:value-type="float">
            <text:p>-0.217058799340388</text:p>
          </table:table-cell>
          <table:table-cell office:value-type="float" office:value="-0.243767397140111" calcext:value-type="float">
            <text:p>-0.243767397140111</text:p>
          </table:table-cell>
          <table:table-cell office:value-type="float" office:value="-0.242519816192175" calcext:value-type="float">
            <text:p>-0.242519816192175</text:p>
          </table:table-cell>
          <table:table-cell office:value-type="float" office:value="-0.240428661045012" calcext:value-type="float">
            <text:p>-0.240428661045012</text:p>
          </table:table-cell>
          <table:table-cell office:value-type="float" office:value="-0.240959935573404" calcext:value-type="float">
            <text:p>-0.240959935573404</text:p>
          </table:table-cell>
          <table:table-cell office:value-type="float" office:value="-0.216526638322851" calcext:value-type="float">
            <text:p>-0.216526638322851</text:p>
          </table:table-cell>
          <table:table-cell office:value-type="float" office:value="-0.210987661961182" calcext:value-type="float">
            <text:p>-0.210987661961182</text:p>
          </table:table-cell>
          <table:table-cell office:value-type="float" office:value="-0.210621887137285" calcext:value-type="float">
            <text:p>-0.210621887137285</text:p>
          </table:table-cell>
          <table:table-cell office:value-type="float" office:value="-0.208278620638464" calcext:value-type="float">
            <text:p>-0.208278620638464</text:p>
          </table:table-cell>
          <table:table-cell office:value-type="float" office:value="-0.213014507576736" calcext:value-type="float">
            <text:p>-0.213014507576736</text:p>
          </table:table-cell>
          <table:table-cell office:value-type="float" office:value="-0.241299046600919" calcext:value-type="float">
            <text:p>-0.241299046600919</text:p>
          </table:table-cell>
          <table:table-cell office:value-type="float" office:value="-0.241803178340742" calcext:value-type="float">
            <text:p>-0.241803178340742</text:p>
          </table:table-cell>
          <table:table-cell office:value-type="float" office:value="-0.241616778490034" calcext:value-type="float">
            <text:p>-0.241616778490034</text:p>
          </table:table-cell>
          <table:table-cell office:value-type="float" office:value="-0.244150433635141" calcext:value-type="float">
            <text:p>-0.244150433635141</text:p>
          </table:table-cell>
          <table:table-cell office:value-type="float" office:value="-0.214740661483127" calcext:value-type="float">
            <text:p>-0.214740661483127</text:p>
          </table:table-cell>
          <table:table-cell office:value-type="float" office:value="-0.213464634513649" calcext:value-type="float">
            <text:p>-0.213464634513649</text:p>
          </table:table-cell>
          <table:table-cell office:value-type="float" office:value="-0.213284392729666" calcext:value-type="float">
            <text:p>-0.213284392729666</text:p>
          </table:table-cell>
          <table:table-cell office:value-type="float" office:value="-0.208548978770467" calcext:value-type="float">
            <text:p>-0.208548978770467</text:p>
          </table:table-cell>
          <table:table-cell office:value-type="float" office:value="-0.239895633947965" calcext:value-type="float">
            <text:p>-0.239895633947965</text:p>
          </table:table-cell>
          <table:table-cell office:value-type="float" office:value="-0.23869563991911" calcext:value-type="float">
            <text:p>-0.23869563991911</text:p>
          </table:table-cell>
          <table:table-cell office:value-type="float" office:value="-0.237110213872292" calcext:value-type="float">
            <text:p>-0.237110213872292</text:p>
          </table:table-cell>
          <table:table-cell office:value-type="float" office:value="-0.211051612652604" calcext:value-type="float">
            <text:p>-0.211051612652604</text:p>
          </table:table-cell>
          <table:table-cell office:value-type="float" office:value="-0.211678664084303" calcext:value-type="float">
            <text:p>-0.211678664084303</text:p>
          </table:table-cell>
          <table:table-cell office:value-type="float" office:value="-0.209144412979514" calcext:value-type="float">
            <text:p>-0.209144412979514</text:p>
          </table:table-cell>
          <table:table-cell office:value-type="float" office:value="-0.206266519233933" calcext:value-type="float">
            <text:p>-0.206266519233933</text:p>
          </table:table-cell>
          <table:table-cell office:value-type="float" office:value="-0.205334557461801" calcext:value-type="float">
            <text:p>-0.205334557461801</text:p>
          </table:table-cell>
          <table:table-cell office:value-type="float" office:value="-0.209526420262941" calcext:value-type="float">
            <text:p>-0.209526420262941</text:p>
          </table:table-cell>
          <table:table-cell office:value-type="float" office:value="-0.219419326532648" calcext:value-type="float">
            <text:p>-0.219419326532648</text:p>
          </table:table-cell>
          <table:table-cell office:value-type="float" office:value="-0.22346370436227" calcext:value-type="float">
            <text:p>-0.22346370436227</text:p>
          </table:table-cell>
          <table:table-cell office:value-type="float" office:value="-0.224603097664468" calcext:value-type="float">
            <text:p>-0.224603097664468</text:p>
          </table:table-cell>
          <table:table-cell office:value-type="float" office:value="-0.223184589904725" calcext:value-type="float">
            <text:p>-0.223184589904725</text:p>
          </table:table-cell>
          <table:table-cell office:value-type="float" office:value="-0.219502728179433" calcext:value-type="float">
            <text:p>-0.219502728179433</text:p>
          </table:table-cell>
          <table:table-cell office:value-type="float" office:value="-0.214938474878826" calcext:value-type="float">
            <text:p>-0.214938474878826</text:p>
          </table:table-cell>
          <table:table-cell office:value-type="float" office:value="-0.213541654659436" calcext:value-type="float">
            <text:p>-0.213541654659436</text:p>
          </table:table-cell>
          <table:table-cell office:value-type="float" office:value="-0.212984653068501" calcext:value-type="float">
            <text:p>-0.212984653068501</text:p>
          </table:table-cell>
          <table:table-cell office:value-type="float" office:value="-0.214602677509788" calcext:value-type="float">
            <text:p>-0.214602677509788</text:p>
          </table:table-cell>
          <table:table-cell office:value-type="float" office:value="-0.214716137333001" calcext:value-type="float">
            <text:p>-0.214716137333001</text:p>
          </table:table-cell>
          <table:table-cell office:value-type="float" office:value="-0.21473457506237" calcext:value-type="float">
            <text:p>-0.21473457506237</text:p>
          </table:table-cell>
          <table:table-cell office:value-type="float" office:value="-0.214768480752587" calcext:value-type="float">
            <text:p>-0.214768480752587</text:p>
          </table:table-cell>
          <table:table-cell office:value-type="float" office:value="-0.215294760573988" calcext:value-type="float">
            <text:p>-0.215294760573988</text:p>
          </table:table-cell>
          <table:table-cell office:value-type="float" office:value="-0.215574402223916" calcext:value-type="float">
            <text:p>-0.215574402223916</text:p>
          </table:table-cell>
          <table:table-cell office:value-type="float" office:value="-0.215324310437069" calcext:value-type="float">
            <text:p>-0.215324310437069</text:p>
          </table:table-cell>
          <table:table-cell office:value-type="float" office:value="-0.214555690063197" calcext:value-type="float">
            <text:p>-0.214555690063197</text:p>
          </table:table-cell>
          <table:table-cell office:value-type="float" office:value="-0.214260477075708" calcext:value-type="float">
            <text:p>-0.214260477075708</text:p>
          </table:table-cell>
          <table:table-cell office:value-type="float" office:value="-0.214272273974166" calcext:value-type="float">
            <text:p>-0.214272273974166</text:p>
          </table:table-cell>
          <table:table-cell office:value-type="float" office:value="-0.214449896131112" calcext:value-type="float">
            <text:p>-0.214449896131112</text:p>
          </table:table-cell>
          <table:table-cell office:value-type="float" office:value="-0.214776490999624" calcext:value-type="float">
            <text:p>-0.214776490999624</text:p>
          </table:table-cell>
          <table:table-cell office:value-type="float" office:value="-0.214621202679761" calcext:value-type="float">
            <text:p>-0.214621202679761</text:p>
          </table:table-cell>
          <table:table-cell office:value-type="float" office:value="-0.214195615774345" calcext:value-type="float">
            <text:p>-0.214195615774345</text:p>
          </table:table-cell>
          <table:table-cell office:value-type="float" office:value="-0.21410148429207" calcext:value-type="float">
            <text:p>-0.21410148429207</text:p>
          </table:table-cell>
          <table:table-cell office:value-type="float" office:value="-0.214061797235701" calcext:value-type="float">
            <text:p>-0.214061797235701</text:p>
          </table:table-cell>
          <table:table-cell office:value-type="float" office:value="-0.214027500470112" calcext:value-type="float">
            <text:p>-0.214027500470112</text:p>
          </table:table-cell>
          <table:table-cell office:value-type="float" office:value="-0.214229857085586" calcext:value-type="float">
            <text:p>-0.214229857085586</text:p>
          </table:table-cell>
          <table:table-cell office:value-type="float" office:value="-0.214290358086349" calcext:value-type="float">
            <text:p>-0.214290358086349</text:p>
          </table:table-cell>
          <table:table-cell office:value-type="float" office:value="-0.214197463397212" calcext:value-type="float">
            <text:p>-0.214197463397212</text:p>
          </table:table-cell>
          <table:table-cell office:value-type="float" office:value="-0.214010256072236" calcext:value-type="float">
            <text:p>-0.214010256072236</text:p>
          </table:table-cell>
          <table:table-cell office:value-type="float" office:value="-0.214082462964576" calcext:value-type="float">
            <text:p>-0.214082462964576</text:p>
          </table:table-cell>
          <table:table-cell office:value-type="float" office:value="-0.214158201252753" calcext:value-type="float">
            <text:p>-0.214158201252753</text:p>
          </table:table-cell>
          <table:table-cell office:value-type="float" office:value="-0.214068484577248" calcext:value-type="float">
            <text:p>-0.214068484577248</text:p>
          </table:table-cell>
          <table:table-cell office:value-type="float" office:value="-0.214031660010665" calcext:value-type="float">
            <text:p>-0.214031660010665</text:p>
          </table:table-cell>
          <table:table-cell office:value-type="float" office:value="-0.214090573057454" calcext:value-type="float">
            <text:p>-0.214090573057454</text:p>
          </table:table-cell>
          <table:table-cell office:value-type="float" office:value="-0.21402099678311" calcext:value-type="float">
            <text:p>-0.21402099678311</text:p>
          </table:table-cell>
          <table:table-cell office:value-type="float" office:value="-0.214151321860174" calcext:value-type="float">
            <text:p>-0.214151321860174</text:p>
          </table:table-cell>
          <table:table-cell office:value-type="float" office:value="-0.214059952894562" calcext:value-type="float">
            <text:p>-0.214059952894562</text:p>
          </table:table-cell>
          <table:table-cell office:value-type="float" office:value="-0.214151110711535" calcext:value-type="float">
            <text:p>-0.214151110711535</text:p>
          </table:table-cell>
          <table:table-cell office:value-type="float" office:value="-0.213981178049779" calcext:value-type="float">
            <text:p>-0.213981178049779</text:p>
          </table:table-cell>
          <table:table-cell office:value-type="float" office:value="-0.214062566646345" calcext:value-type="float">
            <text:p>-0.214062566646345</text:p>
          </table:table-cell>
          <table:table-cell office:value-type="float" office:value="-0.214231703063551" calcext:value-type="float">
            <text:p>-0.214231703063551</text:p>
          </table:table-cell>
          <table:table-cell office:value-type="float" office:value="-0.214091944109742" calcext:value-type="float">
            <text:p>-0.214091944109742</text:p>
          </table:table-cell>
          <table:table-cell office:value-type="float" office:value="-0.214190969694297" calcext:value-type="float">
            <text:p>-0.214190969694297</text:p>
          </table:table-cell>
          <table:table-cell office:value-type="float" office:value="-0.214159229321671" calcext:value-type="float">
            <text:p>-0.214159229321671</text:p>
          </table:table-cell>
          <table:table-cell office:value-type="float" office:value="-0.214087559754977" calcext:value-type="float">
            <text:p>-0.214087559754977</text:p>
          </table:table-cell>
          <table:table-cell office:value-type="float" office:value="-0.214116634893524" calcext:value-type="float">
            <text:p>-0.214116634893524</text:p>
          </table:table-cell>
          <table:table-cell office:value-type="float" office:value="-0.214221286127075" calcext:value-type="float">
            <text:p>-0.214221286127075</text:p>
          </table:table-cell>
          <table:table-cell office:value-type="float" office:value="-0.214123988282455" calcext:value-type="float">
            <text:p>-0.214123988282455</text:p>
          </table:table-cell>
          <table:table-cell office:value-type="float" office:value="-0.213860952338055" calcext:value-type="float">
            <text:p>-0.213860952338055</text:p>
          </table:table-cell>
          <table:table-cell office:value-type="float" office:value="-0.214047561515099" calcext:value-type="float">
            <text:p>-0.214047561515099</text:p>
          </table:table-cell>
          <table:table-cell office:value-type="float" office:value="-0.214103003544913" calcext:value-type="float">
            <text:p>-0.214103003544913</text:p>
          </table:table-cell>
          <table:table-cell office:value-type="float" office:value="-0.21424945655876" calcext:value-type="float">
            <text:p>-0.21424945655876</text:p>
          </table:table-cell>
          <table:table-cell office:value-type="float" office:value="-0.214026236684938" calcext:value-type="float">
            <text:p>-0.214026236684938</text:p>
          </table:table-cell>
          <table:table-cell office:value-type="float" office:value="-0.214001498574011" calcext:value-type="float">
            <text:p>-0.214001498574011</text:p>
          </table:table-cell>
          <table:table-cell office:value-type="float" office:value="-0.214091799084551" calcext:value-type="float">
            <text:p>-0.214091799084551</text:p>
          </table:table-cell>
          <table:table-cell office:value-type="float" office:value="-0.214149785471204" calcext:value-type="float">
            <text:p>-0.214149785471204</text:p>
          </table:table-cell>
          <table:table-cell office:value-type="float" office:value="-0.214179025903233" calcext:value-type="float">
            <text:p>-0.214179025903233</text:p>
          </table:table-cell>
          <table:table-cell office:value-type="float" office:value="-0.214087520777696" calcext:value-type="float">
            <text:p>-0.214087520777696</text:p>
          </table:table-cell>
          <table:table-cell office:value-type="float" office:value="-0.214098345244188" calcext:value-type="float">
            <text:p>-0.214098345244188</text:p>
          </table:table-cell>
          <table:table-cell office:value-type="float" office:value="-0.214193037808876" calcext:value-type="float">
            <text:p>-0.214193037808876</text:p>
          </table:table-cell>
          <table:table-cell office:value-type="float" office:value="-0.214006591096726" calcext:value-type="float">
            <text:p>-0.214006591096726</text:p>
          </table:table-cell>
          <table:table-cell office:value-type="float" office:value="-0.214109537272595" calcext:value-type="float">
            <text:p>-0.214109537272595</text:p>
          </table:table-cell>
          <table:table-cell office:value-type="float" office:value="-0.214124249342282" calcext:value-type="float">
            <text:p>-0.214124249342282</text:p>
          </table:table-cell>
          <table:table-cell office:value-type="float" office:value="-0.214104239164656" calcext:value-type="float">
            <text:p>-0.214104239164656</text:p>
          </table:table-cell>
          <table:table-cell office:value-type="float" office:value="-0.213846174489896" calcext:value-type="float">
            <text:p>-0.213846174489896</text:p>
          </table:table-cell>
          <table:table-cell office:value-type="float" office:value="-0.21419300924468" calcext:value-type="float">
            <text:p>-0.21419300924468</text:p>
          </table:table-cell>
          <table:table-cell office:value-type="float" office:value="-0.214038333303082" calcext:value-type="float">
            <text:p>-0.214038333303082</text:p>
          </table:table-cell>
          <table:table-cell office:value-type="float" office:value="-0.21411621284557" calcext:value-type="float">
            <text:p>-0.21411621284557</text:p>
          </table:table-cell>
          <table:table-cell office:value-type="float" office:value="-0.214220025545528" calcext:value-type="float">
            <text:p>-0.214220025545528</text:p>
          </table:table-cell>
          <table:table-cell office:value-type="float" office:value="-0.214100408557139" calcext:value-type="float">
            <text:p>-0.214100408557139</text:p>
          </table:table-cell>
          <table:table-cell office:value-type="float" office:value="-0.213922539393135" calcext:value-type="float">
            <text:p>-0.213922539393135</text:p>
          </table:table-cell>
          <table:table-cell office:value-type="float" office:value="-0.214183495321437" calcext:value-type="float">
            <text:p>-0.214183495321437</text:p>
          </table:table-cell>
          <table:table-cell office:value-type="float" office:value="-0.214022997556934" calcext:value-type="float">
            <text:p>-0.214022997556934</text:p>
          </table:table-cell>
          <table:table-cell office:value-type="float" office:value="-0.214150097877299" calcext:value-type="float">
            <text:p>-0.214150097877299</text:p>
          </table:table-cell>
          <table:table-cell office:value-type="float" office:value="-0.214057860339984" calcext:value-type="float">
            <text:p>-0.214057860339984</text:p>
          </table:table-cell>
          <table:table-cell office:value-type="float" office:value="-0.214141610416407" calcext:value-type="float">
            <text:p>-0.214141610416407</text:p>
          </table:table-cell>
          <table:table-cell office:value-type="float" office:value="-0.214182176937906" calcext:value-type="float">
            <text:p>-0.214182176937906</text:p>
          </table:table-cell>
          <table:table-cell office:value-type="float" office:value="-0.214188103663866" calcext:value-type="float">
            <text:p>-0.214188103663866</text:p>
          </table:table-cell>
          <table:table-cell office:value-type="float" office:value="-0.214011770592544" calcext:value-type="float">
            <text:p>-0.214011770592544</text:p>
          </table:table-cell>
          <table:table-cell office:value-type="float" office:value="-0.214192230655398" calcext:value-type="float">
            <text:p>-0.214192230655398</text:p>
          </table:table-cell>
          <table:table-cell office:value-type="float" office:value="-0.214045006759599" calcext:value-type="float">
            <text:p>-0.214045006759599</text:p>
          </table:table-cell>
          <table:table-cell office:value-type="float" office:value="-0.214044472613641" calcext:value-type="float">
            <text:p>-0.214044472613641</text:p>
          </table:table-cell>
          <table:table-cell office:value-type="float" office:value="-0.214114202450958" calcext:value-type="float">
            <text:p>-0.214114202450958</text:p>
          </table:table-cell>
          <table:table-cell office:value-type="float" office:value="-0.214141957417386" calcext:value-type="float">
            <text:p>-0.214141957417386</text:p>
          </table:table-cell>
          <table:table-cell office:value-type="float" office:value="-0.213983518559648" calcext:value-type="float">
            <text:p>-0.213983518559648</text:p>
          </table:table-cell>
          <table:table-cell office:value-type="float" office:value="-0.214177229322327" calcext:value-type="float">
            <text:p>-0.214177229322327</text:p>
          </table:table-cell>
          <table:table-cell office:value-type="float" office:value="-0.214128872651767" calcext:value-type="float">
            <text:p>-0.214128872651767</text:p>
          </table:table-cell>
          <table:table-cell office:value-type="float" office:value="-0.214122961035932" calcext:value-type="float">
            <text:p>-0.214122961035932</text:p>
          </table:table-cell>
          <table:table-cell office:value-type="float" office:value="-0.214038991611581" calcext:value-type="float">
            <text:p>-0.214038991611581</text:p>
          </table:table-cell>
          <table:table-cell office:value-type="float" office:value="-0.214103660565454" calcext:value-type="float">
            <text:p>-0.214103660565454</text:p>
          </table:table-cell>
          <table:table-cell office:value-type="float" office:value="-0.214097707120031" calcext:value-type="float">
            <text:p>-0.214097707120031</text:p>
          </table:table-cell>
          <table:table-cell office:value-type="float" office:value="-0.21423665730841" calcext:value-type="float">
            <text:p>-0.21423665730841</text:p>
          </table:table-cell>
          <table:table-cell office:value-type="float" office:value="-0.214144491448357" calcext:value-type="float">
            <text:p>-0.214144491448357</text:p>
          </table:table-cell>
          <table:table-cell office:value-type="float" office:value="-0.214126483695364" calcext:value-type="float">
            <text:p>-0.214126483695364</text:p>
          </table:table-cell>
          <table:table-cell office:value-type="float" office:value="-0.214119897336399" calcext:value-type="float">
            <text:p>-0.214119897336399</text:p>
          </table:table-cell>
          <table:table-cell office:value-type="float" office:value="-0.214177745776968" calcext:value-type="float">
            <text:p>-0.214177745776968</text:p>
          </table:table-cell>
          <table:table-cell office:value-type="float" office:value="-0.214387337922263" calcext:value-type="float">
            <text:p>-0.214387337922263</text:p>
          </table:table-cell>
          <table:table-cell office:value-type="float" office:value="-0.21420318819499" calcext:value-type="float">
            <text:p>-0.21420318819499</text:p>
          </table:table-cell>
          <table:table-cell office:value-type="float" office:value="-0.214013720060405" calcext:value-type="float">
            <text:p>-0.214013720060405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9580270724643" calcext:value-type="float">
            <text:p>0.309580270724643</text:p>
          </table:table-cell>
          <table:table-cell office:value-type="float" office:value="0.309570503227943" calcext:value-type="float">
            <text:p>0.309570503227943</text:p>
          </table:table-cell>
          <table:table-cell office:value-type="float" office:value="0.309534463332304" calcext:value-type="float">
            <text:p>0.309534463332304</text:p>
          </table:table-cell>
          <table:table-cell office:value-type="float" office:value="0.309565390470481" calcext:value-type="float">
            <text:p>0.309565390470481</text:p>
          </table:table-cell>
          <table:table-cell office:value-type="float" office:value="0.309586647206983" calcext:value-type="float">
            <text:p>0.309586647206983</text:p>
          </table:table-cell>
          <table:table-cell office:value-type="float" office:value="0.30958241009424" calcext:value-type="float">
            <text:p>0.30958241009424</text:p>
          </table:table-cell>
          <table:table-cell office:value-type="float" office:value="0.309508891218043" calcext:value-type="float">
            <text:p>0.309508891218043</text:p>
          </table:table-cell>
          <table:table-cell office:value-type="float" office:value="0.309600397780008" calcext:value-type="float">
            <text:p>0.309600397780008</text:p>
          </table:table-cell>
          <table:table-cell office:value-type="float" office:value="0.309574441470826" calcext:value-type="float">
            <text:p>0.309574441470826</text:p>
          </table:table-cell>
          <table:table-cell office:value-type="float" office:value="0.309548012637507" calcext:value-type="float">
            <text:p>0.309548012637507</text:p>
          </table:table-cell>
          <table:table-cell office:value-type="float" office:value="0.309518208282341" calcext:value-type="float">
            <text:p>0.309518208282341</text:p>
          </table:table-cell>
          <table:table-cell office:value-type="float" office:value="0.309585695727669" calcext:value-type="float">
            <text:p>0.309585695727669</text:p>
          </table:table-cell>
          <table:table-cell office:value-type="float" office:value="0.309608813429373" calcext:value-type="float">
            <text:p>0.309608813429373</text:p>
          </table:table-cell>
          <table:table-cell office:value-type="float" office:value="0.309590189474095" calcext:value-type="float">
            <text:p>0.309590189474095</text:p>
          </table:table-cell>
          <table:table-cell office:value-type="float" office:value="0.309576125072311" calcext:value-type="float">
            <text:p>0.309576125072311</text:p>
          </table:table-cell>
          <table:table-cell office:value-type="float" office:value="0.309550466282279" calcext:value-type="float">
            <text:p>0.309550466282279</text:p>
          </table:table-cell>
          <table:table-cell office:value-type="float" office:value="0.309615280267579" calcext:value-type="float">
            <text:p>0.309615280267579</text:p>
          </table:table-cell>
          <table:table-cell office:value-type="float" office:value="0.309570053832203" calcext:value-type="float">
            <text:p>0.309570053832203</text:p>
          </table:table-cell>
          <table:table-cell office:value-type="float" office:value="0.309568245962477" calcext:value-type="float">
            <text:p>0.309568245962477</text:p>
          </table:table-cell>
          <table:table-cell office:value-type="float" office:value="0.309495361218391" calcext:value-type="float">
            <text:p>0.309495361218391</text:p>
          </table:table-cell>
          <table:table-cell office:value-type="float" office:value="0.309565622296379" calcext:value-type="float">
            <text:p>0.309565622296379</text:p>
          </table:table-cell>
          <table:table-cell office:value-type="float" office:value="0.309580964827214" calcext:value-type="float">
            <text:p>0.309580964827214</text:p>
          </table:table-cell>
          <table:table-cell office:value-type="float" office:value="0.309553906085841" calcext:value-type="float">
            <text:p>0.309553906085841</text:p>
          </table:table-cell>
          <table:table-cell office:value-type="float" office:value="0.30957058373866" calcext:value-type="float">
            <text:p>0.30957058373866</text:p>
          </table:table-cell>
          <table:table-cell office:value-type="float" office:value="0.309589558883782" calcext:value-type="float">
            <text:p>0.309589558883782</text:p>
          </table:table-cell>
          <table:table-cell office:value-type="float" office:value="0.309598770357758" calcext:value-type="float">
            <text:p>0.309598770357758</text:p>
          </table:table-cell>
          <table:table-cell office:value-type="float" office:value="0.309564058107201" calcext:value-type="float">
            <text:p>0.309564058107201</text:p>
          </table:table-cell>
          <table:table-cell office:value-type="float" office:value="0.309566148510257" calcext:value-type="float">
            <text:p>0.309566148510257</text:p>
          </table:table-cell>
          <table:table-cell office:value-type="float" office:value="0.309622065414372" calcext:value-type="float">
            <text:p>0.309622065414372</text:p>
          </table:table-cell>
          <table:table-cell office:value-type="float" office:value="0.3095543528507" calcext:value-type="float">
            <text:p>0.3095543528507</text:p>
          </table:table-cell>
          <table:table-cell office:value-type="float" office:value="0.309551377179534" calcext:value-type="float">
            <text:p>0.309551377179534</text:p>
          </table:table-cell>
          <table:table-cell office:value-type="float" office:value="0.309602785052961" calcext:value-type="float">
            <text:p>0.309602785052961</text:p>
          </table:table-cell>
          <table:table-cell office:value-type="float" office:value="0.309583206118134" calcext:value-type="float">
            <text:p>0.309583206118134</text:p>
          </table:table-cell>
          <table:table-cell office:value-type="float" office:value="0.309600785507896" calcext:value-type="float">
            <text:p>0.309600785507896</text:p>
          </table:table-cell>
          <table:table-cell office:value-type="float" office:value="0.309526984330188" calcext:value-type="float">
            <text:p>0.309526984330188</text:p>
          </table:table-cell>
          <table:table-cell office:value-type="float" office:value="0.3094698564774" calcext:value-type="float">
            <text:p>0.3094698564774</text:p>
          </table:table-cell>
          <table:table-cell office:value-type="float" office:value="0.309507216897729" calcext:value-type="float">
            <text:p>0.309507216897729</text:p>
          </table:table-cell>
          <table:table-cell office:value-type="float" office:value="0.309543103811874" calcext:value-type="float">
            <text:p>0.309543103811874</text:p>
          </table:table-cell>
          <table:table-cell office:value-type="float" office:value="0.309568807045083" calcext:value-type="float">
            <text:p>0.309568807045083</text:p>
          </table:table-cell>
          <table:table-cell office:value-type="float" office:value="0.309569173203488" calcext:value-type="float">
            <text:p>0.309569173203488</text:p>
          </table:table-cell>
          <table:table-cell office:value-type="float" office:value="0.309439597672006" calcext:value-type="float">
            <text:p>0.309439597672006</text:p>
          </table:table-cell>
          <table:table-cell office:value-type="float" office:value="0.309477624877909" calcext:value-type="float">
            <text:p>0.309477624877909</text:p>
          </table:table-cell>
          <table:table-cell office:value-type="float" office:value="0.309457214861283" calcext:value-type="float">
            <text:p>0.309457214861283</text:p>
          </table:table-cell>
          <table:table-cell office:value-type="float" office:value="0.309473213969416" calcext:value-type="float">
            <text:p>0.309473213969416</text:p>
          </table:table-cell>
          <table:table-cell office:value-type="float" office:value="0.309526309665126" calcext:value-type="float">
            <text:p>0.309526309665126</text:p>
          </table:table-cell>
          <table:table-cell office:value-type="float" office:value="0.309505341486502" calcext:value-type="float">
            <text:p>0.309505341486502</text:p>
          </table:table-cell>
          <table:table-cell office:value-type="float" office:value="0.309450431754406" calcext:value-type="float">
            <text:p>0.309450431754406</text:p>
          </table:table-cell>
          <table:table-cell office:value-type="float" office:value="0.309503755870501" calcext:value-type="float">
            <text:p>0.309503755870501</text:p>
          </table:table-cell>
          <table:table-cell office:value-type="float" office:value="0.309536365913421" calcext:value-type="float">
            <text:p>0.309536365913421</text:p>
          </table:table-cell>
          <table:table-cell office:value-type="float" office:value="0.309537562995772" calcext:value-type="float">
            <text:p>0.309537562995772</text:p>
          </table:table-cell>
          <table:table-cell office:value-type="float" office:value="0.309553042949988" calcext:value-type="float">
            <text:p>0.309553042949988</text:p>
          </table:table-cell>
          <table:table-cell office:value-type="float" office:value="0.309541988327199" calcext:value-type="float">
            <text:p>0.309541988327199</text:p>
          </table:table-cell>
          <table:table-cell office:value-type="float" office:value="0.309516164140221" calcext:value-type="float">
            <text:p>0.309516164140221</text:p>
          </table:table-cell>
          <table:table-cell office:value-type="float" office:value="0.309563293025012" calcext:value-type="float">
            <text:p>0.309563293025012</text:p>
          </table:table-cell>
          <table:table-cell office:value-type="float" office:value="0.309588063316257" calcext:value-type="float">
            <text:p>0.309588063316257</text:p>
          </table:table-cell>
          <table:table-cell office:value-type="float" office:value="0.309513960485514" calcext:value-type="float">
            <text:p>0.309513960485514</text:p>
          </table:table-cell>
          <table:table-cell office:value-type="float" office:value="0.309490346430996" calcext:value-type="float">
            <text:p>0.309490346430996</text:p>
          </table:table-cell>
          <table:table-cell office:value-type="float" office:value="0.309449119175189" calcext:value-type="float">
            <text:p>0.309449119175189</text:p>
          </table:table-cell>
          <table:table-cell office:value-type="float" office:value="0.309488608429215" calcext:value-type="float">
            <text:p>0.309488608429215</text:p>
          </table:table-cell>
          <table:table-cell office:value-type="float" office:value="0.309479934510333" calcext:value-type="float">
            <text:p>0.309479934510333</text:p>
          </table:table-cell>
          <table:table-cell office:value-type="float" office:value="0.309491244495421" calcext:value-type="float">
            <text:p>0.309491244495421</text:p>
          </table:table-cell>
          <table:table-cell office:value-type="float" office:value="0.309431709148132" calcext:value-type="float">
            <text:p>0.309431709148132</text:p>
          </table:table-cell>
          <table:table-cell office:value-type="float" office:value="0.309508897566116" calcext:value-type="float">
            <text:p>0.309508897566116</text:p>
          </table:table-cell>
          <table:table-cell office:value-type="float" office:value="0.309499080061092" calcext:value-type="float">
            <text:p>0.309499080061092</text:p>
          </table:table-cell>
          <table:table-cell office:value-type="float" office:value="0.309491377539739" calcext:value-type="float">
            <text:p>0.309491377539739</text:p>
          </table:table-cell>
          <table:table-cell office:value-type="float" office:value="0.309707182656921" calcext:value-type="float">
            <text:p>0.309707182656921</text:p>
          </table:table-cell>
          <table:table-cell office:value-type="float" office:value="0.308621675735621" calcext:value-type="float">
            <text:p>0.308621675735621</text:p>
          </table:table-cell>
          <table:table-cell office:value-type="float" office:value="0.311690137207962" calcext:value-type="float">
            <text:p>0.311690137207962</text:p>
          </table:table-cell>
          <table:table-cell office:value-type="float" office:value="0.312337223197981" calcext:value-type="float">
            <text:p>0.312337223197981</text:p>
          </table:table-cell>
          <table:table-cell office:value-type="float" office:value="0.312137066128118" calcext:value-type="float">
            <text:p>0.312137066128118</text:p>
          </table:table-cell>
          <table:table-cell office:value-type="float" office:value="0.309024356409153" calcext:value-type="float">
            <text:p>0.309024356409153</text:p>
          </table:table-cell>
          <table:table-cell office:value-type="float" office:value="0.309300626179995" calcext:value-type="float">
            <text:p>0.309300626179995</text:p>
          </table:table-cell>
          <table:table-cell office:value-type="float" office:value="0.310140055308762" calcext:value-type="float">
            <text:p>0.310140055308762</text:p>
          </table:table-cell>
          <table:table-cell office:value-type="float" office:value="0.314793723843583" calcext:value-type="float">
            <text:p>0.314793723843583</text:p>
          </table:table-cell>
          <table:table-cell office:value-type="float" office:value="0.318592912157556" calcext:value-type="float">
            <text:p>0.318592912157556</text:p>
          </table:table-cell>
          <table:table-cell office:value-type="float" office:value="0.315697073774675" calcext:value-type="float">
            <text:p>0.315697073774675</text:p>
          </table:table-cell>
          <table:table-cell office:value-type="float" office:value="0.31631626300206" calcext:value-type="float">
            <text:p>0.31631626300206</text:p>
          </table:table-cell>
          <table:table-cell office:value-type="float" office:value="0.31819709460025" calcext:value-type="float">
            <text:p>0.31819709460025</text:p>
          </table:table-cell>
          <table:table-cell office:value-type="float" office:value="0.31996235868183" calcext:value-type="float">
            <text:p>0.31996235868183</text:p>
          </table:table-cell>
          <table:table-cell office:value-type="float" office:value="0.315392356652454" calcext:value-type="float">
            <text:p>0.315392356652454</text:p>
          </table:table-cell>
          <table:table-cell office:value-type="float" office:value="0.314177189735639" calcext:value-type="float">
            <text:p>0.314177189735639</text:p>
          </table:table-cell>
          <table:table-cell office:value-type="float" office:value="0.315207684372147" calcext:value-type="float">
            <text:p>0.315207684372147</text:p>
          </table:table-cell>
          <table:table-cell office:value-type="float" office:value="0.32391426547937" calcext:value-type="float">
            <text:p>0.32391426547937</text:p>
          </table:table-cell>
          <table:table-cell office:value-type="float" office:value="0.316784999644446" calcext:value-type="float">
            <text:p>0.316784999644446</text:p>
          </table:table-cell>
          <table:table-cell office:value-type="float" office:value="0.318762426723643" calcext:value-type="float">
            <text:p>0.318762426723643</text:p>
          </table:table-cell>
          <table:table-cell office:value-type="float" office:value="0.312557382051741" calcext:value-type="float">
            <text:p>0.312557382051741</text:p>
          </table:table-cell>
          <table:table-cell office:value-type="float" office:value="0.312643292056684" calcext:value-type="float">
            <text:p>0.312643292056684</text:p>
          </table:table-cell>
          <table:table-cell office:value-type="float" office:value="0.313283342821292" calcext:value-type="float">
            <text:p>0.313283342821292</text:p>
          </table:table-cell>
          <table:table-cell office:value-type="float" office:value="0.318990208177837" calcext:value-type="float">
            <text:p>0.318990208177837</text:p>
          </table:table-cell>
          <table:table-cell office:value-type="float" office:value="0.321507212565079" calcext:value-type="float">
            <text:p>0.321507212565079</text:p>
          </table:table-cell>
          <table:table-cell office:value-type="float" office:value="0.318294881831134" calcext:value-type="float">
            <text:p>0.318294881831134</text:p>
          </table:table-cell>
          <table:table-cell office:value-type="float" office:value="0.315853749968092" calcext:value-type="float">
            <text:p>0.315853749968092</text:p>
          </table:table-cell>
          <table:table-cell office:value-type="float" office:value="0.316048782626837" calcext:value-type="float">
            <text:p>0.316048782626837</text:p>
          </table:table-cell>
          <table:table-cell office:value-type="float" office:value="0.307999586845148" calcext:value-type="float">
            <text:p>0.307999586845148</text:p>
          </table:table-cell>
          <table:table-cell office:value-type="float" office:value="0.309538250256305" calcext:value-type="float">
            <text:p>0.309538250256305</text:p>
          </table:table-cell>
          <table:table-cell office:value-type="float" office:value="0.31128694290822" calcext:value-type="float">
            <text:p>0.31128694290822</text:p>
          </table:table-cell>
          <table:table-cell office:value-type="float" office:value="0.314351882841911" calcext:value-type="float">
            <text:p>0.314351882841911</text:p>
          </table:table-cell>
          <table:table-cell office:value-type="float" office:value="0.317643099684935" calcext:value-type="float">
            <text:p>0.317643099684935</text:p>
          </table:table-cell>
          <table:table-cell office:value-type="float" office:value="0.317153583454812" calcext:value-type="float">
            <text:p>0.317153583454812</text:p>
          </table:table-cell>
          <table:table-cell office:value-type="float" office:value="0.314596268747325" calcext:value-type="float">
            <text:p>0.314596268747325</text:p>
          </table:table-cell>
          <table:table-cell office:value-type="float" office:value="0.312281862258052" calcext:value-type="float">
            <text:p>0.312281862258052</text:p>
          </table:table-cell>
          <table:table-cell office:value-type="float" office:value="0.311574805465241" calcext:value-type="float">
            <text:p>0.311574805465241</text:p>
          </table:table-cell>
          <table:table-cell office:value-type="float" office:value="0.313395300058361" calcext:value-type="float">
            <text:p>0.313395300058361</text:p>
          </table:table-cell>
          <table:table-cell office:value-type="float" office:value="0.313018378116192" calcext:value-type="float">
            <text:p>0.313018378116192</text:p>
          </table:table-cell>
          <table:table-cell office:value-type="float" office:value="0.30699625240192" calcext:value-type="float">
            <text:p>0.30699625240192</text:p>
          </table:table-cell>
          <table:table-cell office:value-type="float" office:value="0.306390929411185" calcext:value-type="float">
            <text:p>0.306390929411185</text:p>
          </table:table-cell>
          <table:table-cell office:value-type="float" office:value="0.309499213114514" calcext:value-type="float">
            <text:p>0.309499213114514</text:p>
          </table:table-cell>
          <table:table-cell office:value-type="float" office:value="0.314819726013415" calcext:value-type="float">
            <text:p>0.314819726013415</text:p>
          </table:table-cell>
          <table:table-cell office:value-type="float" office:value="0.316634311137402" calcext:value-type="float">
            <text:p>0.316634311137402</text:p>
          </table:table-cell>
          <table:table-cell office:value-type="float" office:value="0.316964517702018" calcext:value-type="float">
            <text:p>0.316964517702018</text:p>
          </table:table-cell>
          <table:table-cell office:value-type="float" office:value="0.313188694521233" calcext:value-type="float">
            <text:p>0.313188694521233</text:p>
          </table:table-cell>
          <table:table-cell office:value-type="float" office:value="0.311796662602065" calcext:value-type="float">
            <text:p>0.311796662602065</text:p>
          </table:table-cell>
          <table:table-cell office:value-type="float" office:value="0.315078723289268" calcext:value-type="float">
            <text:p>0.315078723289268</text:p>
          </table:table-cell>
          <table:table-cell office:value-type="float" office:value="0.316017361738301" calcext:value-type="float">
            <text:p>0.316017361738301</text:p>
          </table:table-cell>
          <table:table-cell office:value-type="float" office:value="0.311405112201158" calcext:value-type="float">
            <text:p>0.311405112201158</text:p>
          </table:table-cell>
          <table:table-cell office:value-type="float" office:value="0.311039702956234" calcext:value-type="float">
            <text:p>0.311039702956234</text:p>
          </table:table-cell>
          <table:table-cell office:value-type="float" office:value="0.310375862153427" calcext:value-type="float">
            <text:p>0.310375862153427</text:p>
          </table:table-cell>
          <table:table-cell office:value-type="float" office:value="0.316385632031092" calcext:value-type="float">
            <text:p>0.316385632031092</text:p>
          </table:table-cell>
          <table:table-cell office:value-type="float" office:value="0.319801815607985" calcext:value-type="float">
            <text:p>0.319801815607985</text:p>
          </table:table-cell>
          <table:table-cell office:value-type="float" office:value="0.319416929964356" calcext:value-type="float">
            <text:p>0.319416929964356</text:p>
          </table:table-cell>
          <table:table-cell office:value-type="float" office:value="0.316788584784784" calcext:value-type="float">
            <text:p>0.316788584784784</text:p>
          </table:table-cell>
          <table:table-cell office:value-type="float" office:value="0.316104721363613" calcext:value-type="float">
            <text:p>0.316104721363613</text:p>
          </table:table-cell>
          <table:table-cell office:value-type="float" office:value="0.317991251816329" calcext:value-type="float">
            <text:p>0.317991251816329</text:p>
          </table:table-cell>
          <table:table-cell office:value-type="float" office:value="0.318814139470034" calcext:value-type="float">
            <text:p>0.318814139470034</text:p>
          </table:table-cell>
          <table:table-cell office:value-type="float" office:value="0.318494016650828" calcext:value-type="float">
            <text:p>0.318494016650828</text:p>
          </table:table-cell>
          <table:table-cell office:value-type="float" office:value="0.313635896871299" calcext:value-type="float">
            <text:p>0.313635896871299</text:p>
          </table:table-cell>
          <table:table-cell office:value-type="float" office:value="0.314513978553788" calcext:value-type="float">
            <text:p>0.314513978553788</text:p>
          </table:table-cell>
          <table:table-cell office:value-type="float" office:value="0.314936883148371" calcext:value-type="float">
            <text:p>0.314936883148371</text:p>
          </table:table-cell>
          <table:table-cell office:value-type="float" office:value="0.317937657380628" calcext:value-type="float">
            <text:p>0.317937657380628</text:p>
          </table:table-cell>
          <table:table-cell office:value-type="float" office:value="0.319945955936906" calcext:value-type="float">
            <text:p>0.319945955936906</text:p>
          </table:table-cell>
          <table:table-cell office:value-type="float" office:value="0.321318911382021" calcext:value-type="float">
            <text:p>0.321318911382021</text:p>
          </table:table-cell>
          <table:table-cell office:value-type="float" office:value="0.3209179415202" calcext:value-type="float">
            <text:p>0.3209179415202</text:p>
          </table:table-cell>
          <table:table-cell office:value-type="float" office:value="0.314634053742628" calcext:value-type="float">
            <text:p>0.314634053742628</text:p>
          </table:table-cell>
          <table:table-cell office:value-type="float" office:value="0.317687892397537" calcext:value-type="float">
            <text:p>0.317687892397537</text:p>
          </table:table-cell>
          <table:table-cell office:value-type="float" office:value="0.319352144271292" calcext:value-type="float">
            <text:p>0.319352144271292</text:p>
          </table:table-cell>
          <table:table-cell office:value-type="float" office:value="0.317847588956259" calcext:value-type="float">
            <text:p>0.317847588956259</text:p>
          </table:table-cell>
          <table:table-cell office:value-type="float" office:value="0.314208858863924" calcext:value-type="float">
            <text:p>0.314208858863924</text:p>
          </table:table-cell>
          <table:table-cell office:value-type="float" office:value="0.317252030991946" calcext:value-type="float">
            <text:p>0.317252030991946</text:p>
          </table:table-cell>
          <table:table-cell office:value-type="float" office:value="0.319661007944319" calcext:value-type="float">
            <text:p>0.319661007944319</text:p>
          </table:table-cell>
          <table:table-cell office:value-type="float" office:value="0.321693466801228" calcext:value-type="float">
            <text:p>0.321693466801228</text:p>
          </table:table-cell>
          <table:table-cell office:value-type="float" office:value="0.320251222078495" calcext:value-type="float">
            <text:p>0.320251222078495</text:p>
          </table:table-cell>
          <table:table-cell office:value-type="float" office:value="0.315528807545971" calcext:value-type="float">
            <text:p>0.315528807545971</text:p>
          </table:table-cell>
          <table:table-cell office:value-type="float" office:value="0.318101847434126" calcext:value-type="float">
            <text:p>0.318101847434126</text:p>
          </table:table-cell>
          <table:table-cell office:value-type="float" office:value="0.319876797168223" calcext:value-type="float">
            <text:p>0.319876797168223</text:p>
          </table:table-cell>
          <table:table-cell office:value-type="float" office:value="0.313966169654599" calcext:value-type="float">
            <text:p>0.313966169654599</text:p>
          </table:table-cell>
          <table:table-cell office:value-type="float" office:value="0.316339933738489" calcext:value-type="float">
            <text:p>0.316339933738489</text:p>
          </table:table-cell>
          <table:table-cell office:value-type="float" office:value="0.320365193937031" calcext:value-type="float">
            <text:p>0.320365193937031</text:p>
          </table:table-cell>
          <table:table-cell office:value-type="float" office:value="0.320604405414586" calcext:value-type="float">
            <text:p>0.320604405414586</text:p>
          </table:table-cell>
          <table:table-cell office:value-type="float" office:value="0.318100493111763" calcext:value-type="float">
            <text:p>0.318100493111763</text:p>
          </table:table-cell>
          <table:table-cell office:value-type="float" office:value="0.320446624131899" calcext:value-type="float">
            <text:p>0.320446624131899</text:p>
          </table:table-cell>
          <table:table-cell office:value-type="float" office:value="0.315450644680339" calcext:value-type="float">
            <text:p>0.315450644680339</text:p>
          </table:table-cell>
          <table:table-cell office:value-type="float" office:value="0.316682223543411" calcext:value-type="float">
            <text:p>0.316682223543411</text:p>
          </table:table-cell>
          <table:table-cell office:value-type="float" office:value="0.318809250472873" calcext:value-type="float">
            <text:p>0.318809250472873</text:p>
          </table:table-cell>
          <table:table-cell office:value-type="float" office:value="0.322166161126856" calcext:value-type="float">
            <text:p>0.322166161126856</text:p>
          </table:table-cell>
          <table:table-cell office:value-type="float" office:value="0.318030096072448" calcext:value-type="float">
            <text:p>0.318030096072448</text:p>
          </table:table-cell>
          <table:table-cell office:value-type="float" office:value="0.320111716550453" calcext:value-type="float">
            <text:p>0.320111716550453</text:p>
          </table:table-cell>
          <table:table-cell office:value-type="float" office:value="0.318190569554428" calcext:value-type="float">
            <text:p>0.318190569554428</text:p>
          </table:table-cell>
          <table:table-cell office:value-type="float" office:value="0.315828441033597" calcext:value-type="float">
            <text:p>0.315828441033597</text:p>
          </table:table-cell>
          <table:table-cell office:value-type="float" office:value="0.316416218227296" calcext:value-type="float">
            <text:p>0.316416218227296</text:p>
          </table:table-cell>
          <table:table-cell office:value-type="float" office:value="0.320373146761581" calcext:value-type="float">
            <text:p>0.320373146761581</text:p>
          </table:table-cell>
          <table:table-cell office:value-type="float" office:value="0.322286867724786" calcext:value-type="float">
            <text:p>0.322286867724786</text:p>
          </table:table-cell>
          <table:table-cell office:value-type="float" office:value="0.318324890733002" calcext:value-type="float">
            <text:p>0.318324890733002</text:p>
          </table:table-cell>
          <table:table-cell office:value-type="float" office:value="0.319488637587664" calcext:value-type="float">
            <text:p>0.319488637587664</text:p>
          </table:table-cell>
          <table:table-cell office:value-type="float" office:value="0.320214149798749" calcext:value-type="float">
            <text:p>0.320214149798749</text:p>
          </table:table-cell>
          <table:table-cell office:value-type="float" office:value="0.314963921611049" calcext:value-type="float">
            <text:p>0.314963921611049</text:p>
          </table:table-cell>
          <table:table-cell office:value-type="float" office:value="0.319759006265453" calcext:value-type="float">
            <text:p>0.319759006265453</text:p>
          </table:table-cell>
          <table:table-cell office:value-type="float" office:value="0.321988172441992" calcext:value-type="float">
            <text:p>0.321988172441992</text:p>
          </table:table-cell>
          <table:table-cell office:value-type="float" office:value="0.3190284195444" calcext:value-type="float">
            <text:p>0.3190284195444</text:p>
          </table:table-cell>
          <table:table-cell office:value-type="float" office:value="0.321153249800989" calcext:value-type="float">
            <text:p>0.321153249800989</text:p>
          </table:table-cell>
          <table:table-cell office:value-type="float" office:value="0.320456726290108" calcext:value-type="float">
            <text:p>0.320456726290108</text:p>
          </table:table-cell>
          <table:table-cell office:value-type="float" office:value="0.315881433914636" calcext:value-type="float">
            <text:p>0.315881433914636</text:p>
          </table:table-cell>
          <table:table-cell office:value-type="float" office:value="0.319744849203125" calcext:value-type="float">
            <text:p>0.319744849203125</text:p>
          </table:table-cell>
          <table:table-cell office:value-type="float" office:value="0.323020655241642" calcext:value-type="float">
            <text:p>0.323020655241642</text:p>
          </table:table-cell>
          <table:table-cell office:value-type="float" office:value="0.318093006179415" calcext:value-type="float">
            <text:p>0.318093006179415</text:p>
          </table:table-cell>
          <table:table-cell office:value-type="float" office:value="0.318208737672463" calcext:value-type="float">
            <text:p>0.318208737672463</text:p>
          </table:table-cell>
          <table:table-cell office:value-type="float" office:value="0.319580497395361" calcext:value-type="float">
            <text:p>0.319580497395361</text:p>
          </table:table-cell>
          <table:table-cell office:value-type="float" office:value="0.320261995540794" calcext:value-type="float">
            <text:p>0.320261995540794</text:p>
          </table:table-cell>
          <table:table-cell office:value-type="float" office:value="0.320603799091561" calcext:value-type="float">
            <text:p>0.320603799091561</text:p>
          </table:table-cell>
          <table:table-cell office:value-type="float" office:value="0.314188217078373" calcext:value-type="float">
            <text:p>0.314188217078373</text:p>
          </table:table-cell>
          <table:table-cell office:value-type="float" office:value="0.315958493475059" calcext:value-type="float">
            <text:p>0.315958493475059</text:p>
          </table:table-cell>
          <table:table-cell office:value-type="float" office:value="0.320347315232436" calcext:value-type="float">
            <text:p>0.320347315232436</text:p>
          </table:table-cell>
          <table:table-cell office:value-type="float" office:value="0.32013742701824" calcext:value-type="float">
            <text:p>0.32013742701824</text:p>
          </table:table-cell>
          <table:table-cell office:value-type="float" office:value="0.315782054046533" calcext:value-type="float">
            <text:p>0.315782054046533</text:p>
          </table:table-cell>
          <table:table-cell office:value-type="float" office:value="0.317299972423321" calcext:value-type="float">
            <text:p>0.317299972423321</text:p>
          </table:table-cell>
          <table:table-cell office:value-type="float" office:value="0.318602832902553" calcext:value-type="float">
            <text:p>0.318602832902553</text:p>
          </table:table-cell>
          <table:table-cell office:value-type="float" office:value="0.319161524459617" calcext:value-type="float">
            <text:p>0.319161524459617</text:p>
          </table:table-cell>
          <table:table-cell office:value-type="float" office:value="0.313536119889724" calcext:value-type="float">
            <text:p>0.313536119889724</text:p>
          </table:table-cell>
          <table:table-cell office:value-type="float" office:value="0.318632432498904" calcext:value-type="float">
            <text:p>0.318632432498904</text:p>
          </table:table-cell>
          <table:table-cell office:value-type="float" office:value="0.320331991529198" calcext:value-type="float">
            <text:p>0.320331991529198</text:p>
          </table:table-cell>
          <table:table-cell office:value-type="float" office:value="0.318381905497722" calcext:value-type="float">
            <text:p>0.318381905497722</text:p>
          </table:table-cell>
          <table:table-cell office:value-type="float" office:value="0.31562242408145" calcext:value-type="float">
            <text:p>0.31562242408145</text:p>
          </table:table-cell>
          <table:table-cell office:value-type="float" office:value="0.31838708518451" calcext:value-type="float">
            <text:p>0.31838708518451</text:p>
          </table:table-cell>
          <table:table-cell office:value-type="float" office:value="0.319947565198079" calcext:value-type="float">
            <text:p>0.319947565198079</text:p>
          </table:table-cell>
          <table:table-cell office:value-type="float" office:value="0.320068503961907" calcext:value-type="float">
            <text:p>0.320068503961907</text:p>
          </table:table-cell>
          <table:table-cell office:value-type="float" office:value="0.314635133434718" calcext:value-type="float">
            <text:p>0.314635133434718</text:p>
          </table:table-cell>
          <table:table-cell office:value-type="float" office:value="0.316936494483182" calcext:value-type="float">
            <text:p>0.316936494483182</text:p>
          </table:table-cell>
          <table:table-cell office:value-type="float" office:value="0.320631962047053" calcext:value-type="float">
            <text:p>0.320631962047053</text:p>
          </table:table-cell>
          <table:table-cell office:value-type="float" office:value="0.321182952170675" calcext:value-type="float">
            <text:p>0.321182952170675</text:p>
          </table:table-cell>
          <table:table-cell office:value-type="float" office:value="0.320267265225892" calcext:value-type="float">
            <text:p>0.320267265225892</text:p>
          </table:table-cell>
          <table:table-cell office:value-type="float" office:value="0.316210379963375" calcext:value-type="float">
            <text:p>0.316210379963375</text:p>
          </table:table-cell>
          <table:table-cell office:value-type="float" office:value="0.317155266434279" calcext:value-type="float">
            <text:p>0.317155266434279</text:p>
          </table:table-cell>
          <table:table-cell office:value-type="float" office:value="0.320442686931219" calcext:value-type="float">
            <text:p>0.320442686931219</text:p>
          </table:table-cell>
          <table:table-cell office:value-type="float" office:value="0.319779958920042" calcext:value-type="float">
            <text:p>0.319779958920042</text:p>
          </table:table-cell>
          <table:table-cell office:value-type="float" office:value="0.315013699235891" calcext:value-type="float">
            <text:p>0.315013699235891</text:p>
          </table:table-cell>
          <table:table-cell office:value-type="float" office:value="0.318731279237183" calcext:value-type="float">
            <text:p>0.318731279237183</text:p>
          </table:table-cell>
          <table:table-cell office:value-type="float" office:value="0.321054443260874" calcext:value-type="float">
            <text:p>0.321054443260874</text:p>
          </table:table-cell>
          <table:table-cell office:value-type="float" office:value="0.321772793699638" calcext:value-type="float">
            <text:p>0.321772793699638</text:p>
          </table:table-cell>
          <table:table-cell office:value-type="float" office:value="0.318024607367392" calcext:value-type="float">
            <text:p>0.318024607367392</text:p>
          </table:table-cell>
          <table:table-cell office:value-type="float" office:value="0.320412943501962" calcext:value-type="float">
            <text:p>0.320412943501962</text:p>
          </table:table-cell>
          <table:table-cell office:value-type="float" office:value="0.321112604856909" calcext:value-type="float">
            <text:p>0.321112604856909</text:p>
          </table:table-cell>
          <table:table-cell office:value-type="float" office:value="0.317489994097413" calcext:value-type="float">
            <text:p>0.317489994097413</text:p>
          </table:table-cell>
          <table:table-cell office:value-type="float" office:value="0.319897615070135" calcext:value-type="float">
            <text:p>0.319897615070135</text:p>
          </table:table-cell>
          <table:table-cell office:value-type="float" office:value="0.321637000533396" calcext:value-type="float">
            <text:p>0.321637000533396</text:p>
          </table:table-cell>
          <table:table-cell office:value-type="float" office:value="0.32214687379981" calcext:value-type="float">
            <text:p>0.32214687379981</text:p>
          </table:table-cell>
          <table:table-cell office:value-type="float" office:value="0.320627819979048" calcext:value-type="float">
            <text:p>0.320627819979048</text:p>
          </table:table-cell>
          <table:table-cell office:value-type="float" office:value="0.318385388313658" calcext:value-type="float">
            <text:p>0.318385388313658</text:p>
          </table:table-cell>
          <table:table-cell office:value-type="float" office:value="0.319848449071231" calcext:value-type="float">
            <text:p>0.319848449071231</text:p>
          </table:table-cell>
          <table:table-cell office:value-type="float" office:value="0.320259429356595" calcext:value-type="float">
            <text:p>0.320259429356595</text:p>
          </table:table-cell>
          <table:table-cell office:value-type="float" office:value="0.320088343353587" calcext:value-type="float">
            <text:p>0.320088343353587</text:p>
          </table:table-cell>
          <table:table-cell office:value-type="float" office:value="0.319792417078612" calcext:value-type="float">
            <text:p>0.319792417078612</text:p>
          </table:table-cell>
          <table:table-cell office:value-type="float" office:value="0.319469686173083" calcext:value-type="float">
            <text:p>0.319469686173083</text:p>
          </table:table-cell>
          <table:table-cell office:value-type="float" office:value="0.31892803951415" calcext:value-type="float">
            <text:p>0.31892803951415</text:p>
          </table:table-cell>
          <table:table-cell office:value-type="float" office:value="0.318651552259047" calcext:value-type="float">
            <text:p>0.318651552259047</text:p>
          </table:table-cell>
          <table:table-cell office:value-type="float" office:value="0.318012913336063" calcext:value-type="float">
            <text:p>0.318012913336063</text:p>
          </table:table-cell>
          <table:table-cell office:value-type="float" office:value="0.317287192553887" calcext:value-type="float">
            <text:p>0.317287192553887</text:p>
          </table:table-cell>
          <table:table-cell office:value-type="float" office:value="0.316746841498295" calcext:value-type="float">
            <text:p>0.316746841498295</text:p>
          </table:table-cell>
          <table:table-cell office:value-type="float" office:value="0.316364769802017" calcext:value-type="float">
            <text:p>0.316364769802017</text:p>
          </table:table-cell>
          <table:table-cell office:value-type="float" office:value="0.316033172638803" calcext:value-type="float">
            <text:p>0.316033172638803</text:p>
          </table:table-cell>
          <table:table-cell office:value-type="float" office:value="0.315910975864734" calcext:value-type="float">
            <text:p>0.315910975864734</text:p>
          </table:table-cell>
          <table:table-cell office:value-type="float" office:value="0.315986352804815" calcext:value-type="float">
            <text:p>0.315986352804815</text:p>
          </table:table-cell>
          <table:table-cell office:value-type="float" office:value="0.316148418953885" calcext:value-type="float">
            <text:p>0.316148418953885</text:p>
          </table:table-cell>
          <table:table-cell office:value-type="float" office:value="0.316208376626465" calcext:value-type="float">
            <text:p>0.316208376626465</text:p>
          </table:table-cell>
          <table:table-cell office:value-type="float" office:value="0.316145646139523" calcext:value-type="float">
            <text:p>0.316145646139523</text:p>
          </table:table-cell>
          <table:table-cell office:value-type="float" office:value="0.316050897350137" calcext:value-type="float">
            <text:p>0.316050897350137</text:p>
          </table:table-cell>
          <table:table-cell office:value-type="float" office:value="0.31602156437765" calcext:value-type="float">
            <text:p>0.31602156437765</text:p>
          </table:table-cell>
          <table:table-cell office:value-type="float" office:value="0.316077069587464" calcext:value-type="float">
            <text:p>0.316077069587464</text:p>
          </table:table-cell>
          <table:table-cell office:value-type="float" office:value="0.316072647507807" calcext:value-type="float">
            <text:p>0.316072647507807</text:p>
          </table:table-cell>
          <table:table-cell office:value-type="float" office:value="0.316108446419838" calcext:value-type="float">
            <text:p>0.316108446419838</text:p>
          </table:table-cell>
          <table:table-cell office:value-type="float" office:value="0.316114885651682" calcext:value-type="float">
            <text:p>0.316114885651682</text:p>
          </table:table-cell>
          <table:table-cell office:value-type="float" office:value="0.316093082553504" calcext:value-type="float">
            <text:p>0.316093082553504</text:p>
          </table:table-cell>
          <table:table-cell office:value-type="float" office:value="0.316083711830974" calcext:value-type="float">
            <text:p>0.316083711830974</text:p>
          </table:table-cell>
          <table:table-cell office:value-type="float" office:value="0.316070155754341" calcext:value-type="float">
            <text:p>0.316070155754341</text:p>
          </table:table-cell>
          <table:table-cell office:value-type="float" office:value="0.316081642011348" calcext:value-type="float">
            <text:p>0.316081642011348</text:p>
          </table:table-cell>
          <table:table-cell office:value-type="float" office:value="0.316091220610035" calcext:value-type="float">
            <text:p>0.316091220610035</text:p>
          </table:table-cell>
          <table:table-cell office:value-type="float" office:value="0.316077565650689" calcext:value-type="float">
            <text:p>0.316077565650689</text:p>
          </table:table-cell>
          <table:table-cell office:value-type="float" office:value="0.316061496407716" calcext:value-type="float">
            <text:p>0.316061496407716</text:p>
          </table:table-cell>
          <table:table-cell office:value-type="float" office:value="0.316062611358306" calcext:value-type="float">
            <text:p>0.316062611358306</text:p>
          </table:table-cell>
          <table:table-cell office:value-type="float" office:value="0.316062339337904" calcext:value-type="float">
            <text:p>0.316062339337904</text:p>
          </table:table-cell>
          <table:table-cell office:value-type="float" office:value="0.316059146224311" calcext:value-type="float">
            <text:p>0.316059146224311</text:p>
          </table:table-cell>
          <table:table-cell office:value-type="float" office:value="0.316055149061862" calcext:value-type="float">
            <text:p>0.316055149061862</text:p>
          </table:table-cell>
          <table:table-cell office:value-type="float" office:value="0.316033195679379" calcext:value-type="float">
            <text:p>0.316033195679379</text:p>
          </table:table-cell>
          <table:table-cell office:value-type="float" office:value="0.316041458892329" calcext:value-type="float">
            <text:p>0.316041458892329</text:p>
          </table:table-cell>
          <table:table-cell office:value-type="float" office:value="0.316023426340714" calcext:value-type="float">
            <text:p>0.316023426340714</text:p>
          </table:table-cell>
          <table:table-cell office:value-type="float" office:value="0.316052346711862" calcext:value-type="float">
            <text:p>0.316052346711862</text:p>
          </table:table-cell>
          <table:table-cell office:value-type="float" office:value="0.316027460257278" calcext:value-type="float">
            <text:p>0.316027460257278</text:p>
          </table:table-cell>
          <table:table-cell office:value-type="float" office:value="0.31603736650238" calcext:value-type="float">
            <text:p>0.31603736650238</text:p>
          </table:table-cell>
          <table:table-cell office:value-type="float" office:value="0.316074084836623" calcext:value-type="float">
            <text:p>0.316074084836623</text:p>
          </table:table-cell>
          <table:table-cell office:value-type="float" office:value="0.316032505886852" calcext:value-type="float">
            <text:p>0.316032505886852</text:p>
          </table:table-cell>
          <table:table-cell office:value-type="float" office:value="0.316056182921455" calcext:value-type="float">
            <text:p>0.316056182921455</text:p>
          </table:table-cell>
          <table:table-cell office:value-type="float" office:value="0.316068462225948" calcext:value-type="float">
            <text:p>0.316068462225948</text:p>
          </table:table-cell>
          <table:table-cell office:value-type="float" office:value="0.316035075692409" calcext:value-type="float">
            <text:p>0.316035075692409</text:p>
          </table:table-cell>
          <table:table-cell office:value-type="float" office:value="0.316029415694597" calcext:value-type="float">
            <text:p>0.316029415694597</text:p>
          </table:table-cell>
          <table:table-cell office:value-type="float" office:value="0.316047319664644" calcext:value-type="float">
            <text:p>0.316047319664644</text:p>
          </table:table-cell>
          <table:table-cell office:value-type="float" office:value="0.316044302418426" calcext:value-type="float">
            <text:p>0.316044302418426</text:p>
          </table:table-cell>
          <table:table-cell office:value-type="float" office:value="0.315990670456935" calcext:value-type="float">
            <text:p>0.315990670456935</text:p>
          </table:table-cell>
          <table:table-cell office:value-type="float" office:value="0.316019361527807" calcext:value-type="float">
            <text:p>0.316019361527807</text:p>
          </table:table-cell>
          <table:table-cell office:value-type="float" office:value="0.3160222717891" calcext:value-type="float">
            <text:p>0.3160222717891</text:p>
          </table:table-cell>
          <table:table-cell office:value-type="float" office:value="0.31606126166298" calcext:value-type="float">
            <text:p>0.31606126166298</text:p>
          </table:table-cell>
          <table:table-cell office:value-type="float" office:value="0.3160108169029" calcext:value-type="float">
            <text:p>0.3160108169029</text:p>
          </table:table-cell>
          <table:table-cell office:value-type="float" office:value="0.316005964401425" calcext:value-type="float">
            <text:p>0.316005964401425</text:p>
          </table:table-cell>
          <table:table-cell office:value-type="float" office:value="0.316026848758549" calcext:value-type="float">
            <text:p>0.316026848758549</text:p>
          </table:table-cell>
          <table:table-cell office:value-type="float" office:value="0.316042706847087" calcext:value-type="float">
            <text:p>0.316042706847087</text:p>
          </table:table-cell>
          <table:table-cell office:value-type="float" office:value="0.316042365115825" calcext:value-type="float">
            <text:p>0.316042365115825</text:p>
          </table:table-cell>
          <table:table-cell office:value-type="float" office:value="0.31603218596951" calcext:value-type="float">
            <text:p>0.31603218596951</text:p>
          </table:table-cell>
          <table:table-cell office:value-type="float" office:value="0.316033653718479" calcext:value-type="float">
            <text:p>0.316033653718479</text:p>
          </table:table-cell>
          <table:table-cell office:value-type="float" office:value="0.316039544928923" calcext:value-type="float">
            <text:p>0.316039544928923</text:p>
          </table:table-cell>
          <table:table-cell office:value-type="float" office:value="0.316006002623396" calcext:value-type="float">
            <text:p>0.316006002623396</text:p>
          </table:table-cell>
          <table:table-cell office:value-type="float" office:value="0.316024682205354" calcext:value-type="float">
            <text:p>0.316024682205354</text:p>
          </table:table-cell>
          <table:table-cell office:value-type="float" office:value="0.316027555350135" calcext:value-type="float">
            <text:p>0.316027555350135</text:p>
          </table:table-cell>
          <table:table-cell office:value-type="float" office:value="0.316037208398189" calcext:value-type="float">
            <text:p>0.316037208398189</text:p>
          </table:table-cell>
          <table:table-cell office:value-type="float" office:value="0.315981554179324" calcext:value-type="float">
            <text:p>0.315981554179324</text:p>
          </table:table-cell>
          <table:table-cell office:value-type="float" office:value="0.31605243371484" calcext:value-type="float">
            <text:p>0.31605243371484</text:p>
          </table:table-cell>
          <table:table-cell office:value-type="float" office:value="0.316014158890301" calcext:value-type="float">
            <text:p>0.316014158890301</text:p>
          </table:table-cell>
          <table:table-cell office:value-type="float" office:value="0.316035066478338" calcext:value-type="float">
            <text:p>0.316035066478338</text:p>
          </table:table-cell>
          <table:table-cell office:value-type="float" office:value="0.316059447075946" calcext:value-type="float">
            <text:p>0.316059447075946</text:p>
          </table:table-cell>
          <table:table-cell office:value-type="float" office:value="0.31603335191141" calcext:value-type="float">
            <text:p>0.31603335191141</text:p>
          </table:table-cell>
          <table:table-cell office:value-type="float" office:value="0.315994926563011" calcext:value-type="float">
            <text:p>0.315994926563011</text:p>
          </table:table-cell>
          <table:table-cell office:value-type="float" office:value="0.316024959531058" calcext:value-type="float">
            <text:p>0.316024959531058</text:p>
          </table:table-cell>
          <table:table-cell office:value-type="float" office:value="0.316009722207725" calcext:value-type="float">
            <text:p>0.316009722207725</text:p>
          </table:table-cell>
          <table:table-cell office:value-type="float" office:value="0.316040600903773" calcext:value-type="float">
            <text:p>0.316040600903773</text:p>
          </table:table-cell>
          <table:table-cell office:value-type="float" office:value="0.316016437509925" calcext:value-type="float">
            <text:p>0.316016437509925</text:p>
          </table:table-cell>
          <table:table-cell office:value-type="float" office:value="0.316042478471962" calcext:value-type="float">
            <text:p>0.316042478471962</text:p>
          </table:table-cell>
          <table:table-cell office:value-type="float" office:value="0.316052443036378" calcext:value-type="float">
            <text:p>0.316052443036378</text:p>
          </table:table-cell>
          <table:table-cell office:value-type="float" office:value="0.316040787170343" calcext:value-type="float">
            <text:p>0.316040787170343</text:p>
          </table:table-cell>
          <table:table-cell office:value-type="float" office:value="0.316008302787959" calcext:value-type="float">
            <text:p>0.316008302787959</text:p>
          </table:table-cell>
          <table:table-cell office:value-type="float" office:value="0.316042714705292" calcext:value-type="float">
            <text:p>0.316042714705292</text:p>
          </table:table-cell>
          <table:table-cell office:value-type="float" office:value="0.316003632172844" calcext:value-type="float">
            <text:p>0.316003632172844</text:p>
          </table:table-cell>
          <table:table-cell office:value-type="float" office:value="0.316013073398148" calcext:value-type="float">
            <text:p>0.316013073398148</text:p>
          </table:table-cell>
          <table:table-cell office:value-type="float" office:value="0.316029917040256" calcext:value-type="float">
            <text:p>0.316029917040256</text:p>
          </table:table-cell>
          <table:table-cell office:value-type="float" office:value="0.316049787277574" calcext:value-type="float">
            <text:p>0.316049787277574</text:p>
          </table:table-cell>
          <table:table-cell office:value-type="float" office:value="0.316010324985964" calcext:value-type="float">
            <text:p>0.316010324985964</text:p>
          </table:table-cell>
          <table:table-cell office:value-type="float" office:value="0.316037401503383" calcext:value-type="float">
            <text:p>0.316037401503383</text:p>
          </table:table-cell>
          <table:table-cell office:value-type="float" office:value="0.316050063731324" calcext:value-type="float">
            <text:p>0.316050063731324</text:p>
          </table:table-cell>
          <table:table-cell office:value-type="float" office:value="0.31604861234448" calcext:value-type="float">
            <text:p>0.31604861234448</text:p>
          </table:table-cell>
          <table:table-cell office:value-type="float" office:value="0.316009339759317" calcext:value-type="float">
            <text:p>0.316009339759317</text:p>
          </table:table-cell>
          <table:table-cell office:value-type="float" office:value="0.316035084814415" calcext:value-type="float">
            <text:p>0.316035084814415</text:p>
          </table:table-cell>
          <table:table-cell office:value-type="float" office:value="0.316021228409268" calcext:value-type="float">
            <text:p>0.316021228409268</text:p>
          </table:table-cell>
          <table:table-cell office:value-type="float" office:value="0.316059588964621" calcext:value-type="float">
            <text:p>0.316059588964621</text:p>
          </table:table-cell>
          <table:table-cell office:value-type="float" office:value="0.31602936326179" calcext:value-type="float">
            <text:p>0.31602936326179</text:p>
          </table:table-cell>
          <table:table-cell office:value-type="float" office:value="0.316032349742072" calcext:value-type="float">
            <text:p>0.316032349742072</text:p>
          </table:table-cell>
          <table:table-cell office:value-type="float" office:value="0.316011281623904" calcext:value-type="float">
            <text:p>0.316011281623904</text:p>
          </table:table-cell>
          <table:table-cell office:value-type="float" office:value="0.316028199449767" calcext:value-type="float">
            <text:p>0.316028199449767</text:p>
          </table:table-cell>
          <table:table-cell office:value-type="float" office:value="0.316077059182455" calcext:value-type="float">
            <text:p>0.316077059182455</text:p>
          </table:table-cell>
          <table:table-cell office:value-type="float" office:value="0.316054470116242" calcext:value-type="float">
            <text:p>0.316054470116242</text:p>
          </table:table-cell>
          <table:table-cell office:value-type="float" office:value="0.316003180958702" calcext:value-type="float">
            <text:p>0.316003180958702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6529600268691" calcext:value-type="float">
            <text:p>-0.386529600268691</text:p>
          </table:table-cell>
          <table:table-cell office:value-type="float" office:value="-0.386770374187776" calcext:value-type="float">
            <text:p>-0.386770374187776</text:p>
          </table:table-cell>
          <table:table-cell office:value-type="float" office:value="-0.386604341794505" calcext:value-type="float">
            <text:p>-0.386604341794505</text:p>
          </table:table-cell>
          <table:table-cell office:value-type="float" office:value="-0.386553236554079" calcext:value-type="float">
            <text:p>-0.386553236554079</text:p>
          </table:table-cell>
          <table:table-cell office:value-type="float" office:value="-0.387223918748772" calcext:value-type="float">
            <text:p>-0.387223918748772</text:p>
          </table:table-cell>
          <table:table-cell office:value-type="float" office:value="-0.386570211241974" calcext:value-type="float">
            <text:p>-0.386570211241974</text:p>
          </table:table-cell>
          <table:table-cell office:value-type="float" office:value="-0.385371332719208" calcext:value-type="float">
            <text:p>-0.385371332719208</text:p>
          </table:table-cell>
          <table:table-cell office:value-type="float" office:value="-0.387323456997078" calcext:value-type="float">
            <text:p>-0.387323456997078</text:p>
          </table:table-cell>
          <table:table-cell office:value-type="float" office:value="-0.386914432954025" calcext:value-type="float">
            <text:p>-0.386914432954025</text:p>
          </table:table-cell>
          <table:table-cell office:value-type="float" office:value="-0.387252973353095" calcext:value-type="float">
            <text:p>-0.387252973353095</text:p>
          </table:table-cell>
          <table:table-cell office:value-type="float" office:value="-0.386170952069271" calcext:value-type="float">
            <text:p>-0.386170952069271</text:p>
          </table:table-cell>
          <table:table-cell office:value-type="float" office:value="-0.387238731969827" calcext:value-type="float">
            <text:p>-0.387238731969827</text:p>
          </table:table-cell>
          <table:table-cell office:value-type="float" office:value="-0.387505215660161" calcext:value-type="float">
            <text:p>-0.387505215660161</text:p>
          </table:table-cell>
          <table:table-cell office:value-type="float" office:value="-0.387211350451373" calcext:value-type="float">
            <text:p>-0.387211350451373</text:p>
          </table:table-cell>
          <table:table-cell office:value-type="float" office:value="-0.387369292262258" calcext:value-type="float">
            <text:p>-0.387369292262258</text:p>
          </table:table-cell>
          <table:table-cell office:value-type="float" office:value="-0.386935304893083" calcext:value-type="float">
            <text:p>-0.386935304893083</text:p>
          </table:table-cell>
          <table:table-cell office:value-type="float" office:value="-0.38797387843356" calcext:value-type="float">
            <text:p>-0.38797387843356</text:p>
          </table:table-cell>
          <table:table-cell office:value-type="float" office:value="-0.38709100577713" calcext:value-type="float">
            <text:p>-0.38709100577713</text:p>
          </table:table-cell>
          <table:table-cell office:value-type="float" office:value="-0.386861920555098" calcext:value-type="float">
            <text:p>-0.386861920555098</text:p>
          </table:table-cell>
          <table:table-cell office:value-type="float" office:value="-0.386675422366389" calcext:value-type="float">
            <text:p>-0.386675422366389</text:p>
          </table:table-cell>
          <table:table-cell office:value-type="float" office:value="-0.387132918864087" calcext:value-type="float">
            <text:p>-0.387132918864087</text:p>
          </table:table-cell>
          <table:table-cell office:value-type="float" office:value="-0.387438106991276" calcext:value-type="float">
            <text:p>-0.387438106991276</text:p>
          </table:table-cell>
          <table:table-cell office:value-type="float" office:value="-0.386775821333515" calcext:value-type="float">
            <text:p>-0.386775821333515</text:p>
          </table:table-cell>
          <table:table-cell office:value-type="float" office:value="-0.387185340530798" calcext:value-type="float">
            <text:p>-0.387185340530798</text:p>
          </table:table-cell>
          <table:table-cell office:value-type="float" office:value="-0.387268612514345" calcext:value-type="float">
            <text:p>-0.387268612514345</text:p>
          </table:table-cell>
          <table:table-cell office:value-type="float" office:value="-0.387515717091125" calcext:value-type="float">
            <text:p>-0.387515717091125</text:p>
          </table:table-cell>
          <table:table-cell office:value-type="float" office:value="-0.38690014095873" calcext:value-type="float">
            <text:p>-0.38690014095873</text:p>
          </table:table-cell>
          <table:table-cell office:value-type="float" office:value="-0.386756033865853" calcext:value-type="float">
            <text:p>-0.386756033865853</text:p>
          </table:table-cell>
          <table:table-cell office:value-type="float" office:value="-0.388087437719923" calcext:value-type="float">
            <text:p>-0.388087437719923</text:p>
          </table:table-cell>
          <table:table-cell office:value-type="float" office:value="-0.386554085276036" calcext:value-type="float">
            <text:p>-0.386554085276036</text:p>
          </table:table-cell>
          <table:table-cell office:value-type="float" office:value="-0.386325906588368" calcext:value-type="float">
            <text:p>-0.386325906588368</text:p>
          </table:table-cell>
          <table:table-cell office:value-type="float" office:value="-0.387656319848968" calcext:value-type="float">
            <text:p>-0.387656319848968</text:p>
          </table:table-cell>
          <table:table-cell office:value-type="float" office:value="-0.386733501650543" calcext:value-type="float">
            <text:p>-0.386733501650543</text:p>
          </table:table-cell>
          <table:table-cell office:value-type="float" office:value="-0.387460157103205" calcext:value-type="float">
            <text:p>-0.387460157103205</text:p>
          </table:table-cell>
          <table:table-cell office:value-type="float" office:value="-0.388113778382921" calcext:value-type="float">
            <text:p>-0.388113778382921</text:p>
          </table:table-cell>
          <table:table-cell office:value-type="float" office:value="-0.387815547836595" calcext:value-type="float">
            <text:p>-0.387815547836595</text:p>
          </table:table-cell>
          <table:table-cell office:value-type="float" office:value="-0.388855657544921" calcext:value-type="float">
            <text:p>-0.388855657544921</text:p>
          </table:table-cell>
          <table:table-cell office:value-type="float" office:value="-0.389136786787247" calcext:value-type="float">
            <text:p>-0.389136786787247</text:p>
          </table:table-cell>
          <table:table-cell office:value-type="float" office:value="-0.388001210845955" calcext:value-type="float">
            <text:p>-0.388001210845955</text:p>
          </table:table-cell>
          <table:table-cell office:value-type="float" office:value="-0.388084616499563" calcext:value-type="float">
            <text:p>-0.388084616499563</text:p>
          </table:table-cell>
          <table:table-cell office:value-type="float" office:value="-0.389229626124816" calcext:value-type="float">
            <text:p>-0.389229626124816</text:p>
          </table:table-cell>
          <table:table-cell office:value-type="float" office:value="-0.389318943856925" calcext:value-type="float">
            <text:p>-0.389318943856925</text:p>
          </table:table-cell>
          <table:table-cell office:value-type="float" office:value="-0.388986887943888" calcext:value-type="float">
            <text:p>-0.388986887943888</text:p>
          </table:table-cell>
          <table:table-cell office:value-type="float" office:value="-0.3886681427616" calcext:value-type="float">
            <text:p>-0.3886681427616</text:p>
          </table:table-cell>
          <table:table-cell office:value-type="float" office:value="-0.390554347255773" calcext:value-type="float">
            <text:p>-0.390554347255773</text:p>
          </table:table-cell>
          <table:table-cell office:value-type="float" office:value="-0.389541279892694" calcext:value-type="float">
            <text:p>-0.389541279892694</text:p>
          </table:table-cell>
          <table:table-cell office:value-type="float" office:value="-0.388072276303588" calcext:value-type="float">
            <text:p>-0.388072276303588</text:p>
          </table:table-cell>
          <table:table-cell office:value-type="float" office:value="-0.389733539692816" calcext:value-type="float">
            <text:p>-0.389733539692816</text:p>
          </table:table-cell>
          <table:table-cell office:value-type="float" office:value="-0.390326248305452" calcext:value-type="float">
            <text:p>-0.390326248305452</text:p>
          </table:table-cell>
          <table:table-cell office:value-type="float" office:value="-0.389174538097918" calcext:value-type="float">
            <text:p>-0.389174538097918</text:p>
          </table:table-cell>
          <table:table-cell office:value-type="float" office:value="-0.390289766320237" calcext:value-type="float">
            <text:p>-0.390289766320237</text:p>
          </table:table-cell>
          <table:table-cell office:value-type="float" office:value="-0.389181270128975" calcext:value-type="float">
            <text:p>-0.389181270128975</text:p>
          </table:table-cell>
          <table:table-cell office:value-type="float" office:value="-0.389237199567704" calcext:value-type="float">
            <text:p>-0.389237199567704</text:p>
          </table:table-cell>
          <table:table-cell office:value-type="float" office:value="-0.38827998228265" calcext:value-type="float">
            <text:p>-0.38827998228265</text:p>
          </table:table-cell>
          <table:table-cell office:value-type="float" office:value="-0.38939262287399" calcext:value-type="float">
            <text:p>-0.38939262287399</text:p>
          </table:table-cell>
          <table:table-cell office:value-type="float" office:value="-0.389281762231727" calcext:value-type="float">
            <text:p>-0.389281762231727</text:p>
          </table:table-cell>
          <table:table-cell office:value-type="float" office:value="-0.389353858966606" calcext:value-type="float">
            <text:p>-0.389353858966606</text:p>
          </table:table-cell>
          <table:table-cell office:value-type="float" office:value="-0.38856520365324" calcext:value-type="float">
            <text:p>-0.38856520365324</text:p>
          </table:table-cell>
          <table:table-cell office:value-type="float" office:value="-0.389388990217616" calcext:value-type="float">
            <text:p>-0.389388990217616</text:p>
          </table:table-cell>
          <table:table-cell office:value-type="float" office:value="-0.388444001238548" calcext:value-type="float">
            <text:p>-0.388444001238548</text:p>
          </table:table-cell>
          <table:table-cell office:value-type="float" office:value="-0.388334708997089" calcext:value-type="float">
            <text:p>-0.388334708997089</text:p>
          </table:table-cell>
          <table:table-cell office:value-type="float" office:value="-0.387407141297258" calcext:value-type="float">
            <text:p>-0.387407141297258</text:p>
          </table:table-cell>
          <table:table-cell office:value-type="float" office:value="-0.389036028397058" calcext:value-type="float">
            <text:p>-0.389036028397058</text:p>
          </table:table-cell>
          <table:table-cell office:value-type="float" office:value="-0.389068518342518" calcext:value-type="float">
            <text:p>-0.389068518342518</text:p>
          </table:table-cell>
          <table:table-cell office:value-type="float" office:value="-0.38868847167393" calcext:value-type="float">
            <text:p>-0.38868847167393</text:p>
          </table:table-cell>
          <table:table-cell office:value-type="float" office:value="-0.390250274003458" calcext:value-type="float">
            <text:p>-0.390250274003458</text:p>
          </table:table-cell>
          <table:table-cell office:value-type="float" office:value="-0.3908374032323" calcext:value-type="float">
            <text:p>-0.3908374032323</text:p>
          </table:table-cell>
          <table:table-cell office:value-type="float" office:value="-0.39848729065023" calcext:value-type="float">
            <text:p>-0.39848729065023</text:p>
          </table:table-cell>
          <table:table-cell office:value-type="float" office:value="-0.398947989426272" calcext:value-type="float">
            <text:p>-0.398947989426272</text:p>
          </table:table-cell>
          <table:table-cell office:value-type="float" office:value="-0.406554901273245" calcext:value-type="float">
            <text:p>-0.406554901273245</text:p>
          </table:table-cell>
          <table:table-cell office:value-type="float" office:value="-0.409739538661365" calcext:value-type="float">
            <text:p>-0.409739538661365</text:p>
          </table:table-cell>
          <table:table-cell office:value-type="float" office:value="-0.392557909839857" calcext:value-type="float">
            <text:p>-0.392557909839857</text:p>
          </table:table-cell>
          <table:table-cell office:value-type="float" office:value="-0.389613242756068" calcext:value-type="float">
            <text:p>-0.389613242756068</text:p>
          </table:table-cell>
          <table:table-cell office:value-type="float" office:value="-0.403739977887787" calcext:value-type="float">
            <text:p>-0.403739977887787</text:p>
          </table:table-cell>
          <table:table-cell office:value-type="float" office:value="-0.399080601719316" calcext:value-type="float">
            <text:p>-0.399080601719316</text:p>
          </table:table-cell>
          <table:table-cell office:value-type="float" office:value="-0.361659703017611" calcext:value-type="float">
            <text:p>-0.361659703017611</text:p>
          </table:table-cell>
          <table:table-cell office:value-type="float" office:value="-0.359267325015295" calcext:value-type="float">
            <text:p>-0.359267325015295</text:p>
          </table:table-cell>
          <table:table-cell office:value-type="float" office:value="-0.355443446262972" calcext:value-type="float">
            <text:p>-0.355443446262972</text:p>
          </table:table-cell>
          <table:table-cell office:value-type="float" office:value="-0.335119757574599" calcext:value-type="float">
            <text:p>-0.335119757574599</text:p>
          </table:table-cell>
          <table:table-cell office:value-type="float" office:value="-0.328560894311232" calcext:value-type="float">
            <text:p>-0.328560894311232</text:p>
          </table:table-cell>
          <table:table-cell office:value-type="float" office:value="-0.315331690662196" calcext:value-type="float">
            <text:p>-0.315331690662196</text:p>
          </table:table-cell>
          <table:table-cell office:value-type="float" office:value="-0.306315193086097" calcext:value-type="float">
            <text:p>-0.306315193086097</text:p>
          </table:table-cell>
          <table:table-cell office:value-type="float" office:value="-0.304417605481078" calcext:value-type="float">
            <text:p>-0.304417605481078</text:p>
          </table:table-cell>
          <table:table-cell office:value-type="float" office:value="-0.299461266346579" calcext:value-type="float">
            <text:p>-0.299461266346579</text:p>
          </table:table-cell>
          <table:table-cell office:value-type="float" office:value="-0.31036735055938" calcext:value-type="float">
            <text:p>-0.31036735055938</text:p>
          </table:table-cell>
          <table:table-cell office:value-type="float" office:value="-0.31427901920308" calcext:value-type="float">
            <text:p>-0.31427901920308</text:p>
          </table:table-cell>
          <table:table-cell office:value-type="float" office:value="-0.314194284298825" calcext:value-type="float">
            <text:p>-0.314194284298825</text:p>
          </table:table-cell>
          <table:table-cell office:value-type="float" office:value="-0.318147502062421" calcext:value-type="float">
            <text:p>-0.318147502062421</text:p>
          </table:table-cell>
          <table:table-cell office:value-type="float" office:value="-0.334418117824126" calcext:value-type="float">
            <text:p>-0.334418117824126</text:p>
          </table:table-cell>
          <table:table-cell office:value-type="float" office:value="-0.34447356119616" calcext:value-type="float">
            <text:p>-0.34447356119616</text:p>
          </table:table-cell>
          <table:table-cell office:value-type="float" office:value="-0.366349773200604" calcext:value-type="float">
            <text:p>-0.366349773200604</text:p>
          </table:table-cell>
          <table:table-cell office:value-type="float" office:value="-0.364898969486293" calcext:value-type="float">
            <text:p>-0.364898969486293</text:p>
          </table:table-cell>
          <table:table-cell office:value-type="float" office:value="-0.371984020742483" calcext:value-type="float">
            <text:p>-0.371984020742483</text:p>
          </table:table-cell>
          <table:table-cell office:value-type="float" office:value="-0.377009943812969" calcext:value-type="float">
            <text:p>-0.377009943812969</text:p>
          </table:table-cell>
          <table:table-cell office:value-type="float" office:value="-0.370735425396529" calcext:value-type="float">
            <text:p>-0.370735425396529</text:p>
          </table:table-cell>
          <table:table-cell office:value-type="float" office:value="-0.380348503420639" calcext:value-type="float">
            <text:p>-0.380348503420639</text:p>
          </table:table-cell>
          <table:table-cell office:value-type="float" office:value="-0.388819339053384" calcext:value-type="float">
            <text:p>-0.388819339053384</text:p>
          </table:table-cell>
          <table:table-cell office:value-type="float" office:value="-0.396346908864904" calcext:value-type="float">
            <text:p>-0.396346908864904</text:p>
          </table:table-cell>
          <table:table-cell office:value-type="float" office:value="-0.405451385420355" calcext:value-type="float">
            <text:p>-0.405451385420355</text:p>
          </table:table-cell>
          <table:table-cell office:value-type="float" office:value="-0.413555540107452" calcext:value-type="float">
            <text:p>-0.413555540107452</text:p>
          </table:table-cell>
          <table:table-cell office:value-type="float" office:value="-0.417390972074468" calcext:value-type="float">
            <text:p>-0.417390972074468</text:p>
          </table:table-cell>
          <table:table-cell office:value-type="float" office:value="-0.426022410633232" calcext:value-type="float">
            <text:p>-0.426022410633232</text:p>
          </table:table-cell>
          <table:table-cell office:value-type="float" office:value="-0.418970047459965" calcext:value-type="float">
            <text:p>-0.418970047459965</text:p>
          </table:table-cell>
          <table:table-cell office:value-type="float" office:value="-0.409190479116503" calcext:value-type="float">
            <text:p>-0.409190479116503</text:p>
          </table:table-cell>
          <table:table-cell office:value-type="float" office:value="-0.396780722738361" calcext:value-type="float">
            <text:p>-0.396780722738361</text:p>
          </table:table-cell>
          <table:table-cell office:value-type="float" office:value="-0.387300288953756" calcext:value-type="float">
            <text:p>-0.387300288953756</text:p>
          </table:table-cell>
          <table:table-cell office:value-type="float" office:value="-0.389636961599716" calcext:value-type="float">
            <text:p>-0.389636961599716</text:p>
          </table:table-cell>
          <table:table-cell office:value-type="float" office:value="-0.382886285400167" calcext:value-type="float">
            <text:p>-0.382886285400167</text:p>
          </table:table-cell>
          <table:table-cell office:value-type="float" office:value="-0.388745110616618" calcext:value-type="float">
            <text:p>-0.388745110616618</text:p>
          </table:table-cell>
          <table:table-cell office:value-type="float" office:value="-0.386965603324475" calcext:value-type="float">
            <text:p>-0.386965603324475</text:p>
          </table:table-cell>
          <table:table-cell office:value-type="float" office:value="-0.392587294937273" calcext:value-type="float">
            <text:p>-0.392587294937273</text:p>
          </table:table-cell>
          <table:table-cell office:value-type="float" office:value="-0.392439441848509" calcext:value-type="float">
            <text:p>-0.392439441848509</text:p>
          </table:table-cell>
          <table:table-cell office:value-type="float" office:value="-0.402563277308348" calcext:value-type="float">
            <text:p>-0.402563277308348</text:p>
          </table:table-cell>
          <table:table-cell office:value-type="float" office:value="-0.400067751783092" calcext:value-type="float">
            <text:p>-0.400067751783092</text:p>
          </table:table-cell>
          <table:table-cell office:value-type="float" office:value="-0.397944789908027" calcext:value-type="float">
            <text:p>-0.397944789908027</text:p>
          </table:table-cell>
          <table:table-cell office:value-type="float" office:value="-0.38407097905734" calcext:value-type="float">
            <text:p>-0.38407097905734</text:p>
          </table:table-cell>
          <table:table-cell office:value-type="float" office:value="-0.377036964595038" calcext:value-type="float">
            <text:p>-0.377036964595038</text:p>
          </table:table-cell>
          <table:table-cell office:value-type="float" office:value="-0.388499779447781" calcext:value-type="float">
            <text:p>-0.388499779447781</text:p>
          </table:table-cell>
          <table:table-cell office:value-type="float" office:value="-0.38456382045811" calcext:value-type="float">
            <text:p>-0.38456382045811</text:p>
          </table:table-cell>
          <table:table-cell office:value-type="float" office:value="-0.390583906706481" calcext:value-type="float">
            <text:p>-0.390583906706481</text:p>
          </table:table-cell>
          <table:table-cell office:value-type="float" office:value="-0.389068461828764" calcext:value-type="float">
            <text:p>-0.389068461828764</text:p>
          </table:table-cell>
          <table:table-cell office:value-type="float" office:value="-0.391883138618593" calcext:value-type="float">
            <text:p>-0.391883138618593</text:p>
          </table:table-cell>
          <table:table-cell office:value-type="float" office:value="-0.392369286913542" calcext:value-type="float">
            <text:p>-0.392369286913542</text:p>
          </table:table-cell>
          <table:table-cell office:value-type="float" office:value="-0.392200580046637" calcext:value-type="float">
            <text:p>-0.392200580046637</text:p>
          </table:table-cell>
          <table:table-cell office:value-type="float" office:value="-0.390702233216755" calcext:value-type="float">
            <text:p>-0.390702233216755</text:p>
          </table:table-cell>
          <table:table-cell office:value-type="float" office:value="-0.383399231749111" calcext:value-type="float">
            <text:p>-0.383399231749111</text:p>
          </table:table-cell>
          <table:table-cell office:value-type="float" office:value="-0.377132720469453" calcext:value-type="float">
            <text:p>-0.377132720469453</text:p>
          </table:table-cell>
          <table:table-cell office:value-type="float" office:value="-0.371261069434331" calcext:value-type="float">
            <text:p>-0.371261069434331</text:p>
          </table:table-cell>
          <table:table-cell office:value-type="float" office:value="-0.374401240639383" calcext:value-type="float">
            <text:p>-0.374401240639383</text:p>
          </table:table-cell>
          <table:table-cell office:value-type="float" office:value="-0.362903020885344" calcext:value-type="float">
            <text:p>-0.362903020885344</text:p>
          </table:table-cell>
          <table:table-cell office:value-type="float" office:value="-0.35827934283352" calcext:value-type="float">
            <text:p>-0.35827934283352</text:p>
          </table:table-cell>
          <table:table-cell office:value-type="float" office:value="-0.355897896249125" calcext:value-type="float">
            <text:p>-0.355897896249125</text:p>
          </table:table-cell>
          <table:table-cell office:value-type="float" office:value="-0.350905326628105" calcext:value-type="float">
            <text:p>-0.350905326628105</text:p>
          </table:table-cell>
          <table:table-cell office:value-type="float" office:value="-0.357834368089706" calcext:value-type="float">
            <text:p>-0.357834368089706</text:p>
          </table:table-cell>
          <table:table-cell office:value-type="float" office:value="-0.357448521532152" calcext:value-type="float">
            <text:p>-0.357448521532152</text:p>
          </table:table-cell>
          <table:table-cell office:value-type="float" office:value="-0.383631650279288" calcext:value-type="float">
            <text:p>-0.383631650279288</text:p>
          </table:table-cell>
          <table:table-cell office:value-type="float" office:value="-0.344240544501855" calcext:value-type="float">
            <text:p>-0.344240544501855</text:p>
          </table:table-cell>
          <table:table-cell office:value-type="float" office:value="-0.352431200484491" calcext:value-type="float">
            <text:p>-0.352431200484491</text:p>
          </table:table-cell>
          <table:table-cell office:value-type="float" office:value="-0.349900037357353" calcext:value-type="float">
            <text:p>-0.349900037357353</text:p>
          </table:table-cell>
          <table:table-cell office:value-type="float" office:value="-0.347273337794909" calcext:value-type="float">
            <text:p>-0.347273337794909</text:p>
          </table:table-cell>
          <table:table-cell office:value-type="float" office:value="-0.353494115684126" calcext:value-type="float">
            <text:p>-0.353494115684126</text:p>
          </table:table-cell>
          <table:table-cell office:value-type="float" office:value="-0.351917235415089" calcext:value-type="float">
            <text:p>-0.351917235415089</text:p>
          </table:table-cell>
          <table:table-cell office:value-type="float" office:value="-0.363457599245798" calcext:value-type="float">
            <text:p>-0.363457599245798</text:p>
          </table:table-cell>
          <table:table-cell office:value-type="float" office:value="-0.362528340569155" calcext:value-type="float">
            <text:p>-0.362528340569155</text:p>
          </table:table-cell>
          <table:table-cell office:value-type="float" office:value="-0.346672821685289" calcext:value-type="float">
            <text:p>-0.346672821685289</text:p>
          </table:table-cell>
          <table:table-cell office:value-type="float" office:value="-0.353116125607622" calcext:value-type="float">
            <text:p>-0.353116125607622</text:p>
          </table:table-cell>
          <table:table-cell office:value-type="float" office:value="-0.351770972233288" calcext:value-type="float">
            <text:p>-0.351770972233288</text:p>
          </table:table-cell>
          <table:table-cell office:value-type="float" office:value="-0.354650993729175" calcext:value-type="float">
            <text:p>-0.354650993729175</text:p>
          </table:table-cell>
          <table:table-cell office:value-type="float" office:value="-0.352302210707666" calcext:value-type="float">
            <text:p>-0.352302210707666</text:p>
          </table:table-cell>
          <table:table-cell office:value-type="float" office:value="-0.34967284472748" calcext:value-type="float">
            <text:p>-0.34967284472748</text:p>
          </table:table-cell>
          <table:table-cell office:value-type="float" office:value="-0.341436613358032" calcext:value-type="float">
            <text:p>-0.341436613358032</text:p>
          </table:table-cell>
          <table:table-cell office:value-type="float" office:value="-0.33854839624568" calcext:value-type="float">
            <text:p>-0.33854839624568</text:p>
          </table:table-cell>
          <table:table-cell office:value-type="float" office:value="-0.335251169063044" calcext:value-type="float">
            <text:p>-0.335251169063044</text:p>
          </table:table-cell>
          <table:table-cell office:value-type="float" office:value="-0.32917929107144" calcext:value-type="float">
            <text:p>-0.32917929107144</text:p>
          </table:table-cell>
          <table:table-cell office:value-type="float" office:value="-0.331118085571826" calcext:value-type="float">
            <text:p>-0.331118085571826</text:p>
          </table:table-cell>
          <table:table-cell office:value-type="float" office:value="-0.339978286370124" calcext:value-type="float">
            <text:p>-0.339978286370124</text:p>
          </table:table-cell>
          <table:table-cell office:value-type="float" office:value="-0.352286012344952" calcext:value-type="float">
            <text:p>-0.352286012344952</text:p>
          </table:table-cell>
          <table:table-cell office:value-type="float" office:value="-0.333011395098815" calcext:value-type="float">
            <text:p>-0.333011395098815</text:p>
          </table:table-cell>
          <table:table-cell office:value-type="float" office:value="-0.327295729284468" calcext:value-type="float">
            <text:p>-0.327295729284468</text:p>
          </table:table-cell>
          <table:table-cell office:value-type="float" office:value="-0.324473787408861" calcext:value-type="float">
            <text:p>-0.324473787408861</text:p>
          </table:table-cell>
          <table:table-cell office:value-type="float" office:value="-0.325842568857273" calcext:value-type="float">
            <text:p>-0.325842568857273</text:p>
          </table:table-cell>
          <table:table-cell office:value-type="float" office:value="-0.331673750979834" calcext:value-type="float">
            <text:p>-0.331673750979834</text:p>
          </table:table-cell>
          <table:table-cell office:value-type="float" office:value="-0.331296690472436" calcext:value-type="float">
            <text:p>-0.331296690472436</text:p>
          </table:table-cell>
          <table:table-cell office:value-type="float" office:value="-0.330472532245223" calcext:value-type="float">
            <text:p>-0.330472532245223</text:p>
          </table:table-cell>
          <table:table-cell office:value-type="float" office:value="-0.314073501781828" calcext:value-type="float">
            <text:p>-0.314073501781828</text:p>
          </table:table-cell>
          <table:table-cell office:value-type="float" office:value="-0.31539713663247" calcext:value-type="float">
            <text:p>-0.31539713663247</text:p>
          </table:table-cell>
          <table:table-cell office:value-type="float" office:value="-0.316403039668033" calcext:value-type="float">
            <text:p>-0.316403039668033</text:p>
          </table:table-cell>
          <table:table-cell office:value-type="float" office:value="-0.327909660460124" calcext:value-type="float">
            <text:p>-0.327909660460124</text:p>
          </table:table-cell>
          <table:table-cell office:value-type="float" office:value="-0.326693862491633" calcext:value-type="float">
            <text:p>-0.326693862491633</text:p>
          </table:table-cell>
          <table:table-cell office:value-type="float" office:value="-0.337532363526911" calcext:value-type="float">
            <text:p>-0.337532363526911</text:p>
          </table:table-cell>
          <table:table-cell office:value-type="float" office:value="-0.305292340389324" calcext:value-type="float">
            <text:p>-0.305292340389324</text:p>
          </table:table-cell>
          <table:table-cell office:value-type="float" office:value="-0.30628993663468" calcext:value-type="float">
            <text:p>-0.30628993663468</text:p>
          </table:table-cell>
          <table:table-cell office:value-type="float" office:value="-0.305343600556084" calcext:value-type="float">
            <text:p>-0.305343600556084</text:p>
          </table:table-cell>
          <table:table-cell office:value-type="float" office:value="-0.313725417331457" calcext:value-type="float">
            <text:p>-0.313725417331457</text:p>
          </table:table-cell>
          <table:table-cell office:value-type="float" office:value="-0.305907248003595" calcext:value-type="float">
            <text:p>-0.305907248003595</text:p>
          </table:table-cell>
          <table:table-cell office:value-type="float" office:value="-0.31019854171464" calcext:value-type="float">
            <text:p>-0.31019854171464</text:p>
          </table:table-cell>
          <table:table-cell office:value-type="float" office:value="-0.308683491331601" calcext:value-type="float">
            <text:p>-0.308683491331601</text:p>
          </table:table-cell>
          <table:table-cell office:value-type="float" office:value="-0.325307104222694" calcext:value-type="float">
            <text:p>-0.325307104222694</text:p>
          </table:table-cell>
          <table:table-cell office:value-type="float" office:value="-0.292975594135743" calcext:value-type="float">
            <text:p>-0.292975594135743</text:p>
          </table:table-cell>
          <table:table-cell office:value-type="float" office:value="-0.296466579512285" calcext:value-type="float">
            <text:p>-0.296466579512285</text:p>
          </table:table-cell>
          <table:table-cell office:value-type="float" office:value="-0.298731455818005" calcext:value-type="float">
            <text:p>-0.298731455818005</text:p>
          </table:table-cell>
          <table:table-cell office:value-type="float" office:value="-0.293561381073352" calcext:value-type="float">
            <text:p>-0.293561381073352</text:p>
          </table:table-cell>
          <table:table-cell office:value-type="float" office:value="-0.299351573416669" calcext:value-type="float">
            <text:p>-0.299351573416669</text:p>
          </table:table-cell>
          <table:table-cell office:value-type="float" office:value="-0.299090232842223" calcext:value-type="float">
            <text:p>-0.299090232842223</text:p>
          </table:table-cell>
          <table:table-cell office:value-type="float" office:value="-0.298057332685525" calcext:value-type="float">
            <text:p>-0.298057332685525</text:p>
          </table:table-cell>
          <table:table-cell office:value-type="float" office:value="-0.311964039207137" calcext:value-type="float">
            <text:p>-0.311964039207137</text:p>
          </table:table-cell>
          <table:table-cell office:value-type="float" office:value="-0.295301860635633" calcext:value-type="float">
            <text:p>-0.295301860635633</text:p>
          </table:table-cell>
          <table:table-cell office:value-type="float" office:value="-0.297553071534549" calcext:value-type="float">
            <text:p>-0.297553071534549</text:p>
          </table:table-cell>
          <table:table-cell office:value-type="float" office:value="-0.299381134010319" calcext:value-type="float">
            <text:p>-0.299381134010319</text:p>
          </table:table-cell>
          <table:table-cell office:value-type="float" office:value="-0.301997881702091" calcext:value-type="float">
            <text:p>-0.301997881702091</text:p>
          </table:table-cell>
          <table:table-cell office:value-type="float" office:value="-0.299348424370544" calcext:value-type="float">
            <text:p>-0.299348424370544</text:p>
          </table:table-cell>
          <table:table-cell office:value-type="float" office:value="-0.303012158014596" calcext:value-type="float">
            <text:p>-0.303012158014596</text:p>
          </table:table-cell>
          <table:table-cell office:value-type="float" office:value="-0.302620140405068" calcext:value-type="float">
            <text:p>-0.302620140405068</text:p>
          </table:table-cell>
          <table:table-cell office:value-type="float" office:value="-0.307389626574071" calcext:value-type="float">
            <text:p>-0.307389626574071</text:p>
          </table:table-cell>
          <table:table-cell office:value-type="float" office:value="-0.301501585664178" calcext:value-type="float">
            <text:p>-0.301501585664178</text:p>
          </table:table-cell>
          <table:table-cell office:value-type="float" office:value="-0.293681442267973" calcext:value-type="float">
            <text:p>-0.293681442267973</text:p>
          </table:table-cell>
          <table:table-cell office:value-type="float" office:value="-0.298395994808438" calcext:value-type="float">
            <text:p>-0.298395994808438</text:p>
          </table:table-cell>
          <table:table-cell office:value-type="float" office:value="-0.292983110661741" calcext:value-type="float">
            <text:p>-0.292983110661741</text:p>
          </table:table-cell>
          <table:table-cell office:value-type="float" office:value="-0.303947274144729" calcext:value-type="float">
            <text:p>-0.303947274144729</text:p>
          </table:table-cell>
          <table:table-cell office:value-type="float" office:value="-0.295718783526949" calcext:value-type="float">
            <text:p>-0.295718783526949</text:p>
          </table:table-cell>
          <table:table-cell office:value-type="float" office:value="-0.294415238539441" calcext:value-type="float">
            <text:p>-0.294415238539441</text:p>
          </table:table-cell>
          <table:table-cell office:value-type="float" office:value="-0.296590151745312" calcext:value-type="float">
            <text:p>-0.296590151745312</text:p>
          </table:table-cell>
          <table:table-cell office:value-type="float" office:value="-0.309022954293447" calcext:value-type="float">
            <text:p>-0.309022954293447</text:p>
          </table:table-cell>
          <table:table-cell office:value-type="float" office:value="-0.283777079524114" calcext:value-type="float">
            <text:p>-0.283777079524114</text:p>
          </table:table-cell>
          <table:table-cell office:value-type="float" office:value="-0.283300630955526" calcext:value-type="float">
            <text:p>-0.283300630955526</text:p>
          </table:table-cell>
          <table:table-cell office:value-type="float" office:value="-0.289227054075706" calcext:value-type="float">
            <text:p>-0.289227054075706</text:p>
          </table:table-cell>
          <table:table-cell office:value-type="float" office:value="-0.27894792557283" calcext:value-type="float">
            <text:p>-0.27894792557283</text:p>
          </table:table-cell>
          <table:table-cell office:value-type="float" office:value="-0.275263171352958" calcext:value-type="float">
            <text:p>-0.275263171352958</text:p>
          </table:table-cell>
          <table:table-cell office:value-type="float" office:value="-0.276476093558273" calcext:value-type="float">
            <text:p>-0.276476093558273</text:p>
          </table:table-cell>
          <table:table-cell office:value-type="float" office:value="-0.281829126975501" calcext:value-type="float">
            <text:p>-0.281829126975501</text:p>
          </table:table-cell>
          <table:table-cell office:value-type="float" office:value="-0.258743146173342" calcext:value-type="float">
            <text:p>-0.258743146173342</text:p>
          </table:table-cell>
          <table:table-cell office:value-type="float" office:value="-0.260432207083249" calcext:value-type="float">
            <text:p>-0.260432207083249</text:p>
          </table:table-cell>
          <table:table-cell office:value-type="float" office:value="-0.251923469812278" calcext:value-type="float">
            <text:p>-0.251923469812278</text:p>
          </table:table-cell>
          <table:table-cell office:value-type="float" office:value="-0.247581005693345" calcext:value-type="float">
            <text:p>-0.247581005693345</text:p>
          </table:table-cell>
          <table:table-cell office:value-type="float" office:value="-0.246343794630509" calcext:value-type="float">
            <text:p>-0.246343794630509</text:p>
          </table:table-cell>
          <table:table-cell office:value-type="float" office:value="-0.250998804153577" calcext:value-type="float">
            <text:p>-0.250998804153577</text:p>
          </table:table-cell>
          <table:table-cell office:value-type="float" office:value="-0.253052421493559" calcext:value-type="float">
            <text:p>-0.253052421493559</text:p>
          </table:table-cell>
          <table:table-cell office:value-type="float" office:value="-0.252287935753672" calcext:value-type="float">
            <text:p>-0.252287935753672</text:p>
          </table:table-cell>
          <table:table-cell office:value-type="float" office:value="-0.250453616341647" calcext:value-type="float">
            <text:p>-0.250453616341647</text:p>
          </table:table-cell>
          <table:table-cell office:value-type="float" office:value="-0.251131311608828" calcext:value-type="float">
            <text:p>-0.251131311608828</text:p>
          </table:table-cell>
          <table:table-cell office:value-type="float" office:value="-0.253230686453763" calcext:value-type="float">
            <text:p>-0.253230686453763</text:p>
          </table:table-cell>
          <table:table-cell office:value-type="float" office:value="-0.249793587410687" calcext:value-type="float">
            <text:p>-0.249793587410687</text:p>
          </table:table-cell>
          <table:table-cell office:value-type="float" office:value="-0.24733377238088" calcext:value-type="float">
            <text:p>-0.24733377238088</text:p>
          </table:table-cell>
          <table:table-cell office:value-type="float" office:value="-0.243184759959666" calcext:value-type="float">
            <text:p>-0.243184759959666</text:p>
          </table:table-cell>
          <table:table-cell office:value-type="float" office:value="-0.238636452118887" calcext:value-type="float">
            <text:p>-0.238636452118887</text:p>
          </table:table-cell>
          <table:table-cell office:value-type="float" office:value="-0.234762748816157" calcext:value-type="float">
            <text:p>-0.234762748816157</text:p>
          </table:table-cell>
          <table:table-cell office:value-type="float" office:value="-0.231637025702085" calcext:value-type="float">
            <text:p>-0.231637025702085</text:p>
          </table:table-cell>
          <table:table-cell office:value-type="float" office:value="-0.228202350173472" calcext:value-type="float">
            <text:p>-0.228202350173472</text:p>
          </table:table-cell>
          <table:table-cell office:value-type="float" office:value="-0.227755801705622" calcext:value-type="float">
            <text:p>-0.227755801705622</text:p>
          </table:table-cell>
          <table:table-cell office:value-type="float" office:value="-0.228745594276033" calcext:value-type="float">
            <text:p>-0.228745594276033</text:p>
          </table:table-cell>
          <table:table-cell office:value-type="float" office:value="-0.230443637980477" calcext:value-type="float">
            <text:p>-0.230443637980477</text:p>
          </table:table-cell>
          <table:table-cell office:value-type="float" office:value="-0.230296381075717" calcext:value-type="float">
            <text:p>-0.230296381075717</text:p>
          </table:table-cell>
          <table:table-cell office:value-type="float" office:value="-0.229603588386085" calcext:value-type="float">
            <text:p>-0.229603588386085</text:p>
          </table:table-cell>
          <table:table-cell office:value-type="float" office:value="-0.228515362848166" calcext:value-type="float">
            <text:p>-0.228515362848166</text:p>
          </table:table-cell>
          <table:table-cell office:value-type="float" office:value="-0.228400924597998" calcext:value-type="float">
            <text:p>-0.228400924597998</text:p>
          </table:table-cell>
          <table:table-cell office:value-type="float" office:value="-0.229181947910524" calcext:value-type="float">
            <text:p>-0.229181947910524</text:p>
          </table:table-cell>
          <table:table-cell office:value-type="float" office:value="-0.228971949466634" calcext:value-type="float">
            <text:p>-0.228971949466634</text:p>
          </table:table-cell>
          <table:table-cell office:value-type="float" office:value="-0.228806593996852" calcext:value-type="float">
            <text:p>-0.228806593996852</text:p>
          </table:table-cell>
          <table:table-cell office:value-type="float" office:value="-0.228866586663118" calcext:value-type="float">
            <text:p>-0.228866586663118</text:p>
          </table:table-cell>
          <table:table-cell office:value-type="float" office:value="-0.228604610014299" calcext:value-type="float">
            <text:p>-0.228604610014299</text:p>
          </table:table-cell>
          <table:table-cell office:value-type="float" office:value="-0.228163829095518" calcext:value-type="float">
            <text:p>-0.228163829095518</text:p>
          </table:table-cell>
          <table:table-cell office:value-type="float" office:value="-0.228517765411322" calcext:value-type="float">
            <text:p>-0.228517765411322</text:p>
          </table:table-cell>
          <table:table-cell office:value-type="float" office:value="-0.228537851538333" calcext:value-type="float">
            <text:p>-0.228537851538333</text:p>
          </table:table-cell>
          <table:table-cell office:value-type="float" office:value="-0.228526478223415" calcext:value-type="float">
            <text:p>-0.228526478223415</text:p>
          </table:table-cell>
          <table:table-cell office:value-type="float" office:value="-0.228236330911541" calcext:value-type="float">
            <text:p>-0.228236330911541</text:p>
          </table:table-cell>
          <table:table-cell office:value-type="float" office:value="-0.228226194241535" calcext:value-type="float">
            <text:p>-0.228226194241535</text:p>
          </table:table-cell>
          <table:table-cell office:value-type="float" office:value="-0.22836317023968" calcext:value-type="float">
            <text:p>-0.22836317023968</text:p>
          </table:table-cell>
          <table:table-cell office:value-type="float" office:value="-0.228288057726703" calcext:value-type="float">
            <text:p>-0.228288057726703</text:p>
          </table:table-cell>
          <table:table-cell office:value-type="float" office:value="-0.228136118778776" calcext:value-type="float">
            <text:p>-0.228136118778776</text:p>
          </table:table-cell>
          <table:table-cell office:value-type="float" office:value="-0.228396845066144" calcext:value-type="float">
            <text:p>-0.228396845066144</text:p>
          </table:table-cell>
          <table:table-cell office:value-type="float" office:value="-0.228282129233576" calcext:value-type="float">
            <text:p>-0.228282129233576</text:p>
          </table:table-cell>
          <table:table-cell office:value-type="float" office:value="-0.228370420057435" calcext:value-type="float">
            <text:p>-0.228370420057435</text:p>
          </table:table-cell>
          <table:table-cell office:value-type="float" office:value="-0.228096779309946" calcext:value-type="float">
            <text:p>-0.228096779309946</text:p>
          </table:table-cell>
          <table:table-cell office:value-type="float" office:value="-0.228508011323167" calcext:value-type="float">
            <text:p>-0.228508011323167</text:p>
          </table:table-cell>
          <table:table-cell office:value-type="float" office:value="-0.228211330714958" calcext:value-type="float">
            <text:p>-0.228211330714958</text:p>
          </table:table-cell>
          <table:table-cell office:value-type="float" office:value="-0.22841148328801" calcext:value-type="float">
            <text:p>-0.22841148328801</text:p>
          </table:table-cell>
          <table:table-cell office:value-type="float" office:value="-0.228810712082851" calcext:value-type="float">
            <text:p>-0.228810712082851</text:p>
          </table:table-cell>
          <table:table-cell office:value-type="float" office:value="-0.228224372038633" calcext:value-type="float">
            <text:p>-0.228224372038633</text:p>
          </table:table-cell>
          <table:table-cell office:value-type="float" office:value="-0.228593167805927" calcext:value-type="float">
            <text:p>-0.228593167805927</text:p>
          </table:table-cell>
          <table:table-cell office:value-type="float" office:value="-0.228503963591237" calcext:value-type="float">
            <text:p>-0.228503963591237</text:p>
          </table:table-cell>
          <table:table-cell office:value-type="float" office:value="-0.228334003140629" calcext:value-type="float">
            <text:p>-0.228334003140629</text:p>
          </table:table-cell>
          <table:table-cell office:value-type="float" office:value="-0.228441466994182" calcext:value-type="float">
            <text:p>-0.228441466994182</text:p>
          </table:table-cell>
          <table:table-cell office:value-type="float" office:value="-0.228704945095881" calcext:value-type="float">
            <text:p>-0.228704945095881</text:p>
          </table:table-cell>
          <table:table-cell office:value-type="float" office:value="-0.22840965752113" calcext:value-type="float">
            <text:p>-0.22840965752113</text:p>
          </table:table-cell>
          <table:table-cell office:value-type="float" office:value="-0.227724308127194" calcext:value-type="float">
            <text:p>-0.227724308127194</text:p>
          </table:table-cell>
          <table:table-cell office:value-type="float" office:value="-0.228318845598882" calcext:value-type="float">
            <text:p>-0.228318845598882</text:p>
          </table:table-cell>
          <table:table-cell office:value-type="float" office:value="-0.228450176915496" calcext:value-type="float">
            <text:p>-0.228450176915496</text:p>
          </table:table-cell>
          <table:table-cell office:value-type="float" office:value="-0.22876800244943" calcext:value-type="float">
            <text:p>-0.22876800244943</text:p>
          </table:table-cell>
          <table:table-cell office:value-type="float" office:value="-0.228231504943625" calcext:value-type="float">
            <text:p>-0.228231504943625</text:p>
          </table:table-cell>
          <table:table-cell office:value-type="float" office:value="-0.228190255270736" calcext:value-type="float">
            <text:p>-0.228190255270736</text:p>
          </table:table-cell>
          <table:table-cell office:value-type="float" office:value="-0.228372777948382" calcext:value-type="float">
            <text:p>-0.228372777948382</text:p>
          </table:table-cell>
          <table:table-cell office:value-type="float" office:value="-0.228489050335539" calcext:value-type="float">
            <text:p>-0.228489050335539</text:p>
          </table:table-cell>
          <table:table-cell office:value-type="float" office:value="-0.228572746014012" calcext:value-type="float">
            <text:p>-0.228572746014012</text:p>
          </table:table-cell>
          <table:table-cell office:value-type="float" office:value="-0.228352797660649" calcext:value-type="float">
            <text:p>-0.228352797660649</text:p>
          </table:table-cell>
          <table:table-cell office:value-type="float" office:value="-0.228358386703383" calcext:value-type="float">
            <text:p>-0.228358386703383</text:p>
          </table:table-cell>
          <table:table-cell office:value-type="float" office:value="-0.228589723236156" calcext:value-type="float">
            <text:p>-0.228589723236156</text:p>
          </table:table-cell>
          <table:table-cell office:value-type="float" office:value="-0.228060730981283" calcext:value-type="float">
            <text:p>-0.228060730981283</text:p>
          </table:table-cell>
          <table:table-cell office:value-type="float" office:value="-0.228363600554958" calcext:value-type="float">
            <text:p>-0.228363600554958</text:p>
          </table:table-cell>
          <table:table-cell office:value-type="float" office:value="-0.228410673148798" calcext:value-type="float">
            <text:p>-0.228410673148798</text:p>
          </table:table-cell>
          <table:table-cell office:value-type="float" office:value="-0.228326004185028" calcext:value-type="float">
            <text:p>-0.228326004185028</text:p>
          </table:table-cell>
          <table:table-cell office:value-type="float" office:value="-0.227573218747436" calcext:value-type="float">
            <text:p>-0.227573218747436</text:p>
          </table:table-cell>
          <table:table-cell office:value-type="float" office:value="-0.228556542428724" calcext:value-type="float">
            <text:p>-0.228556542428724</text:p>
          </table:table-cell>
          <table:table-cell office:value-type="float" office:value="-0.228217500918375" calcext:value-type="float">
            <text:p>-0.228217500918375</text:p>
          </table:table-cell>
          <table:table-cell office:value-type="float" office:value="-0.228352109663446" calcext:value-type="float">
            <text:p>-0.228352109663446</text:p>
          </table:table-cell>
          <table:table-cell office:value-type="float" office:value="-0.228693266909136" calcext:value-type="float">
            <text:p>-0.228693266909136</text:p>
          </table:table-cell>
          <table:table-cell office:value-type="float" office:value="-0.2283753285189" calcext:value-type="float">
            <text:p>-0.2283753285189</text:p>
          </table:table-cell>
          <table:table-cell office:value-type="float" office:value="-0.227878920550219" calcext:value-type="float">
            <text:p>-0.227878920550219</text:p>
          </table:table-cell>
          <table:table-cell office:value-type="float" office:value="-0.228478455149696" calcext:value-type="float">
            <text:p>-0.228478455149696</text:p>
          </table:table-cell>
          <table:table-cell office:value-type="float" office:value="-0.228047881523998" calcext:value-type="float">
            <text:p>-0.228047881523998</text:p>
          </table:table-cell>
          <table:table-cell office:value-type="float" office:value="-0.228421706982848" calcext:value-type="float">
            <text:p>-0.228421706982848</text:p>
          </table:table-cell>
          <table:table-cell office:value-type="float" office:value="-0.228209461212723" calcext:value-type="float">
            <text:p>-0.228209461212723</text:p>
          </table:table-cell>
          <table:table-cell office:value-type="float" office:value="-0.228420999293957" calcext:value-type="float">
            <text:p>-0.228420999293957</text:p>
          </table:table-cell>
          <table:table-cell office:value-type="float" office:value="-0.228487376628983" calcext:value-type="float">
            <text:p>-0.228487376628983</text:p>
          </table:table-cell>
          <table:table-cell office:value-type="float" office:value="-0.228515159202458" calcext:value-type="float">
            <text:p>-0.228515159202458</text:p>
          </table:table-cell>
          <table:table-cell office:value-type="float" office:value="-0.228061258734002" calcext:value-type="float">
            <text:p>-0.228061258734002</text:p>
          </table:table-cell>
          <table:table-cell office:value-type="float" office:value="-0.228562735214531" calcext:value-type="float">
            <text:p>-0.228562735214531</text:p>
          </table:table-cell>
          <table:table-cell office:value-type="float" office:value="-0.228112443478772" calcext:value-type="float">
            <text:p>-0.228112443478772</text:p>
          </table:table-cell>
          <table:table-cell office:value-type="float" office:value="-0.228155245264624" calcext:value-type="float">
            <text:p>-0.228155245264624</text:p>
          </table:table-cell>
          <table:table-cell office:value-type="float" office:value="-0.228333806287666" calcext:value-type="float">
            <text:p>-0.228333806287666</text:p>
          </table:table-cell>
          <table:table-cell office:value-type="float" office:value="-0.22840026377679" calcext:value-type="float">
            <text:p>-0.22840026377679</text:p>
          </table:table-cell>
          <table:table-cell office:value-type="float" office:value="-0.227937958770453" calcext:value-type="float">
            <text:p>-0.227937958770453</text:p>
          </table:table-cell>
          <table:table-cell office:value-type="float" office:value="-0.228469280588578" calcext:value-type="float">
            <text:p>-0.228469280588578</text:p>
          </table:table-cell>
          <table:table-cell office:value-type="float" office:value="-0.228335813136216" calcext:value-type="float">
            <text:p>-0.228335813136216</text:p>
          </table:table-cell>
          <table:table-cell office:value-type="float" office:value="-0.22827529008101" calcext:value-type="float">
            <text:p>-0.22827529008101</text:p>
          </table:table-cell>
          <table:table-cell office:value-type="float" office:value="-0.228101167338565" calcext:value-type="float">
            <text:p>-0.228101167338565</text:p>
          </table:table-cell>
          <table:table-cell office:value-type="float" office:value="-0.228317913735389" calcext:value-type="float">
            <text:p>-0.228317913735389</text:p>
          </table:table-cell>
          <table:table-cell office:value-type="float" office:value="-0.228290316112455" calcext:value-type="float">
            <text:p>-0.228290316112455</text:p>
          </table:table-cell>
          <table:table-cell office:value-type="float" office:value="-0.228656519146201" calcext:value-type="float">
            <text:p>-0.228656519146201</text:p>
          </table:table-cell>
          <table:table-cell office:value-type="float" office:value="-0.228419225365508" calcext:value-type="float">
            <text:p>-0.228419225365508</text:p>
          </table:table-cell>
          <table:table-cell office:value-type="float" office:value="-0.228338469299966" calcext:value-type="float">
            <text:p>-0.228338469299966</text:p>
          </table:table-cell>
          <table:table-cell office:value-type="float" office:value="-0.228454764840262" calcext:value-type="float">
            <text:p>-0.228454764840262</text:p>
          </table:table-cell>
          <table:table-cell office:value-type="float" office:value="-0.228537787105318" calcext:value-type="float">
            <text:p>-0.228537787105318</text:p>
          </table:table-cell>
          <table:table-cell office:value-type="float" office:value="-0.229122425678395" calcext:value-type="float">
            <text:p>-0.229122425678395</text:p>
          </table:table-cell>
          <table:table-cell office:value-type="float" office:value="-0.228617030325304" calcext:value-type="float">
            <text:p>-0.228617030325304</text:p>
          </table:table-cell>
          <table:table-cell office:value-type="float" office:value="-0.228028883504273" calcext:value-type="float">
            <text:p>-0.228028883504273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91349921394124" calcext:value-type="float">
            <text:p>-2.91349921394124E-05</text:p>
          </table:table-cell>
          <table:table-cell office:value-type="float" office:value="-0.00000976749669934218" calcext:value-type="float">
            <text:p>-9.76749669934218E-06</text:p>
          </table:table-cell>
          <table:table-cell office:value-type="float" office:value="-0.0000360398956394392" calcext:value-type="float">
            <text:p>-3.60398956394392E-05</text:p>
          </table:table-cell>
          <table:table-cell office:value-type="float" office:value="0.0000309271381767062" calcext:value-type="float">
            <text:p>3.09271381767062E-05</text:p>
          </table:table-cell>
          <table:table-cell office:value-type="float" office:value="0.0000212567365025507" calcext:value-type="float">
            <text:p>2.12567365025507E-05</text:p>
          </table:table-cell>
          <table:table-cell office:value-type="float" office:value="-0.00000423711274349925" calcext:value-type="float">
            <text:p>-4.23711274349925E-06</text:p>
          </table:table-cell>
          <table:table-cell office:value-type="float" office:value="-0.0000735188761961658" calcext:value-type="float">
            <text:p>-7.35188761961658E-05</text:p>
          </table:table-cell>
          <table:table-cell office:value-type="float" office:value="0.0000915065619642164" calcext:value-type="float">
            <text:p>9.15065619642164E-05</text:p>
          </table:table-cell>
          <table:table-cell office:value-type="float" office:value="-0.0000259563091816184" calcext:value-type="float">
            <text:p>-2.59563091816184E-05</text:p>
          </table:table-cell>
          <table:table-cell office:value-type="float" office:value="-0.0000264288333192697" calcext:value-type="float">
            <text:p>-2.64288333192697E-05</text:p>
          </table:table-cell>
          <table:table-cell office:value-type="float" office:value="-0.0000298043551662519" calcext:value-type="float">
            <text:p>-2.98043551662519E-05</text:p>
          </table:table-cell>
          <table:table-cell office:value-type="float" office:value="0.0000674874453282515" calcext:value-type="float">
            <text:p>6.74874453282515E-05</text:p>
          </table:table-cell>
          <table:table-cell office:value-type="float" office:value="0.0000231177017046558" calcext:value-type="float">
            <text:p>2.31177017046558E-05</text:p>
          </table:table-cell>
          <table:table-cell office:value-type="float" office:value="-0.0000186239552785739" calcext:value-type="float">
            <text:p>-1.86239552785739E-05</text:p>
          </table:table-cell>
          <table:table-cell office:value-type="float" office:value="-0.0000140644017841973" calcext:value-type="float">
            <text:p>-1.40644017841973E-05</text:p>
          </table:table-cell>
          <table:table-cell office:value-type="float" office:value="-0.0000256587900316907" calcext:value-type="float">
            <text:p>-2.56587900316907E-05</text:p>
          </table:table-cell>
          <table:table-cell office:value-type="float" office:value="0.0000648139853001162" calcext:value-type="float">
            <text:p>6.48139853001162E-05</text:p>
          </table:table-cell>
          <table:table-cell office:value-type="float" office:value="-0.0000452264353758003" calcext:value-type="float">
            <text:p>-4.52264353758003E-05</text:p>
          </table:table-cell>
          <table:table-cell office:value-type="float" office:value="-0.00000180786972597824" calcext:value-type="float">
            <text:p>-1.80786972597824E-06</text:p>
          </table:table-cell>
          <table:table-cell office:value-type="float" office:value="-0.0000728847440859548" calcext:value-type="float">
            <text:p>-7.28847440859548E-05</text:p>
          </table:table-cell>
          <table:table-cell office:value-type="float" office:value="0.0000702610779879098" calcext:value-type="float">
            <text:p>7.02610779879098E-05</text:p>
          </table:table-cell>
          <table:table-cell office:value-type="float" office:value="0.0000153425308349608" calcext:value-type="float">
            <text:p>1.53425308349608E-05</text:p>
          </table:table-cell>
          <table:table-cell office:value-type="float" office:value="-0.0000270587413735424" calcext:value-type="float">
            <text:p>-2.70587413735424E-05</text:p>
          </table:table-cell>
          <table:table-cell office:value-type="float" office:value="0.000016677652818986" calcext:value-type="float">
            <text:p>1.6677652818986E-05</text:p>
          </table:table-cell>
          <table:table-cell office:value-type="float" office:value="0.0000189751451223907" calcext:value-type="float">
            <text:p>1.89751451223907E-05</text:p>
          </table:table-cell>
          <table:table-cell office:value-type="float" office:value="0.00000921147397614508" calcext:value-type="float">
            <text:p>9.21147397614508E-06</text:p>
          </table:table-cell>
          <table:table-cell office:value-type="float" office:value="-0.0000347122505574005" calcext:value-type="float">
            <text:p>-3.47122505574005E-05</text:p>
          </table:table-cell>
          <table:table-cell office:value-type="float" office:value="0.00000209040305609864" calcext:value-type="float">
            <text:p>2.09040305609864E-06</text:p>
          </table:table-cell>
          <table:table-cell office:value-type="float" office:value="0.0000559169041150498" calcext:value-type="float">
            <text:p>5.59169041150498E-05</text:p>
          </table:table-cell>
          <table:table-cell office:value-type="float" office:value="-0.0000677125636721065" calcext:value-type="float">
            <text:p>-6.77125636721065E-05</text:p>
          </table:table-cell>
          <table:table-cell office:value-type="float" office:value="-0.00000297567116580577" calcext:value-type="float">
            <text:p>-2.97567116580577E-06</text:p>
          </table:table-cell>
          <table:table-cell office:value-type="float" office:value="0.0000514078734265011" calcext:value-type="float">
            <text:p>5.14078734265011E-05</text:p>
          </table:table-cell>
          <table:table-cell office:value-type="float" office:value="-0.000019578934826181" calcext:value-type="float">
            <text:p>-1.9578934826181E-05</text:p>
          </table:table-cell>
          <table:table-cell office:value-type="float" office:value="0.0000175793897612131" calcext:value-type="float">
            <text:p>1.75793897612131E-05</text:p>
          </table:table-cell>
          <table:table-cell office:value-type="float" office:value="-0.0000738011777077219" calcext:value-type="float">
            <text:p>-7.38011777077219E-05</text:p>
          </table:table-cell>
          <table:table-cell office:value-type="float" office:value="-0.0000571278527883301" calcext:value-type="float">
            <text:p>-5.71278527883301E-05</text:p>
          </table:table-cell>
          <table:table-cell office:value-type="float" office:value="0.0000373604203293132" calcext:value-type="float">
            <text:p>3.73604203293132E-05</text:p>
          </table:table-cell>
          <table:table-cell office:value-type="float" office:value="0.0000358869141450224" calcext:value-type="float">
            <text:p>3.58869141450224E-05</text:p>
          </table:table-cell>
          <table:table-cell office:value-type="float" office:value="0.0000257032332091067" calcext:value-type="float">
            <text:p>2.57032332091067E-05</text:p>
          </table:table-cell>
          <table:table-cell office:value-type="float" office:value="0.000000366158405373795" calcext:value-type="float">
            <text:p>3.66158405373795E-07</text:p>
          </table:table-cell>
          <table:table-cell office:value-type="float" office:value="-0.000129575531482684" calcext:value-type="float">
            <text:p>-0.000129575531483</text:p>
          </table:table-cell>
          <table:table-cell office:value-type="float" office:value="0.0000380272059031239" calcext:value-type="float">
            <text:p>3.80272059031239E-05</text:p>
          </table:table-cell>
          <table:table-cell office:value-type="float" office:value="-0.0000204100166257271" calcext:value-type="float">
            <text:p>-2.04100166257271E-05</text:p>
          </table:table-cell>
          <table:table-cell office:value-type="float" office:value="0.0000159991081330468" calcext:value-type="float">
            <text:p>1.59991081330468E-05</text:p>
          </table:table-cell>
          <table:table-cell office:value-type="float" office:value="0.0000530956957103812" calcext:value-type="float">
            <text:p>5.30956957103812E-05</text:p>
          </table:table-cell>
          <table:table-cell office:value-type="float" office:value="-0.0000209681786242921" calcext:value-type="float">
            <text:p>-2.09681786242921E-05</text:p>
          </table:table-cell>
          <table:table-cell office:value-type="float" office:value="-0.0000549097320958203" calcext:value-type="float">
            <text:p>-5.49097320958203E-05</text:p>
          </table:table-cell>
          <table:table-cell office:value-type="float" office:value="0.0000533241160945441" calcext:value-type="float">
            <text:p>5.33241160945441E-05</text:p>
          </table:table-cell>
          <table:table-cell office:value-type="float" office:value="0.0000326100429198783" calcext:value-type="float">
            <text:p>3.26100429198783E-05</text:p>
          </table:table-cell>
          <table:table-cell office:value-type="float" office:value="0.00000119708235157834" calcext:value-type="float">
            <text:p>1.19708235157834E-06</text:p>
          </table:table-cell>
          <table:table-cell office:value-type="float" office:value="0.0000154799542158579" calcext:value-type="float">
            <text:p>1.54799542158579E-05</text:p>
          </table:table-cell>
          <table:table-cell office:value-type="float" office:value="-0.0000110546227891639" calcext:value-type="float">
            <text:p>-1.10546227891639E-05</text:p>
          </table:table-cell>
          <table:table-cell office:value-type="float" office:value="-0.0000258241869777742" calcext:value-type="float">
            <text:p>-2.58241869777742E-05</text:p>
          </table:table-cell>
          <table:table-cell office:value-type="float" office:value="0.0000471288847911366" calcext:value-type="float">
            <text:p>4.71288847911366E-05</text:p>
          </table:table-cell>
          <table:table-cell office:value-type="float" office:value="0.0000247702912449799" calcext:value-type="float">
            <text:p>2.47702912449799E-05</text:p>
          </table:table-cell>
          <table:table-cell office:value-type="float" office:value="-0.0000741028307433833" calcext:value-type="float">
            <text:p>-7.41028307433833E-05</text:p>
          </table:table-cell>
          <table:table-cell office:value-type="float" office:value="-0.0000236140545182839" calcext:value-type="float">
            <text:p>-2.36140545182839E-05</text:p>
          </table:table-cell>
          <table:table-cell office:value-type="float" office:value="-0.0000412272558062421" calcext:value-type="float">
            <text:p>-4.12272558062421E-05</text:p>
          </table:table-cell>
          <table:table-cell office:value-type="float" office:value="0.000039489254025804" calcext:value-type="float">
            <text:p>3.9489254025804E-05</text:p>
          </table:table-cell>
          <table:table-cell office:value-type="float" office:value="-0.00000867391888242919" calcext:value-type="float">
            <text:p>-8.67391888242919E-06</text:p>
          </table:table-cell>
          <table:table-cell office:value-type="float" office:value="0.0000113099850877485" calcext:value-type="float">
            <text:p>1.13099850877485E-05</text:p>
          </table:table-cell>
          <table:table-cell office:value-type="float" office:value="-0.0000595353472884752" calcext:value-type="float">
            <text:p>-5.95353472884752E-05</text:p>
          </table:table-cell>
          <table:table-cell office:value-type="float" office:value="0.0000771884179842641" calcext:value-type="float">
            <text:p>7.71884179842641E-05</text:p>
          </table:table-cell>
          <table:table-cell office:value-type="float" office:value="-0.00000981750502460077" calcext:value-type="float">
            <text:p>-9.81750502460077E-06</text:p>
          </table:table-cell>
          <table:table-cell office:value-type="float" office:value="-0.00000770252135307015" calcext:value-type="float">
            <text:p>-7.70252135307015E-06</text:p>
          </table:table-cell>
          <table:table-cell office:value-type="float" office:value="0.000215805117181944" calcext:value-type="float">
            <text:p>0.000215805117182</text:p>
          </table:table-cell>
          <table:table-cell office:value-type="float" office:value="-0.00108550692129944" calcext:value-type="float">
            <text:p>-0.001085506921299</text:p>
          </table:table-cell>
          <table:table-cell office:value-type="float" office:value="0.00306846147234058" calcext:value-type="float">
            <text:p>0.003068461472341</text:p>
          </table:table-cell>
          <table:table-cell office:value-type="float" office:value="0.000647085990019003" calcext:value-type="float">
            <text:p>0.000647085990019</text:p>
          </table:table-cell>
          <table:table-cell office:value-type="float" office:value="-0.000200157069863038" calcext:value-type="float">
            <text:p>-0.000200157069863</text:p>
          </table:table-cell>
          <table:table-cell office:value-type="float" office:value="-0.00311270971896449" calcext:value-type="float">
            <text:p>-0.003112709718964</text:p>
          </table:table-cell>
          <table:table-cell office:value-type="float" office:value="0.000276269770841719" calcext:value-type="float">
            <text:p>0.000276269770842</text:p>
          </table:table-cell>
          <table:table-cell office:value-type="float" office:value="0.000839429128767055" calcext:value-type="float">
            <text:p>0.000839429128767</text:p>
          </table:table-cell>
          <table:table-cell office:value-type="float" office:value="0.00465366853482108" calcext:value-type="float">
            <text:p>0.004653668534821</text:p>
          </table:table-cell>
          <table:table-cell office:value-type="float" office:value="0.00379918831397241" calcext:value-type="float">
            <text:p>0.003799188313972</text:p>
          </table:table-cell>
          <table:table-cell office:value-type="float" office:value="-0.00289583838288032" calcext:value-type="float">
            <text:p>-0.00289583838288</text:p>
          </table:table-cell>
          <table:table-cell office:value-type="float" office:value="0.000619189227384798" calcext:value-type="float">
            <text:p>0.000619189227385</text:p>
          </table:table-cell>
          <table:table-cell office:value-type="float" office:value="0.00188083159818958" calcext:value-type="float">
            <text:p>0.00188083159819</text:p>
          </table:table-cell>
          <table:table-cell office:value-type="float" office:value="0.00176526408158001" calcext:value-type="float">
            <text:p>0.00176526408158</text:p>
          </table:table-cell>
          <table:table-cell office:value-type="float" office:value="-0.00457000202937519" calcext:value-type="float">
            <text:p>-0.004570002029375</text:p>
          </table:table-cell>
          <table:table-cell office:value-type="float" office:value="-0.00121516691681589" calcext:value-type="float">
            <text:p>-0.001215166916816</text:p>
          </table:table-cell>
          <table:table-cell office:value-type="float" office:value="0.00103049463650884" calcext:value-type="float">
            <text:p>0.001030494636509</text:p>
          </table:table-cell>
          <table:table-cell office:value-type="float" office:value="0.00870658110722267" calcext:value-type="float">
            <text:p>0.008706581107223</text:p>
          </table:table-cell>
          <table:table-cell office:value-type="float" office:value="-0.00712926583492363" calcext:value-type="float">
            <text:p>-0.007129265834924</text:p>
          </table:table-cell>
          <table:table-cell office:value-type="float" office:value="0.00197742707919651" calcext:value-type="float">
            <text:p>0.001977427079197</text:p>
          </table:table-cell>
          <table:table-cell office:value-type="float" office:value="-0.00620504467190175" calcext:value-type="float">
            <text:p>-0.006205044671902</text:p>
          </table:table-cell>
          <table:table-cell office:value-type="float" office:value="0.0000859100049425687" calcext:value-type="float">
            <text:p>8.59100049425687E-05</text:p>
          </table:table-cell>
          <table:table-cell office:value-type="float" office:value="0.000640050764608435" calcext:value-type="float">
            <text:p>0.000640050764608</text:p>
          </table:table-cell>
          <table:table-cell office:value-type="float" office:value="0.00570686535654458" calcext:value-type="float">
            <text:p>0.005706865356545</text:p>
          </table:table-cell>
          <table:table-cell office:value-type="float" office:value="0.00251700438724245" calcext:value-type="float">
            <text:p>0.002517004387242</text:p>
          </table:table-cell>
          <table:table-cell office:value-type="float" office:value="-0.00321233073394567" calcext:value-type="float">
            <text:p>-0.003212330733946</text:p>
          </table:table-cell>
          <table:table-cell office:value-type="float" office:value="-0.00244113186304124" calcext:value-type="float">
            <text:p>-0.002441131863041</text:p>
          </table:table-cell>
          <table:table-cell office:value-type="float" office:value="0.000195032658744321" calcext:value-type="float">
            <text:p>0.000195032658744</text:p>
          </table:table-cell>
          <table:table-cell office:value-type="float" office:value="-0.00804919578168894" calcext:value-type="float">
            <text:p>-0.008049195781689</text:p>
          </table:table-cell>
          <table:table-cell office:value-type="float" office:value="0.00153866341115688" calcext:value-type="float">
            <text:p>0.001538663411157</text:p>
          </table:table-cell>
          <table:table-cell office:value-type="float" office:value="0.00174869265191591" calcext:value-type="float">
            <text:p>0.001748692651916</text:p>
          </table:table-cell>
          <table:table-cell office:value-type="float" office:value="0.00306493993369067" calcext:value-type="float">
            <text:p>0.003064939933691</text:p>
          </table:table-cell>
          <table:table-cell office:value-type="float" office:value="0.00329121684302375" calcext:value-type="float">
            <text:p>0.003291216843024</text:p>
          </table:table-cell>
          <table:table-cell office:value-type="float" office:value="-0.000489516230122999" calcext:value-type="float">
            <text:p>-0.000489516230123</text:p>
          </table:table-cell>
          <table:table-cell office:value-type="float" office:value="-0.00255731470748705" calcext:value-type="float">
            <text:p>-0.002557314707487</text:p>
          </table:table-cell>
          <table:table-cell office:value-type="float" office:value="-0.00231440648927284" calcext:value-type="float">
            <text:p>-0.002314406489273</text:p>
          </table:table-cell>
          <table:table-cell office:value-type="float" office:value="-0.000707056792811078" calcext:value-type="float">
            <text:p>-0.000707056792811</text:p>
          </table:table-cell>
          <table:table-cell office:value-type="float" office:value="0.0018204945931205" calcext:value-type="float">
            <text:p>0.001820494593121</text:p>
          </table:table-cell>
          <table:table-cell office:value-type="float" office:value="-0.000376921942169095" calcext:value-type="float">
            <text:p>-0.000376921942169</text:p>
          </table:table-cell>
          <table:table-cell office:value-type="float" office:value="-0.0060221257142723" calcext:value-type="float">
            <text:p>-0.006022125714272</text:p>
          </table:table-cell>
          <table:table-cell office:value-type="float" office:value="-0.000605322990734625" calcext:value-type="float">
            <text:p>-0.000605322990735</text:p>
          </table:table-cell>
          <table:table-cell office:value-type="float" office:value="0.00310828370332877" calcext:value-type="float">
            <text:p>0.003108283703329</text:p>
          </table:table-cell>
          <table:table-cell office:value-type="float" office:value="0.00532051289890112" calcext:value-type="float">
            <text:p>0.005320512898901</text:p>
          </table:table-cell>
          <table:table-cell office:value-type="float" office:value="0.00181458512398641" calcext:value-type="float">
            <text:p>0.001814585123986</text:p>
          </table:table-cell>
          <table:table-cell office:value-type="float" office:value="0.000330206564616076" calcext:value-type="float">
            <text:p>0.000330206564616</text:p>
          </table:table-cell>
          <table:table-cell office:value-type="float" office:value="-0.00377582318078529" calcext:value-type="float">
            <text:p>-0.003775823180785</text:p>
          </table:table-cell>
          <table:table-cell office:value-type="float" office:value="-0.00139203191916787" calcext:value-type="float">
            <text:p>-0.001392031919168</text:p>
          </table:table-cell>
          <table:table-cell office:value-type="float" office:value="0.00328206068720333" calcext:value-type="float">
            <text:p>0.003282060687203</text:p>
          </table:table-cell>
          <table:table-cell office:value-type="float" office:value="0.000938638449032969" calcext:value-type="float">
            <text:p>0.000938638449033</text:p>
          </table:table-cell>
          <table:table-cell office:value-type="float" office:value="-0.00461224953714301" calcext:value-type="float">
            <text:p>-0.004612249537143</text:p>
          </table:table-cell>
          <table:table-cell office:value-type="float" office:value="-0.000365409244923454" calcext:value-type="float">
            <text:p>-0.000365409244923</text:p>
          </table:table-cell>
          <table:table-cell office:value-type="float" office:value="-0.00066384080280768" calcext:value-type="float">
            <text:p>-0.000663840802808</text:p>
          </table:table-cell>
          <table:table-cell office:value-type="float" office:value="0.00600976987766522" calcext:value-type="float">
            <text:p>0.006009769877665</text:p>
          </table:table-cell>
          <table:table-cell office:value-type="float" office:value="0.00341618357689266" calcext:value-type="float">
            <text:p>0.003416183576893</text:p>
          </table:table-cell>
          <table:table-cell office:value-type="float" office:value="-0.000384885643628985" calcext:value-type="float">
            <text:p>-0.000384885643629</text:p>
          </table:table-cell>
          <table:table-cell office:value-type="float" office:value="-0.00262834517957133" calcext:value-type="float">
            <text:p>-0.002628345179571</text:p>
          </table:table-cell>
          <table:table-cell office:value-type="float" office:value="-0.000683863421171771" calcext:value-type="float">
            <text:p>-0.000683863421172</text:p>
          </table:table-cell>
          <table:table-cell office:value-type="float" office:value="0.00188653045271625" calcext:value-type="float">
            <text:p>0.001886530452716</text:p>
          </table:table-cell>
          <table:table-cell office:value-type="float" office:value="0.000822887653705584" calcext:value-type="float">
            <text:p>0.000822887653706</text:p>
          </table:table-cell>
          <table:table-cell office:value-type="float" office:value="-0.000320122819206015" calcext:value-type="float">
            <text:p>-0.000320122819206</text:p>
          </table:table-cell>
          <table:table-cell office:value-type="float" office:value="-0.00485811977952971" calcext:value-type="float">
            <text:p>-0.00485811977953</text:p>
          </table:table-cell>
          <table:table-cell office:value-type="float" office:value="0.000878081682489318" calcext:value-type="float">
            <text:p>0.000878081682489</text:p>
          </table:table-cell>
          <table:table-cell office:value-type="float" office:value="0.000422904594583051" calcext:value-type="float">
            <text:p>0.000422904594583</text:p>
          </table:table-cell>
          <table:table-cell office:value-type="float" office:value="0.00300077423225703" calcext:value-type="float">
            <text:p>0.003000774232257</text:p>
          </table:table-cell>
          <table:table-cell office:value-type="float" office:value="0.00200829855627799" calcext:value-type="float">
            <text:p>0.002008298556278</text:p>
          </table:table-cell>
          <table:table-cell office:value-type="float" office:value="0.00137295544511529" calcext:value-type="float">
            <text:p>0.001372955445115</text:p>
          </table:table-cell>
          <table:table-cell office:value-type="float" office:value="-0.000400969861820977" calcext:value-type="float">
            <text:p>-0.000400969861821</text:p>
          </table:table-cell>
          <table:table-cell office:value-type="float" office:value="-0.00628388777757266" calcext:value-type="float">
            <text:p>-0.006283887777573</text:p>
          </table:table-cell>
          <table:table-cell office:value-type="float" office:value="0.00305383865490916" calcext:value-type="float">
            <text:p>0.003053838654909</text:p>
          </table:table-cell>
          <table:table-cell office:value-type="float" office:value="0.00166425187375541" calcext:value-type="float">
            <text:p>0.001664251873755</text:p>
          </table:table-cell>
          <table:table-cell office:value-type="float" office:value="-0.00150455531503357" calcext:value-type="float">
            <text:p>-0.001504555315034</text:p>
          </table:table-cell>
          <table:table-cell office:value-type="float" office:value="-0.00363873009233445" calcext:value-type="float">
            <text:p>-0.003638730092334</text:p>
          </table:table-cell>
          <table:table-cell office:value-type="float" office:value="0.00304317212802135" calcext:value-type="float">
            <text:p>0.003043172128021</text:p>
          </table:table-cell>
          <table:table-cell office:value-type="float" office:value="0.00240897695237385" calcext:value-type="float">
            <text:p>0.002408976952374</text:p>
          </table:table-cell>
          <table:table-cell office:value-type="float" office:value="0.00203245885690861" calcext:value-type="float">
            <text:p>0.002032458856909</text:p>
          </table:table-cell>
          <table:table-cell office:value-type="float" office:value="-0.00144224472273341" calcext:value-type="float">
            <text:p>-0.001442244722733</text:p>
          </table:table-cell>
          <table:table-cell office:value-type="float" office:value="-0.00472241453252348" calcext:value-type="float">
            <text:p>-0.004722414532523</text:p>
          </table:table-cell>
          <table:table-cell office:value-type="float" office:value="0.00257303988815516" calcext:value-type="float">
            <text:p>0.002573039888155</text:p>
          </table:table-cell>
          <table:table-cell office:value-type="float" office:value="0.00177494973409653" calcext:value-type="float">
            <text:p>0.001774949734097</text:p>
          </table:table-cell>
          <table:table-cell office:value-type="float" office:value="-0.00591062751362404" calcext:value-type="float">
            <text:p>-0.005910627513624</text:p>
          </table:table-cell>
          <table:table-cell office:value-type="float" office:value="0.00237376408389051" calcext:value-type="float">
            <text:p>0.002373764083891</text:p>
          </table:table-cell>
          <table:table-cell office:value-type="float" office:value="0.00402526019854194" calcext:value-type="float">
            <text:p>0.004025260198542</text:p>
          </table:table-cell>
          <table:table-cell office:value-type="float" office:value="0.000239211477554957" calcext:value-type="float">
            <text:p>0.000239211477555</text:p>
          </table:table-cell>
          <table:table-cell office:value-type="float" office:value="-0.00250391230282371" calcext:value-type="float">
            <text:p>-0.002503912302824</text:p>
          </table:table-cell>
          <table:table-cell office:value-type="float" office:value="0.0023461310201362" calcext:value-type="float">
            <text:p>0.002346131020136</text:p>
          </table:table-cell>
          <table:table-cell office:value-type="float" office:value="-0.00499597945155972" calcext:value-type="float">
            <text:p>-0.00499597945156</text:p>
          </table:table-cell>
          <table:table-cell office:value-type="float" office:value="0.00123157886307196" calcext:value-type="float">
            <text:p>0.001231578863072</text:p>
          </table:table-cell>
          <table:table-cell office:value-type="float" office:value="0.00212702692946204" calcext:value-type="float">
            <text:p>0.002127026929462</text:p>
          </table:table-cell>
          <table:table-cell office:value-type="float" office:value="0.0033569106539833" calcext:value-type="float">
            <text:p>0.003356910653983</text:p>
          </table:table-cell>
          <table:table-cell office:value-type="float" office:value="-0.00413606505440822" calcext:value-type="float">
            <text:p>-0.004136065054408</text:p>
          </table:table-cell>
          <table:table-cell office:value-type="float" office:value="0.00208162047800536" calcext:value-type="float">
            <text:p>0.002081620478005</text:p>
          </table:table-cell>
          <table:table-cell office:value-type="float" office:value="-0.00192114699602514" calcext:value-type="float">
            <text:p>-0.001921146996025</text:p>
          </table:table-cell>
          <table:table-cell office:value-type="float" office:value="-0.00236212852083151" calcext:value-type="float">
            <text:p>-0.002362128520832</text:p>
          </table:table-cell>
          <table:table-cell office:value-type="float" office:value="0.000587777193699512" calcext:value-type="float">
            <text:p>0.0005877771937</text:p>
          </table:table-cell>
          <table:table-cell office:value-type="float" office:value="0.0039569285342842" calcext:value-type="float">
            <text:p>0.003956928534284</text:p>
          </table:table-cell>
          <table:table-cell office:value-type="float" office:value="0.0019137209632053" calcext:value-type="float">
            <text:p>0.001913720963205</text:p>
          </table:table-cell>
          <table:table-cell office:value-type="float" office:value="-0.00396197699178402" calcext:value-type="float">
            <text:p>-0.003961976991784</text:p>
          </table:table-cell>
          <table:table-cell office:value-type="float" office:value="0.00116374685466208" calcext:value-type="float">
            <text:p>0.001163746854662</text:p>
          </table:table-cell>
          <table:table-cell office:value-type="float" office:value="0.0007255122110853" calcext:value-type="float">
            <text:p>0.000725512211085</text:p>
          </table:table-cell>
          <table:table-cell office:value-type="float" office:value="-0.00525022818769999" calcext:value-type="float">
            <text:p>-0.0052502281877</text:p>
          </table:table-cell>
          <table:table-cell office:value-type="float" office:value="0.0047950846544042" calcext:value-type="float">
            <text:p>0.004795084654404</text:p>
          </table:table-cell>
          <table:table-cell office:value-type="float" office:value="0.00222916617653884" calcext:value-type="float">
            <text:p>0.002229166176539</text:p>
          </table:table-cell>
          <table:table-cell office:value-type="float" office:value="-0.00295975289759237" calcext:value-type="float">
            <text:p>-0.002959752897592</text:p>
          </table:table-cell>
          <table:table-cell office:value-type="float" office:value="0.00212483025658872" calcext:value-type="float">
            <text:p>0.002124830256589</text:p>
          </table:table-cell>
          <table:table-cell office:value-type="float" office:value="-0.000696523510880509" calcext:value-type="float">
            <text:p>-0.000696523510881</text:p>
          </table:table-cell>
          <table:table-cell office:value-type="float" office:value="-0.004575292375472" calcext:value-type="float">
            <text:p>-0.004575292375472</text:p>
          </table:table-cell>
          <table:table-cell office:value-type="float" office:value="0.00386341528848838" calcext:value-type="float">
            <text:p>0.003863415288488</text:p>
          </table:table-cell>
          <table:table-cell office:value-type="float" office:value="0.00327580603851707" calcext:value-type="float">
            <text:p>0.003275806038517</text:p>
          </table:table-cell>
          <table:table-cell office:value-type="float" office:value="-0.0049276490622267" calcext:value-type="float">
            <text:p>-0.004927649062227</text:p>
          </table:table-cell>
          <table:table-cell office:value-type="float" office:value="0.000115731493047944" calcext:value-type="float">
            <text:p>0.000115731493048</text:p>
          </table:table-cell>
          <table:table-cell office:value-type="float" office:value="0.00137175972289849" calcext:value-type="float">
            <text:p>0.001371759722898</text:p>
          </table:table-cell>
          <table:table-cell office:value-type="float" office:value="0.000681498145432447" calcext:value-type="float">
            <text:p>0.000681498145432</text:p>
          </table:table-cell>
          <table:table-cell office:value-type="float" office:value="0.000341803550767183" calcext:value-type="float">
            <text:p>0.000341803550767</text:p>
          </table:table-cell>
          <table:table-cell office:value-type="float" office:value="-0.00641558201318776" calcext:value-type="float">
            <text:p>-0.006415582013188</text:p>
          </table:table-cell>
          <table:table-cell office:value-type="float" office:value="0.00177027639668548" calcext:value-type="float">
            <text:p>0.001770276396685</text:p>
          </table:table-cell>
          <table:table-cell office:value-type="float" office:value="0.00438882175737732" calcext:value-type="float">
            <text:p>0.004388821757377</text:p>
          </table:table-cell>
          <table:table-cell office:value-type="float" office:value="-0.00020988821419593" calcext:value-type="float">
            <text:p>-0.000209888214196</text:p>
          </table:table-cell>
          <table:table-cell office:value-type="float" office:value="-0.00435537297170746" calcext:value-type="float">
            <text:p>-0.004355372971707</text:p>
          </table:table-cell>
          <table:table-cell office:value-type="float" office:value="0.00151791837678833" calcext:value-type="float">
            <text:p>0.001517918376788</text:p>
          </table:table-cell>
          <table:table-cell office:value-type="float" office:value="0.00130286047923234" calcext:value-type="float">
            <text:p>0.001302860479232</text:p>
          </table:table-cell>
          <table:table-cell office:value-type="float" office:value="0.000558691557064173" calcext:value-type="float">
            <text:p>0.000558691557064</text:p>
          </table:table-cell>
          <table:table-cell office:value-type="float" office:value="-0.00562540456989302" calcext:value-type="float">
            <text:p>-0.005625404569893</text:p>
          </table:table-cell>
          <table:table-cell office:value-type="float" office:value="0.00509631260918009" calcext:value-type="float">
            <text:p>0.00509631260918</text:p>
          </table:table-cell>
          <table:table-cell office:value-type="float" office:value="0.00169955903029373" calcext:value-type="float">
            <text:p>0.001699559030294</text:p>
          </table:table-cell>
          <table:table-cell office:value-type="float" office:value="-0.00195008603147595" calcext:value-type="float">
            <text:p>-0.001950086031476</text:p>
          </table:table-cell>
          <table:table-cell office:value-type="float" office:value="-0.00275948141627269" calcext:value-type="float">
            <text:p>-0.002759481416273</text:p>
          </table:table-cell>
          <table:table-cell office:value-type="float" office:value="0.00276466110306051" calcext:value-type="float">
            <text:p>0.002764661103061</text:p>
          </table:table-cell>
          <table:table-cell office:value-type="float" office:value="0.00156048001356857" calcext:value-type="float">
            <text:p>0.001560480013569</text:p>
          </table:table-cell>
          <table:table-cell office:value-type="float" office:value="0.000120938763828571" calcext:value-type="float">
            <text:p>0.000120938763829</text:p>
          </table:table-cell>
          <table:table-cell office:value-type="float" office:value="-0.00543337052718873" calcext:value-type="float">
            <text:p>-0.005433370527189</text:p>
          </table:table-cell>
          <table:table-cell office:value-type="float" office:value="0.00230136104846385" calcext:value-type="float">
            <text:p>0.002301361048464</text:p>
          </table:table-cell>
          <table:table-cell office:value-type="float" office:value="0.00369546756387096" calcext:value-type="float">
            <text:p>0.003695467563871</text:p>
          </table:table-cell>
          <table:table-cell office:value-type="float" office:value="0.000550990123622086" calcext:value-type="float">
            <text:p>0.000550990123622</text:p>
          </table:table-cell>
          <table:table-cell office:value-type="float" office:value="-0.000915686944783167" calcext:value-type="float">
            <text:p>-0.000915686944783</text:p>
          </table:table-cell>
          <table:table-cell office:value-type="float" office:value="-0.00405688526251746" calcext:value-type="float">
            <text:p>-0.004056885262517</text:p>
          </table:table-cell>
          <table:table-cell office:value-type="float" office:value="0.000944886470904072" calcext:value-type="float">
            <text:p>0.000944886470904</text:p>
          </table:table-cell>
          <table:table-cell office:value-type="float" office:value="0.00328742049694042" calcext:value-type="float">
            <text:p>0.00328742049694</text:p>
          </table:table-cell>
          <table:table-cell office:value-type="float" office:value="-0.000662728011177616" calcext:value-type="float">
            <text:p>-0.000662728011178</text:p>
          </table:table-cell>
          <table:table-cell office:value-type="float" office:value="-0.0047662596841509" calcext:value-type="float">
            <text:p>-0.004766259684151</text:p>
          </table:table-cell>
          <table:table-cell office:value-type="float" office:value="0.00371758000129191" calcext:value-type="float">
            <text:p>0.003717580001292</text:p>
          </table:table-cell>
          <table:table-cell office:value-type="float" office:value="0.00232316402369087" calcext:value-type="float">
            <text:p>0.002323164023691</text:p>
          </table:table-cell>
          <table:table-cell office:value-type="float" office:value="0.00071835043876417" calcext:value-type="float">
            <text:p>0.000718350438764</text:p>
          </table:table-cell>
          <table:table-cell office:value-type="float" office:value="-0.003748186332246" calcext:value-type="float">
            <text:p>-0.003748186332246</text:p>
          </table:table-cell>
          <table:table-cell office:value-type="float" office:value="0.00238833613457023" calcext:value-type="float">
            <text:p>0.00238833613457</text:p>
          </table:table-cell>
          <table:table-cell office:value-type="float" office:value="0.000699661354946701" calcext:value-type="float">
            <text:p>0.000699661354947</text:p>
          </table:table-cell>
          <table:table-cell office:value-type="float" office:value="-0.00362261075949588" calcext:value-type="float">
            <text:p>-0.003622610759496</text:p>
          </table:table-cell>
          <table:table-cell office:value-type="float" office:value="0.0024076209727224" calcext:value-type="float">
            <text:p>0.002407620972722</text:p>
          </table:table-cell>
          <table:table-cell office:value-type="float" office:value="0.00173938546326052" calcext:value-type="float">
            <text:p>0.001739385463261</text:p>
          </table:table-cell>
          <table:table-cell office:value-type="float" office:value="0.000509873266413996" calcext:value-type="float">
            <text:p>0.000509873266414</text:p>
          </table:table-cell>
          <table:table-cell office:value-type="float" office:value="-0.00151905382076128" calcext:value-type="float">
            <text:p>-0.001519053820761</text:p>
          </table:table-cell>
          <table:table-cell office:value-type="float" office:value="-0.00224243166539018" calcext:value-type="float">
            <text:p>-0.00224243166539</text:p>
          </table:table-cell>
          <table:table-cell office:value-type="float" office:value="0.00146306075757324" calcext:value-type="float">
            <text:p>0.001463060757573</text:p>
          </table:table-cell>
          <table:table-cell office:value-type="float" office:value="0.00041098028536396" calcext:value-type="float">
            <text:p>0.000410980285364</text:p>
          </table:table-cell>
          <table:table-cell office:value-type="float" office:value="-0.000171086003008747" calcext:value-type="float">
            <text:p>-0.000171086003009</text:p>
          </table:table-cell>
          <table:table-cell office:value-type="float" office:value="-0.000295926274974767" calcext:value-type="float">
            <text:p>-0.000295926274975</text:p>
          </table:table-cell>
          <table:table-cell office:value-type="float" office:value="-0.000322730905529089" calcext:value-type="float">
            <text:p>-0.000322730905529</text:p>
          </table:table-cell>
          <table:table-cell office:value-type="float" office:value="-0.000541646658932915" calcext:value-type="float">
            <text:p>-0.000541646658933</text:p>
          </table:table-cell>
          <table:table-cell office:value-type="float" office:value="-0.000276487255102931" calcext:value-type="float">
            <text:p>-0.000276487255103</text:p>
          </table:table-cell>
          <table:table-cell office:value-type="float" office:value="-0.000638638922984325" calcext:value-type="float">
            <text:p>-0.000638638922984</text:p>
          </table:table-cell>
          <table:table-cell office:value-type="float" office:value="-0.000725720782176031" calcext:value-type="float">
            <text:p>-0.000725720782176</text:p>
          </table:table-cell>
          <table:table-cell office:value-type="float" office:value="-0.000540351055591359" calcext:value-type="float">
            <text:p>-0.000540351055591</text:p>
          </table:table-cell>
          <table:table-cell office:value-type="float" office:value="-0.000382071696278019" calcext:value-type="float">
            <text:p>-0.000382071696278</text:p>
          </table:table-cell>
          <table:table-cell office:value-type="float" office:value="-0.000331597163214514" calcext:value-type="float">
            <text:p>-0.000331597163215</text:p>
          </table:table-cell>
          <table:table-cell office:value-type="float" office:value="-0.000122196774068495" calcext:value-type="float">
            <text:p>-0.000122196774068</text:p>
          </table:table-cell>
          <table:table-cell office:value-type="float" office:value="0.0000753769400803628" calcext:value-type="float">
            <text:p>7.53769400803628E-05</text:p>
          </table:table-cell>
          <table:table-cell office:value-type="float" office:value="0.000162066149070716" calcext:value-type="float">
            <text:p>0.000162066149071</text:p>
          </table:table-cell>
          <table:table-cell office:value-type="float" office:value="0.0000599576725800466" calcext:value-type="float">
            <text:p>5.99576725800466E-05</text:p>
          </table:table-cell>
          <table:table-cell office:value-type="float" office:value="-0.0000627304869419976" calcext:value-type="float">
            <text:p>-6.27304869419976E-05</text:p>
          </table:table-cell>
          <table:table-cell office:value-type="float" office:value="-0.0000947487893862564" calcext:value-type="float">
            <text:p>-9.47487893862564E-05</text:p>
          </table:table-cell>
          <table:table-cell office:value-type="float" office:value="-0.0000293329724867508" calcext:value-type="float">
            <text:p>-2.93329724867508E-05</text:p>
          </table:table-cell>
          <table:table-cell office:value-type="float" office:value="0.0000555052098135667" calcext:value-type="float">
            <text:p>5.55052098135667E-05</text:p>
          </table:table-cell>
          <table:table-cell office:value-type="float" office:value="-0.00000442207965650754" calcext:value-type="float">
            <text:p>-4.42207965650754E-06</text:p>
          </table:table-cell>
          <table:table-cell office:value-type="float" office:value="0.000035798912030538" calcext:value-type="float">
            <text:p>3.5798912030538E-05</text:p>
          </table:table-cell>
          <table:table-cell office:value-type="float" office:value="0.00000643923184423523" calcext:value-type="float">
            <text:p>6.43923184423523E-06</text:p>
          </table:table-cell>
          <table:table-cell office:value-type="float" office:value="-0.0000218030981777306" calcext:value-type="float">
            <text:p>-2.18030981777306E-05</text:p>
          </table:table-cell>
          <table:table-cell office:value-type="float" office:value="-0.00000937072253054394" calcext:value-type="float">
            <text:p>-9.37072253054394E-06</text:p>
          </table:table-cell>
          <table:table-cell office:value-type="float" office:value="-0.0000135560766325038" calcext:value-type="float">
            <text:p>-1.35560766325038E-05</text:p>
          </table:table-cell>
          <table:table-cell office:value-type="float" office:value="0.0000114862570062546" calcext:value-type="float">
            <text:p>1.14862570062546E-05</text:p>
          </table:table-cell>
          <table:table-cell office:value-type="float" office:value="0.00000957859868783162" calcext:value-type="float">
            <text:p>9.57859868783162E-06</text:p>
          </table:table-cell>
          <table:table-cell office:value-type="float" office:value="-0.0000136549593465207" calcext:value-type="float">
            <text:p>-1.36549593465207E-05</text:p>
          </table:table-cell>
          <table:table-cell office:value-type="float" office:value="-0.000016069242973149" calcext:value-type="float">
            <text:p>-1.6069242973149E-05</text:p>
          </table:table-cell>
          <table:table-cell office:value-type="float" office:value="0.00000111495059051947" calcext:value-type="float">
            <text:p>1.11495059051947E-06</text:p>
          </table:table-cell>
          <table:table-cell office:value-type="float" office:value="-0.000000272020402425355" calcext:value-type="float">
            <text:p>-2.72020402425355E-07</text:p>
          </table:table-cell>
          <table:table-cell office:value-type="float" office:value="-0.00000319311359292529" calcext:value-type="float">
            <text:p>-3.19311359292529E-06</text:p>
          </table:table-cell>
          <table:table-cell office:value-type="float" office:value="-0.00000399716244903203" calcext:value-type="float">
            <text:p>-3.99716244903203E-06</text:p>
          </table:table-cell>
          <table:table-cell office:value-type="float" office:value="-0.0000219533824833418" calcext:value-type="float">
            <text:p>-2.19533824833418E-05</text:p>
          </table:table-cell>
          <table:table-cell office:value-type="float" office:value="0.00000826321295033239" calcext:value-type="float">
            <text:p>8.26321295033239E-06</text:p>
          </table:table-cell>
          <table:table-cell office:value-type="float" office:value="-0.0000180325516148105" calcext:value-type="float">
            <text:p>-1.80325516148105E-05</text:p>
          </table:table-cell>
          <table:table-cell office:value-type="float" office:value="0.0000289203711481001" calcext:value-type="float">
            <text:p>2.89203711481001E-05</text:p>
          </table:table-cell>
          <table:table-cell office:value-type="float" office:value="-0.0000248864545838723" calcext:value-type="float">
            <text:p>-2.48864545838723E-05</text:p>
          </table:table-cell>
          <table:table-cell office:value-type="float" office:value="0.00000990624510149862" calcext:value-type="float">
            <text:p>9.90624510149862E-06</text:p>
          </table:table-cell>
          <table:table-cell office:value-type="float" office:value="0.0000367183342430688" calcext:value-type="float">
            <text:p>3.67183342430688E-05</text:p>
          </table:table-cell>
          <table:table-cell office:value-type="float" office:value="-0.0000415789497704711" calcext:value-type="float">
            <text:p>-4.15789497704711E-05</text:p>
          </table:table-cell>
          <table:table-cell office:value-type="float" office:value="0.0000236770346026538" calcext:value-type="float">
            <text:p>2.36770346026538E-05</text:p>
          </table:table-cell>
          <table:table-cell office:value-type="float" office:value="0.0000122793044931013" calcext:value-type="float">
            <text:p>1.22793044931013E-05</text:p>
          </table:table-cell>
          <table:table-cell office:value-type="float" office:value="-0.00003338653353957" calcext:value-type="float">
            <text:p>-3.338653353957E-05</text:p>
          </table:table-cell>
          <table:table-cell office:value-type="float" office:value="-0.0000056599978120464" calcext:value-type="float">
            <text:p>-5.6599978120464E-06</text:p>
          </table:table-cell>
          <table:table-cell office:value-type="float" office:value="0.0000179039700479167" calcext:value-type="float">
            <text:p>1.79039700479167E-05</text:p>
          </table:table-cell>
          <table:table-cell office:value-type="float" office:value="-0.00000301724621831756" calcext:value-type="float">
            <text:p>-3.01724621831756E-06</text:p>
          </table:table-cell>
          <table:table-cell office:value-type="float" office:value="-0.0000536319614915515" calcext:value-type="float">
            <text:p>-5.36319614915515E-05</text:p>
          </table:table-cell>
          <table:table-cell office:value-type="float" office:value="0.0000286910708725552" calcext:value-type="float">
            <text:p>2.86910708725552E-05</text:p>
          </table:table-cell>
          <table:table-cell office:value-type="float" office:value="0.00000291026129251026" calcext:value-type="float">
            <text:p>2.91026129251026E-06</text:p>
          </table:table-cell>
          <table:table-cell office:value-type="float" office:value="0.0000389898738805128" calcext:value-type="float">
            <text:p>3.89898738805128E-05</text:p>
          </table:table-cell>
          <table:table-cell office:value-type="float" office:value="-0.0000504447600805369" calcext:value-type="float">
            <text:p>-5.04447600805369E-05</text:p>
          </table:table-cell>
          <table:table-cell office:value-type="float" office:value="-0.00000485250147497229" calcext:value-type="float">
            <text:p>-4.85250147497229E-06</text:p>
          </table:table-cell>
          <table:table-cell office:value-type="float" office:value="0.0000208843571243844" calcext:value-type="float">
            <text:p>2.08843571243844E-05</text:p>
          </table:table-cell>
          <table:table-cell office:value-type="float" office:value="0.0000158580885381565" calcext:value-type="float">
            <text:p>1.58580885381565E-05</text:p>
          </table:table-cell>
          <table:table-cell office:value-type="float" office:value="-0.000000341731262398781" calcext:value-type="float">
            <text:p>-3.41731262398781E-07</text:p>
          </table:table-cell>
          <table:table-cell office:value-type="float" office:value="-0.0000101791463151812" calcext:value-type="float">
            <text:p>-1.01791463151812E-05</text:p>
          </table:table-cell>
          <table:table-cell office:value-type="float" office:value="0.00000146774896941926" calcext:value-type="float">
            <text:p>1.46774896941926E-06</text:p>
          </table:table-cell>
          <table:table-cell office:value-type="float" office:value="0.00000589121044353158" calcext:value-type="float">
            <text:p>5.89121044353158E-06</text:p>
          </table:table-cell>
          <table:table-cell office:value-type="float" office:value="-0.0000335423055261019" calcext:value-type="float">
            <text:p>-3.35423055261019E-05</text:p>
          </table:table-cell>
          <table:table-cell office:value-type="float" office:value="0.0000186795819572261" calcext:value-type="float">
            <text:p>1.86795819572261E-05</text:p>
          </table:table-cell>
          <table:table-cell office:value-type="float" office:value="0.00000287314478109035" calcext:value-type="float">
            <text:p>2.87314478109035E-06</text:p>
          </table:table-cell>
          <table:table-cell office:value-type="float" office:value="0.00000965304805422562" calcext:value-type="float">
            <text:p>9.65304805422562E-06</text:p>
          </table:table-cell>
          <table:table-cell office:value-type="float" office:value="-0.0000556542188647757" calcext:value-type="float">
            <text:p>-5.56542188647757E-05</text:p>
          </table:table-cell>
          <table:table-cell office:value-type="float" office:value="0.0000708795355159886" calcext:value-type="float">
            <text:p>7.08795355159886E-05</text:p>
          </table:table-cell>
          <table:table-cell office:value-type="float" office:value="-0.0000382748245395525" calcext:value-type="float">
            <text:p>-3.82748245395525E-05</text:p>
          </table:table-cell>
          <table:table-cell office:value-type="float" office:value="0.0000209075880377441" calcext:value-type="float">
            <text:p>2.09075880377441E-05</text:p>
          </table:table-cell>
          <table:table-cell office:value-type="float" office:value="0.0000243805976076761" calcext:value-type="float">
            <text:p>2.43805976076761E-05</text:p>
          </table:table-cell>
          <table:table-cell office:value-type="float" office:value="-0.0000260951645357776" calcext:value-type="float">
            <text:p>-2.60951645357776E-05</text:p>
          </table:table-cell>
          <table:table-cell office:value-type="float" office:value="-0.0000384253483992625" calcext:value-type="float">
            <text:p>-3.84253483992625E-05</text:p>
          </table:table-cell>
          <table:table-cell office:value-type="float" office:value="0.0000300329680464895" calcext:value-type="float">
            <text:p>3.00329680464895E-05</text:p>
          </table:table-cell>
          <table:table-cell office:value-type="float" office:value="-0.0000152373233324177" calcext:value-type="float">
            <text:p>-1.52373233324177E-05</text:p>
          </table:table-cell>
          <table:table-cell office:value-type="float" office:value="0.0000308786960474539" calcext:value-type="float">
            <text:p>3.08786960474539E-05</text:p>
          </table:table-cell>
          <table:table-cell office:value-type="float" office:value="-0.0000241633938474761" calcext:value-type="float">
            <text:p>-2.41633938474761E-05</text:p>
          </table:table-cell>
          <table:table-cell office:value-type="float" office:value="0.0000260409620367885" calcext:value-type="float">
            <text:p>2.60409620367885E-05</text:p>
          </table:table-cell>
          <table:table-cell office:value-type="float" office:value="0.00000996456441632043" calcext:value-type="float">
            <text:p>9.96456441632043E-06</text:p>
          </table:table-cell>
          <table:table-cell office:value-type="float" office:value="-0.0000116558660347432" calcext:value-type="float">
            <text:p>-1.16558660347432E-05</text:p>
          </table:table-cell>
          <table:table-cell office:value-type="float" office:value="-0.0000324843823845122" calcext:value-type="float">
            <text:p>-3.24843823845122E-05</text:p>
          </table:table-cell>
          <table:table-cell office:value-type="float" office:value="0.0000344119173327773" calcext:value-type="float">
            <text:p>3.44119173327773E-05</text:p>
          </table:table-cell>
          <table:table-cell office:value-type="float" office:value="-0.0000390825324476651" calcext:value-type="float">
            <text:p>-3.90825324476651E-05</text:p>
          </table:table-cell>
          <table:table-cell office:value-type="float" office:value="0.00000944122530416314" calcext:value-type="float">
            <text:p>9.44122530416314E-06</text:p>
          </table:table-cell>
          <table:table-cell office:value-type="float" office:value="0.0000168436421074669" calcext:value-type="float">
            <text:p>1.68436421074669E-05</text:p>
          </table:table-cell>
          <table:table-cell office:value-type="float" office:value="0.000019870237317976" calcext:value-type="float">
            <text:p>1.9870237317976E-05</text:p>
          </table:table-cell>
          <table:table-cell office:value-type="float" office:value="-0.0000394622916095599" calcext:value-type="float">
            <text:p>-3.94622916095599E-05</text:p>
          </table:table-cell>
          <table:table-cell office:value-type="float" office:value="0.0000270765174186227" calcext:value-type="float">
            <text:p>2.70765174186227E-05</text:p>
          </table:table-cell>
          <table:table-cell office:value-type="float" office:value="0.0000126622279413291" calcext:value-type="float">
            <text:p>1.26622279413291E-05</text:p>
          </table:table-cell>
          <table:table-cell office:value-type="float" office:value="-0.00000145138684437551" calcext:value-type="float">
            <text:p>-1.45138684437551E-06</text:p>
          </table:table-cell>
          <table:table-cell office:value-type="float" office:value="-0.0000392725851623976" calcext:value-type="float">
            <text:p>-3.92725851623976E-05</text:p>
          </table:table-cell>
          <table:table-cell office:value-type="float" office:value="0.0000257450550978366" calcext:value-type="float">
            <text:p>2.57450550978366E-05</text:p>
          </table:table-cell>
          <table:table-cell office:value-type="float" office:value="-0.0000138564051476164" calcext:value-type="float">
            <text:p>-1.38564051476164E-05</text:p>
          </table:table-cell>
          <table:table-cell office:value-type="float" office:value="0.0000383605553535005" calcext:value-type="float">
            <text:p>3.83605553535005E-05</text:p>
          </table:table-cell>
          <table:table-cell office:value-type="float" office:value="-0.0000302257028306219" calcext:value-type="float">
            <text:p>-3.02257028306219E-05</text:p>
          </table:table-cell>
          <table:table-cell office:value-type="float" office:value="0.00000298648028124182" calcext:value-type="float">
            <text:p>2.98648028124182E-06</text:p>
          </table:table-cell>
          <table:table-cell office:value-type="float" office:value="-0.0000210681181674333" calcext:value-type="float">
            <text:p>-2.10681181674333E-05</text:p>
          </table:table-cell>
          <table:table-cell office:value-type="float" office:value="0.0000169178258625502" calcext:value-type="float">
            <text:p>1.69178258625502E-05</text:p>
          </table:table-cell>
          <table:table-cell office:value-type="float" office:value="0.0000488597326882556" calcext:value-type="float">
            <text:p>4.88597326882556E-05</text:p>
          </table:table-cell>
          <table:table-cell office:value-type="float" office:value="-0.0000225890662134964" calcext:value-type="float">
            <text:p>-2.25890662134964E-05</text:p>
          </table:table-cell>
          <table:table-cell office:value-type="float" office:value="-0.0000512891575392138" calcext:value-type="float">
            <text:p>-5.12891575392138E-05</text:p>
          </table:table-cell>
          <table:table-cell table:number-columns-repeated="52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386309287600074" calcext:value-type="float">
            <text:p>0.386309287600074</text:p>
          </table:table-cell>
          <table:table-cell table:formula="of:=[.B9]*9.8" office:value-type="float" office:value="3.78583101848073" calcext:value-type="float">
            <text:p>3.7858310184807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0979139711059" calcext:value-type="float">
            <text:p>1.0979139711059E-06</text:p>
          </table:table-cell>
          <table:table-cell table:formula="of:=0.5*[.D12]*(([.D5]-[.C5])/([.D1]-[.C1]))^2" office:value-type="float" office:value="0.00000201216853120712" calcext:value-type="float">
            <text:p>2.01216853120712E-06</text:p>
          </table:table-cell>
          <table:table-cell table:formula="of:=0.5*[.E12]*(([.E5]-[.D5])/([.E1]-[.D1]))^2" office:value-type="float" office:value="0.00000000685072730251817" calcext:value-type="float">
            <text:p>6.85072730251817E-09</text:p>
          </table:table-cell>
          <table:table-cell table:formula="of:=0.5*[.F12]*(([.F5]-[.E5])/([.F1]-[.E1]))^2" office:value-type="float" office:value="0.0000289597090600546" calcext:value-type="float">
            <text:p>2.89597090600546E-05</text:p>
          </table:table-cell>
          <table:table-cell table:formula="of:=0.5*[.G12]*(([.G5]-[.F5])/([.G1]-[.F1]))^2" office:value-type="float" office:value="0.0000450900294518247" calcext:value-type="float">
            <text:p>4.50900294518247E-05</text:p>
          </table:table-cell>
          <table:table-cell table:formula="of:=0.5*[.H12]*(([.H5]-[.G5])/([.H1]-[.G1]))^2" office:value-type="float" office:value="0.0000305354701357153" calcext:value-type="float">
            <text:p>3.05354701357153E-05</text:p>
          </table:table-cell>
          <table:table-cell table:formula="of:=0.5*[.I12]*(([.I5]-[.H5])/([.I1]-[.H1]))^2" office:value-type="float" office:value="0.000344607032072464" calcext:value-type="float">
            <text:p>0.000344607032072</text:p>
          </table:table-cell>
          <table:table-cell table:formula="of:=0.5*[.J12]*(([.J5]-[.I5])/([.J1]-[.I1]))^2" office:value-type="float" office:value="0.00000992864566071923" calcext:value-type="float">
            <text:p>9.92864566071923E-06</text:p>
          </table:table-cell>
          <table:table-cell table:formula="of:=0.5*[.K12]*(([.K5]-[.J5])/([.K1]-[.J1]))^2" office:value-type="float" office:value="0.00000183976533621169" calcext:value-type="float">
            <text:p>1.83976533621169E-06</text:p>
          </table:table-cell>
          <table:table-cell table:formula="of:=0.5*[.L12]*(([.L5]-[.K5])/([.L1]-[.K1]))^2" office:value-type="float" office:value="0.000114068573515812" calcext:value-type="float">
            <text:p>0.000114068573516</text:p>
          </table:table-cell>
          <table:table-cell table:formula="of:=0.5*[.M12]*(([.M5]-[.L5])/([.M1]-[.L1]))^2" office:value-type="float" office:value="0.0000995805428034359" calcext:value-type="float">
            <text:p>9.95805428034359E-05</text:p>
          </table:table-cell>
          <table:table-cell table:formula="of:=0.5*[.N12]*(([.N5]-[.M5])/([.N1]-[.M1]))^2" office:value-type="float" office:value="0.000012634602804527" calcext:value-type="float">
            <text:p>1.2634602804527E-05</text:p>
          </table:table-cell>
          <table:table-cell table:formula="of:=0.5*[.O12]*(([.O5]-[.N5])/([.O1]-[.N1]))^2" office:value-type="float" office:value="0.00000314357166426163" calcext:value-type="float">
            <text:p>3.14357166426163E-06</text:p>
          </table:table-cell>
          <table:table-cell table:formula="of:=0.5*[.P12]*(([.P5]-[.O5])/([.P1]-[.O1]))^2" office:value-type="float" office:value="0.000000510150706257839" calcext:value-type="float">
            <text:p>5.10150706257839E-07</text:p>
          </table:table-cell>
          <table:table-cell table:formula="of:=0.5*[.Q12]*(([.Q5]-[.P5])/([.Q1]-[.P1]))^2" office:value-type="float" office:value="0.00000712760404289291" calcext:value-type="float">
            <text:p>7.12760404289291E-06</text:p>
          </table:table-cell>
          <table:table-cell table:formula="of:=0.5*[.R12]*(([.R5]-[.Q5])/([.R1]-[.Q1]))^2" office:value-type="float" office:value="0.0000248881187838644" calcext:value-type="float">
            <text:p>2.48881187838644E-05</text:p>
          </table:table-cell>
          <table:table-cell table:formula="of:=0.5*[.S12]*(([.S5]-[.R5])/([.S1]-[.R1]))^2" office:value-type="float" office:value="0.0000756355478228613" calcext:value-type="float">
            <text:p>7.56355478228613E-05</text:p>
          </table:table-cell>
          <table:table-cell table:formula="of:=0.5*[.T12]*(([.T5]-[.S5])/([.T1]-[.S1]))^2" office:value-type="float" office:value="0.00000240146892895367" calcext:value-type="float">
            <text:p>2.40146892895367E-06</text:p>
          </table:table-cell>
          <table:table-cell table:formula="of:=0.5*[.U12]*(([.U5]-[.T5])/([.U1]-[.T1]))^2" office:value-type="float" office:value="0.00000390908533804166" calcext:value-type="float">
            <text:p>3.90908533804166E-06</text:p>
          </table:table-cell>
          <table:table-cell table:formula="of:=0.5*[.V12]*(([.V5]-[.U5])/([.V1]-[.U1]))^2" office:value-type="float" office:value="0.00000178215495522303" calcext:value-type="float">
            <text:p>1.78215495522303E-06</text:p>
          </table:table-cell>
          <table:table-cell table:formula="of:=0.5*[.W12]*(([.W5]-[.V5])/([.W1]-[.V1]))^2" office:value-type="float" office:value="0.0000106927491382101" calcext:value-type="float">
            <text:p>1.06927491382101E-05</text:p>
          </table:table-cell>
          <table:table-cell table:formula="of:=0.5*[.X12]*(([.X5]-[.W5])/([.X1]-[.W1]))^2" office:value-type="float" office:value="0.00000642736835527675" calcext:value-type="float">
            <text:p>6.42736835527675E-06</text:p>
          </table:table-cell>
          <table:table-cell table:formula="of:=0.5*[.Y12]*(([.Y5]-[.X5])/([.Y1]-[.X1]))^2" office:value-type="float" office:value="0.00000267648617100144" calcext:value-type="float">
            <text:p>2.67648617100144E-06</text:p>
          </table:table-cell>
          <table:table-cell table:formula="of:=0.5*[.Z12]*(([.Z5]-[.Y5])/([.Z1]-[.Y1]))^2" office:value-type="float" office:value="0.0000087909108804694" calcext:value-type="float">
            <text:p>8.7909108804694E-06</text:p>
          </table:table-cell>
          <table:table-cell table:formula="of:=0.5*[.AA12]*(([.AA5]-[.Z5])/([.AA1]-[.Z1]))^2" office:value-type="float" office:value="0.00000941660427191005" calcext:value-type="float">
            <text:p>9.41660427191005E-06</text:p>
          </table:table-cell>
          <table:table-cell table:formula="of:=0.5*[.AB12]*(([.AB5]-[.AA5])/([.AB1]-[.AA1]))^2" office:value-type="float" office:value="0.000011042067993488" calcext:value-type="float">
            <text:p>1.1042067993488E-05</text:p>
          </table:table-cell>
          <table:table-cell table:formula="of:=0.5*[.AC12]*(([.AC5]-[.AB5])/([.AC1]-[.AB1]))^2" office:value-type="float" office:value="0.00000148786964070889" calcext:value-type="float">
            <text:p>1.48786964070889E-06</text:p>
          </table:table-cell>
          <table:table-cell table:formula="of:=0.5*[.AD12]*(([.AD5]-[.AC5])/([.AD1]-[.AC1]))^2" office:value-type="float" office:value="0.000165746521728339" calcext:value-type="float">
            <text:p>0.000165746521728</text:p>
          </table:table-cell>
          <table:table-cell table:formula="of:=0.5*[.AE12]*(([.AE5]-[.AD5])/([.AE1]-[.AD1]))^2" office:value-type="float" office:value="0.0000500658191312225" calcext:value-type="float">
            <text:p>5.00658191312225E-05</text:p>
          </table:table-cell>
          <table:table-cell table:formula="of:=0.5*[.AF12]*(([.AF5]-[.AE5])/([.AF1]-[.AE1]))^2" office:value-type="float" office:value="0.00000168171367121888" calcext:value-type="float">
            <text:p>1.68171367121888E-06</text:p>
          </table:table-cell>
          <table:table-cell table:formula="of:=0.5*[.AG12]*(([.AG5]-[.AF5])/([.AG1]-[.AF1]))^2" office:value-type="float" office:value="0.0000354148432551225" calcext:value-type="float">
            <text:p>3.54148432551225E-05</text:p>
          </table:table-cell>
          <table:table-cell table:formula="of:=0.5*[.AH12]*(([.AH5]-[.AG5])/([.AH1]-[.AG1]))^2" office:value-type="float" office:value="0.0000179037016602851" calcext:value-type="float">
            <text:p>1.79037016602851E-05</text:p>
          </table:table-cell>
          <table:table-cell table:formula="of:=0.5*[.AI12]*(([.AI5]-[.AH5])/([.AI1]-[.AH1]))^2" office:value-type="float" office:value="0.000033305656358101" calcext:value-type="float">
            <text:p>3.3305656358101E-05</text:p>
          </table:table-cell>
          <table:table-cell table:formula="of:=0.5*[.AJ12]*(([.AJ5]-[.AI5])/([.AJ1]-[.AI1]))^2" office:value-type="float" office:value="0.0000186969659471643" calcext:value-type="float">
            <text:p>1.86969659471643E-05</text:p>
          </table:table-cell>
          <table:table-cell table:formula="of:=0.5*[.AK12]*(([.AK5]-[.AJ5])/([.AK1]-[.AJ1]))^2" office:value-type="float" office:value="0.0000138803863280738" calcext:value-type="float">
            <text:p>1.38803863280738E-05</text:p>
          </table:table-cell>
          <table:table-cell table:formula="of:=0.5*[.AL12]*(([.AL5]-[.AK5])/([.AL1]-[.AK1]))^2" office:value-type="float" office:value="0.0000275896212627897" calcext:value-type="float">
            <text:p>2.75896212627897E-05</text:p>
          </table:table-cell>
          <table:table-cell table:formula="of:=0.5*[.AM12]*(([.AM5]-[.AL5])/([.AM1]-[.AL1]))^2" office:value-type="float" office:value="0.000000540274416997416" calcext:value-type="float">
            <text:p>5.40274416997416E-07</text:p>
          </table:table-cell>
          <table:table-cell table:formula="of:=0.5*[.AN12]*(([.AN5]-[.AM5])/([.AN1]-[.AM1]))^2" office:value-type="float" office:value="0.0000639154722227231" calcext:value-type="float">
            <text:p>6.39154722227231E-05</text:p>
          </table:table-cell>
          <table:table-cell table:formula="of:=0.5*[.AO12]*(([.AO5]-[.AN5])/([.AO1]-[.AN1]))^2" office:value-type="float" office:value="0.00000000322569990503652" calcext:value-type="float">
            <text:p>3.22569990503652E-09</text:p>
          </table:table-cell>
          <table:table-cell table:formula="of:=0.5*[.AP12]*(([.AP5]-[.AO5])/([.AP1]-[.AO1]))^2" office:value-type="float" office:value="0.0000226693347454475" calcext:value-type="float">
            <text:p>2.26693347454475E-05</text:p>
          </table:table-cell>
          <table:table-cell table:formula="of:=0.5*[.AQ12]*(([.AQ5]-[.AP5])/([.AQ1]-[.AP1]))^2" office:value-type="float" office:value="0.0000000355930935958079" calcext:value-type="float">
            <text:p>3.55930935958079E-08</text:p>
          </table:table-cell>
          <table:table-cell table:formula="of:=0.5*[.AR12]*(([.AR5]-[.AQ5])/([.AR1]-[.AQ1]))^2" office:value-type="float" office:value="0.000000355101872873476" calcext:value-type="float">
            <text:p>3.55101872873476E-07</text:p>
          </table:table-cell>
          <table:table-cell table:formula="of:=0.5*[.AS12]*(([.AS5]-[.AR5])/([.AS1]-[.AR1]))^2" office:value-type="float" office:value="0.0000149723729974672" calcext:value-type="float">
            <text:p>1.49723729974672E-05</text:p>
          </table:table-cell>
          <table:table-cell table:formula="of:=0.5*[.AT12]*(([.AT5]-[.AS5])/([.AT1]-[.AS1]))^2" office:value-type="float" office:value="0.000263651804493903" calcext:value-type="float">
            <text:p>0.000263651804494</text:p>
          </table:table-cell>
          <table:table-cell table:formula="of:=0.5*[.AU12]*(([.AU5]-[.AT5])/([.AU1]-[.AT1]))^2" office:value-type="float" office:value="0.00002731217533483" calcext:value-type="float">
            <text:p>2.731217533483E-05</text:p>
          </table:table-cell>
          <table:table-cell table:formula="of:=0.5*[.AV12]*(([.AV5]-[.AU5])/([.AV1]-[.AU1]))^2" office:value-type="float" office:value="0.0000299175846256896" calcext:value-type="float">
            <text:p>2.99175846256896E-05</text:p>
          </table:table-cell>
          <table:table-cell table:formula="of:=0.5*[.AW12]*(([.AW5]-[.AV5])/([.AW1]-[.AV1]))^2" office:value-type="float" office:value="0.0000496245301171204" calcext:value-type="float">
            <text:p>4.96245301171204E-05</text:p>
          </table:table-cell>
          <table:table-cell table:formula="of:=0.5*[.AX12]*(([.AX5]-[.AW5])/([.AX1]-[.AW1]))^2" office:value-type="float" office:value="0.00000490204697198145" calcext:value-type="float">
            <text:p>4.90204697198145E-06</text:p>
          </table:table-cell>
          <table:table-cell table:formula="of:=0.5*[.AY12]*(([.AY5]-[.AX5])/([.AY1]-[.AX1]))^2" office:value-type="float" office:value="0.0000615327391621148" calcext:value-type="float">
            <text:p>6.15327391621148E-05</text:p>
          </table:table-cell>
          <table:table-cell table:formula="of:=0.5*[.AZ12]*(([.AZ5]-[.AY5])/([.AZ1]-[.AY1]))^2" office:value-type="float" office:value="0.0000145738648479787" calcext:value-type="float">
            <text:p>1.45738648479787E-05</text:p>
          </table:table-cell>
          <table:table-cell table:formula="of:=0.5*[.BA12]*(([.BA5]-[.AZ5])/([.BA1]-[.AZ1]))^2" office:value-type="float" office:value="0.0000875740510133905" calcext:value-type="float">
            <text:p>8.75740510133905E-05</text:p>
          </table:table-cell>
          <table:table-cell table:formula="of:=0.5*[.BB12]*(([.BB5]-[.BA5])/([.BB1]-[.BA1]))^2" office:value-type="float" office:value="0.000000642544171304414" calcext:value-type="float">
            <text:p>6.42544171304414E-07</text:p>
          </table:table-cell>
          <table:table-cell table:formula="of:=0.5*[.BC12]*(([.BC5]-[.BB5])/([.BC1]-[.BB1]))^2" office:value-type="float" office:value="0.00000642761389369867" calcext:value-type="float">
            <text:p>6.42761389369867E-06</text:p>
          </table:table-cell>
          <table:table-cell table:formula="of:=0.5*[.BD12]*(([.BD5]-[.BC5])/([.BD1]-[.BC1]))^2" office:value-type="float" office:value="0.000128583545722569" calcext:value-type="float">
            <text:p>0.000128583545723</text:p>
          </table:table-cell>
          <table:table-cell table:formula="of:=0.5*[.BE12]*(([.BE5]-[.BD5])/([.BE1]-[.BD1]))^2" office:value-type="float" office:value="0.000000142906924296438" calcext:value-type="float">
            <text:p>1.42906924296438E-07</text:p>
          </table:table-cell>
          <table:table-cell table:formula="of:=0.5*[.BF12]*(([.BF5]-[.BE5])/([.BF1]-[.BE1]))^2" office:value-type="float" office:value="0.000000433748182795254" calcext:value-type="float">
            <text:p>4.33748182795254E-07</text:p>
          </table:table-cell>
          <table:table-cell table:formula="of:=0.5*[.BG12]*(([.BG5]-[.BF5])/([.BG1]-[.BF1]))^2" office:value-type="float" office:value="0.00000918928810012363" calcext:value-type="float">
            <text:p>9.18928810012363E-06</text:p>
          </table:table-cell>
          <table:table-cell table:formula="of:=0.5*[.BH12]*(([.BH5]-[.BG5])/([.BH1]-[.BG1]))^2" office:value-type="float" office:value="0.0000786650450617032" calcext:value-type="float">
            <text:p>7.86650450617032E-05</text:p>
          </table:table-cell>
          <table:table-cell table:formula="of:=0.5*[.BI12]*(([.BI5]-[.BH5])/([.BI1]-[.BH1]))^2" office:value-type="float" office:value="0.000098265039886668" calcext:value-type="float">
            <text:p>9.8265039886668E-05</text:p>
          </table:table-cell>
          <table:table-cell table:formula="of:=0.5*[.BJ12]*(([.BJ5]-[.BI5])/([.BJ1]-[.BI1]))^2" office:value-type="float" office:value="0.000000108862575897274" calcext:value-type="float">
            <text:p>1.08862575897274E-07</text:p>
          </table:table-cell>
          <table:table-cell table:formula="of:=0.5*[.BK12]*(([.BK5]-[.BJ5])/([.BK1]-[.BJ1]))^2" office:value-type="float" office:value="0.000105179803050559" calcext:value-type="float">
            <text:p>0.000105179803051</text:p>
          </table:table-cell>
          <table:table-cell table:formula="of:=0.5*[.BL12]*(([.BL5]-[.BK5])/([.BL1]-[.BK1]))^2" office:value-type="float" office:value="0.000212736066380346" calcext:value-type="float">
            <text:p>0.00021273606638</text:p>
          </table:table-cell>
          <table:table-cell table:formula="of:=0.5*[.BM12]*(([.BM5]-[.BL5])/([.BM1]-[.BL1]))^2" office:value-type="float" office:value="0.0000000637943388244472" calcext:value-type="float">
            <text:p>6.37943388244472E-08</text:p>
          </table:table-cell>
          <table:table-cell table:formula="of:=0.5*[.BN12]*(([.BN5]-[.BM5])/([.BN1]-[.BM1]))^2" office:value-type="float" office:value="0.00000675621479088322" calcext:value-type="float">
            <text:p>6.75621479088322E-06</text:p>
          </table:table-cell>
          <table:table-cell table:formula="of:=0.5*[.BO12]*(([.BO5]-[.BN5])/([.BO1]-[.BN1]))^2" office:value-type="float" office:value="0.00264882535895418" calcext:value-type="float">
            <text:p>0.002648825358954</text:p>
          </table:table-cell>
          <table:table-cell table:formula="of:=0.5*[.BP12]*(([.BP5]-[.BO5])/([.BP1]-[.BO1]))^2" office:value-type="float" office:value="0.00075022373782862" calcext:value-type="float">
            <text:p>0.000750223737829</text:p>
          </table:table-cell>
          <table:table-cell table:formula="of:=0.5*[.BQ12]*(([.BQ5]-[.BP5])/([.BQ1]-[.BP1]))^2" office:value-type="float" office:value="0.0062665350428483" calcext:value-type="float">
            <text:p>0.006266535042848</text:p>
          </table:table-cell>
          <table:table-cell table:formula="of:=0.5*[.BR12]*(([.BR5]-[.BQ5])/([.BR1]-[.BQ1]))^2" office:value-type="float" office:value="0.0141081881831562" calcext:value-type="float">
            <text:p>0.014108188183156</text:p>
          </table:table-cell>
          <table:table-cell table:formula="of:=0.5*[.BS12]*(([.BS5]-[.BR5])/([.BS1]-[.BR1]))^2" office:value-type="float" office:value="0.00615777091146246" calcext:value-type="float">
            <text:p>0.006157770911462</text:p>
          </table:table-cell>
          <table:table-cell table:formula="of:=0.5*[.BT12]*(([.BT5]-[.BS5])/([.BT1]-[.BS1]))^2" office:value-type="float" office:value="0.0256136010844144" calcext:value-type="float">
            <text:p>0.025613601084414</text:p>
          </table:table-cell>
          <table:table-cell table:formula="of:=0.5*[.BU12]*(([.BU5]-[.BT5])/([.BU1]-[.BT1]))^2" office:value-type="float" office:value="0.0394695023125474" calcext:value-type="float">
            <text:p>0.039469502312547</text:p>
          </table:table-cell>
          <table:table-cell table:formula="of:=0.5*[.BV12]*(([.BV5]-[.BU5])/([.BV1]-[.BU1]))^2" office:value-type="float" office:value="0.000114639501087199" calcext:value-type="float">
            <text:p>0.000114639501087</text:p>
          </table:table-cell>
          <table:table-cell table:formula="of:=0.5*[.BW12]*(([.BW5]-[.BV5])/([.BW1]-[.BV1]))^2" office:value-type="float" office:value="0.049403768842961" calcext:value-type="float">
            <text:p>0.049403768842961</text:p>
          </table:table-cell>
          <table:table-cell table:formula="of:=0.5*[.BX12]*(([.BX5]-[.BW5])/([.BX1]-[.BW1]))^2" office:value-type="float" office:value="0.0437563657184673" calcext:value-type="float">
            <text:p>0.043756365718467</text:p>
          </table:table-cell>
          <table:table-cell table:formula="of:=0.5*[.BY12]*(([.BY5]-[.BX5])/([.BY1]-[.BX1]))^2" office:value-type="float" office:value="0.053421030642963" calcext:value-type="float">
            <text:p>0.053421030642963</text:p>
          </table:table-cell>
          <table:table-cell table:formula="of:=0.5*[.BZ12]*(([.BZ5]-[.BY5])/([.BZ1]-[.BY1]))^2" office:value-type="float" office:value="0.00159869677758629" calcext:value-type="float">
            <text:p>0.001598696777586</text:p>
          </table:table-cell>
          <table:table-cell table:formula="of:=0.5*[.CA12]*(([.CA5]-[.BZ5])/([.CA1]-[.BZ1]))^2" office:value-type="float" office:value="0.0264512185288093" calcext:value-type="float">
            <text:p>0.026451218528809</text:p>
          </table:table-cell>
          <table:table-cell table:formula="of:=0.5*[.CB12]*(([.CB5]-[.CA5])/([.CB1]-[.CA1]))^2" office:value-type="float" office:value="0.0383326612913926" calcext:value-type="float">
            <text:p>0.038332661291393</text:p>
          </table:table-cell>
          <table:table-cell table:formula="of:=0.5*[.CC12]*(([.CC5]-[.CB5])/([.CC1]-[.CB1]))^2" office:value-type="float" office:value="0.0124690167692591" calcext:value-type="float">
            <text:p>0.012469016769259</text:p>
          </table:table-cell>
          <table:table-cell table:formula="of:=0.5*[.CD12]*(([.CD5]-[.CC5])/([.CD1]-[.CC1]))^2" office:value-type="float" office:value="0.0631038995138249" calcext:value-type="float">
            <text:p>0.063103899513825</text:p>
          </table:table-cell>
          <table:table-cell table:formula="of:=0.5*[.CE12]*(([.CE5]-[.CD5])/([.CE1]-[.CD1]))^2" office:value-type="float" office:value="0.02853655078782" calcext:value-type="float">
            <text:p>0.02853655078782</text:p>
          </table:table-cell>
          <table:table-cell table:formula="of:=0.5*[.CF12]*(([.CF5]-[.CE5])/([.CF1]-[.CE1]))^2" office:value-type="float" office:value="0.0199621280791111" calcext:value-type="float">
            <text:p>0.019962128079111</text:p>
          </table:table-cell>
          <table:table-cell table:formula="of:=0.5*[.CG12]*(([.CG5]-[.CF5])/([.CG1]-[.CF1]))^2" office:value-type="float" office:value="0.0790668880739774" calcext:value-type="float">
            <text:p>0.079066888073977</text:p>
          </table:table-cell>
          <table:table-cell table:formula="of:=0.5*[.CH12]*(([.CH5]-[.CG5])/([.CH1]-[.CG1]))^2" office:value-type="float" office:value="0.0131063780006088" calcext:value-type="float">
            <text:p>0.013106378000609</text:p>
          </table:table-cell>
          <table:table-cell table:formula="of:=0.5*[.CI12]*(([.CI5]-[.CH5])/([.CI1]-[.CH1]))^2" office:value-type="float" office:value="0.0397081820617128" calcext:value-type="float">
            <text:p>0.039708182061713</text:p>
          </table:table-cell>
          <table:table-cell table:formula="of:=0.5*[.CJ12]*(([.CJ5]-[.CI5])/([.CJ1]-[.CI1]))^2" office:value-type="float" office:value="0.0186153211200801" calcext:value-type="float">
            <text:p>0.01861532112008</text:p>
          </table:table-cell>
          <table:table-cell table:formula="of:=0.5*[.CK12]*(([.CK5]-[.CJ5])/([.CK1]-[.CJ1]))^2" office:value-type="float" office:value="0.00116217764829961" calcext:value-type="float">
            <text:p>0.0011621776483</text:p>
          </table:table-cell>
          <table:table-cell table:formula="of:=0.5*[.CL12]*(([.CL5]-[.CK5])/([.CL1]-[.CK1]))^2" office:value-type="float" office:value="0.00796957016273137" calcext:value-type="float">
            <text:p>0.007969570162731</text:p>
          </table:table-cell>
          <table:table-cell table:formula="of:=0.5*[.CM12]*(([.CM5]-[.CL5])/([.CM1]-[.CL1]))^2" office:value-type="float" office:value="0.00402221113284043" calcext:value-type="float">
            <text:p>0.00402221113284</text:p>
          </table:table-cell>
          <table:table-cell table:formula="of:=0.5*[.CN12]*(([.CN5]-[.CM5])/([.CN1]-[.CM1]))^2" office:value-type="float" office:value="0.0480259484534351" calcext:value-type="float">
            <text:p>0.048025948453435</text:p>
          </table:table-cell>
          <table:table-cell table:formula="of:=0.5*[.CO12]*(([.CO5]-[.CN5])/([.CO1]-[.CN1]))^2" office:value-type="float" office:value="0.0374857531474502" calcext:value-type="float">
            <text:p>0.03748575314745</text:p>
          </table:table-cell>
          <table:table-cell table:formula="of:=0.5*[.CP12]*(([.CP5]-[.CO5])/([.CP1]-[.CO1]))^2" office:value-type="float" office:value="0.102794855037416" calcext:value-type="float">
            <text:p>0.102794855037416</text:p>
          </table:table-cell>
          <table:table-cell table:formula="of:=0.5*[.CQ12]*(([.CQ5]-[.CP5])/([.CQ1]-[.CP1]))^2" office:value-type="float" office:value="0.0398156842335574" calcext:value-type="float">
            <text:p>0.039815684233557</text:p>
          </table:table-cell>
          <table:table-cell table:formula="of:=0.5*[.CR12]*(([.CR5]-[.CQ5])/([.CR1]-[.CQ1]))^2" office:value-type="float" office:value="0.0440448123645423" calcext:value-type="float">
            <text:p>0.044044812364542</text:p>
          </table:table-cell>
          <table:table-cell table:formula="of:=0.5*[.CS12]*(([.CS5]-[.CR5])/([.CS1]-[.CR1]))^2" office:value-type="float" office:value="0.0058922341893383" calcext:value-type="float">
            <text:p>0.005892234189338</text:p>
          </table:table-cell>
          <table:table-cell table:formula="of:=0.5*[.CT12]*(([.CT5]-[.CS5])/([.CT1]-[.CS1]))^2" office:value-type="float" office:value="0.0172591143162651" calcext:value-type="float">
            <text:p>0.017259114316265</text:p>
          </table:table-cell>
          <table:table-cell table:formula="of:=0.5*[.CU12]*(([.CU5]-[.CT5])/([.CU1]-[.CT1]))^2" office:value-type="float" office:value="0.00869129982074955" calcext:value-type="float">
            <text:p>0.00869129982075</text:p>
          </table:table-cell>
          <table:table-cell table:formula="of:=0.5*[.CV12]*(([.CV5]-[.CU5])/([.CV1]-[.CU1]))^2" office:value-type="float" office:value="0.0198167384521305" calcext:value-type="float">
            <text:p>0.019816738452131</text:p>
          </table:table-cell>
          <table:table-cell table:formula="of:=0.5*[.CW12]*(([.CW5]-[.CV5])/([.CW1]-[.CV1]))^2" office:value-type="float" office:value="0.0540423931027431" calcext:value-type="float">
            <text:p>0.054042393102743</text:p>
          </table:table-cell>
          <table:table-cell table:formula="of:=0.5*[.CX12]*(([.CX5]-[.CW5])/([.CX1]-[.CW1]))^2" office:value-type="float" office:value="0.0578745765495881" calcext:value-type="float">
            <text:p>0.057874576549588</text:p>
          </table:table-cell>
          <table:table-cell table:formula="of:=0.5*[.CY12]*(([.CY5]-[.CX5])/([.CY1]-[.CX1]))^2" office:value-type="float" office:value="0.00048164094430075" calcext:value-type="float">
            <text:p>0.000481640944301</text:p>
          </table:table-cell>
          <table:table-cell table:formula="of:=0.5*[.CZ12]*(([.CZ5]-[.CY5])/([.CZ1]-[.CY1]))^2" office:value-type="float" office:value="0.090736869846819" calcext:value-type="float">
            <text:p>0.090736869846819</text:p>
          </table:table-cell>
          <table:table-cell table:formula="of:=0.5*[.DA12]*(([.DA5]-[.CZ5])/([.DA1]-[.CZ1]))^2" office:value-type="float" office:value="0.0327898084799067" calcext:value-type="float">
            <text:p>0.032789808479907</text:p>
          </table:table-cell>
          <table:table-cell table:formula="of:=0.5*[.DB12]*(([.DB5]-[.DA5])/([.DB1]-[.DA1]))^2" office:value-type="float" office:value="0.0351966209643593" calcext:value-type="float">
            <text:p>0.035196620964359</text:p>
          </table:table-cell>
          <table:table-cell table:formula="of:=0.5*[.DC12]*(([.DC5]-[.DB5])/([.DC1]-[.DB1]))^2" office:value-type="float" office:value="0.0477521479540857" calcext:value-type="float">
            <text:p>0.047752147954086</text:p>
          </table:table-cell>
          <table:table-cell table:formula="of:=0.5*[.DD12]*(([.DD5]-[.DC5])/([.DD1]-[.DC1]))^2" office:value-type="float" office:value="0.000451999151167933" calcext:value-type="float">
            <text:p>0.000451999151168</text:p>
          </table:table-cell>
          <table:table-cell table:formula="of:=0.5*[.DE12]*(([.DE5]-[.DD5])/([.DE1]-[.DD1]))^2" office:value-type="float" office:value="0.00391053286520111" calcext:value-type="float">
            <text:p>0.003910532865201</text:p>
          </table:table-cell>
          <table:table-cell table:formula="of:=0.5*[.DF12]*(([.DF5]-[.DE5])/([.DF1]-[.DE1]))^2" office:value-type="float" office:value="0.0191892496038182" calcext:value-type="float">
            <text:p>0.019189249603818</text:p>
          </table:table-cell>
          <table:table-cell table:formula="of:=0.5*[.DG12]*(([.DG5]-[.DF5])/([.DG1]-[.DF1]))^2" office:value-type="float" office:value="0.00141073577728008" calcext:value-type="float">
            <text:p>0.00141073577728</text:p>
          </table:table-cell>
          <table:table-cell table:formula="of:=0.5*[.DH12]*(([.DH5]-[.DG5])/([.DH1]-[.DG1]))^2" office:value-type="float" office:value="0.0493087034792548" calcext:value-type="float">
            <text:p>0.049308703479255</text:p>
          </table:table-cell>
          <table:table-cell table:formula="of:=0.5*[.DI12]*(([.DI5]-[.DH5])/([.DI1]-[.DH1]))^2" office:value-type="float" office:value="0.0156245470746277" calcext:value-type="float">
            <text:p>0.015624547074628</text:p>
          </table:table-cell>
          <table:table-cell table:formula="of:=0.5*[.DJ12]*(([.DJ5]-[.DI5])/([.DJ1]-[.DI1]))^2" office:value-type="float" office:value="0.00237647630758189" calcext:value-type="float">
            <text:p>0.002376476307582</text:p>
          </table:table-cell>
          <table:table-cell table:formula="of:=0.5*[.DK12]*(([.DK5]-[.DJ5])/([.DK1]-[.DJ1]))^2" office:value-type="float" office:value="0.0350768830964299" calcext:value-type="float">
            <text:p>0.03507688309643</text:p>
          </table:table-cell>
          <table:table-cell table:formula="of:=0.5*[.DL12]*(([.DL5]-[.DK5])/([.DL1]-[.DK1]))^2" office:value-type="float" office:value="0.0266099330436033" calcext:value-type="float">
            <text:p>0.026609933043603</text:p>
          </table:table-cell>
          <table:table-cell table:formula="of:=0.5*[.DM12]*(([.DM5]-[.DL5])/([.DM1]-[.DL1]))^2" office:value-type="float" office:value="0.0806947483073849" calcext:value-type="float">
            <text:p>0.080694748307385</text:p>
          </table:table-cell>
          <table:table-cell table:formula="of:=0.5*[.DN12]*(([.DN5]-[.DM5])/([.DN1]-[.DM1]))^2" office:value-type="float" office:value="0.0201103432137193" calcext:value-type="float">
            <text:p>0.020110343213719</text:p>
          </table:table-cell>
          <table:table-cell table:formula="of:=0.5*[.DO12]*(([.DO5]-[.DN5])/([.DO1]-[.DN1]))^2" office:value-type="float" office:value="0.0121197318076661" calcext:value-type="float">
            <text:p>0.012119731807666</text:p>
          </table:table-cell>
          <table:table-cell table:formula="of:=0.5*[.DP12]*(([.DP5]-[.DO5])/([.DP1]-[.DO1]))^2" office:value-type="float" office:value="0.000776618209265587" calcext:value-type="float">
            <text:p>0.000776618209266</text:p>
          </table:table-cell>
          <table:table-cell table:formula="of:=0.5*[.DQ12]*(([.DQ5]-[.DP5])/([.DQ1]-[.DP1]))^2" office:value-type="float" office:value="0.0120595944906054" calcext:value-type="float">
            <text:p>0.012059594490605</text:p>
          </table:table-cell>
          <table:table-cell table:formula="of:=0.5*[.DR12]*(([.DR5]-[.DQ5])/([.DR1]-[.DQ1]))^2" office:value-type="float" office:value="0.0396056742000129" calcext:value-type="float">
            <text:p>0.039605674200013</text:p>
          </table:table-cell>
          <table:table-cell table:formula="of:=0.5*[.DS12]*(([.DS5]-[.DR5])/([.DS1]-[.DR1]))^2" office:value-type="float" office:value="0.0600047258194246" calcext:value-type="float">
            <text:p>0.060004725819425</text:p>
          </table:table-cell>
          <table:table-cell table:formula="of:=0.5*[.DT12]*(([.DT5]-[.DS5])/([.DT1]-[.DS1]))^2" office:value-type="float" office:value="0.011458493977938" calcext:value-type="float">
            <text:p>0.011458493977938</text:p>
          </table:table-cell>
          <table:table-cell table:formula="of:=0.5*[.DU12]*(([.DU5]-[.DT5])/([.DU1]-[.DT1]))^2" office:value-type="float" office:value="0.00864752904213507" calcext:value-type="float">
            <text:p>0.008647529042135</text:p>
          </table:table-cell>
          <table:table-cell table:formula="of:=0.5*[.DV12]*(([.DV5]-[.DU5])/([.DV1]-[.DU1]))^2" office:value-type="float" office:value="0.00882745660511519" calcext:value-type="float">
            <text:p>0.008827456605115</text:p>
          </table:table-cell>
          <table:table-cell table:formula="of:=0.5*[.DW12]*(([.DW5]-[.DV5])/([.DW1]-[.DV1]))^2" office:value-type="float" office:value="0.0194955581738229" calcext:value-type="float">
            <text:p>0.019495558173823</text:p>
          </table:table-cell>
          <table:table-cell table:formula="of:=0.5*[.DX12]*(([.DX5]-[.DW5])/([.DX1]-[.DW1]))^2" office:value-type="float" office:value="0.0559898802650269" calcext:value-type="float">
            <text:p>0.055989880265027</text:p>
          </table:table-cell>
          <table:table-cell table:formula="of:=0.5*[.DY12]*(([.DY5]-[.DX5])/([.DY1]-[.DX1]))^2" office:value-type="float" office:value="0.00429685035896801" calcext:value-type="float">
            <text:p>0.004296850358968</text:p>
          </table:table-cell>
          <table:table-cell table:formula="of:=0.5*[.DZ12]*(([.DZ5]-[.DY5])/([.DZ1]-[.DY1]))^2" office:value-type="float" office:value="0.00811254888777548" calcext:value-type="float">
            <text:p>0.008112548887775</text:p>
          </table:table-cell>
          <table:table-cell table:formula="of:=0.5*[.EA12]*(([.EA5]-[.DZ5])/([.EA1]-[.DZ1]))^2" office:value-type="float" office:value="0.0116993302838814" calcext:value-type="float">
            <text:p>0.011699330283881</text:p>
          </table:table-cell>
          <table:table-cell table:formula="of:=0.5*[.EB12]*(([.EB5]-[.EA5])/([.EB1]-[.EA1]))^2" office:value-type="float" office:value="0.0127095608708031" calcext:value-type="float">
            <text:p>0.012709560870803</text:p>
          </table:table-cell>
          <table:table-cell table:formula="of:=0.5*[.EC12]*(([.EC5]-[.EB5])/([.EC1]-[.EB1]))^2" office:value-type="float" office:value="0.000234712181887583" calcext:value-type="float">
            <text:p>0.000234712181888</text:p>
          </table:table-cell>
          <table:table-cell table:formula="of:=0.5*[.ED12]*(([.ED5]-[.EC5])/([.ED1]-[.EC1]))^2" office:value-type="float" office:value="0.0583312623460166" calcext:value-type="float">
            <text:p>0.058331262346017</text:p>
          </table:table-cell>
          <table:table-cell table:formula="of:=0.5*[.EE12]*(([.EE5]-[.ED5])/([.EE1]-[.ED1]))^2" office:value-type="float" office:value="0.0000609459719747049" calcext:value-type="float">
            <text:p>6.09459719747049E-05</text:p>
          </table:table-cell>
          <table:table-cell table:formula="of:=0.5*[.EF12]*(([.EF5]-[.EE5])/([.EF1]-[.EE1]))^2" office:value-type="float" office:value="0.00562001840902227" calcext:value-type="float">
            <text:p>0.005620018409022</text:p>
          </table:table-cell>
          <table:table-cell table:formula="of:=0.5*[.EG12]*(([.EG5]-[.EF5])/([.EG1]-[.EF1]))^2" office:value-type="float" office:value="0.0076203707042942" calcext:value-type="float">
            <text:p>0.007620370704294</text:p>
          </table:table-cell>
          <table:table-cell table:formula="of:=0.5*[.EH12]*(([.EH5]-[.EG5])/([.EH1]-[.EG1]))^2" office:value-type="float" office:value="0.0825519034463542" calcext:value-type="float">
            <text:p>0.082551903446354</text:p>
          </table:table-cell>
          <table:table-cell table:formula="of:=0.5*[.EI12]*(([.EI5]-[.EH5])/([.EI1]-[.EH1]))^2" office:value-type="float" office:value="0.0118350385717498" calcext:value-type="float">
            <text:p>0.01183503857175</text:p>
          </table:table-cell>
          <table:table-cell table:formula="of:=0.5*[.EJ12]*(([.EJ5]-[.EI5])/([.EJ1]-[.EI1]))^2" office:value-type="float" office:value="0.00167409932954661" calcext:value-type="float">
            <text:p>0.001674099329547</text:p>
          </table:table-cell>
          <table:table-cell table:formula="of:=0.5*[.EK12]*(([.EK5]-[.EJ5])/([.EK1]-[.EJ1]))^2" office:value-type="float" office:value="0.00837903541519512" calcext:value-type="float">
            <text:p>0.008379035415195</text:p>
          </table:table-cell>
          <table:table-cell table:formula="of:=0.5*[.EL12]*(([.EL5]-[.EK5])/([.EL1]-[.EK1]))^2" office:value-type="float" office:value="0.011017628434507" calcext:value-type="float">
            <text:p>0.011017628434507</text:p>
          </table:table-cell>
          <table:table-cell table:formula="of:=0.5*[.EM12]*(([.EM5]-[.EL5])/([.EM1]-[.EL1]))^2" office:value-type="float" office:value="0.0652211900919408" calcext:value-type="float">
            <text:p>0.065221190091941</text:p>
          </table:table-cell>
          <table:table-cell table:formula="of:=0.5*[.EN12]*(([.EN5]-[.EM5])/([.EN1]-[.EM1]))^2" office:value-type="float" office:value="0.0000000881100421862209" calcext:value-type="float">
            <text:p>8.81100421862209E-08</text:p>
          </table:table-cell>
          <table:table-cell table:formula="of:=0.5*[.EO12]*(([.EO5]-[.EN5])/([.EO1]-[.EN1]))^2" office:value-type="float" office:value="0.0149024319371842" calcext:value-type="float">
            <text:p>0.014902431937184</text:p>
          </table:table-cell>
          <table:table-cell table:formula="of:=0.5*[.EP12]*(([.EP5]-[.EO5])/([.EP1]-[.EO1]))^2" office:value-type="float" office:value="0.0448271231645841" calcext:value-type="float">
            <text:p>0.044827123164584</text:p>
          </table:table-cell>
          <table:table-cell table:formula="of:=0.5*[.EQ12]*(([.EQ5]-[.EP5])/([.EQ1]-[.EP1]))^2" office:value-type="float" office:value="0.0072363332165774" calcext:value-type="float">
            <text:p>0.007236333216577</text:p>
          </table:table-cell>
          <table:table-cell table:formula="of:=0.5*[.ER12]*(([.ER5]-[.EQ5])/([.ER1]-[.EQ1]))^2" office:value-type="float" office:value="0.000168401168756181" calcext:value-type="float">
            <text:p>0.000168401168756</text:p>
          </table:table-cell>
          <table:table-cell table:formula="of:=0.5*[.ES12]*(([.ES5]-[.ER5])/([.ES1]-[.ER1]))^2" office:value-type="float" office:value="0.000747606139917279" calcext:value-type="float">
            <text:p>0.000747606139917</text:p>
          </table:table-cell>
          <table:table-cell table:formula="of:=0.5*[.ET12]*(([.ET5]-[.ES5])/([.ET1]-[.ES1]))^2" office:value-type="float" office:value="0.0346553516250663" calcext:value-type="float">
            <text:p>0.034655351625066</text:p>
          </table:table-cell>
          <table:table-cell table:formula="of:=0.5*[.EU12]*(([.EU5]-[.ET5])/([.EU1]-[.ET1]))^2" office:value-type="float" office:value="0.00962315423575447" calcext:value-type="float">
            <text:p>0.009623154235754</text:p>
          </table:table-cell>
          <table:table-cell table:formula="of:=0.5*[.EV12]*(([.EV5]-[.EU5])/([.EV1]-[.EU1]))^2" office:value-type="float" office:value="0.0378319380092335" calcext:value-type="float">
            <text:p>0.037831938009234</text:p>
          </table:table-cell>
          <table:table-cell table:formula="of:=0.5*[.EW12]*(([.EW5]-[.EV5])/([.EW1]-[.EV1]))^2" office:value-type="float" office:value="0.00477020215396547" calcext:value-type="float">
            <text:p>0.004770202153965</text:p>
          </table:table-cell>
          <table:table-cell table:formula="of:=0.5*[.EX12]*(([.EX5]-[.EW5])/([.EX1]-[.EW1]))^2" office:value-type="float" office:value="0.000000727732192400662" calcext:value-type="float">
            <text:p>7.27732192400662E-07</text:p>
          </table:table-cell>
          <table:table-cell table:formula="of:=0.5*[.EY12]*(([.EY5]-[.EX5])/([.EY1]-[.EX1]))^2" office:value-type="float" office:value="0.0025528107894937" calcext:value-type="float">
            <text:p>0.002552810789494</text:p>
          </table:table-cell>
          <table:table-cell table:formula="of:=0.5*[.EZ12]*(([.EZ5]-[.EY5])/([.EZ1]-[.EY1]))^2" office:value-type="float" office:value="0.0479189179115621" calcext:value-type="float">
            <text:p>0.047918917911562</text:p>
          </table:table-cell>
          <table:table-cell table:formula="of:=0.5*[.FA12]*(([.FA5]-[.EZ5])/([.FA1]-[.EZ1]))^2" office:value-type="float" office:value="0.00418972968969942" calcext:value-type="float">
            <text:p>0.004189729689699</text:p>
          </table:table-cell>
          <table:table-cell table:formula="of:=0.5*[.FB12]*(([.FB5]-[.FA5])/([.FB1]-[.FA1]))^2" office:value-type="float" office:value="0.00946631499832451" calcext:value-type="float">
            <text:p>0.009466314998325</text:p>
          </table:table-cell>
          <table:table-cell table:formula="of:=0.5*[.FC12]*(([.FC5]-[.FB5])/([.FC1]-[.FB1]))^2" office:value-type="float" office:value="0.122932899168702" calcext:value-type="float">
            <text:p>0.122932899168702</text:p>
          </table:table-cell>
          <table:table-cell table:formula="of:=0.5*[.FD12]*(([.FD5]-[.FC5])/([.FD1]-[.FC1]))^2" office:value-type="float" office:value="0.014981937087303" calcext:value-type="float">
            <text:p>0.014981937087303</text:p>
          </table:table-cell>
          <table:table-cell table:formula="of:=0.5*[.FE12]*(([.FE5]-[.FD5])/([.FE1]-[.FD1]))^2" office:value-type="float" office:value="0.00035016098747461" calcext:value-type="float">
            <text:p>0.000350160987475</text:p>
          </table:table-cell>
          <table:table-cell table:formula="of:=0.5*[.FF12]*(([.FF5]-[.FE5])/([.FF1]-[.FE1]))^2" office:value-type="float" office:value="0.000154237322117686" calcext:value-type="float">
            <text:p>0.000154237322118</text:p>
          </table:table-cell>
          <table:table-cell table:formula="of:=0.5*[.FG12]*(([.FG5]-[.FF5])/([.FG1]-[.FF1]))^2" office:value-type="float" office:value="0.0440064800706727" calcext:value-type="float">
            <text:p>0.044006480070673</text:p>
          </table:table-cell>
          <table:table-cell table:formula="of:=0.5*[.FH12]*(([.FH5]-[.FG5])/([.FH1]-[.FG1]))^2" office:value-type="float" office:value="0.0227879484609879" calcext:value-type="float">
            <text:p>0.022787948460988</text:p>
          </table:table-cell>
          <table:table-cell table:formula="of:=0.5*[.FI12]*(([.FI5]-[.FH5])/([.FI1]-[.FH1]))^2" office:value-type="float" office:value="0.0212655442454664" calcext:value-type="float">
            <text:p>0.021265544245467</text:p>
          </table:table-cell>
          <table:table-cell table:formula="of:=0.5*[.FJ12]*(([.FJ5]-[.FI5])/([.FJ1]-[.FI1]))^2" office:value-type="float" office:value="0.0510024963361799" calcext:value-type="float">
            <text:p>0.05100249633618</text:p>
          </table:table-cell>
          <table:table-cell table:formula="of:=0.5*[.FK12]*(([.FK5]-[.FJ5])/([.FK1]-[.FJ1]))^2" office:value-type="float" office:value="0.0020659811819655" calcext:value-type="float">
            <text:p>0.002065981181966</text:p>
          </table:table-cell>
          <table:table-cell table:formula="of:=0.5*[.FL12]*(([.FL5]-[.FK5])/([.FL1]-[.FK1]))^2" office:value-type="float" office:value="0.0000299242937976292" calcext:value-type="float">
            <text:p>2.99242937976292E-05</text:p>
          </table:table-cell>
          <table:table-cell table:formula="of:=0.5*[.FM12]*(([.FM5]-[.FL5])/([.FM1]-[.FL1]))^2" office:value-type="float" office:value="0.0519082682658967" calcext:value-type="float">
            <text:p>0.051908268265897</text:p>
          </table:table-cell>
          <table:table-cell table:formula="of:=0.5*[.FN12]*(([.FN5]-[.FM5])/([.FN1]-[.FM1]))^2" office:value-type="float" office:value="0.0173227293830012" calcext:value-type="float">
            <text:p>0.017322729383001</text:p>
          </table:table-cell>
          <table:table-cell table:formula="of:=0.5*[.FO12]*(([.FO5]-[.FN5])/([.FO1]-[.FN1]))^2" office:value-type="float" office:value="0.00202056539338012" calcext:value-type="float">
            <text:p>0.00202056539338</text:p>
          </table:table-cell>
          <table:table-cell table:formula="of:=0.5*[.FP12]*(([.FP5]-[.FO5])/([.FP1]-[.FO1]))^2" office:value-type="float" office:value="0.089915372759977" calcext:value-type="float">
            <text:p>0.089915372759977</text:p>
          </table:table-cell>
          <table:table-cell table:formula="of:=0.5*[.FQ12]*(([.FQ5]-[.FP5])/([.FQ1]-[.FP1]))^2" office:value-type="float" office:value="0.000897131199791108" calcext:value-type="float">
            <text:p>0.000897131199791</text:p>
          </table:table-cell>
          <table:table-cell table:formula="of:=0.5*[.FR12]*(([.FR5]-[.FQ5])/([.FR1]-[.FQ1]))^2" office:value-type="float" office:value="0.000048843362992173" calcext:value-type="float">
            <text:p>4.8843362992173E-05</text:p>
          </table:table-cell>
          <table:table-cell table:formula="of:=0.5*[.FS12]*(([.FS5]-[.FR5])/([.FS1]-[.FR1]))^2" office:value-type="float" office:value="0.0752254722685165" calcext:value-type="float">
            <text:p>0.075225472268517</text:p>
          </table:table-cell>
          <table:table-cell table:formula="of:=0.5*[.FT12]*(([.FT5]-[.FS5])/([.FT1]-[.FS1]))^2" office:value-type="float" office:value="0.000619366337485891" calcext:value-type="float">
            <text:p>0.000619366337486</text:p>
          </table:table-cell>
          <table:table-cell table:formula="of:=0.5*[.FU12]*(([.FU5]-[.FT5])/([.FU1]-[.FT1]))^2" office:value-type="float" office:value="0.000585504446292762" calcext:value-type="float">
            <text:p>0.000585504446293</text:p>
          </table:table-cell>
          <table:table-cell table:formula="of:=0.5*[.FV12]*(([.FV5]-[.FU5])/([.FV1]-[.FU1]))^2" office:value-type="float" office:value="0.0122172796364351" calcext:value-type="float">
            <text:p>0.012217279636435</text:p>
          </table:table-cell>
          <table:table-cell table:formula="of:=0.5*[.FW12]*(([.FW5]-[.FV5])/([.FW1]-[.FV1]))^2" office:value-type="float" office:value="0.000258481881343561" calcext:value-type="float">
            <text:p>0.000258481881344</text:p>
          </table:table-cell>
          <table:table-cell table:formula="of:=0.5*[.FX12]*(([.FX5]-[.FW5])/([.FX1]-[.FW1]))^2" office:value-type="float" office:value="0.0957016734507974" calcext:value-type="float">
            <text:p>0.095701673450797</text:p>
          </table:table-cell>
          <table:table-cell table:formula="of:=0.5*[.FY12]*(([.FY5]-[.FX5])/([.FY1]-[.FX1]))^2" office:value-type="float" office:value="0.0011115136740826" calcext:value-type="float">
            <text:p>0.001111513674083</text:p>
          </table:table-cell>
          <table:table-cell table:formula="of:=0.5*[.FZ12]*(([.FZ5]-[.FY5])/([.FZ1]-[.FY1]))^2" office:value-type="float" office:value="0.000130192905059909" calcext:value-type="float">
            <text:p>0.00013019290506</text:p>
          </table:table-cell>
          <table:table-cell table:formula="of:=0.5*[.GA12]*(([.GA5]-[.FZ5])/([.GA1]-[.FZ1]))^2" office:value-type="float" office:value="0.00140289403739677" calcext:value-type="float">
            <text:p>0.001402894037397</text:p>
          </table:table-cell>
          <table:table-cell table:formula="of:=0.5*[.GB12]*(([.GB5]-[.GA5])/([.GB1]-[.GA1]))^2" office:value-type="float" office:value="0.0926721086093342" calcext:value-type="float">
            <text:p>0.092672108609334</text:p>
          </table:table-cell>
          <table:table-cell table:formula="of:=0.5*[.GC12]*(([.GC5]-[.GB5])/([.GC1]-[.GB1]))^2" office:value-type="float" office:value="0.000685221948435716" calcext:value-type="float">
            <text:p>0.000685221948436</text:p>
          </table:table-cell>
          <table:table-cell table:formula="of:=0.5*[.GD12]*(([.GD5]-[.GC5])/([.GD1]-[.GC1]))^2" office:value-type="float" office:value="0.00915411116562359" calcext:value-type="float">
            <text:p>0.009154111165624</text:p>
          </table:table-cell>
          <table:table-cell table:formula="of:=0.5*[.GE12]*(([.GE5]-[.GD5])/([.GE1]-[.GD1]))^2" office:value-type="float" office:value="0.00012272877168718" calcext:value-type="float">
            <text:p>0.000122728771687</text:p>
          </table:table-cell>
          <table:table-cell table:formula="of:=0.5*[.GF12]*(([.GF5]-[.GE5])/([.GF1]-[.GE1]))^2" office:value-type="float" office:value="0.0856317354187913" calcext:value-type="float">
            <text:p>0.085631735418791</text:p>
          </table:table-cell>
          <table:table-cell table:formula="of:=0.5*[.GG12]*(([.GG5]-[.GF5])/([.GG1]-[.GF1]))^2" office:value-type="float" office:value="0.0000000347894932402321" calcext:value-type="float">
            <text:p>3.47894932402321E-08</text:p>
          </table:table-cell>
          <table:table-cell table:formula="of:=0.5*[.GH12]*(([.GH5]-[.GG5])/([.GH1]-[.GG1]))^2" office:value-type="float" office:value="0.00074658658994076" calcext:value-type="float">
            <text:p>0.000746586589941</text:p>
          </table:table-cell>
          <table:table-cell table:formula="of:=0.5*[.GI12]*(([.GI5]-[.GH5])/([.GI1]-[.GH1]))^2" office:value-type="float" office:value="0.00555878901626194" calcext:value-type="float">
            <text:p>0.005558789016262</text:p>
          </table:table-cell>
          <table:table-cell table:formula="of:=0.5*[.GJ12]*(([.GJ5]-[.GI5])/([.GJ1]-[.GI1]))^2" office:value-type="float" office:value="0.0701190995299065" calcext:value-type="float">
            <text:p>0.070119099529907</text:p>
          </table:table-cell>
          <table:table-cell table:formula="of:=0.5*[.GK12]*(([.GK5]-[.GJ5])/([.GK1]-[.GJ1]))^2" office:value-type="float" office:value="0.000611967712082609" calcext:value-type="float">
            <text:p>0.000611967712083</text:p>
          </table:table-cell>
          <table:table-cell table:formula="of:=0.5*[.GL12]*(([.GL5]-[.GK5])/([.GL1]-[.GK1]))^2" office:value-type="float" office:value="0.00687743741528078" calcext:value-type="float">
            <text:p>0.006877437415281</text:p>
          </table:table-cell>
          <table:table-cell table:formula="of:=0.5*[.GM12]*(([.GM5]-[.GL5])/([.GM1]-[.GL1]))^2" office:value-type="float" office:value="0.000443907134856361" calcext:value-type="float">
            <text:p>0.000443907134856</text:p>
          </table:table-cell>
          <table:table-cell table:formula="of:=0.5*[.GN12]*(([.GN5]-[.GM5])/([.GN1]-[.GM1]))^2" office:value-type="float" office:value="0.0586808990401352" calcext:value-type="float">
            <text:p>0.058680899040135</text:p>
          </table:table-cell>
          <table:table-cell table:formula="of:=0.5*[.GO12]*(([.GO5]-[.GN5])/([.GO1]-[.GN1]))^2" office:value-type="float" office:value="0.0120629400281197" calcext:value-type="float">
            <text:p>0.01206294002812</text:p>
          </table:table-cell>
          <table:table-cell table:formula="of:=0.5*[.GP12]*(([.GP5]-[.GO5])/([.GP1]-[.GO1]))^2" office:value-type="float" office:value="0.0000526043628807484" calcext:value-type="float">
            <text:p>5.26043628807484E-05</text:p>
          </table:table-cell>
          <table:table-cell table:formula="of:=0.5*[.GQ12]*(([.GQ5]-[.GP5])/([.GQ1]-[.GP1]))^2" office:value-type="float" office:value="0.00863557569888137" calcext:value-type="float">
            <text:p>0.008635575698881</text:p>
          </table:table-cell>
          <table:table-cell table:formula="of:=0.5*[.GR12]*(([.GR5]-[.GQ5])/([.GR1]-[.GQ1]))^2" office:value-type="float" office:value="0.0352741687358861" calcext:value-type="float">
            <text:p>0.035274168735886</text:p>
          </table:table-cell>
          <table:table-cell table:formula="of:=0.5*[.GS12]*(([.GS5]-[.GR5])/([.GS1]-[.GR1]))^2" office:value-type="float" office:value="0.0786379827098783" calcext:value-type="float">
            <text:p>0.078637982709878</text:p>
          </table:table-cell>
          <table:table-cell table:formula="of:=0.5*[.GT12]*(([.GT5]-[.GS5])/([.GT1]-[.GS1]))^2" office:value-type="float" office:value="0.000399701714211823" calcext:value-type="float">
            <text:p>0.000399701714212</text:p>
          </table:table-cell>
          <table:table-cell table:formula="of:=0.5*[.GU12]*(([.GU5]-[.GT5])/([.GU1]-[.GT1]))^2" office:value-type="float" office:value="0.0000136611849076127" calcext:value-type="float">
            <text:p>1.36611849076127E-05</text:p>
          </table:table-cell>
          <table:table-cell table:formula="of:=0.5*[.GV12]*(([.GV5]-[.GU5])/([.GV1]-[.GU1]))^2" office:value-type="float" office:value="0.00252399884028718" calcext:value-type="float">
            <text:p>0.002523998840287</text:p>
          </table:table-cell>
          <table:table-cell table:formula="of:=0.5*[.GW12]*(([.GW5]-[.GV5])/([.GW1]-[.GV1]))^2" office:value-type="float" office:value="0.085018986133598" calcext:value-type="float">
            <text:p>0.085018986133598</text:p>
          </table:table-cell>
          <table:table-cell table:formula="of:=0.5*[.GX12]*(([.GX5]-[.GW5])/([.GX1]-[.GW1]))^2" office:value-type="float" office:value="0.000640197320714945" calcext:value-type="float">
            <text:p>0.000640197320715</text:p>
          </table:table-cell>
          <table:table-cell table:formula="of:=0.5*[.GY12]*(([.GY5]-[.GX5])/([.GY1]-[.GX1]))^2" office:value-type="float" office:value="0.0000510934338102556" calcext:value-type="float">
            <text:p>5.10934338102556E-05</text:p>
          </table:table-cell>
          <table:table-cell table:formula="of:=0.5*[.GZ12]*(([.GZ5]-[.GY5])/([.GZ1]-[.GY1]))^2" office:value-type="float" office:value="0.0352666192042509" calcext:value-type="float">
            <text:p>0.035266619204251</text:p>
          </table:table-cell>
          <table:table-cell table:formula="of:=0.5*[.HA12]*(([.HA5]-[.GZ5])/([.HA1]-[.GZ1]))^2" office:value-type="float" office:value="0.042927346989035" calcext:value-type="float">
            <text:p>0.042927346989035</text:p>
          </table:table-cell>
          <table:table-cell table:formula="of:=0.5*[.HB12]*(([.HB5]-[.HA5])/([.HB1]-[.HA1]))^2" office:value-type="float" office:value="0.000566177120390732" calcext:value-type="float">
            <text:p>0.000566177120391</text:p>
          </table:table-cell>
          <table:table-cell table:formula="of:=0.5*[.HC12]*(([.HC5]-[.HB5])/([.HC1]-[.HB1]))^2" office:value-type="float" office:value="0.000828336348164507" calcext:value-type="float">
            <text:p>0.000828336348165</text:p>
          </table:table-cell>
          <table:table-cell table:formula="of:=0.5*[.HD12]*(([.HD5]-[.HC5])/([.HD1]-[.HC1]))^2" office:value-type="float" office:value="0.0473445602448087" calcext:value-type="float">
            <text:p>0.047344560244809</text:p>
          </table:table-cell>
          <table:table-cell table:formula="of:=0.5*[.HE12]*(([.HE5]-[.HD5])/([.HE1]-[.HD1]))^2" office:value-type="float" office:value="0.000436584079506689" calcext:value-type="float">
            <text:p>0.000436584079507</text:p>
          </table:table-cell>
          <table:table-cell table:formula="of:=0.5*[.HF12]*(([.HF5]-[.HE5])/([.HF1]-[.HE1]))^2" office:value-type="float" office:value="0.00711782797192208" calcext:value-type="float">
            <text:p>0.007117827971922</text:p>
          </table:table-cell>
          <table:table-cell table:formula="of:=0.5*[.HG12]*(([.HG5]-[.HF5])/([.HG1]-[.HF1]))^2" office:value-type="float" office:value="0.0022883734352733" calcext:value-type="float">
            <text:p>0.002288373435273</text:p>
          </table:table-cell>
          <table:table-cell table:formula="of:=0.5*[.HH12]*(([.HH5]-[.HG5])/([.HH1]-[.HG1]))^2" office:value-type="float" office:value="0.000957236485402692" calcext:value-type="float">
            <text:p>0.000957236485403</text:p>
          </table:table-cell>
          <table:table-cell table:formula="of:=0.5*[.HI12]*(([.HI5]-[.HH5])/([.HI1]-[.HH1]))^2" office:value-type="float" office:value="0.0193297760819454" calcext:value-type="float">
            <text:p>0.019329776081946</text:p>
          </table:table-cell>
          <table:table-cell table:formula="of:=0.5*[.HJ12]*(([.HJ5]-[.HI5])/([.HJ1]-[.HI1]))^2" office:value-type="float" office:value="0.0268407211017142" calcext:value-type="float">
            <text:p>0.026840721101714</text:p>
          </table:table-cell>
          <table:table-cell table:formula="of:=0.5*[.HK12]*(([.HK5]-[.HJ5])/([.HK1]-[.HJ1]))^2" office:value-type="float" office:value="0.0178939069872053" calcext:value-type="float">
            <text:p>0.017893906987205</text:p>
          </table:table-cell>
          <table:table-cell table:formula="of:=0.5*[.HL12]*(([.HL5]-[.HK5])/([.HL1]-[.HK1]))^2" office:value-type="float" office:value="0.000354063302570034" calcext:value-type="float">
            <text:p>0.00035406330257</text:p>
          </table:table-cell>
          <table:table-cell table:formula="of:=0.5*[.HM12]*(([.HM5]-[.HL5])/([.HM1]-[.HL1]))^2" office:value-type="float" office:value="0.002189024096718" calcext:value-type="float">
            <text:p>0.002189024096718</text:p>
          </table:table-cell>
          <table:table-cell table:formula="of:=0.5*[.HN12]*(([.HN5]-[.HM5])/([.HN1]-[.HM1]))^2" office:value-type="float" office:value="0.00367673580970659" calcext:value-type="float">
            <text:p>0.003676735809707</text:p>
          </table:table-cell>
          <table:table-cell table:formula="of:=0.5*[.HO12]*(([.HO5]-[.HN5])/([.HO1]-[.HN1]))^2" office:value-type="float" office:value="0.00562943560481904" calcext:value-type="float">
            <text:p>0.005629435604819</text:p>
          </table:table-cell>
          <table:table-cell table:formula="of:=0.5*[.HP12]*(([.HP5]-[.HO5])/([.HP1]-[.HO1]))^2" office:value-type="float" office:value="0.00210315177147282" calcext:value-type="float">
            <text:p>0.002103151771473</text:p>
          </table:table-cell>
          <table:table-cell table:formula="of:=0.5*[.HQ12]*(([.HQ5]-[.HP5])/([.HQ1]-[.HP1]))^2" office:value-type="float" office:value="0.0000833764111703621" calcext:value-type="float">
            <text:p>8.33764111703621E-05</text:p>
          </table:table-cell>
          <table:table-cell table:formula="of:=0.5*[.HR12]*(([.HR5]-[.HQ5])/([.HR1]-[.HQ1]))^2" office:value-type="float" office:value="0.00070098017116344" calcext:value-type="float">
            <text:p>0.000700980171163</text:p>
          </table:table-cell>
          <table:table-cell table:formula="of:=0.5*[.HS12]*(([.HS5]-[.HR5])/([.HS1]-[.HR1]))^2" office:value-type="float" office:value="0.000013749419179051" calcext:value-type="float">
            <text:p>1.3749419179051E-05</text:p>
          </table:table-cell>
          <table:table-cell table:formula="of:=0.5*[.HT12]*(([.HT5]-[.HS5])/([.HT1]-[.HS1]))^2" office:value-type="float" office:value="0.000000362432807961705" calcext:value-type="float">
            <text:p>3.62432807961705E-07</text:p>
          </table:table-cell>
          <table:table-cell table:formula="of:=0.5*[.HU12]*(([.HU5]-[.HT5])/([.HU1]-[.HT1]))^2" office:value-type="float" office:value="0.000000306778172355493" calcext:value-type="float">
            <text:p>3.06778172355493E-07</text:p>
          </table:table-cell>
          <table:table-cell table:formula="of:=0.5*[.HV12]*(([.HV5]-[.HU5])/([.HV1]-[.HU1]))^2" office:value-type="float" office:value="0.000105362924500366" calcext:value-type="float">
            <text:p>0.0001053629245</text:p>
          </table:table-cell>
          <table:table-cell table:formula="of:=0.5*[.HW12]*(([.HW5]-[.HV5])/([.HW1]-[.HV1]))^2" office:value-type="float" office:value="0.00011899208719468" calcext:value-type="float">
            <text:p>0.000118992087195</text:p>
          </table:table-cell>
          <table:table-cell table:formula="of:=0.5*[.HX12]*(([.HX5]-[.HW5])/([.HX1]-[.HW1]))^2" office:value-type="float" office:value="0.0000237932209894783" calcext:value-type="float">
            <text:p>2.37932209894783E-05</text:p>
          </table:table-cell>
          <table:table-cell table:formula="of:=0.5*[.HY12]*(([.HY5]-[.HX5])/([.HY1]-[.HX1]))^2" office:value-type="float" office:value="0.000224740434871631" calcext:value-type="float">
            <text:p>0.000224740434872</text:p>
          </table:table-cell>
          <table:table-cell table:formula="of:=0.5*[.HZ12]*(([.HZ5]-[.HY5])/([.HZ1]-[.HY1]))^2" office:value-type="float" office:value="0.000132609023565599" calcext:value-type="float">
            <text:p>0.000132609023566</text:p>
          </table:table-cell>
          <table:table-cell table:formula="of:=0.5*[.IA12]*(([.IA5]-[.HZ5])/([.IA1]-[.HZ1]))^2" office:value-type="float" office:value="0.0000000505943001344425" calcext:value-type="float">
            <text:p>5.05943001344425E-08</text:p>
          </table:table-cell>
          <table:table-cell table:formula="of:=0.5*[.IB12]*(([.IB5]-[.IA5])/([.IB1]-[.IA1]))^2" office:value-type="float" office:value="0.0000458525532678245" calcext:value-type="float">
            <text:p>4.58525532678245E-05</text:p>
          </table:table-cell>
          <table:table-cell table:formula="of:=0.5*[.IC12]*(([.IC5]-[.IB5])/([.IC1]-[.IB1]))^2" office:value-type="float" office:value="0.000154964709853416" calcext:value-type="float">
            <text:p>0.000154964709853</text:p>
          </table:table-cell>
          <table:table-cell table:formula="of:=0.5*[.ID12]*(([.ID5]-[.IC5])/([.ID1]-[.IC1]))^2" office:value-type="float" office:value="0.0000350202027284381" calcext:value-type="float">
            <text:p>3.50202027284381E-05</text:p>
          </table:table-cell>
          <table:table-cell table:formula="of:=0.5*[.IE12]*(([.IE5]-[.ID5])/([.IE1]-[.ID1]))^2" office:value-type="float" office:value="0.0000657223433639625" calcext:value-type="float">
            <text:p>6.57223433639625E-05</text:p>
          </table:table-cell>
          <table:table-cell table:formula="of:=0.5*[.IF12]*(([.IF5]-[.IE5])/([.IF1]-[.IE1]))^2" office:value-type="float" office:value="0.000012853512524686" calcext:value-type="float">
            <text:p>1.2853512524686E-05</text:p>
          </table:table-cell>
          <table:table-cell table:formula="of:=0.5*[.IG12]*(([.IG5]-[.IF5])/([.IG1]-[.IF1]))^2" office:value-type="float" office:value="0.00000228393047087356" calcext:value-type="float">
            <text:p>2.28393047087356E-06</text:p>
          </table:table-cell>
          <table:table-cell table:formula="of:=0.5*[.IH12]*(([.IH5]-[.IG5])/([.IH1]-[.IG1]))^2" office:value-type="float" office:value="0.00000170500060546741" calcext:value-type="float">
            <text:p>1.70500060546741E-06</text:p>
          </table:table-cell>
          <table:table-cell table:formula="of:=0.5*[.II12]*(([.II5]-[.IH5])/([.II1]-[.IH1]))^2" office:value-type="float" office:value="0.0000593324274406982" calcext:value-type="float">
            <text:p>5.93324274406982E-05</text:p>
          </table:table-cell>
          <table:table-cell table:formula="of:=0.5*[.IJ12]*(([.IJ5]-[.II5])/([.IJ1]-[.II1]))^2" office:value-type="float" office:value="0.00000132516273133902" calcext:value-type="float">
            <text:p>1.32516273133902E-06</text:p>
          </table:table-cell>
          <table:table-cell table:formula="of:=0.5*[.IK12]*(([.IK5]-[.IJ5])/([.IK1]-[.IJ1]))^2" office:value-type="float" office:value="0.0000124894878178696" calcext:value-type="float">
            <text:p>1.24894878178696E-05</text:p>
          </table:table-cell>
          <table:table-cell table:formula="of:=0.5*[.IL12]*(([.IL5]-[.IK5])/([.IL1]-[.IK1]))^2" office:value-type="float" office:value="0.0000126733810587904" calcext:value-type="float">
            <text:p>1.26733810587904E-05</text:p>
          </table:table-cell>
          <table:table-cell table:formula="of:=0.5*[.IM12]*(([.IM5]-[.IL5])/([.IM1]-[.IL1]))^2" office:value-type="float" office:value="0.00000188399483916068" calcext:value-type="float">
            <text:p>1.88399483916068E-06</text:p>
          </table:table-cell>
          <table:table-cell table:formula="of:=0.5*[.IN12]*(([.IN5]-[.IM5])/([.IN1]-[.IM1]))^2" office:value-type="float" office:value="0.00000207119100101326" calcext:value-type="float">
            <text:p>2.07119100101326E-06</text:p>
          </table:table-cell>
          <table:table-cell table:formula="of:=0.5*[.IO12]*(([.IO5]-[.IN5])/([.IO1]-[.IN1]))^2" office:value-type="float" office:value="0.00000290407868595127" calcext:value-type="float">
            <text:p>2.90407868595127E-06</text:p>
          </table:table-cell>
          <table:table-cell table:formula="of:=0.5*[.IP12]*(([.IP5]-[.IO5])/([.IP1]-[.IO1]))^2" office:value-type="float" office:value="0.000000488885693314101" calcext:value-type="float">
            <text:p>4.88885693314101E-07</text:p>
          </table:table-cell>
          <table:table-cell table:formula="of:=0.5*[.IQ12]*(([.IQ5]-[.IP5])/([.IQ1]-[.IP1]))^2" office:value-type="float" office:value="0.00000125033140090884" calcext:value-type="float">
            <text:p>1.25033140090884E-06</text:p>
          </table:table-cell>
          <table:table-cell table:formula="of:=0.5*[.IR12]*(([.IR5]-[.IQ5])/([.IR1]-[.IQ1]))^2" office:value-type="float" office:value="0.00000697168769595441" calcext:value-type="float">
            <text:p>6.97168769595441E-06</text:p>
          </table:table-cell>
          <table:table-cell table:formula="of:=0.5*[.IS12]*(([.IS5]-[.IR5])/([.IS1]-[.IR1]))^2" office:value-type="float" office:value="0.0000061117009800871" calcext:value-type="float">
            <text:p>6.1117009800871E-06</text:p>
          </table:table-cell>
          <table:table-cell table:formula="of:=0.5*[.IT12]*(([.IT5]-[.IS5])/([.IT1]-[.IS1]))^2" office:value-type="float" office:value="0.0000120241556139971" calcext:value-type="float">
            <text:p>1.20241556139971E-05</text:p>
          </table:table-cell>
          <table:table-cell table:formula="of:=0.5*[.IU12]*(([.IU5]-[.IT5])/([.IU1]-[.IT1]))^2" office:value-type="float" office:value="0.00000314276351621671" calcext:value-type="float">
            <text:p>3.14276351621671E-06</text:p>
          </table:table-cell>
          <table:table-cell table:formula="of:=0.5*[.IV12]*(([.IV5]-[.IU5])/([.IV1]-[.IU1]))^2" office:value-type="float" office:value="0.0000436849148095782" calcext:value-type="float">
            <text:p>4.36849148095782E-05</text:p>
          </table:table-cell>
          <table:table-cell table:formula="of:=0.5*[.IW12]*(([.IW5]-[.IV5])/([.IW1]-[.IV1]))^2" office:value-type="float" office:value="0.0000100209981317111" calcext:value-type="float">
            <text:p>1.00209981317111E-05</text:p>
          </table:table-cell>
          <table:table-cell table:formula="of:=0.5*[.IX12]*(([.IX5]-[.IW5])/([.IX1]-[.IW1]))^2" office:value-type="float" office:value="0.0000432764897018187" calcext:value-type="float">
            <text:p>4.32764897018187E-05</text:p>
          </table:table-cell>
          <table:table-cell table:formula="of:=0.5*[.IY12]*(([.IY5]-[.IX5])/([.IY1]-[.IX1]))^2" office:value-type="float" office:value="0.0000073872042657804" calcext:value-type="float">
            <text:p>7.3872042657804E-06</text:p>
          </table:table-cell>
          <table:table-cell table:formula="of:=0.5*[.IZ12]*(([.IZ5]-[.IY5])/([.IZ1]-[.IY1]))^2" office:value-type="float" office:value="0.00000370867434358545" calcext:value-type="float">
            <text:p>3.70867434358545E-06</text:p>
          </table:table-cell>
          <table:table-cell table:formula="of:=0.5*[.JA12]*(([.JA5]-[.IZ5])/([.JA1]-[.IZ1]))^2" office:value-type="float" office:value="0.00000038101745160592" calcext:value-type="float">
            <text:p>3.8101745160592E-07</text:p>
          </table:table-cell>
          <table:table-cell table:formula="of:=0.5*[.JB12]*(([.JB5]-[.JA5])/([.JB1]-[.JA1]))^2" office:value-type="float" office:value="0.00000777057970097093" calcext:value-type="float">
            <text:p>7.77057970097093E-06</text:p>
          </table:table-cell>
          <table:table-cell table:formula="of:=0.5*[.JC12]*(([.JC5]-[.JB5])/([.JC1]-[.JB1]))^2" office:value-type="float" office:value="0.00000127887308526516" calcext:value-type="float">
            <text:p>1.27887308526516E-06</text:p>
          </table:table-cell>
          <table:table-cell table:formula="of:=0.5*[.JD12]*(([.JD5]-[.JC5])/([.JD1]-[.JC1]))^2" office:value-type="float" office:value="0.0000165680945910747" calcext:value-type="float">
            <text:p>1.65680945910747E-05</text:p>
          </table:table-cell>
          <table:table-cell table:formula="of:=0.5*[.JE12]*(([.JE5]-[.JD5])/([.JE1]-[.JD1]))^2" office:value-type="float" office:value="0.0000143213583690727" calcext:value-type="float">
            <text:p>1.43213583690727E-05</text:p>
          </table:table-cell>
          <table:table-cell table:formula="of:=0.5*[.JF12]*(([.JF5]-[.JE5])/([.JF1]-[.JE1]))^2" office:value-type="float" office:value="0.0000261668247369459" calcext:value-type="float">
            <text:p>2.61668247369459E-05</text:p>
          </table:table-cell>
          <table:table-cell table:formula="of:=0.5*[.JG12]*(([.JG5]-[.JF5])/([.JG1]-[.JF1]))^2" office:value-type="float" office:value="0.0000131701240493225" calcext:value-type="float">
            <text:p>1.31701240493225E-05</text:p>
          </table:table-cell>
          <table:table-cell table:formula="of:=0.5*[.JH12]*(([.JH5]-[.JG5])/([.JH1]-[.JG1]))^2" office:value-type="float" office:value="0.0000046500980013896" calcext:value-type="float">
            <text:p>4.6500980013896E-06</text:p>
          </table:table-cell>
          <table:table-cell table:formula="of:=0.5*[.JI12]*(([.JI5]-[.JH5])/([.JI1]-[.JH1]))^2" office:value-type="float" office:value="0.00000811180408028178" calcext:value-type="float">
            <text:p>8.11180408028178E-06</text:p>
          </table:table-cell>
          <table:table-cell table:formula="of:=0.5*[.JJ12]*(([.JJ5]-[.JI5])/([.JJ1]-[.JI1]))^2" office:value-type="float" office:value="0.0000142892202995461" calcext:value-type="float">
            <text:p>1.42892202995461E-05</text:p>
          </table:table-cell>
          <table:table-cell table:formula="of:=0.5*[.JK12]*(([.JK5]-[.JJ5])/([.JK1]-[.JJ1]))^2" office:value-type="float" office:value="0.000000174956557370421" calcext:value-type="float">
            <text:p>1.74956557370421E-07</text:p>
          </table:table-cell>
          <table:table-cell table:formula="of:=0.5*[.JL12]*(([.JL5]-[.JK5])/([.JL1]-[.JK1]))^2" office:value-type="float" office:value="0.00000930319941671488" calcext:value-type="float">
            <text:p>9.30319941671488E-06</text:p>
          </table:table-cell>
          <table:table-cell table:formula="of:=0.5*[.JM12]*(([.JM5]-[.JL5])/([.JM1]-[.JL1]))^2" office:value-type="float" office:value="0.000000956823932715223" calcext:value-type="float">
            <text:p>9.56823932715223E-07</text:p>
          </table:table-cell>
          <table:table-cell table:formula="of:=0.5*[.JN12]*(([.JN5]-[.JM5])/([.JN1]-[.JM1]))^2" office:value-type="float" office:value="0.000000242553220559256" calcext:value-type="float">
            <text:p>2.42553220559256E-07</text:p>
          </table:table-cell>
          <table:table-cell table:formula="of:=0.5*[.JO12]*(([.JO5]-[.JN5])/([.JO1]-[.JN1]))^2" office:value-type="float" office:value="0.00000947940443173306" calcext:value-type="float">
            <text:p>9.47940443173306E-06</text:p>
          </table:table-cell>
          <table:table-cell table:formula="of:=0.5*[.JP12]*(([.JP5]-[.JO5])/([.JP1]-[.JO1]))^2" office:value-type="float" office:value="0.000000132446289540403" calcext:value-type="float">
            <text:p>1.32446289540403E-07</text:p>
          </table:table-cell>
          <table:table-cell table:formula="of:=0.5*[.JQ12]*(([.JQ5]-[.JP5])/([.JQ1]-[.JP1]))^2" office:value-type="float" office:value="0.00000252809782646604" calcext:value-type="float">
            <text:p>2.52809782646604E-06</text:p>
          </table:table-cell>
          <table:table-cell table:formula="of:=0.5*[.JR12]*(([.JR5]-[.JQ5])/([.JR1]-[.JQ1]))^2" office:value-type="float" office:value="0.00000977096137736683" calcext:value-type="float">
            <text:p>9.77096137736683E-06</text:p>
          </table:table-cell>
          <table:table-cell table:formula="of:=0.5*[.JS12]*(([.JS5]-[.JR5])/([.JS1]-[.JR1]))^2" office:value-type="float" office:value="0.000011887931099735" calcext:value-type="float">
            <text:p>1.1887931099735E-05</text:p>
          </table:table-cell>
          <table:table-cell table:formula="of:=0.5*[.JT12]*(([.JT5]-[.JS5])/([.JT1]-[.JS1]))^2" office:value-type="float" office:value="0.000000242422555150669" calcext:value-type="float">
            <text:p>2.42422555150669E-07</text:p>
          </table:table-cell>
          <table:table-cell table:formula="of:=0.5*[.JU12]*(([.JU5]-[.JT5])/([.JU1]-[.JT1]))^2" office:value-type="float" office:value="0.000000111856716989943" calcext:value-type="float">
            <text:p>1.11856716989943E-07</text:p>
          </table:table-cell>
          <table:table-cell table:formula="of:=0.5*[.JV12]*(([.JV5]-[.JU5])/([.JV1]-[.JU1]))^2" office:value-type="float" office:value="0.0000742478022956114" calcext:value-type="float">
            <text:p>7.42478022956114E-05</text:p>
          </table:table-cell>
          <table:table-cell table:formula="of:=0.5*[.JW12]*(([.JW5]-[.JV5])/([.JW1]-[.JV1]))^2" office:value-type="float" office:value="0.000133910106641434" calcext:value-type="float">
            <text:p>0.000133910106641</text:p>
          </table:table-cell>
          <table:table-cell table:formula="of:=0.5*[.JX12]*(([.JX5]-[.JW5])/([.JX1]-[.JW1]))^2" office:value-type="float" office:value="0.0000265913366643046" calcext:value-type="float">
            <text:p>2.65913366643046E-05</text:p>
          </table:table-cell>
          <table:table-cell table:formula="of:=0.5*[.JY12]*(([.JY5]-[.JX5])/([.JY1]-[.JX1]))^2" office:value-type="float" office:value="0.00000168148499392502" calcext:value-type="float">
            <text:p>1.68148499392502E-06</text:p>
          </table:table-cell>
          <table:table-cell table:formula="of:=0.5*[.JZ12]*(([.JZ5]-[.JY5])/([.JZ1]-[.JY1]))^2" office:value-type="float" office:value="0.0000119236565684592" calcext:value-type="float">
            <text:p>1.19236565684592E-05</text:p>
          </table:table-cell>
          <table:table-cell table:formula="of:=0.5*[.KA12]*(([.KA5]-[.JZ5])/([.KA1]-[.JZ1]))^2" office:value-type="float" office:value="0.00000394862100109671" calcext:value-type="float">
            <text:p>3.94862100109671E-06</text:p>
          </table:table-cell>
          <table:table-cell table:formula="of:=0.5*[.KB12]*(([.KB5]-[.KA5])/([.KB1]-[.KA1]))^2" office:value-type="float" office:value="0.0000348440156145492" calcext:value-type="float">
            <text:p>3.48440156145492E-05</text:p>
          </table:table-cell>
          <table:table-cell table:formula="of:=0.5*[.KC12]*(([.KC5]-[.KB5])/([.KC1]-[.KB1]))^2" office:value-type="float" office:value="0.0000748870742272867" calcext:value-type="float">
            <text:p>7.48870742272867E-05</text:p>
          </table:table-cell>
          <table:table-cell table:formula="of:=0.5*[.KD12]*(([.KD5]-[.KC5])/([.KD1]-[.KC1]))^2" office:value-type="float" office:value="0.00000817527612066248" calcext:value-type="float">
            <text:p>8.17527612066248E-06</text:p>
          </table:table-cell>
          <table:table-cell table:formula="of:=0.5*[.KE12]*(([.KE5]-[.KD5])/([.KE1]-[.KD1]))^2" office:value-type="float" office:value="0.00000594973855375388" calcext:value-type="float">
            <text:p>5.94973855375388E-06</text:p>
          </table:table-cell>
          <table:table-cell table:formula="of:=0.5*[.KF12]*(([.KF5]-[.KE5])/([.KF1]-[.KE1]))^2" office:value-type="float" office:value="0.00000313340827172761" calcext:value-type="float">
            <text:p>3.13340827172761E-06</text:p>
          </table:table-cell>
          <table:table-cell table:formula="of:=0.5*[.KG12]*(([.KG5]-[.KF5])/([.KG1]-[.KF1]))^2" office:value-type="float" office:value="0.0000103329896488478" calcext:value-type="float">
            <text:p>1.03329896488478E-05</text:p>
          </table:table-cell>
          <table:table-cell table:formula="of:=0.5*[.KH12]*(([.KH5]-[.KG5])/([.KH1]-[.KG1]))^2" office:value-type="float" office:value="0.00000242436004288822" calcext:value-type="float">
            <text:p>2.42436004288822E-06</text:p>
          </table:table-cell>
          <table:table-cell table:formula="of:=0.5*[.KI12]*(([.KI5]-[.KH5])/([.KI1]-[.KH1]))^2" office:value-type="float" office:value="0.0000000517498741615265" calcext:value-type="float">
            <text:p>5.17498741615265E-08</text:p>
          </table:table-cell>
          <table:table-cell table:formula="of:=0.5*[.KJ12]*(([.KJ5]-[.KI5])/([.KJ1]-[.KI1]))^2" office:value-type="float" office:value="0.0000490359354457707" calcext:value-type="float">
            <text:p>4.90359354457707E-05</text:p>
          </table:table-cell>
          <table:table-cell table:formula="of:=0.5*[.KK12]*(([.KK5]-[.KJ5])/([.KK1]-[.KJ1]))^2" office:value-type="float" office:value="0.0000513669444562153" calcext:value-type="float">
            <text:p>5.13669444562153E-05</text:p>
          </table:table-cell>
          <table:table-cell table:formula="of:=0.5*[.KL12]*(([.KL5]-[.KK5])/([.KL1]-[.KK1]))^2" office:value-type="float" office:value="0.0000341947130090537" calcext:value-type="float">
            <text:p>3.41947130090537E-05</text:p>
          </table:table-cell>
          <table:table-cell table:formula="of:=0.5*[.KM12]*(([.KM5]-[.KL5])/([.KM1]-[.KL1]))^2" office:value-type="float" office:value="0.00000000011256226838986" calcext:value-type="float">
            <text:p>1.1256226838986E-10</text:p>
          </table:table-cell>
          <table:table-cell table:formula="of:=0.5*[.KN12]*(([.KN5]-[.KM5])/([.KN1]-[.KM1]))^2" office:value-type="float" office:value="0.00000191898663442156" calcext:value-type="float">
            <text:p>1.91898663442156E-06</text:p>
          </table:table-cell>
          <table:table-cell table:formula="of:=0.5*[.KO12]*(([.KO5]-[.KN5])/([.KO1]-[.KN1]))^2" office:value-type="float" office:value="0.00000121646734930997" calcext:value-type="float">
            <text:p>1.21646734930997E-06</text:p>
          </table:table-cell>
          <table:table-cell table:formula="of:=0.5*[.KP12]*(([.KP5]-[.KO5])/([.KP1]-[.KO1]))^2" office:value-type="float" office:value="0.00000991289853615588" calcext:value-type="float">
            <text:p>9.91289853615588E-06</text:p>
          </table:table-cell>
          <table:table-cell table:formula="of:=0.5*[.KQ12]*(([.KQ5]-[.KP5])/([.KQ1]-[.KP1]))^2" office:value-type="float" office:value="0.000014823674469529" calcext:value-type="float">
            <text:p>1.4823674469529E-05</text:p>
          </table:table-cell>
          <table:table-cell table:formula="of:=0.5*[.KR12]*(([.KR5]-[.KQ5])/([.KR1]-[.KQ1]))^2" office:value-type="float" office:value="0.000000924108487402407" calcext:value-type="float">
            <text:p>9.24108487402407E-07</text:p>
          </table:table-cell>
          <table:table-cell table:formula="of:=0.5*[.KS12]*(([.KS5]-[.KR5])/([.KS1]-[.KR1]))^2" office:value-type="float" office:value="0.0000000138161657889618" calcext:value-type="float">
            <text:p>1.38161657889618E-08</text:p>
          </table:table-cell>
          <table:table-cell table:formula="of:=0.5*[.KT12]*(([.KT5]-[.KS5])/([.KT1]-[.KS1]))^2" office:value-type="float" office:value="0.0000111532640568243" calcext:value-type="float">
            <text:p>1.11532640568243E-05</text:p>
          </table:table-cell>
          <table:table-cell table:formula="of:=0.5*[.KU12]*(([.KU5]-[.KT5])/([.KU1]-[.KT1]))^2" office:value-type="float" office:value="0.00000661646500718236" calcext:value-type="float">
            <text:p>6.61646500718236E-06</text:p>
          </table:table-cell>
          <table:table-cell table:formula="of:=0.5*[.KV12]*(([.KV5]-[.KU5])/([.KV1]-[.KU1]))^2" office:value-type="float" office:value="0.0000000140231310787405" calcext:value-type="float">
            <text:p>1.40231310787405E-08</text:p>
          </table:table-cell>
          <table:table-cell table:formula="of:=0.5*[.KW12]*(([.KW5]-[.KV5])/([.KW1]-[.KV1]))^2" office:value-type="float" office:value="0.00000764161824808248" calcext:value-type="float">
            <text:p>7.64161824808248E-06</text:p>
          </table:table-cell>
          <table:table-cell table:formula="of:=0.5*[.KX12]*(([.KX5]-[.KW5])/([.KX1]-[.KW1]))^2" office:value-type="float" office:value="0.0000134523458005891" calcext:value-type="float">
            <text:p>1.34523458005891E-05</text:p>
          </table:table-cell>
          <table:table-cell table:formula="of:=0.5*[.KY12]*(([.KY5]-[.KX5])/([.KY1]-[.KX1]))^2" office:value-type="float" office:value="0.000000513631524978048" calcext:value-type="float">
            <text:p>5.13631524978048E-07</text:p>
          </table:table-cell>
          <table:table-cell table:formula="of:=0.5*[.KZ12]*(([.KZ5]-[.KY5])/([.KZ1]-[.KY1]))^2" office:value-type="float" office:value="0.0000000687233641733266" calcext:value-type="float">
            <text:p>6.87233641733266E-08</text:p>
          </table:table-cell>
          <table:table-cell table:formula="of:=0.5*[.LA12]*(([.LA5]-[.KZ5])/([.LA1]-[.KZ1]))^2" office:value-type="float" office:value="0.00000530254258787049" calcext:value-type="float">
            <text:p>5.30254258787049E-06</text:p>
          </table:table-cell>
          <table:table-cell table:formula="of:=0.5*[.LB12]*(([.LB5]-[.LA5])/([.LB1]-[.LA1]))^2" office:value-type="float" office:value="0.0000174066623326774" calcext:value-type="float">
            <text:p>1.74066623326774E-05</text:p>
          </table:table-cell>
          <table:table-cell table:formula="of:=0.5*[.LC12]*(([.LC5]-[.LB5])/([.LC1]-[.LB1]))^2" office:value-type="float" office:value="0.0000537633190483457" calcext:value-type="float">
            <text:p>5.37633190483457E-05</text:p>
          </table:table-cell>
          <table:table-cell table:formula="of:=0.5*[.LD12]*(([.LD5]-[.LC5])/([.LD1]-[.LC1]))^2" office:value-type="float" office:value="0.0000568246962552689" calcext:value-type="float">
            <text:p>5.68246962552689E-05</text:p>
          </table:table-cell>
          <table:table-cell table:formula="of:=0.5*[.LE12]*(([.LE5]-[.LD5])/([.LE1]-[.LD1]))^2" office:value-type="float" office:value="0.000214464688176322" calcext:value-type="float">
            <text:p>0.000214464688176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375141263719075" calcext:value-type="float">
            <text:p>3.75141263719075E-08</text:p>
          </table:table-cell>
          <table:table-cell table:formula="of:=0.5*[.D12]*(([.D6]-[.C6])/([.D1]-[.C1]))^2" office:value-type="float" office:value="0.00000204292407909265" calcext:value-type="float">
            <text:p>2.04292407909265E-06</text:p>
          </table:table-cell>
          <table:table-cell table:formula="of:=0.5*[.E12]*(([.E6]-[.D6])/([.E1]-[.D1]))^2" office:value-type="float" office:value="0.00000150440458121708" calcext:value-type="float">
            <text:p>1.50440458121708E-06</text:p>
          </table:table-cell>
          <table:table-cell table:formula="of:=0.5*[.F12]*(([.F6]-[.E6])/([.F1]-[.E1]))^2" office:value-type="float" office:value="0.000000710686974920775" calcext:value-type="float">
            <text:p>7.10686974920775E-07</text:p>
          </table:table-cell>
          <table:table-cell table:formula="of:=0.5*[.G12]*(([.G6]-[.F6])/([.G1]-[.F1]))^2" office:value-type="float" office:value="0.000000028237836961801" calcext:value-type="float">
            <text:p>2.8237836961801E-08</text:p>
          </table:table-cell>
          <table:table-cell table:formula="of:=0.5*[.H12]*(([.H6]-[.G6])/([.H1]-[.G1]))^2" office:value-type="float" office:value="0.00000212531303682035" calcext:value-type="float">
            <text:p>2.12531303682035E-06</text:p>
          </table:table-cell>
          <table:table-cell table:formula="of:=0.5*[.I12]*(([.I6]-[.H6])/([.I1]-[.H1]))^2" office:value-type="float" office:value="0.0000131701176636843" calcext:value-type="float">
            <text:p>1.31701176636843E-05</text:p>
          </table:table-cell>
          <table:table-cell table:formula="of:=0.5*[.J12]*(([.J6]-[.I6])/([.J1]-[.I1]))^2" office:value-type="float" office:value="0.00000105968616324407" calcext:value-type="float">
            <text:p>1.05968616324407E-06</text:p>
          </table:table-cell>
          <table:table-cell table:formula="of:=0.5*[.K12]*(([.K6]-[.J6])/([.K1]-[.J1]))^2" office:value-type="float" office:value="0.00000027465295415458" calcext:value-type="float">
            <text:p>2.7465295415458E-07</text:p>
          </table:table-cell>
          <table:table-cell table:formula="of:=0.5*[.L12]*(([.L6]-[.K6])/([.L1]-[.K1]))^2" office:value-type="float" office:value="0.0000013971551566419" calcext:value-type="float">
            <text:p>1.3971551566419E-06</text:p>
          </table:table-cell>
          <table:table-cell table:formula="of:=0.5*[.M12]*(([.M6]-[.L6])/([.M1]-[.L1]))^2" office:value-type="float" office:value="0.00000716369955981742" calcext:value-type="float">
            <text:p>7.16369955981742E-06</text:p>
          </table:table-cell>
          <table:table-cell table:formula="of:=0.5*[.N12]*(([.N6]-[.M6])/([.N1]-[.M1]))^2" office:value-type="float" office:value="0.000000840583183590178" calcext:value-type="float">
            <text:p>8.40583183590178E-07</text:p>
          </table:table-cell>
          <table:table-cell table:formula="of:=0.5*[.O12]*(([.O6]-[.N6])/([.O1]-[.N1]))^2" office:value-type="float" office:value="0.00000013638673440606" calcext:value-type="float">
            <text:p>1.3638673440606E-07</text:p>
          </table:table-cell>
          <table:table-cell table:formula="of:=0.5*[.P12]*(([.P6]-[.O6])/([.P1]-[.O1]))^2" office:value-type="float" office:value="0.000000311124287782721" calcext:value-type="float">
            <text:p>3.11124287782721E-07</text:p>
          </table:table-cell>
          <table:table-cell table:formula="of:=0.5*[.Q12]*(([.Q6]-[.P6])/([.Q1]-[.P1]))^2" office:value-type="float" office:value="0.00000103553249608843" calcext:value-type="float">
            <text:p>1.03553249608843E-06</text:p>
          </table:table-cell>
          <table:table-cell table:formula="of:=0.5*[.R12]*(([.R6]-[.Q6])/([.R1]-[.Q1]))^2" office:value-type="float" office:value="0.00000165184330521677" calcext:value-type="float">
            <text:p>1.65184330521677E-06</text:p>
          </table:table-cell>
          <table:table-cell table:formula="of:=0.5*[.S12]*(([.S6]-[.R6])/([.S1]-[.R1]))^2" office:value-type="float" office:value="0.00000321718551478307" calcext:value-type="float">
            <text:p>3.21718551478307E-06</text:p>
          </table:table-cell>
          <table:table-cell table:formula="of:=0.5*[.T12]*(([.T6]-[.S6])/([.T1]-[.S1]))^2" office:value-type="float" office:value="0.00000000514074013538017" calcext:value-type="float">
            <text:p>5.14074013538017E-09</text:p>
          </table:table-cell>
          <table:table-cell table:formula="of:=0.5*[.U12]*(([.U6]-[.T6])/([.U1]-[.T1]))^2" office:value-type="float" office:value="0.00000835535011139533" calcext:value-type="float">
            <text:p>8.35535011139533E-06</text:p>
          </table:table-cell>
          <table:table-cell table:formula="of:=0.5*[.V12]*(([.V6]-[.U6])/([.V1]-[.U1]))^2" office:value-type="float" office:value="0.0000019411585643714" calcext:value-type="float">
            <text:p>1.9411585643714E-06</text:p>
          </table:table-cell>
          <table:table-cell table:formula="of:=0.5*[.W12]*(([.W6]-[.V6])/([.W1]-[.V1]))^2" office:value-type="float" office:value="0.000000370236462254347" calcext:value-type="float">
            <text:p>3.70236462254347E-07</text:p>
          </table:table-cell>
          <table:table-cell table:formula="of:=0.5*[.X12]*(([.X6]-[.W6])/([.X1]-[.W1]))^2" office:value-type="float" office:value="0.00000028789914155382" calcext:value-type="float">
            <text:p>2.8789914155382E-07</text:p>
          </table:table-cell>
          <table:table-cell table:formula="of:=0.5*[.Y12]*(([.Y6]-[.X6])/([.Y1]-[.X1]))^2" office:value-type="float" office:value="0.000000437476808849082" calcext:value-type="float">
            <text:p>4.37476808849082E-07</text:p>
          </table:table-cell>
          <table:table-cell table:formula="of:=0.5*[.Z12]*(([.Z6]-[.Y6])/([.Z1]-[.Y1]))^2" office:value-type="float" office:value="0.000000566311511912659" calcext:value-type="float">
            <text:p>5.66311511912659E-07</text:p>
          </table:table-cell>
          <table:table-cell table:formula="of:=0.5*[.AA12]*(([.AA6]-[.Z6])/([.AA1]-[.Z1]))^2" office:value-type="float" office:value="0.000000133457638801595" calcext:value-type="float">
            <text:p>1.33457638801595E-07</text:p>
          </table:table-cell>
          <table:table-cell table:formula="of:=0.5*[.AB12]*(([.AB6]-[.AA6])/([.AB1]-[.AA1]))^2" office:value-type="float" office:value="0.000000473795280501057" calcext:value-type="float">
            <text:p>4.73795280501057E-07</text:p>
          </table:table-cell>
          <table:table-cell table:formula="of:=0.5*[.AC12]*(([.AC6]-[.AB6])/([.AC1]-[.AB1]))^2" office:value-type="float" office:value="0.00000000687288429743926" calcext:value-type="float">
            <text:p>6.87288429743926E-09</text:p>
          </table:table-cell>
          <table:table-cell table:formula="of:=0.5*[.AD12]*(([.AD6]-[.AC6])/([.AD1]-[.AC1]))^2" office:value-type="float" office:value="0.00000491780624975503" calcext:value-type="float">
            <text:p>4.91780624975503E-06</text:p>
          </table:table-cell>
          <table:table-cell table:formula="of:=0.5*[.AE12]*(([.AE6]-[.AD6])/([.AE1]-[.AD1]))^2" office:value-type="float" office:value="0.00000180287993238489" calcext:value-type="float">
            <text:p>1.80287993238489E-06</text:p>
          </table:table-cell>
          <table:table-cell table:formula="of:=0.5*[.AF12]*(([.AF6]-[.AE6])/([.AF1]-[.AE1]))^2" office:value-type="float" office:value="0.00000000348175464914546" calcext:value-type="float">
            <text:p>3.48175464914546E-09</text:p>
          </table:table-cell>
          <table:table-cell table:formula="of:=0.5*[.AG12]*(([.AG6]-[.AF6])/([.AG1]-[.AF1]))^2" office:value-type="float" office:value="0.00000103917231634024" calcext:value-type="float">
            <text:p>1.03917231634024E-06</text:p>
          </table:table-cell>
          <table:table-cell table:formula="of:=0.5*[.AH12]*(([.AH6]-[.AG6])/([.AH1]-[.AG1]))^2" office:value-type="float" office:value="0.00000015073232991149" calcext:value-type="float">
            <text:p>1.5073232991149E-07</text:p>
          </table:table-cell>
          <table:table-cell table:formula="of:=0.5*[.AI12]*(([.AI6]-[.AH6])/([.AI1]-[.AH1]))^2" office:value-type="float" office:value="0.000000486070178231414" calcext:value-type="float">
            <text:p>4.86070178231414E-07</text:p>
          </table:table-cell>
          <table:table-cell table:formula="of:=0.5*[.AJ12]*(([.AJ6]-[.AI6])/([.AJ1]-[.AI1]))^2" office:value-type="float" office:value="0.00000856666457226773" calcext:value-type="float">
            <text:p>8.56666457226773E-06</text:p>
          </table:table-cell>
          <table:table-cell table:formula="of:=0.5*[.AK12]*(([.AK6]-[.AJ6])/([.AK1]-[.AJ1]))^2" office:value-type="float" office:value="0.00000128329705263738" calcext:value-type="float">
            <text:p>1.28329705263738E-06</text:p>
          </table:table-cell>
          <table:table-cell table:formula="of:=0.5*[.AL12]*(([.AL6]-[.AK6])/([.AL1]-[.AK1]))^2" office:value-type="float" office:value="0.00000219537485285684" calcext:value-type="float">
            <text:p>2.19537485285684E-06</text:p>
          </table:table-cell>
          <table:table-cell table:formula="of:=0.5*[.AM12]*(([.AM6]-[.AL6])/([.AM1]-[.AL1]))^2" office:value-type="float" office:value="0.000000506411577995591" calcext:value-type="float">
            <text:p>5.06411577995591E-07</text:p>
          </table:table-cell>
          <table:table-cell table:formula="of:=0.5*[.AN12]*(([.AN6]-[.AM6])/([.AN1]-[.AM1]))^2" office:value-type="float" office:value="0.00000103912286112718" calcext:value-type="float">
            <text:p>1.03912286112718E-06</text:p>
          </table:table-cell>
          <table:table-cell table:formula="of:=0.5*[.AO12]*(([.AO6]-[.AN6])/([.AO1]-[.AN1]))^2" office:value-type="float" office:value="0.000000000210877090759506" calcext:value-type="float">
            <text:p>2.10877090759506E-10</text:p>
          </table:table-cell>
          <table:table-cell table:formula="of:=0.5*[.AP12]*(([.AP6]-[.AO6])/([.AP1]-[.AO1]))^2" office:value-type="float" office:value="0.00000660202846788418" calcext:value-type="float">
            <text:p>6.60202846788418E-06</text:p>
          </table:table-cell>
          <table:table-cell table:formula="of:=0.5*[.AQ12]*(([.AQ6]-[.AP6])/([.AQ1]-[.AP1]))^2" office:value-type="float" office:value="0.000002274470030646" calcext:value-type="float">
            <text:p>2.274470030646E-06</text:p>
          </table:table-cell>
          <table:table-cell table:formula="of:=0.5*[.AR12]*(([.AR6]-[.AQ6])/([.AR1]-[.AQ1]))^2" office:value-type="float" office:value="0.0000001637851995105" calcext:value-type="float">
            <text:p>1.637851995105E-07</text:p>
          </table:table-cell>
          <table:table-cell table:formula="of:=0.5*[.AS12]*(([.AS6]-[.AR6])/([.AS1]-[.AR1]))^2" office:value-type="float" office:value="0.000000402573963924459" calcext:value-type="float">
            <text:p>4.02573963924459E-07</text:p>
          </table:table-cell>
          <table:table-cell table:formula="of:=0.5*[.AT12]*(([.AT6]-[.AS6])/([.AT1]-[.AS1]))^2" office:value-type="float" office:value="0.00000443376599242895" calcext:value-type="float">
            <text:p>4.43376599242895E-06</text:p>
          </table:table-cell>
          <table:table-cell table:formula="of:=0.5*[.AU12]*(([.AU6]-[.AT6])/([.AU1]-[.AT1]))^2" office:value-type="float" office:value="0.000000172867143792597" calcext:value-type="float">
            <text:p>1.72867143792597E-07</text:p>
          </table:table-cell>
          <table:table-cell table:formula="of:=0.5*[.AV12]*(([.AV6]-[.AU6])/([.AV1]-[.AU1]))^2" office:value-type="float" office:value="0.00000118545913241224" calcext:value-type="float">
            <text:p>1.18545913241224E-06</text:p>
          </table:table-cell>
          <table:table-cell table:formula="of:=0.5*[.AW12]*(([.AW6]-[.AV6])/([.AW1]-[.AV1]))^2" office:value-type="float" office:value="0.00000111799116546989" calcext:value-type="float">
            <text:p>1.11799116546989E-06</text:p>
          </table:table-cell>
          <table:table-cell table:formula="of:=0.5*[.AX12]*(([.AX6]-[.AW6])/([.AX1]-[.AW1]))^2" office:value-type="float" office:value="0.000000418116095371453" calcext:value-type="float">
            <text:p>4.18116095371453E-07</text:p>
          </table:table-cell>
          <table:table-cell table:formula="of:=0.5*[.AY12]*(([.AY6]-[.AX6])/([.AY1]-[.AX1]))^2" office:value-type="float" office:value="0.00000000225369937462273" calcext:value-type="float">
            <text:p>2.25369937462273E-09</text:p>
          </table:table-cell>
          <table:table-cell table:formula="of:=0.5*[.AZ12]*(([.AZ6]-[.AY6])/([.AZ1]-[.AY1]))^2" office:value-type="float" office:value="0.0000000942165681190733" calcext:value-type="float">
            <text:p>9.42165681190733E-08</text:p>
          </table:table-cell>
          <table:table-cell table:formula="of:=0.5*[.BA12]*(([.BA6]-[.AZ6])/([.BA1]-[.AZ1]))^2" office:value-type="float" office:value="0.000000192192211607492" calcext:value-type="float">
            <text:p>1.92192211607492E-07</text:p>
          </table:table-cell>
          <table:table-cell table:formula="of:=0.5*[.BB12]*(([.BB6]-[.BA6])/([.BB1]-[.BA1]))^2" office:value-type="float" office:value="0.000000116536186810373" calcext:value-type="float">
            <text:p>1.16536186810373E-07</text:p>
          </table:table-cell>
          <table:table-cell table:formula="of:=0.5*[.BC12]*(([.BC6]-[.BB6])/([.BC1]-[.BB1]))^2" office:value-type="float" office:value="0.000000873297593624704" calcext:value-type="float">
            <text:p>8.73297593624704E-07</text:p>
          </table:table-cell>
          <table:table-cell table:formula="of:=0.5*[.BD12]*(([.BD6]-[.BC6])/([.BD1]-[.BC1]))^2" office:value-type="float" office:value="0.000000964961873611078" calcext:value-type="float">
            <text:p>9.64961873611078E-07</text:p>
          </table:table-cell>
          <table:table-cell table:formula="of:=0.5*[.BE12]*(([.BE6]-[.BD6])/([.BE1]-[.BD1]))^2" office:value-type="float" office:value="0.00000215902431773646" calcext:value-type="float">
            <text:p>2.15902431773646E-06</text:p>
          </table:table-cell>
          <table:table-cell table:formula="of:=0.5*[.BF12]*(([.BF6]-[.BE6])/([.BF1]-[.BE1]))^2" office:value-type="float" office:value="0.000000876978712447879" calcext:value-type="float">
            <text:p>8.76978712447879E-07</text:p>
          </table:table-cell>
          <table:table-cell table:formula="of:=0.5*[.BG12]*(([.BG6]-[.BF6])/([.BG1]-[.BF1]))^2" office:value-type="float" office:value="0.000000668282205375348" calcext:value-type="float">
            <text:p>6.68282205375348E-07</text:p>
          </table:table-cell>
          <table:table-cell table:formula="of:=0.5*[.BH12]*(([.BH6]-[.BG6])/([.BH1]-[.BG1]))^2" office:value-type="float" office:value="0.00000245248177047502" calcext:value-type="float">
            <text:p>2.45248177047502E-06</text:p>
          </table:table-cell>
          <table:table-cell table:formula="of:=0.5*[.BI12]*(([.BI6]-[.BH6])/([.BI1]-[.BH1]))^2" office:value-type="float" office:value="0.000000118325579767462" calcext:value-type="float">
            <text:p>1.18325579767462E-07</text:p>
          </table:table-cell>
          <table:table-cell table:formula="of:=0.5*[.BJ12]*(([.BJ6]-[.BI6])/([.BJ1]-[.BI1]))^2" office:value-type="float" office:value="0.0000000502953138013021" calcext:value-type="float">
            <text:p>5.02953138013021E-08</text:p>
          </table:table-cell>
          <table:table-cell table:formula="of:=0.5*[.BK12]*(([.BK6]-[.BJ6])/([.BK1]-[.BJ1]))^2" office:value-type="float" office:value="0.00000557487277287871" calcext:value-type="float">
            <text:p>5.57487277287871E-06</text:p>
          </table:table-cell>
          <table:table-cell table:formula="of:=0.5*[.BL12]*(([.BL6]-[.BK6])/([.BL1]-[.BK1]))^2" office:value-type="float" office:value="0.000009371075950101" calcext:value-type="float">
            <text:p>9.371075950101E-06</text:p>
          </table:table-cell>
          <table:table-cell table:formula="of:=0.5*[.BM12]*(([.BM6]-[.BL6])/([.BM1]-[.BL1]))^2" office:value-type="float" office:value="0.000000151595895301921" calcext:value-type="float">
            <text:p>1.51595895301921E-07</text:p>
          </table:table-cell>
          <table:table-cell table:formula="of:=0.5*[.BN12]*(([.BN6]-[.BM6])/([.BN1]-[.BM1]))^2" office:value-type="float" office:value="0.0000000933149010233392" calcext:value-type="float">
            <text:p>9.33149010233392E-08</text:p>
          </table:table-cell>
          <table:table-cell table:formula="of:=0.5*[.BO12]*(([.BO6]-[.BN6])/([.BO1]-[.BN1]))^2" office:value-type="float" office:value="0.0000183125432542219" calcext:value-type="float">
            <text:p>1.83125432542219E-05</text:p>
          </table:table-cell>
          <table:table-cell table:formula="of:=0.5*[.BP12]*(([.BP6]-[.BO6])/([.BP1]-[.BO1]))^2" office:value-type="float" office:value="0.00185331982607922" calcext:value-type="float">
            <text:p>0.001853319826079</text:p>
          </table:table-cell>
          <table:table-cell table:formula="of:=0.5*[.BQ12]*(([.BQ6]-[.BP6])/([.BQ1]-[.BP1]))^2" office:value-type="float" office:value="0.00370225676893453" calcext:value-type="float">
            <text:p>0.003702256768935</text:p>
          </table:table-cell>
          <table:table-cell table:formula="of:=0.5*[.BR12]*(([.BR6]-[.BQ6])/([.BR1]-[.BQ1]))^2" office:value-type="float" office:value="0.000658590376504463" calcext:value-type="float">
            <text:p>0.000658590376504</text:p>
          </table:table-cell>
          <table:table-cell table:formula="of:=0.5*[.BS12]*(([.BS6]-[.BR6])/([.BS1]-[.BR1]))^2" office:value-type="float" office:value="0.0000630125488632434" calcext:value-type="float">
            <text:p>6.30125488632434E-05</text:p>
          </table:table-cell>
          <table:table-cell table:formula="of:=0.5*[.BT12]*(([.BT6]-[.BS6])/([.BT1]-[.BS1]))^2" office:value-type="float" office:value="0.0152392088592056" calcext:value-type="float">
            <text:p>0.015239208859206</text:p>
          </table:table-cell>
          <table:table-cell table:formula="of:=0.5*[.BU12]*(([.BU6]-[.BT6])/([.BU1]-[.BT1]))^2" office:value-type="float" office:value="0.0000300120060717963" calcext:value-type="float">
            <text:p>3.00120060717963E-05</text:p>
          </table:table-cell>
          <table:table-cell table:formula="of:=0.5*[.BV12]*(([.BV6]-[.BU6])/([.BV1]-[.BU1]))^2" office:value-type="float" office:value="0.00110828957668876" calcext:value-type="float">
            <text:p>0.001108289576689</text:p>
          </table:table-cell>
          <table:table-cell table:formula="of:=0.5*[.BW12]*(([.BW6]-[.BV6])/([.BW1]-[.BV1]))^2" office:value-type="float" office:value="0.00851567707631742" calcext:value-type="float">
            <text:p>0.008515677076317</text:p>
          </table:table-cell>
          <table:table-cell table:formula="of:=0.5*[.BX12]*(([.BX6]-[.BW6])/([.BX1]-[.BW1]))^2" office:value-type="float" office:value="0.00567553528410614" calcext:value-type="float">
            <text:p>0.005675535284106</text:p>
          </table:table-cell>
          <table:table-cell table:formula="of:=0.5*[.BY12]*(([.BY6]-[.BX6])/([.BY1]-[.BX1]))^2" office:value-type="float" office:value="0.000366383119764167" calcext:value-type="float">
            <text:p>0.000366383119764</text:p>
          </table:table-cell>
          <table:table-cell table:formula="of:=0.5*[.BZ12]*(([.BZ6]-[.BY6])/([.BZ1]-[.BY1]))^2" office:value-type="float" office:value="0.000603028961099362" calcext:value-type="float">
            <text:p>0.000603028961099</text:p>
          </table:table-cell>
          <table:table-cell table:formula="of:=0.5*[.CA12]*(([.CA6]-[.BZ6])/([.CA1]-[.BZ1]))^2" office:value-type="float" office:value="0.00556405239573626" calcext:value-type="float">
            <text:p>0.005564052395736</text:p>
          </table:table-cell>
          <table:table-cell table:formula="of:=0.5*[.CB12]*(([.CB6]-[.CA6])/([.CB1]-[.CA1]))^2" office:value-type="float" office:value="0.00122532350369639" calcext:value-type="float">
            <text:p>0.001225323503696</text:p>
          </table:table-cell>
          <table:table-cell table:formula="of:=0.5*[.CC12]*(([.CC6]-[.CB6])/([.CC1]-[.CB1]))^2" office:value-type="float" office:value="0.00821170121839467" calcext:value-type="float">
            <text:p>0.008211701218395</text:p>
          </table:table-cell>
          <table:table-cell table:formula="of:=0.5*[.CD12]*(([.CD6]-[.CC6])/([.CD1]-[.CC1]))^2" office:value-type="float" office:value="0.00232237431279716" calcext:value-type="float">
            <text:p>0.002322374312797</text:p>
          </table:table-cell>
          <table:table-cell table:formula="of:=0.5*[.CE12]*(([.CE6]-[.CD6])/([.CE1]-[.CD1]))^2" office:value-type="float" office:value="0.00167013591828506" calcext:value-type="float">
            <text:p>0.001670135918285</text:p>
          </table:table-cell>
          <table:table-cell table:formula="of:=0.5*[.CF12]*(([.CF6]-[.CE6])/([.CF1]-[.CE1]))^2" office:value-type="float" office:value="0.00476885804128485" calcext:value-type="float">
            <text:p>0.004768858041285</text:p>
          </table:table-cell>
          <table:table-cell table:formula="of:=0.5*[.CG12]*(([.CG6]-[.CF6])/([.CG1]-[.CF1]))^2" office:value-type="float" office:value="0.00222047246665759" calcext:value-type="float">
            <text:p>0.002220472466658</text:p>
          </table:table-cell>
          <table:table-cell table:formula="of:=0.5*[.CH12]*(([.CH6]-[.CG6])/([.CH1]-[.CG1]))^2" office:value-type="float" office:value="0.00153744009761783" calcext:value-type="float">
            <text:p>0.001537440097618</text:p>
          </table:table-cell>
          <table:table-cell table:formula="of:=0.5*[.CI12]*(([.CI6]-[.CH6])/([.CI1]-[.CH1]))^2" office:value-type="float" office:value="0.00378466185377432" calcext:value-type="float">
            <text:p>0.003784661853774</text:p>
          </table:table-cell>
          <table:table-cell table:formula="of:=0.5*[.CJ12]*(([.CJ6]-[.CI6])/([.CJ1]-[.CI1]))^2" office:value-type="float" office:value="0.0000116077443011543" calcext:value-type="float">
            <text:p>1.16077443011543E-05</text:p>
          </table:table-cell>
          <table:table-cell table:formula="of:=0.5*[.CK12]*(([.CK6]-[.CJ6])/([.CK1]-[.CJ1]))^2" office:value-type="float" office:value="0.000644301564894205" calcext:value-type="float">
            <text:p>0.000644301564894</text:p>
          </table:table-cell>
          <table:table-cell table:formula="of:=0.5*[.CL12]*(([.CL6]-[.CK6])/([.CL1]-[.CK1]))^2" office:value-type="float" office:value="0.0128053809173781" calcext:value-type="float">
            <text:p>0.012805380917378</text:p>
          </table:table-cell>
          <table:table-cell table:formula="of:=0.5*[.CM12]*(([.CM6]-[.CL6])/([.CM1]-[.CL1]))^2" office:value-type="float" office:value="0.00249095105653784" calcext:value-type="float">
            <text:p>0.002490951056538</text:p>
          </table:table-cell>
          <table:table-cell table:formula="of:=0.5*[.CN12]*(([.CN6]-[.CM6])/([.CN1]-[.CM1]))^2" office:value-type="float" office:value="0.00405730592302209" calcext:value-type="float">
            <text:p>0.004057305923022</text:p>
          </table:table-cell>
          <table:table-cell table:formula="of:=0.5*[.CO12]*(([.CO6]-[.CN6])/([.CO1]-[.CN1]))^2" office:value-type="float" office:value="0.00937222753220513" calcext:value-type="float">
            <text:p>0.009372227532205</text:p>
          </table:table-cell>
          <table:table-cell table:formula="of:=0.5*[.CP12]*(([.CP6]-[.CO6])/([.CP1]-[.CO1]))^2" office:value-type="float" office:value="0.0000598247972463903" calcext:value-type="float">
            <text:p>5.98247972463903E-05</text:p>
          </table:table-cell>
          <table:table-cell table:formula="of:=0.5*[.CQ12]*(([.CQ6]-[.CP6])/([.CQ1]-[.CP1]))^2" office:value-type="float" office:value="0.00159219485788783" calcext:value-type="float">
            <text:p>0.001592194857888</text:p>
          </table:table-cell>
          <table:table-cell table:formula="of:=0.5*[.CR12]*(([.CR6]-[.CQ6])/([.CR1]-[.CQ1]))^2" office:value-type="float" office:value="0.0009308869002993" calcext:value-type="float">
            <text:p>0.000930886900299</text:p>
          </table:table-cell>
          <table:table-cell table:formula="of:=0.5*[.CS12]*(([.CS6]-[.CR6])/([.CS1]-[.CR1]))^2" office:value-type="float" office:value="0.00480949781138964" calcext:value-type="float">
            <text:p>0.00480949781139</text:p>
          </table:table-cell>
          <table:table-cell table:formula="of:=0.5*[.CT12]*(([.CT6]-[.CS6])/([.CT1]-[.CS1]))^2" office:value-type="float" office:value="0.0147744216174979" calcext:value-type="float">
            <text:p>0.014774421617498</text:p>
          </table:table-cell>
          <table:table-cell table:formula="of:=0.5*[.CU12]*(([.CU6]-[.CT6])/([.CU1]-[.CT1]))^2" office:value-type="float" office:value="0.0042591777363847" calcext:value-type="float">
            <text:p>0.004259177736385</text:p>
          </table:table-cell>
          <table:table-cell table:formula="of:=0.5*[.CV12]*(([.CV6]-[.CU6])/([.CV1]-[.CU1]))^2" office:value-type="float" office:value="0.00037688335073536" calcext:value-type="float">
            <text:p>0.000376883350735</text:p>
          </table:table-cell>
          <table:table-cell table:formula="of:=0.5*[.CW12]*(([.CW6]-[.CV6])/([.CW1]-[.CV1]))^2" office:value-type="float" office:value="0.0102858719601821" calcext:value-type="float">
            <text:p>0.010285871960182</text:p>
          </table:table-cell>
          <table:table-cell table:formula="of:=0.5*[.CX12]*(([.CX6]-[.CW6])/([.CX1]-[.CW1]))^2" office:value-type="float" office:value="0.000936072589993728" calcext:value-type="float">
            <text:p>0.000936072589994</text:p>
          </table:table-cell>
          <table:table-cell table:formula="of:=0.5*[.CY12]*(([.CY6]-[.CX6])/([.CY1]-[.CX1]))^2" office:value-type="float" office:value="0.00019657186939073" calcext:value-type="float">
            <text:p>0.000196571869391</text:p>
          </table:table-cell>
          <table:table-cell table:formula="of:=0.5*[.CZ12]*(([.CZ6]-[.CY6])/([.CZ1]-[.CY1]))^2" office:value-type="float" office:value="0.00521249125984204" calcext:value-type="float">
            <text:p>0.005212491259842</text:p>
          </table:table-cell>
          <table:table-cell table:formula="of:=0.5*[.DA12]*(([.DA6]-[.CZ6])/([.DA1]-[.CZ1]))^2" office:value-type="float" office:value="0.0000558622873583916" calcext:value-type="float">
            <text:p>5.58622873583916E-05</text:p>
          </table:table-cell>
          <table:table-cell table:formula="of:=0.5*[.DB12]*(([.DB6]-[.DA6])/([.DB1]-[.DA1]))^2" office:value-type="float" office:value="0.0142597661863042" calcext:value-type="float">
            <text:p>0.014259766186304</text:p>
          </table:table-cell>
          <table:table-cell table:formula="of:=0.5*[.DC12]*(([.DC6]-[.DB6])/([.DC1]-[.DB1]))^2" office:value-type="float" office:value="0.000576297982859952" calcext:value-type="float">
            <text:p>0.00057629798286</text:p>
          </table:table-cell>
          <table:table-cell table:formula="of:=0.5*[.DD12]*(([.DD6]-[.DC6])/([.DD1]-[.DC1]))^2" office:value-type="float" office:value="0.00379889401068405" calcext:value-type="float">
            <text:p>0.003798894010684</text:p>
          </table:table-cell>
          <table:table-cell table:formula="of:=0.5*[.DE12]*(([.DE6]-[.DD6])/([.DE1]-[.DD1]))^2" office:value-type="float" office:value="0.0111303919581121" calcext:value-type="float">
            <text:p>0.011130391958112</text:p>
          </table:table-cell>
          <table:table-cell table:formula="of:=0.5*[.DF12]*(([.DF6]-[.DE6])/([.DF1]-[.DE1]))^2" office:value-type="float" office:value="0.00517855781186388" calcext:value-type="float">
            <text:p>0.005178557811864</text:p>
          </table:table-cell>
          <table:table-cell table:formula="of:=0.5*[.DG12]*(([.DG6]-[.DF6])/([.DG1]-[.DF1]))^2" office:value-type="float" office:value="0.000171489667699218" calcext:value-type="float">
            <text:p>0.000171489667699</text:p>
          </table:table-cell>
          <table:table-cell table:formula="of:=0.5*[.DH12]*(([.DH6]-[.DG6])/([.DH1]-[.DG1]))^2" office:value-type="float" office:value="0.00140141500421882" calcext:value-type="float">
            <text:p>0.001401415004219</text:p>
          </table:table-cell>
          <table:table-cell table:formula="of:=0.5*[.DI12]*(([.DI6]-[.DH6])/([.DI1]-[.DH1]))^2" office:value-type="float" office:value="0.0030476053841746" calcext:value-type="float">
            <text:p>0.003047605384175</text:p>
          </table:table-cell>
          <table:table-cell table:formula="of:=0.5*[.DJ12]*(([.DJ6]-[.DI6])/([.DJ1]-[.DI1]))^2" office:value-type="float" office:value="0.00423539156819528" calcext:value-type="float">
            <text:p>0.004235391568195</text:p>
          </table:table-cell>
          <table:table-cell table:formula="of:=0.5*[.DK12]*(([.DK6]-[.DJ6])/([.DK1]-[.DJ1]))^2" office:value-type="float" office:value="0.0013856610991891" calcext:value-type="float">
            <text:p>0.001385661099189</text:p>
          </table:table-cell>
          <table:table-cell table:formula="of:=0.5*[.DL12]*(([.DL6]-[.DK6])/([.DL1]-[.DK1]))^2" office:value-type="float" office:value="0.0037174708006772" calcext:value-type="float">
            <text:p>0.003717470800677</text:p>
          </table:table-cell>
          <table:table-cell table:formula="of:=0.5*[.DM12]*(([.DM6]-[.DL6])/([.DM1]-[.DL1]))^2" office:value-type="float" office:value="0.0000525003887541224" calcext:value-type="float">
            <text:p>5.25003887541224E-05</text:p>
          </table:table-cell>
          <table:table-cell table:formula="of:=0.5*[.DN12]*(([.DN6]-[.DM6])/([.DN1]-[.DM1]))^2" office:value-type="float" office:value="0.00069307785388267" calcext:value-type="float">
            <text:p>0.000693077853883</text:p>
          </table:table-cell>
          <table:table-cell table:formula="of:=0.5*[.DO12]*(([.DO6]-[.DN6])/([.DO1]-[.DN1]))^2" office:value-type="float" office:value="0.0142010070385037" calcext:value-type="float">
            <text:p>0.014201007038504</text:p>
          </table:table-cell>
          <table:table-cell table:formula="of:=0.5*[.DP12]*(([.DP6]-[.DO6])/([.DP1]-[.DO1]))^2" office:value-type="float" office:value="0.0045886597779553" calcext:value-type="float">
            <text:p>0.004588659777955</text:p>
          </table:table-cell>
          <table:table-cell table:formula="of:=0.5*[.DQ12]*(([.DQ6]-[.DP6])/([.DQ1]-[.DP1]))^2" office:value-type="float" office:value="0.000232986081416308" calcext:value-type="float">
            <text:p>0.000232986081416</text:p>
          </table:table-cell>
          <table:table-cell table:formula="of:=0.5*[.DR12]*(([.DR6]-[.DQ6])/([.DR1]-[.DQ1]))^2" office:value-type="float" office:value="0.0108648852896763" calcext:value-type="float">
            <text:p>0.010864885289676</text:p>
          </table:table-cell>
          <table:table-cell table:formula="of:=0.5*[.DS12]*(([.DS6]-[.DR6])/([.DS1]-[.DR1]))^2" office:value-type="float" office:value="0.0000459706519922221" calcext:value-type="float">
            <text:p>4.59706519922221E-05</text:p>
          </table:table-cell>
          <table:table-cell table:formula="of:=0.5*[.DT12]*(([.DT6]-[.DS6])/([.DT1]-[.DS1]))^2" office:value-type="float" office:value="0.00139936529057824" calcext:value-type="float">
            <text:p>0.001399365290578</text:p>
          </table:table-cell>
          <table:table-cell table:formula="of:=0.5*[.DU12]*(([.DU6]-[.DT6])/([.DU1]-[.DT1]))^2" office:value-type="float" office:value="0.00106499518852258" calcext:value-type="float">
            <text:p>0.001064995188523</text:p>
          </table:table-cell>
          <table:table-cell table:formula="of:=0.5*[.DV12]*(([.DV6]-[.DU6])/([.DV1]-[.DU1]))^2" office:value-type="float" office:value="0.000161173490169593" calcext:value-type="float">
            <text:p>0.00016117349017</text:p>
          </table:table-cell>
          <table:table-cell table:formula="of:=0.5*[.DW12]*(([.DW6]-[.DV6])/([.DW1]-[.DV1]))^2" office:value-type="float" office:value="0.00927976097858797" calcext:value-type="float">
            <text:p>0.009279760978588</text:p>
          </table:table-cell>
          <table:table-cell table:formula="of:=0.5*[.DX12]*(([.DX6]-[.DW6])/([.DX1]-[.DW1]))^2" office:value-type="float" office:value="0.00121265256005225" calcext:value-type="float">
            <text:p>0.001212652560052</text:p>
          </table:table-cell>
          <table:table-cell table:formula="of:=0.5*[.DY12]*(([.DY6]-[.DX6])/([.DY1]-[.DX1]))^2" office:value-type="float" office:value="0.0000703215224370513" calcext:value-type="float">
            <text:p>7.03215224370513E-05</text:p>
          </table:table-cell>
          <table:table-cell table:formula="of:=0.5*[.DZ12]*(([.DZ6]-[.DY6])/([.DZ1]-[.DY1]))^2" office:value-type="float" office:value="0.0141622806574129" calcext:value-type="float">
            <text:p>0.014162280657413</text:p>
          </table:table-cell>
          <table:table-cell table:formula="of:=0.5*[.EA12]*(([.EA6]-[.DZ6])/([.EA1]-[.DZ1]))^2" office:value-type="float" office:value="0.00634332403313439" calcext:value-type="float">
            <text:p>0.006343324033134</text:p>
          </table:table-cell>
          <table:table-cell table:formula="of:=0.5*[.EB12]*(([.EB6]-[.EA6])/([.EB1]-[.EA1]))^2" office:value-type="float" office:value="0.00296469103834811" calcext:value-type="float">
            <text:p>0.002964691038348</text:p>
          </table:table-cell>
          <table:table-cell table:formula="of:=0.5*[.EC12]*(([.EC6]-[.EB6])/([.EC1]-[.EB1]))^2" office:value-type="float" office:value="0.000252858523876985" calcext:value-type="float">
            <text:p>0.000252858523877</text:p>
          </table:table-cell>
          <table:table-cell table:formula="of:=0.5*[.ED12]*(([.ED6]-[.EC6])/([.ED1]-[.EC1]))^2" office:value-type="float" office:value="0.00248416765019174" calcext:value-type="float">
            <text:p>0.002484167650192</text:p>
          </table:table-cell>
          <table:table-cell table:formula="of:=0.5*[.EE12]*(([.EE6]-[.ED6])/([.EE1]-[.ED1]))^2" office:value-type="float" office:value="0.00366687101446657" calcext:value-type="float">
            <text:p>0.003666871014467</text:p>
          </table:table-cell>
          <table:table-cell table:formula="of:=0.5*[.EF12]*(([.EF6]-[.EE6])/([.EF1]-[.EE1]))^2" office:value-type="float" office:value="0.00435610614757243" calcext:value-type="float">
            <text:p>0.004356106147572</text:p>
          </table:table-cell>
          <table:table-cell table:formula="of:=0.5*[.EG12]*(([.EG6]-[.EF6])/([.EG1]-[.EF1]))^2" office:value-type="float" office:value="0.000890061008333698" calcext:value-type="float">
            <text:p>0.000890061008334</text:p>
          </table:table-cell>
          <table:table-cell table:formula="of:=0.5*[.EH12]*(([.EH6]-[.EG6])/([.EH1]-[.EG1]))^2" office:value-type="float" office:value="0.00130150159009692" calcext:value-type="float">
            <text:p>0.001301501590097</text:p>
          </table:table-cell>
          <table:table-cell table:formula="of:=0.5*[.EI12]*(([.EI6]-[.EH6])/([.EI1]-[.EH1]))^2" office:value-type="float" office:value="0.0145653051659864" calcext:value-type="float">
            <text:p>0.014565305165987</text:p>
          </table:table-cell>
          <table:table-cell table:formula="of:=0.5*[.EJ12]*(([.EJ6]-[.EI6])/([.EJ1]-[.EI1]))^2" office:value-type="float" office:value="0.00912681876076706" calcext:value-type="float">
            <text:p>0.009126818760767</text:p>
          </table:table-cell>
          <table:table-cell table:formula="of:=0.5*[.EK12]*(([.EK6]-[.EJ6])/([.EK1]-[.EJ1]))^2" office:value-type="float" office:value="0.00162423957308961" calcext:value-type="float">
            <text:p>0.00162423957309</text:p>
          </table:table-cell>
          <table:table-cell table:formula="of:=0.5*[.EL12]*(([.EL6]-[.EK6])/([.EL1]-[.EK1]))^2" office:value-type="float" office:value="0.00327143474404649" calcext:value-type="float">
            <text:p>0.003271434744047</text:p>
          </table:table-cell>
          <table:table-cell table:formula="of:=0.5*[.EM12]*(([.EM6]-[.EL6])/([.EM1]-[.EL1]))^2" office:value-type="float" office:value="0.00219207878585493" calcext:value-type="float">
            <text:p>0.002192078785855</text:p>
          </table:table-cell>
          <table:table-cell table:formula="of:=0.5*[.EN12]*(([.EN6]-[.EM6])/([.EN1]-[.EM1]))^2" office:value-type="float" office:value="0.0026030407969623" calcext:value-type="float">
            <text:p>0.002603040796962</text:p>
          </table:table-cell>
          <table:table-cell table:formula="of:=0.5*[.EO12]*(([.EO6]-[.EN6])/([.EO1]-[.EN1]))^2" office:value-type="float" office:value="0.00123867379547175" calcext:value-type="float">
            <text:p>0.001238673795472</text:p>
          </table:table-cell>
          <table:table-cell table:formula="of:=0.5*[.EP12]*(([.EP6]-[.EO6])/([.EP1]-[.EO1]))^2" office:value-type="float" office:value="0.00219772130672189" calcext:value-type="float">
            <text:p>0.002197721306722</text:p>
          </table:table-cell>
          <table:table-cell table:formula="of:=0.5*[.EQ12]*(([.EQ6]-[.EP6])/([.EQ1]-[.EP1]))^2" office:value-type="float" office:value="0.00886182230425678" calcext:value-type="float">
            <text:p>0.008861822304257</text:p>
          </table:table-cell>
          <table:table-cell table:formula="of:=0.5*[.ER12]*(([.ER6]-[.EQ6])/([.ER1]-[.EQ1]))^2" office:value-type="float" office:value="0.00637053425259492" calcext:value-type="float">
            <text:p>0.006370534252595</text:p>
          </table:table-cell>
          <table:table-cell table:formula="of:=0.5*[.ES12]*(([.ES6]-[.ER6])/([.ES1]-[.ER1]))^2" office:value-type="float" office:value="0.0000224982563156102" calcext:value-type="float">
            <text:p>2.24982563156102E-05</text:p>
          </table:table-cell>
          <table:table-cell table:formula="of:=0.5*[.ET12]*(([.ET6]-[.ES6])/([.ET1]-[.ES1]))^2" office:value-type="float" office:value="0.000273892759558349" calcext:value-type="float">
            <text:p>0.000273892759558</text:p>
          </table:table-cell>
          <table:table-cell table:formula="of:=0.5*[.EU12]*(([.EU6]-[.ET6])/([.EU1]-[.ET1]))^2" office:value-type="float" office:value="0.00216415995376403" calcext:value-type="float">
            <text:p>0.002164159953764</text:p>
          </table:table-cell>
          <table:table-cell table:formula="of:=0.5*[.EV12]*(([.EV6]-[.EU6])/([.EV1]-[.EU1]))^2" office:value-type="float" office:value="0.00245338738929304" calcext:value-type="float">
            <text:p>0.002453387389293</text:p>
          </table:table-cell>
          <table:table-cell table:formula="of:=0.5*[.EW12]*(([.EW6]-[.EV6])/([.EW1]-[.EV1]))^2" office:value-type="float" office:value="0.000596271571630852" calcext:value-type="float">
            <text:p>0.000596271571631</text:p>
          </table:table-cell>
          <table:table-cell table:formula="of:=0.5*[.EX12]*(([.EX6]-[.EW6])/([.EX1]-[.EW1]))^2" office:value-type="float" office:value="0.00711419260215187" calcext:value-type="float">
            <text:p>0.007114192602152</text:p>
          </table:table-cell>
          <table:table-cell table:formula="of:=0.5*[.EY12]*(([.EY6]-[.EX6])/([.EY1]-[.EX1]))^2" office:value-type="float" office:value="0.00442995398782315" calcext:value-type="float">
            <text:p>0.004429953987823</text:p>
          </table:table-cell>
          <table:table-cell table:formula="of:=0.5*[.EZ12]*(([.EZ6]-[.EY6])/([.EZ1]-[.EY1]))^2" office:value-type="float" office:value="0.000747218687265922" calcext:value-type="float">
            <text:p>0.000747218687266</text:p>
          </table:table-cell>
          <table:table-cell table:formula="of:=0.5*[.FA12]*(([.FA6]-[.EZ6])/([.FA1]-[.EZ1]))^2" office:value-type="float" office:value="0.00170339962075451" calcext:value-type="float">
            <text:p>0.001703399620755</text:p>
          </table:table-cell>
          <table:table-cell table:formula="of:=0.5*[.FB12]*(([.FB6]-[.FA6])/([.FB1]-[.FA1]))^2" office:value-type="float" office:value="0.000644840219246017" calcext:value-type="float">
            <text:p>0.000644840219246</text:p>
          </table:table-cell>
          <table:table-cell table:formula="of:=0.5*[.FC12]*(([.FC6]-[.FB6])/([.FC1]-[.FB1]))^2" office:value-type="float" office:value="0.00219339771147552" calcext:value-type="float">
            <text:p>0.002193397711476</text:p>
          </table:table-cell>
          <table:table-cell table:formula="of:=0.5*[.FD12]*(([.FD6]-[.FC6])/([.FD1]-[.FC1]))^2" office:value-type="float" office:value="0.000135811267136306" calcext:value-type="float">
            <text:p>0.000135811267136</text:p>
          </table:table-cell>
          <table:table-cell table:formula="of:=0.5*[.FE12]*(([.FE6]-[.FD6])/([.FE1]-[.FD1]))^2" office:value-type="float" office:value="0.00615493751867115" calcext:value-type="float">
            <text:p>0.006154937518671</text:p>
          </table:table-cell>
          <table:table-cell table:formula="of:=0.5*[.FF12]*(([.FF6]-[.FE6])/([.FF1]-[.FE1]))^2" office:value-type="float" office:value="0.00143967500228679" calcext:value-type="float">
            <text:p>0.001439675002287</text:p>
          </table:table-cell>
          <table:table-cell table:formula="of:=0.5*[.FG12]*(([.FG6]-[.FF6])/([.FG1]-[.FF1]))^2" office:value-type="float" office:value="0.000685626491520446" calcext:value-type="float">
            <text:p>0.00068562649152</text:p>
          </table:table-cell>
          <table:table-cell table:formula="of:=0.5*[.FH12]*(([.FH6]-[.FG6])/([.FH1]-[.FG1]))^2" office:value-type="float" office:value="0.00213001956852568" calcext:value-type="float">
            <text:p>0.002130019568526</text:p>
          </table:table-cell>
          <table:table-cell table:formula="of:=0.5*[.FI12]*(([.FI6]-[.FH6])/([.FI1]-[.FH1]))^2" office:value-type="float" office:value="0.000206963095011099" calcext:value-type="float">
            <text:p>0.000206963095011</text:p>
          </table:table-cell>
          <table:table-cell table:formula="of:=0.5*[.FJ12]*(([.FJ6]-[.FI6])/([.FJ1]-[.FI1]))^2" office:value-type="float" office:value="0.00173412012327378" calcext:value-type="float">
            <text:p>0.001734120123274</text:p>
          </table:table-cell>
          <table:table-cell table:formula="of:=0.5*[.FK12]*(([.FK6]-[.FJ6])/([.FK1]-[.FJ1]))^2" office:value-type="float" office:value="0.0090406388194942" calcext:value-type="float">
            <text:p>0.009040638819494</text:p>
          </table:table-cell>
          <table:table-cell table:formula="of:=0.5*[.FL12]*(([.FL6]-[.FK6])/([.FL1]-[.FK1]))^2" office:value-type="float" office:value="0.00195382311387774" calcext:value-type="float">
            <text:p>0.001953823113878</text:p>
          </table:table-cell>
          <table:table-cell table:formula="of:=0.5*[.FM12]*(([.FM6]-[.FL6])/([.FM1]-[.FL1]))^2" office:value-type="float" office:value="0.000382712715344127" calcext:value-type="float">
            <text:p>0.000382712715344</text:p>
          </table:table-cell>
          <table:table-cell table:formula="of:=0.5*[.FN12]*(([.FN6]-[.FM6])/([.FN1]-[.FM1]))^2" office:value-type="float" office:value="0.00177520632726313" calcext:value-type="float">
            <text:p>0.001775206327263</text:p>
          </table:table-cell>
          <table:table-cell table:formula="of:=0.5*[.FO12]*(([.FO6]-[.FN6])/([.FO1]-[.FN1]))^2" office:value-type="float" office:value="0.000190755962866928" calcext:value-type="float">
            <text:p>0.000190755962867</text:p>
          </table:table-cell>
          <table:table-cell table:formula="of:=0.5*[.FP12]*(([.FP6]-[.FO6])/([.FP1]-[.FO1]))^2" office:value-type="float" office:value="0.00205770314971912" calcext:value-type="float">
            <text:p>0.002057703149719</text:p>
          </table:table-cell>
          <table:table-cell table:formula="of:=0.5*[.FQ12]*(([.FQ6]-[.FP6])/([.FQ1]-[.FP1]))^2" office:value-type="float" office:value="0.00586871664876251" calcext:value-type="float">
            <text:p>0.005868716648763</text:p>
          </table:table-cell>
          <table:table-cell table:formula="of:=0.5*[.FR12]*(([.FR6]-[.FQ6])/([.FR1]-[.FQ1]))^2" office:value-type="float" office:value="0.00421932442699145" calcext:value-type="float">
            <text:p>0.004219324426991</text:p>
          </table:table-cell>
          <table:table-cell table:formula="of:=0.5*[.FS12]*(([.FS6]-[.FR6])/([.FS1]-[.FR1]))^2" office:value-type="float" office:value="0.00152752632193837" calcext:value-type="float">
            <text:p>0.001527526321938</text:p>
          </table:table-cell>
          <table:table-cell table:formula="of:=0.5*[.FT12]*(([.FT6]-[.FS6])/([.FT1]-[.FS1]))^2" office:value-type="float" office:value="0.0000210647955585622" calcext:value-type="float">
            <text:p>2.10647955585622E-05</text:p>
          </table:table-cell>
          <table:table-cell table:formula="of:=0.5*[.FU12]*(([.FU6]-[.FT6])/([.FU1]-[.FT1]))^2" office:value-type="float" office:value="0.00295940240663673" calcext:value-type="float">
            <text:p>0.002959402406637</text:p>
          </table:table-cell>
          <table:table-cell table:formula="of:=0.5*[.FV12]*(([.FV6]-[.FU6])/([.FV1]-[.FU1]))^2" office:value-type="float" office:value="0.00073043822625197" calcext:value-type="float">
            <text:p>0.000730438226252</text:p>
          </table:table-cell>
          <table:table-cell table:formula="of:=0.5*[.FW12]*(([.FW6]-[.FV6])/([.FW1]-[.FV1]))^2" office:value-type="float" office:value="0.0000459343920770157" calcext:value-type="float">
            <text:p>4.59343920770157E-05</text:p>
          </table:table-cell>
          <table:table-cell table:formula="of:=0.5*[.FX12]*(([.FX6]-[.FW6])/([.FX1]-[.FW1]))^2" office:value-type="float" office:value="0.00404578846710682" calcext:value-type="float">
            <text:p>0.004045788467107</text:p>
          </table:table-cell>
          <table:table-cell table:formula="of:=0.5*[.FY12]*(([.FY6]-[.FX6])/([.FY1]-[.FX1]))^2" office:value-type="float" office:value="0.00492860346603283" calcext:value-type="float">
            <text:p>0.004928603466033</text:p>
          </table:table-cell>
          <table:table-cell table:formula="of:=0.5*[.FZ12]*(([.FZ6]-[.FY6])/([.FZ1]-[.FY1]))^2" office:value-type="float" office:value="0.00757333081084178" calcext:value-type="float">
            <text:p>0.007573330810842</text:p>
          </table:table-cell>
          <table:table-cell table:formula="of:=0.5*[.GA12]*(([.GA6]-[.FZ6])/([.GA1]-[.FZ1]))^2" office:value-type="float" office:value="0.0000173206442565649" calcext:value-type="float">
            <text:p>1.73206442565649E-05</text:p>
          </table:table-cell>
          <table:table-cell table:formula="of:=0.5*[.GB12]*(([.GB6]-[.GA6])/([.GB1]-[.GA1]))^2" office:value-type="float" office:value="0.00186456981433248" calcext:value-type="float">
            <text:p>0.001864569814332</text:p>
          </table:table-cell>
          <table:table-cell table:formula="of:=0.5*[.GC12]*(([.GC6]-[.GB6])/([.GC1]-[.GB1]))^2" office:value-type="float" office:value="0.000905909418068062" calcext:value-type="float">
            <text:p>0.000905909418068</text:p>
          </table:table-cell>
          <table:table-cell table:formula="of:=0.5*[.GD12]*(([.GD6]-[.GC6])/([.GD1]-[.GC1]))^2" office:value-type="float" office:value="0.00266954681439563" calcext:value-type="float">
            <text:p>0.002669546814396</text:p>
          </table:table-cell>
          <table:table-cell table:formula="of:=0.5*[.GE12]*(([.GE6]-[.GD6])/([.GE1]-[.GD1]))^2" office:value-type="float" office:value="0.000122725626518204" calcext:value-type="float">
            <text:p>0.000122725626518</text:p>
          </table:table-cell>
          <table:table-cell table:formula="of:=0.5*[.GF12]*(([.GF6]-[.GE6])/([.GF1]-[.GE1]))^2" office:value-type="float" office:value="0.00311054881370913" calcext:value-type="float">
            <text:p>0.003110548813709</text:p>
          </table:table-cell>
          <table:table-cell table:formula="of:=0.5*[.GG12]*(([.GG6]-[.GF6])/([.GG1]-[.GF1]))^2" office:value-type="float" office:value="0.00453861920889621" calcext:value-type="float">
            <text:p>0.004538619208896</text:p>
          </table:table-cell>
          <table:table-cell table:formula="of:=0.5*[.GH12]*(([.GH6]-[.GG6])/([.GH1]-[.GG1]))^2" office:value-type="float" office:value="0.00454283165520738" calcext:value-type="float">
            <text:p>0.004542831655207</text:p>
          </table:table-cell>
          <table:table-cell table:formula="of:=0.5*[.GI12]*(([.GI6]-[.GH6])/([.GI1]-[.GH1]))^2" office:value-type="float" office:value="0.00149519757513225" calcext:value-type="float">
            <text:p>0.001495197575132</text:p>
          </table:table-cell>
          <table:table-cell table:formula="of:=0.5*[.GJ12]*(([.GJ6]-[.GI6])/([.GJ1]-[.GI1]))^2" office:value-type="float" office:value="0.000748495340606672" calcext:value-type="float">
            <text:p>0.000748495340607</text:p>
          </table:table-cell>
          <table:table-cell table:formula="of:=0.5*[.GK12]*(([.GK6]-[.GJ6])/([.GK1]-[.GJ1]))^2" office:value-type="float" office:value="0.00300521014189986" calcext:value-type="float">
            <text:p>0.0030052101419</text:p>
          </table:table-cell>
          <table:table-cell table:formula="of:=0.5*[.GL12]*(([.GL6]-[.GK6])/([.GL1]-[.GK1]))^2" office:value-type="float" office:value="0.00382975117284392" calcext:value-type="float">
            <text:p>0.003829751172844</text:p>
          </table:table-cell>
          <table:table-cell table:formula="of:=0.5*[.GM12]*(([.GM6]-[.GL6])/([.GM1]-[.GL1]))^2" office:value-type="float" office:value="0.000023003037470703" calcext:value-type="float">
            <text:p>2.3003037470703E-05</text:p>
          </table:table-cell>
          <table:table-cell table:formula="of:=0.5*[.GN12]*(([.GN6]-[.GM6])/([.GN1]-[.GM1]))^2" office:value-type="float" office:value="0.002901825194927" calcext:value-type="float">
            <text:p>0.002901825194927</text:p>
          </table:table-cell>
          <table:table-cell table:formula="of:=0.5*[.GO12]*(([.GO6]-[.GN6])/([.GO1]-[.GN1]))^2" office:value-type="float" office:value="0.00208239763376748" calcext:value-type="float">
            <text:p>0.002082397633767</text:p>
          </table:table-cell>
          <table:table-cell table:formula="of:=0.5*[.GP12]*(([.GP6]-[.GO6])/([.GP1]-[.GO1]))^2" office:value-type="float" office:value="0.00536948872332122" calcext:value-type="float">
            <text:p>0.005369488723321</text:p>
          </table:table-cell>
          <table:table-cell table:formula="of:=0.5*[.GQ12]*(([.GQ6]-[.GP6])/([.GQ1]-[.GP1]))^2" office:value-type="float" office:value="0.000477458420487766" calcext:value-type="float">
            <text:p>0.000477458420488</text:p>
          </table:table-cell>
          <table:table-cell table:formula="of:=0.5*[.GR12]*(([.GR6]-[.GQ6])/([.GR1]-[.GQ1]))^2" office:value-type="float" office:value="0.00131870660450284" calcext:value-type="float">
            <text:p>0.001318706604503</text:p>
          </table:table-cell>
          <table:table-cell table:formula="of:=0.5*[.GS12]*(([.GS6]-[.GR6])/([.GS1]-[.GR1]))^2" office:value-type="float" office:value="0.00161778052887214" calcext:value-type="float">
            <text:p>0.001617780528872</text:p>
          </table:table-cell>
          <table:table-cell table:formula="of:=0.5*[.GT12]*(([.GT6]-[.GS6])/([.GT1]-[.GS1]))^2" office:value-type="float" office:value="0.00140412958436456" calcext:value-type="float">
            <text:p>0.001404129584365</text:p>
          </table:table-cell>
          <table:table-cell table:formula="of:=0.5*[.GU12]*(([.GU6]-[.GT6])/([.GU1]-[.GT1]))^2" office:value-type="float" office:value="0.00424920580948938" calcext:value-type="float">
            <text:p>0.004249205809489</text:p>
          </table:table-cell>
          <table:table-cell table:formula="of:=0.5*[.GV12]*(([.GV6]-[.GU6])/([.GV1]-[.GU1]))^2" office:value-type="float" office:value="0.000172689049605215" calcext:value-type="float">
            <text:p>0.000172689049605</text:p>
          </table:table-cell>
          <table:table-cell table:formula="of:=0.5*[.GW12]*(([.GW6]-[.GV6])/([.GW1]-[.GV1]))^2" office:value-type="float" office:value="0.00223299629880294" calcext:value-type="float">
            <text:p>0.002232996298803</text:p>
          </table:table-cell>
          <table:table-cell table:formula="of:=0.5*[.GX12]*(([.GX6]-[.GW6])/([.GX1]-[.GW1]))^2" office:value-type="float" office:value="0.00543393940999694" calcext:value-type="float">
            <text:p>0.005433939409997</text:p>
          </table:table-cell>
          <table:table-cell table:formula="of:=0.5*[.GY12]*(([.GY6]-[.GX6])/([.GY1]-[.GX1]))^2" office:value-type="float" office:value="0.0084881663807494" calcext:value-type="float">
            <text:p>0.008488166380749</text:p>
          </table:table-cell>
          <table:table-cell table:formula="of:=0.5*[.GZ12]*(([.GZ6]-[.GY6])/([.GZ1]-[.GY1]))^2" office:value-type="float" office:value="0.000811560033014832" calcext:value-type="float">
            <text:p>0.000811560033015</text:p>
          </table:table-cell>
          <table:table-cell table:formula="of:=0.5*[.HA12]*(([.HA6]-[.GZ6])/([.HA1]-[.GZ1]))^2" office:value-type="float" office:value="0.000613753499126768" calcext:value-type="float">
            <text:p>0.000613753499127</text:p>
          </table:table-cell>
          <table:table-cell table:formula="of:=0.5*[.HB12]*(([.HB6]-[.HA6])/([.HB1]-[.HA1]))^2" office:value-type="float" office:value="0.00224277157916611" calcext:value-type="float">
            <text:p>0.002242771579166</text:p>
          </table:table-cell>
          <table:table-cell table:formula="of:=0.5*[.HC12]*(([.HC6]-[.HB6])/([.HC1]-[.HB1]))^2" office:value-type="float" office:value="0.000161320854880514" calcext:value-type="float">
            <text:p>0.000161320854881</text:p>
          </table:table-cell>
          <table:table-cell table:formula="of:=0.5*[.HD12]*(([.HD6]-[.HC6])/([.HD1]-[.HC1]))^2" office:value-type="float" office:value="0.000914979223676273" calcext:value-type="float">
            <text:p>0.000914979223676</text:p>
          </table:table-cell>
          <table:table-cell table:formula="of:=0.5*[.HE12]*(([.HE6]-[.HD6])/([.HE1]-[.HD1]))^2" office:value-type="float" office:value="0.00643632258685682" calcext:value-type="float">
            <text:p>0.006436322586857</text:p>
          </table:table-cell>
          <table:table-cell table:formula="of:=0.5*[.HF12]*(([.HF6]-[.HE6])/([.HF1]-[.HE1]))^2" office:value-type="float" office:value="0.00335304877459278" calcext:value-type="float">
            <text:p>0.003353048774593</text:p>
          </table:table-cell>
          <table:table-cell table:formula="of:=0.5*[.HG12]*(([.HG6]-[.HF6])/([.HG1]-[.HF1]))^2" office:value-type="float" office:value="0.0000718293390642904" calcext:value-type="float">
            <text:p>7.18293390642904E-05</text:p>
          </table:table-cell>
          <table:table-cell table:formula="of:=0.5*[.HH12]*(([.HH6]-[.HG6])/([.HH1]-[.HG1]))^2" office:value-type="float" office:value="0.00254313473272399" calcext:value-type="float">
            <text:p>0.002543134732724</text:p>
          </table:table-cell>
          <table:table-cell table:formula="of:=0.5*[.HI12]*(([.HI6]-[.HH6])/([.HI1]-[.HH1]))^2" office:value-type="float" office:value="0.0055316047186321" calcext:value-type="float">
            <text:p>0.005531604718632</text:p>
          </table:table-cell>
          <table:table-cell table:formula="of:=0.5*[.HJ12]*(([.HJ6]-[.HI6])/([.HJ1]-[.HI1]))^2" office:value-type="float" office:value="0.000587044622518783" calcext:value-type="float">
            <text:p>0.000587044622519</text:p>
          </table:table-cell>
          <table:table-cell table:formula="of:=0.5*[.HK12]*(([.HK6]-[.HJ6])/([.HK1]-[.HJ1]))^2" office:value-type="float" office:value="0.000184775213276338" calcext:value-type="float">
            <text:p>0.000184775213276</text:p>
          </table:table-cell>
          <table:table-cell table:formula="of:=0.5*[.HL12]*(([.HL6]-[.HK6])/([.HL1]-[.HK1]))^2" office:value-type="float" office:value="0.00000798293424618727" calcext:value-type="float">
            <text:p>7.98293424618727E-06</text:p>
          </table:table-cell>
          <table:table-cell table:formula="of:=0.5*[.HM12]*(([.HM6]-[.HL6])/([.HM1]-[.HL1]))^2" office:value-type="float" office:value="0.0000952695612958155" calcext:value-type="float">
            <text:p>9.52695612958155E-05</text:p>
          </table:table-cell>
          <table:table-cell table:formula="of:=0.5*[.HN12]*(([.HN6]-[.HM6])/([.HN1]-[.HM1]))^2" office:value-type="float" office:value="0.0000282493584602131" calcext:value-type="float">
            <text:p>2.82493584602131E-05</text:p>
          </table:table-cell>
          <table:table-cell table:formula="of:=0.5*[.HO12]*(([.HO6]-[.HN6])/([.HO1]-[.HN1]))^2" office:value-type="float" office:value="0.0000792788818522629" calcext:value-type="float">
            <text:p>7.92788818522629E-05</text:p>
          </table:table-cell>
          <table:table-cell table:formula="of:=0.5*[.HP12]*(([.HP6]-[.HO6])/([.HP1]-[.HO1]))^2" office:value-type="float" office:value="0.0000824023926601889" calcext:value-type="float">
            <text:p>8.24023926601889E-05</text:p>
          </table:table-cell>
          <table:table-cell table:formula="of:=0.5*[.HQ12]*(([.HQ6]-[.HP6])/([.HQ1]-[.HP1]))^2" office:value-type="float" office:value="0.000109607707412068" calcext:value-type="float">
            <text:p>0.000109607707412</text:p>
          </table:table-cell>
          <table:table-cell table:formula="of:=0.5*[.HR12]*(([.HR6]-[.HQ6])/([.HR1]-[.HQ1]))^2" office:value-type="float" office:value="0.000141018047689891" calcext:value-type="float">
            <text:p>0.00014101804769</text:p>
          </table:table-cell>
          <table:table-cell table:formula="of:=0.5*[.HS12]*(([.HS6]-[.HR6])/([.HS1]-[.HR1]))^2" office:value-type="float" office:value="0.000311854601000259" calcext:value-type="float">
            <text:p>0.000311854601</text:p>
          </table:table-cell>
          <table:table-cell table:formula="of:=0.5*[.HT12]*(([.HT6]-[.HS6])/([.HT1]-[.HS1]))^2" office:value-type="float" office:value="0.000155633242116837" calcext:value-type="float">
            <text:p>0.000155633242117</text:p>
          </table:table-cell>
          <table:table-cell table:formula="of:=0.5*[.HU12]*(([.HU6]-[.HT6])/([.HU1]-[.HT1]))^2" office:value-type="float" office:value="0.000029342755133061" calcext:value-type="float">
            <text:p>2.9342755133061E-05</text:p>
          </table:table-cell>
          <table:table-cell table:formula="of:=0.5*[.HV12]*(([.HV6]-[.HU6])/([.HV1]-[.HU1]))^2" office:value-type="float" office:value="0.00000568033384884193" calcext:value-type="float">
            <text:p>5.68033384884193E-06</text:p>
          </table:table-cell>
          <table:table-cell table:formula="of:=0.5*[.HW12]*(([.HW6]-[.HV6])/([.HW1]-[.HV1]))^2" office:value-type="float" office:value="0.00000864552512632621" calcext:value-type="float">
            <text:p>8.64552512632621E-06</text:p>
          </table:table-cell>
          <table:table-cell table:formula="of:=0.5*[.HX12]*(([.HX6]-[.HW6])/([.HX1]-[.HW1]))^2" office:value-type="float" office:value="0.00000999169123332887" calcext:value-type="float">
            <text:p>9.99169123332887E-06</text:p>
          </table:table-cell>
          <table:table-cell table:formula="of:=0.5*[.HY12]*(([.HY6]-[.HX6])/([.HY1]-[.HX1]))^2" office:value-type="float" office:value="0.00000136756181185552" calcext:value-type="float">
            <text:p>1.36756181185552E-06</text:p>
          </table:table-cell>
          <table:table-cell table:formula="of:=0.5*[.HZ12]*(([.HZ6]-[.HY6])/([.HZ1]-[.HY1]))^2" office:value-type="float" office:value="0.00000598769231114592" calcext:value-type="float">
            <text:p>5.98769231114592E-06</text:p>
          </table:table-cell>
          <table:table-cell table:formula="of:=0.5*[.IA12]*(([.IA6]-[.HZ6])/([.IA1]-[.HZ1]))^2" office:value-type="float" office:value="0.0000032637226809513" calcext:value-type="float">
            <text:p>3.2637226809513E-06</text:p>
          </table:table-cell>
          <table:table-cell table:formula="of:=0.5*[.IB12]*(([.IB6]-[.IA6])/([.IB1]-[.IA1]))^2" office:value-type="float" office:value="0.00000125049337340444" calcext:value-type="float">
            <text:p>1.25049337340444E-06</text:p>
          </table:table-cell>
          <table:table-cell table:formula="of:=0.5*[.IC12]*(([.IC6]-[.IB6])/([.IC1]-[.IB1]))^2" office:value-type="float" office:value="0.00000447591253436084" calcext:value-type="float">
            <text:p>4.47591253436084E-06</text:p>
          </table:table-cell>
          <table:table-cell table:formula="of:=0.5*[.ID12]*(([.ID6]-[.IC6])/([.ID1]-[.IC1]))^2" office:value-type="float" office:value="0.0000000283984212135979" calcext:value-type="float">
            <text:p>2.83984212135979E-08</text:p>
          </table:table-cell>
          <table:table-cell table:formula="of:=0.5*[.IE12]*(([.IE6]-[.ID6])/([.IE1]-[.ID1]))^2" office:value-type="float" office:value="0.00000046502487249486" calcext:value-type="float">
            <text:p>4.6502487249486E-07</text:p>
          </table:table-cell>
          <table:table-cell table:formula="of:=0.5*[.IF12]*(([.IF6]-[.IE6])/([.IF1]-[.IE1]))^2" office:value-type="float" office:value="0.0000000601478564077067" calcext:value-type="float">
            <text:p>6.01478564077067E-08</text:p>
          </table:table-cell>
          <table:table-cell table:formula="of:=0.5*[.IG12]*(([.IG6]-[.IF6])/([.IG1]-[.IF1]))^2" office:value-type="float" office:value="0.000000689321022267167" calcext:value-type="float">
            <text:p>6.89321022267167E-07</text:p>
          </table:table-cell>
          <table:table-cell table:formula="of:=0.5*[.IH12]*(([.IH6]-[.IG6])/([.IH1]-[.IG1]))^2" office:value-type="float" office:value="0.000000127281230204411" calcext:value-type="float">
            <text:p>1.27281230204411E-07</text:p>
          </table:table-cell>
          <table:table-cell table:formula="of:=0.5*[.II12]*(([.II6]-[.IH6])/([.II1]-[.IH1]))^2" office:value-type="float" office:value="0.0000002662718976157" calcext:value-type="float">
            <text:p>2.662718976157E-07</text:p>
          </table:table-cell>
          <table:table-cell table:formula="of:=0.5*[.IJ12]*(([.IJ6]-[.II6])/([.IJ1]-[.II1]))^2" office:value-type="float" office:value="0.0000000477640512114602" calcext:value-type="float">
            <text:p>4.77640512114602E-08</text:p>
          </table:table-cell>
          <table:table-cell table:formula="of:=0.5*[.IK12]*(([.IK6]-[.IJ6])/([.IK1]-[.IJ1]))^2" office:value-type="float" office:value="0.000000132790441057038" calcext:value-type="float">
            <text:p>1.32790441057038E-07</text:p>
          </table:table-cell>
          <table:table-cell table:formula="of:=0.5*[.IL12]*(([.IL6]-[.IK6])/([.IL1]-[.IK1]))^2" office:value-type="float" office:value="0.0000000674260379962193" calcext:value-type="float">
            <text:p>6.74260379962193E-08</text:p>
          </table:table-cell>
          <table:table-cell table:formula="of:=0.5*[.IM12]*(([.IM6]-[.IL6])/([.IM1]-[.IL1]))^2" office:value-type="float" office:value="0.0000000933067871545365" calcext:value-type="float">
            <text:p>9.33067871545365E-08</text:p>
          </table:table-cell>
          <table:table-cell table:formula="of:=0.5*[.IN12]*(([.IN6]-[.IM6])/([.IN1]-[.IM1]))^2" office:value-type="float" office:value="0.000000000448849167231637" calcext:value-type="float">
            <text:p>4.48849167231637E-10</text:p>
          </table:table-cell>
          <table:table-cell table:formula="of:=0.5*[.IO12]*(([.IO6]-[.IN6])/([.IO1]-[.IN1]))^2" office:value-type="float" office:value="0.0000000000266971555105716" calcext:value-type="float">
            <text:p>2.66971555105716E-11</text:p>
          </table:table-cell>
          <table:table-cell table:formula="of:=0.5*[.IP12]*(([.IP6]-[.IO6])/([.IP1]-[.IO1]))^2" office:value-type="float" office:value="0.00000000367587536302759" calcext:value-type="float">
            <text:p>3.67587536302759E-09</text:p>
          </table:table-cell>
          <table:table-cell table:formula="of:=0.5*[.IQ12]*(([.IQ6]-[.IP6])/([.IQ1]-[.IP1]))^2" office:value-type="float" office:value="0.00000000575580097797084" calcext:value-type="float">
            <text:p>5.75580097797084E-09</text:p>
          </table:table-cell>
          <table:table-cell table:formula="of:=0.5*[.IR12]*(([.IR6]-[.IQ6])/([.IR1]-[.IQ1]))^2" office:value-type="float" office:value="0.000000694094292251478" calcext:value-type="float">
            <text:p>6.94094292251478E-07</text:p>
          </table:table-cell>
          <table:table-cell table:formula="of:=0.5*[.IS12]*(([.IS6]-[.IR6])/([.IS1]-[.IR1]))^2" office:value-type="float" office:value="0.0000000245699349767305" calcext:value-type="float">
            <text:p>2.45699349767305E-08</text:p>
          </table:table-cell>
          <table:table-cell table:formula="of:=0.5*[.IT12]*(([.IT6]-[.IS6])/([.IT1]-[.IS1]))^2" office:value-type="float" office:value="0.000000468351094508468" calcext:value-type="float">
            <text:p>4.68351094508468E-07</text:p>
          </table:table-cell>
          <table:table-cell table:formula="of:=0.5*[.IU12]*(([.IU6]-[.IT6])/([.IU1]-[.IT1]))^2" office:value-type="float" office:value="0.000000316323600053345" calcext:value-type="float">
            <text:p>3.16323600053345E-07</text:p>
          </table:table-cell>
          <table:table-cell table:formula="of:=0.5*[.IV12]*(([.IV6]-[.IU6])/([.IV1]-[.IU1]))^2" office:value-type="float" office:value="0.000000936922853918598" calcext:value-type="float">
            <text:p>9.36922853918598E-07</text:p>
          </table:table-cell>
          <table:table-cell table:formula="of:=0.5*[.IW12]*(([.IW6]-[.IV6])/([.IW1]-[.IV1]))^2" office:value-type="float" office:value="0.000000148457451183282" calcext:value-type="float">
            <text:p>1.48457451183282E-07</text:p>
          </table:table-cell>
          <table:table-cell table:formula="of:=0.5*[.IX12]*(([.IX6]-[.IW6])/([.IX1]-[.IW1]))^2" office:value-type="float" office:value="0.00000203959394823341" calcext:value-type="float">
            <text:p>2.03959394823341E-06</text:p>
          </table:table-cell>
          <table:table-cell table:formula="of:=0.5*[.IY12]*(([.IY6]-[.IX6])/([.IY1]-[.IX1]))^2" office:value-type="float" office:value="0.00000065383453641363" calcext:value-type="float">
            <text:p>6.5383453641363E-07</text:p>
          </table:table-cell>
          <table:table-cell table:formula="of:=0.5*[.IZ12]*(([.IZ6]-[.IY6])/([.IZ1]-[.IY1]))^2" office:value-type="float" office:value="0.000000212020809376656" calcext:value-type="float">
            <text:p>2.12020809376656E-07</text:p>
          </table:table-cell>
          <table:table-cell table:formula="of:=0.5*[.JA12]*(([.JA6]-[.IZ6])/([.JA1]-[.IZ1]))^2" office:value-type="float" office:value="0.0000000570254030634121" calcext:value-type="float">
            <text:p>5.70254030634121E-08</text:p>
          </table:table-cell>
          <table:table-cell table:formula="of:=0.5*[.JB12]*(([.JB6]-[.JA6])/([.JB1]-[.JA1]))^2" office:value-type="float" office:value="0.00000168626769698449" calcext:value-type="float">
            <text:p>1.68626769698449E-06</text:p>
          </table:table-cell>
          <table:table-cell table:formula="of:=0.5*[.JC12]*(([.JC6]-[.JB6])/([.JC1]-[.JB1]))^2" office:value-type="float" office:value="0.0000000484636799878306" calcext:value-type="float">
            <text:p>4.84636799878306E-08</text:p>
          </table:table-cell>
          <table:table-cell table:formula="of:=0.5*[.JD12]*(([.JD6]-[.JC6])/([.JD1]-[.JC1]))^2" office:value-type="float" office:value="0.000000484933901974808" calcext:value-type="float">
            <text:p>4.84933901974808E-07</text:p>
          </table:table-cell>
          <table:table-cell table:formula="of:=0.5*[.JE12]*(([.JE6]-[.JD6])/([.JE1]-[.JD1]))^2" office:value-type="float" office:value="0.0000000137720717347571" calcext:value-type="float">
            <text:p>1.37720717347571E-08</text:p>
          </table:table-cell>
          <table:table-cell table:formula="of:=0.5*[.JF12]*(([.JF6]-[.JE6])/([.JF1]-[.JE1]))^2" office:value-type="float" office:value="0.00000108784792468015" calcext:value-type="float">
            <text:p>1.08784792468015E-06</text:p>
          </table:table-cell>
          <table:table-cell table:formula="of:=0.5*[.JG12]*(([.JG6]-[.JF6])/([.JG1]-[.JF1]))^2" office:value-type="float" office:value="0.000000311327430209769" calcext:value-type="float">
            <text:p>3.11327430209769E-07</text:p>
          </table:table-cell>
          <table:table-cell table:formula="of:=0.5*[.JH12]*(([.JH6]-[.JG6])/([.JH1]-[.JG1]))^2" office:value-type="float" office:value="0.0000000128129115456678" calcext:value-type="float">
            <text:p>1.28129115456678E-08</text:p>
          </table:table-cell>
          <table:table-cell table:formula="of:=0.5*[.JI12]*(([.JI6]-[.JH6])/([.JI1]-[.JH1]))^2" office:value-type="float" office:value="0.000000574942597561232" calcext:value-type="float">
            <text:p>5.74942597561232E-07</text:p>
          </table:table-cell>
          <table:table-cell table:formula="of:=0.5*[.JJ12]*(([.JJ6]-[.JI6])/([.JJ1]-[.JI1]))^2" office:value-type="float" office:value="0.000000729751400146976" calcext:value-type="float">
            <text:p>7.29751400146976E-07</text:p>
          </table:table-cell>
          <table:table-cell table:formula="of:=0.5*[.JK12]*(([.JK6]-[.JJ6])/([.JK1]-[.JJ1]))^2" office:value-type="float" office:value="0.00000000673175825279358" calcext:value-type="float">
            <text:p>6.73175825279358E-09</text:p>
          </table:table-cell>
          <table:table-cell table:formula="of:=0.5*[.JL12]*(([.JL6]-[.JK6])/([.JL1]-[.JK1]))^2" office:value-type="float" office:value="0.000000497615776624962" calcext:value-type="float">
            <text:p>4.97615776624962E-07</text:p>
          </table:table-cell>
          <table:table-cell table:formula="of:=0.5*[.JM12]*(([.JM6]-[.JL6])/([.JM1]-[.JL1]))^2" office:value-type="float" office:value="0.0000000715618586745855" calcext:value-type="float">
            <text:p>7.15618586745855E-08</text:p>
          </table:table-cell>
          <table:table-cell table:formula="of:=0.5*[.JN12]*(([.JN6]-[.JM6])/([.JN1]-[.JM1]))^2" office:value-type="float" office:value="0.000000000033129043427839" calcext:value-type="float">
            <text:p>3.3129043427839E-11</text:p>
          </table:table-cell>
          <table:table-cell table:formula="of:=0.5*[.JO12]*(([.JO6]-[.JN6])/([.JO1]-[.JN1]))^2" office:value-type="float" office:value="0.000000117304027691211" calcext:value-type="float">
            <text:p>1.17304027691211E-07</text:p>
          </table:table-cell>
          <table:table-cell table:formula="of:=0.5*[.JP12]*(([.JP6]-[.JO6])/([.JP1]-[.JO1]))^2" office:value-type="float" office:value="0.00000000243517604737674" calcext:value-type="float">
            <text:p>2.43517604737674E-09</text:p>
          </table:table-cell>
          <table:table-cell table:formula="of:=0.5*[.JQ12]*(([.JQ6]-[.JP6])/([.JQ1]-[.JP1]))^2" office:value-type="float" office:value="0.0000000097852334251584" calcext:value-type="float">
            <text:p>9.7852334251584E-09</text:p>
          </table:table-cell>
          <table:table-cell table:formula="of:=0.5*[.JR12]*(([.JR6]-[.JQ6])/([.JR1]-[.JQ1]))^2" office:value-type="float" office:value="0.000000316237711835024" calcext:value-type="float">
            <text:p>3.16237711835024E-07</text:p>
          </table:table-cell>
          <table:table-cell table:formula="of:=0.5*[.JS12]*(([.JS6]-[.JR6])/([.JS1]-[.JR1]))^2" office:value-type="float" office:value="0.000000391399392750975" calcext:value-type="float">
            <text:p>3.91399392750975E-07</text:p>
          </table:table-cell>
          <table:table-cell table:formula="of:=0.5*[.JT12]*(([.JT6]-[.JS6])/([.JT1]-[.JS1]))^2" office:value-type="float" office:value="0.00000000924571495333642" calcext:value-type="float">
            <text:p>9.24571495333642E-09</text:p>
          </table:table-cell>
          <table:table-cell table:formula="of:=0.5*[.JU12]*(([.JU6]-[.JT6])/([.JU1]-[.JT1]))^2" office:value-type="float" office:value="0.000000026030896015786" calcext:value-type="float">
            <text:p>2.6030896015786E-08</text:p>
          </table:table-cell>
          <table:table-cell table:formula="of:=0.5*[.JV12]*(([.JV6]-[.JU6])/([.JV1]-[.JU1]))^2" office:value-type="float" office:value="0.00000345320742608574" calcext:value-type="float">
            <text:p>3.45320742608574E-06</text:p>
          </table:table-cell>
          <table:table-cell table:formula="of:=0.5*[.JW12]*(([.JW6]-[.JV6])/([.JW1]-[.JV1]))^2" office:value-type="float" office:value="0.00000559254982818779" calcext:value-type="float">
            <text:p>5.59254982818779E-06</text:p>
          </table:table-cell>
          <table:table-cell table:formula="of:=0.5*[.JX12]*(([.JX6]-[.JW6])/([.JX1]-[.JW1]))^2" office:value-type="float" office:value="0.00000162824985611306" calcext:value-type="float">
            <text:p>1.62824985611306E-06</text:p>
          </table:table-cell>
          <table:table-cell table:formula="of:=0.5*[.JY12]*(([.JY6]-[.JX6])/([.JY1]-[.JX1]))^2" office:value-type="float" office:value="0.000000121186454907176" calcext:value-type="float">
            <text:p>1.21186454907176E-07</text:p>
          </table:table-cell>
          <table:table-cell table:formula="of:=0.5*[.JZ12]*(([.JZ6]-[.JY6])/([.JZ1]-[.JY1]))^2" office:value-type="float" office:value="0.000000657653566235122" calcext:value-type="float">
            <text:p>6.57653566235122E-07</text:p>
          </table:table-cell>
          <table:table-cell table:formula="of:=0.5*[.KA12]*(([.KA6]-[.JZ6])/([.KA1]-[.JZ1]))^2" office:value-type="float" office:value="0.00000018792294172307" calcext:value-type="float">
            <text:p>1.8792294172307E-07</text:p>
          </table:table-cell>
          <table:table-cell table:formula="of:=0.5*[.KB12]*(([.KB6]-[.KA6])/([.KB1]-[.KA1]))^2" office:value-type="float" office:value="0.00000162615710036892" calcext:value-type="float">
            <text:p>1.62615710036892E-06</text:p>
          </table:table-cell>
          <table:table-cell table:formula="of:=0.5*[.KC12]*(([.KC6]-[.KB6])/([.KC1]-[.KB1]))^2" office:value-type="float" office:value="0.000000991902618130928" calcext:value-type="float">
            <text:p>9.91902618130928E-07</text:p>
          </table:table-cell>
          <table:table-cell table:formula="of:=0.5*[.KD12]*(([.KD6]-[.KC6])/([.KD1]-[.KC1]))^2" office:value-type="float" office:value="0.0000000736854637379479" calcext:value-type="float">
            <text:p>7.36854637379479E-08</text:p>
          </table:table-cell>
          <table:table-cell table:formula="of:=0.5*[.KE12]*(([.KE6]-[.KD6])/([.KE1]-[.KD1]))^2" office:value-type="float" office:value="0.000000351174115200172" calcext:value-type="float">
            <text:p>3.51174115200172E-07</text:p>
          </table:table-cell>
          <table:table-cell table:formula="of:=0.5*[.KF12]*(([.KF6]-[.KE6])/([.KF1]-[.KE1]))^2" office:value-type="float" office:value="0.000000215039109453407" calcext:value-type="float">
            <text:p>2.15039109453407E-07</text:p>
          </table:table-cell>
          <table:table-cell table:formula="of:=0.5*[.KG12]*(([.KG6]-[.KF6])/([.KG1]-[.KF1]))^2" office:value-type="float" office:value="0.0000009990095023927" calcext:value-type="float">
            <text:p>9.990095023927E-07</text:p>
          </table:table-cell>
          <table:table-cell table:formula="of:=0.5*[.KH12]*(([.KH6]-[.KG6])/([.KH1]-[.KG1]))^2" office:value-type="float" office:value="0.000000146277731568088" calcext:value-type="float">
            <text:p>1.46277731568088E-07</text:p>
          </table:table-cell>
          <table:table-cell table:formula="of:=0.5*[.KI12]*(([.KI6]-[.KH6])/([.KI1]-[.KH1]))^2" office:value-type="float" office:value="0.000000200156039521255" calcext:value-type="float">
            <text:p>2.00156039521255E-07</text:p>
          </table:table-cell>
          <table:table-cell table:formula="of:=0.5*[.KJ12]*(([.KJ6]-[.KI6])/([.KJ1]-[.KI1]))^2" office:value-type="float" office:value="0.00000166416409908181" calcext:value-type="float">
            <text:p>1.66416409908181E-06</text:p>
          </table:table-cell>
          <table:table-cell table:formula="of:=0.5*[.KK12]*(([.KK6]-[.KJ6])/([.KK1]-[.KJ1]))^2" office:value-type="float" office:value="0.00000186783825510233" calcext:value-type="float">
            <text:p>1.86783825510233E-06</text:p>
          </table:table-cell>
          <table:table-cell table:formula="of:=0.5*[.KL12]*(([.KL6]-[.KK6])/([.KL1]-[.KK1]))^2" office:value-type="float" office:value="0.00000240972645700494" calcext:value-type="float">
            <text:p>2.40972645700494E-06</text:p>
          </table:table-cell>
          <table:table-cell table:formula="of:=0.5*[.KM12]*(([.KM6]-[.KL6])/([.KM1]-[.KL1]))^2" office:value-type="float" office:value="0.0000000351665421577449" calcext:value-type="float">
            <text:p>3.51665421577449E-08</text:p>
          </table:table-cell>
          <table:table-cell table:formula="of:=0.5*[.KN12]*(([.KN6]-[.KM6])/([.KN1]-[.KM1]))^2" office:value-type="float" office:value="0.000000111971283375848" calcext:value-type="float">
            <text:p>1.11971283375848E-07</text:p>
          </table:table-cell>
          <table:table-cell table:formula="of:=0.5*[.KO12]*(([.KO6]-[.KN6])/([.KO1]-[.KN1]))^2" office:value-type="float" office:value="0.000000623483769148899" calcext:value-type="float">
            <text:p>6.23483769148899E-07</text:p>
          </table:table-cell>
          <table:table-cell table:formula="of:=0.5*[.KP12]*(([.KP6]-[.KO6])/([.KP1]-[.KO1]))^2" office:value-type="float" office:value="0.00000061495290661987" calcext:value-type="float">
            <text:p>6.1495290661987E-07</text:p>
          </table:table-cell>
          <table:table-cell table:formula="of:=0.5*[.KQ12]*(([.KQ6]-[.KP6])/([.KQ1]-[.KP1]))^2" office:value-type="float" office:value="0.000000289623619336883" calcext:value-type="float">
            <text:p>2.89623619336883E-07</text:p>
          </table:table-cell>
          <table:table-cell table:formula="of:=0.5*[.KR12]*(([.KR6]-[.KQ6])/([.KR1]-[.KQ1]))^2" office:value-type="float" office:value="0.000000063362226695673" calcext:value-type="float">
            <text:p>6.3362226695673E-08</text:p>
          </table:table-cell>
          <table:table-cell table:formula="of:=0.5*[.KS12]*(([.KS6]-[.KR6])/([.KS1]-[.KR1]))^2" office:value-type="float" office:value="0.000000000832801488424042" calcext:value-type="float">
            <text:p>8.32801488424042E-10</text:p>
          </table:table-cell>
          <table:table-cell table:formula="of:=0.5*[.KT12]*(([.KT6]-[.KS6])/([.KT1]-[.KS1]))^2" office:value-type="float" office:value="0.00000243971228380567" calcext:value-type="float">
            <text:p>2.43971228380567E-06</text:p>
          </table:table-cell>
          <table:table-cell table:formula="of:=0.5*[.KU12]*(([.KU6]-[.KT6])/([.KU1]-[.KT1]))^2" office:value-type="float" office:value="0.000001048629328431" calcext:value-type="float">
            <text:p>1.048629328431E-06</text:p>
          </table:table-cell>
          <table:table-cell table:formula="of:=0.5*[.KV12]*(([.KV6]-[.KU6])/([.KV1]-[.KU1]))^2" office:value-type="float" office:value="0.0000000759642731194825" calcext:value-type="float">
            <text:p>7.59642731194825E-08</text:p>
          </table:table-cell>
          <table:table-cell table:formula="of:=0.5*[.KW12]*(([.KW6]-[.KV6])/([.KW1]-[.KV1]))^2" office:value-type="float" office:value="0.000000582420737422037" calcext:value-type="float">
            <text:p>5.82420737422037E-07</text:p>
          </table:table-cell>
          <table:table-cell table:formula="of:=0.5*[.KX12]*(([.KX6]-[.KW6])/([.KX1]-[.KW1]))^2" office:value-type="float" office:value="0.00000144680725808626" calcext:value-type="float">
            <text:p>1.44680725808626E-06</text:p>
          </table:table-cell>
          <table:table-cell table:formula="of:=0.5*[.KY12]*(([.KY6]-[.KX6])/([.KY1]-[.KX1]))^2" office:value-type="float" office:value="0.0000000141270643991602" calcext:value-type="float">
            <text:p>1.41270643991602E-08</text:p>
          </table:table-cell>
          <table:table-cell table:formula="of:=0.5*[.KZ12]*(([.KZ6]-[.KY6])/([.KZ1]-[.KY1]))^2" office:value-type="float" office:value="0.000000703177731723954" calcext:value-type="float">
            <text:p>7.03177731723954E-07</text:p>
          </table:table-cell>
          <table:table-cell table:formula="of:=0.5*[.LA12]*(([.LA6]-[.KZ6])/([.LA1]-[.KZ1]))^2" office:value-type="float" office:value="0.000000453513222676479" calcext:value-type="float">
            <text:p>4.53513222676479E-07</text:p>
          </table:table-cell>
          <table:table-cell table:formula="of:=0.5*[.LB12]*(([.LB6]-[.LA6])/([.LB1]-[.LA1]))^2" office:value-type="float" office:value="0.000000945948890143877" calcext:value-type="float">
            <text:p>9.45948890143877E-07</text:p>
          </table:table-cell>
          <table:table-cell table:formula="of:=0.5*[.LC12]*(([.LC6]-[.LB6])/([.LC1]-[.LB1]))^2" office:value-type="float" office:value="0.000000808984999147141" calcext:value-type="float">
            <text:p>8.08984999147141E-07</text:p>
          </table:table-cell>
          <table:table-cell table:formula="of:=0.5*[.LD12]*(([.LD6]-[.LC6])/([.LD1]-[.LC1]))^2" office:value-type="float" office:value="0.00000416404961466732" calcext:value-type="float">
            <text:p>4.16404961466732E-06</text:p>
          </table:table-cell>
          <table:table-cell table:formula="of:=0.5*[.LE12]*(([.LE6]-[.LD6])/([.LE1]-[.LD1]))^2" office:value-type="float" office:value="0.000467579510337093" calcext:value-type="float">
            <text:p>0.000467579510337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D13])" office:value-type="float" office:value="3.63517583336985" calcext:value-type="float">
            <text:p>3.6351758333698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D14])" office:value-type="float" office:value="0.492723656335649" calcext:value-type="float">
            <text:p>0.49272365633564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1278994897055" calcext:value-type="float">
            <text:p>4.1278994897055</text:p>
          </table:table-cell>
          <table:table-cell table:formula="of:=[.B17]+[.C9]" office:value-type="float" office:value="7.91373050818623" calcext:value-type="float">
            <text:p>7.9137305081862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15:22.12485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20:38.596903879</dc:date>
    <meta:editing-duration>PT5M57S</meta:editing-duration>
    <meta:editing-cycles>2</meta:editing-cycles>
    <meta:generator>LibreOffice/6.4.7.2$Linux_X86_64 LibreOffice_project/40$Build-2</meta:generator>
    <meta:document-statistic meta:table-count="1" meta:cell-count="50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94cm" svg:height="4.915cm" xlink:href=".." xlink:type="simple" chart:class="chart:scatter" chart:style-name="ch1">
        <chart:legend chart:legend-position="end" svg:x="17.004cm" svg:y="2.158cm" style:legend-expansion="high" chart:style-name="ch2"/>
        <chart:plot-area chart:style-name="ch3" table:cell-range-address="flatpad4.A1:flatpad4.LD1 flatpad4.A5:flatpad4.LD5" chart:data-source-has-labels="both" svg:x="0.401cm" svg:y="0.098cm" svg:width="16.202cm" svg:height="4.719cm">
          <chartooo:coordinate-region svg:x="1.419cm" svg:y="0.297cm" svg:width="14.997cm" svg:height="4.321cm"/>
          <chart:axis chart:dimension="x" chart:name="primary-x" chart:style-name="ch4" chartooo:axis-type="auto">
            <chart:categories table:cell-range-address="flatpad4.B1:flatpad4.L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pad4.B5:flatpad4.LD5" chart:label-cell-address="flatpad4.A5:flatpad4.A5" chart:class="chart:scatter">
            <chart:domain table:cell-range-address="flatpad4.B1:flatpad4.LD1"/>
            <chart:data-point chart:repeated="3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pad4.B1:flatpad4.LD1</svg:desc>
                </draw:g>
              </table:table-cell>
              <table:table-cell office:value-type="float" office:value="0.0667121410369873">
                <text:p>0.0667121410369873</text:p>
              </table:table-cell>
              <table:table-cell office:value-type="float" office:value="0.100068330764771">
                <text:p>0.100068330764771</text:p>
              </table:table-cell>
              <table:table-cell office:value-type="float" office:value="0.133424520492554">
                <text:p>0.133424520492554</text:p>
              </table:table-cell>
              <table:table-cell office:value-type="float" office:value="0.166780710220337">
                <text:p>0.166780710220337</text:p>
              </table:table-cell>
              <table:table-cell office:value-type="float" office:value="0.200136661529541">
                <text:p>0.200136661529541</text:p>
              </table:table-cell>
              <table:table-cell office:value-type="float" office:value="0.266849040985107">
                <text:p>0.266849040985107</text:p>
              </table:table-cell>
              <table:table-cell office:value-type="float" office:value="0.300205230712891">
                <text:p>0.300205230712891</text:p>
              </table:table-cell>
              <table:table-cell office:value-type="float" office:value="0.333561182022095">
                <text:p>0.333561182022095</text:p>
              </table:table-cell>
              <table:table-cell office:value-type="float" office:value="0.400273323059082">
                <text:p>0.400273323059082</text:p>
              </table:table-cell>
              <table:table-cell office:value-type="float" office:value="0.433629512786865">
                <text:p>0.433629512786865</text:p>
              </table:table-cell>
              <table:table-cell office:value-type="float" office:value="0.466985464096069">
                <text:p>0.466985464096069</text:p>
              </table:table-cell>
              <table:table-cell office:value-type="float" office:value="0.500341415405273">
                <text:p>0.500341415405273</text:p>
              </table:table-cell>
              <table:table-cell office:value-type="float" office:value="0.567053556442261">
                <text:p>0.567053556442261</text:p>
              </table:table-cell>
              <table:table-cell office:value-type="float" office:value="0.600409507751465">
                <text:p>0.600409507751465</text:p>
              </table:table-cell>
              <table:table-cell office:value-type="float" office:value="0.633765459060669">
                <text:p>0.633765459060669</text:p>
              </table:table-cell>
              <table:table-cell office:value-type="float" office:value="0.700477361679077">
                <text:p>0.700477361679077</text:p>
              </table:table-cell>
              <table:table-cell office:value-type="float" office:value="0.733833312988281">
                <text:p>0.733833312988281</text:p>
              </table:table-cell>
              <table:table-cell office:value-type="float" office:value="0.767189264297485">
                <text:p>0.767189264297485</text:p>
              </table:table-cell>
              <table:table-cell office:value-type="float" office:value="0.800545215606689">
                <text:p>0.800545215606689</text:p>
              </table:table-cell>
              <table:table-cell office:value-type="float" office:value="0.867257118225098">
                <text:p>0.867257118225098</text:p>
              </table:table-cell>
              <table:table-cell office:value-type="float" office:value="0.900613307952881">
                <text:p>0.900613307952881</text:p>
              </table:table-cell>
              <table:table-cell office:value-type="float" office:value="0.967325687408447">
                <text:p>0.967325687408447</text:p>
              </table:table-cell>
              <table:table-cell office:value-type="float" office:value="1.00068187713623">
                <text:p>1.00068187713623</text:p>
              </table:table-cell>
              <table:table-cell office:value-type="float" office:value="1.03403806686401">
                <text:p>1.03403806686401</text:p>
              </table:table-cell>
              <table:table-cell office:value-type="float" office:value="1.0673942565918">
                <text:p>1.0673942565918</text:p>
              </table:table-cell>
              <table:table-cell office:value-type="float" office:value="1.13410663604736">
                <text:p>1.13410663604736</text:p>
              </table:table-cell>
              <table:table-cell office:value-type="float" office:value="1.16746306419373">
                <text:p>1.16746306419373</text:p>
              </table:table-cell>
              <table:table-cell office:value-type="float" office:value="1.20081925392151">
                <text:p>1.20081925392151</text:p>
              </table:table-cell>
              <table:table-cell office:value-type="float" office:value="1.2675313949585">
                <text:p>1.2675313949585</text:p>
              </table:table-cell>
              <table:table-cell office:value-type="float" office:value="1.33424353599548">
                <text:p>1.33424353599548</text:p>
              </table:table-cell>
              <table:table-cell office:value-type="float" office:value="1.40095567703247">
                <text:p>1.40095567703247</text:p>
              </table:table-cell>
              <table:table-cell office:value-type="float" office:value="1.46766781806946">
                <text:p>1.46766781806946</text:p>
              </table:table-cell>
              <table:table-cell office:value-type="float" office:value="1.50102376937866">
                <text:p>1.50102376937866</text:p>
              </table:table-cell>
              <table:table-cell office:value-type="float" office:value="1.53437995910645">
                <text:p>1.53437995910645</text:p>
              </table:table-cell>
              <table:table-cell office:value-type="float" office:value="1.60109186172485">
                <text:p>1.60109186172485</text:p>
              </table:table-cell>
              <table:table-cell office:value-type="float" office:value="1.63444805145264">
                <text:p>1.63444805145264</text:p>
              </table:table-cell>
              <table:table-cell office:value-type="float" office:value="1.70115995407105">
                <text:p>1.70115995407105</text:p>
              </table:table-cell>
              <table:table-cell office:value-type="float" office:value="1.73451590538025">
                <text:p>1.73451590538025</text:p>
              </table:table-cell>
              <table:table-cell office:value-type="float" office:value="1.76787185668945">
                <text:p>1.76787185668945</text:p>
              </table:table-cell>
              <table:table-cell office:value-type="float" office:value="1.83458375930786">
                <text:p>1.83458375930786</text:p>
              </table:table-cell>
              <table:table-cell office:value-type="float" office:value="1.86793971061707">
                <text:p>1.86793971061707</text:p>
              </table:table-cell>
              <table:table-cell office:value-type="float" office:value="1.93465495109558">
                <text:p>1.93465495109558</text:p>
              </table:table-cell>
              <table:table-cell office:value-type="float" office:value="1.96801233291626">
                <text:p>1.96801233291626</text:p>
              </table:table-cell>
              <table:table-cell office:value-type="float" office:value="2.00136971473694">
                <text:p>2.00136971473694</text:p>
              </table:table-cell>
              <table:table-cell office:value-type="float" office:value="2.06808471679687">
                <text:p>2.06808471679687</text:p>
              </table:table-cell>
              <table:table-cell office:value-type="float" office:value="2.13479995727539">
                <text:p>2.13479995727539</text:p>
              </table:table-cell>
              <table:table-cell office:value-type="float" office:value="2.20151495933533">
                <text:p>2.20151495933533</text:p>
              </table:table-cell>
              <table:table-cell office:value-type="float" office:value="2.26822972297668">
                <text:p>2.26822972297668</text:p>
              </table:table-cell>
              <table:table-cell office:value-type="float" office:value="2.30158734321594">
                <text:p>2.30158734321594</text:p>
              </table:table-cell>
              <table:table-cell office:value-type="float" office:value="2.36830258369446">
                <text:p>2.36830258369446</text:p>
              </table:table-cell>
              <table:table-cell office:value-type="float" office:value="2.40166020393372">
                <text:p>2.40166020393372</text:p>
              </table:table-cell>
              <table:table-cell office:value-type="float" office:value="2.50173282623291">
                <text:p>2.50173282623291</text:p>
              </table:table-cell>
              <table:table-cell office:value-type="float" office:value="2.56844806671143">
                <text:p>2.56844806671143</text:p>
              </table:table-cell>
              <table:table-cell office:value-type="float" office:value="2.60180568695068">
                <text:p>2.60180568695068</text:p>
              </table:table-cell>
              <table:table-cell office:value-type="float" office:value="2.6685209274292">
                <text:p>2.6685209274292</text:p>
              </table:table-cell>
              <table:table-cell office:value-type="float" office:value="2.70187854766846">
                <text:p>2.70187854766846</text:p>
              </table:table-cell>
              <table:table-cell office:value-type="float" office:value="2.76859354972839">
                <text:p>2.76859354972839</text:p>
              </table:table-cell>
              <table:table-cell office:value-type="float" office:value="2.80195116996765">
                <text:p>2.80195116996765</text:p>
              </table:table-cell>
              <table:table-cell office:value-type="float" office:value="2.83530879020691">
                <text:p>2.83530879020691</text:p>
              </table:table-cell>
              <table:table-cell office:value-type="float" office:value="2.90202283859253">
                <text:p>2.90202283859253</text:p>
              </table:table-cell>
              <table:table-cell office:value-type="float" office:value="2.93537902832031">
                <text:p>2.93537902832031</text:p>
              </table:table-cell>
              <table:table-cell office:value-type="float" office:value="2.9687352180481">
                <text:p>2.9687352180481</text:p>
              </table:table-cell>
              <table:table-cell office:value-type="float" office:value="3.00209140777588">
                <text:p>3.00209140777588</text:p>
              </table:table-cell>
              <table:table-cell office:value-type="float" office:value="3.03544759750366">
                <text:p>3.03544759750366</text:p>
              </table:table-cell>
              <table:table-cell office:value-type="float" office:value="3.10215997695923">
                <text:p>3.10215997695923</text:p>
              </table:table-cell>
              <table:table-cell office:value-type="float" office:value="3.13551616668701">
                <text:p>3.13551616668701</text:p>
              </table:table-cell>
              <table:table-cell office:value-type="float" office:value="3.20222854614258">
                <text:p>3.20222854614258</text:p>
              </table:table-cell>
              <table:table-cell office:value-type="float" office:value="3.23558449745178">
                <text:p>3.23558449745178</text:p>
              </table:table-cell>
              <table:table-cell office:value-type="float" office:value="3.26894068717957">
                <text:p>3.26894068717957</text:p>
              </table:table-cell>
              <table:table-cell office:value-type="float" office:value="3.30229687690735">
                <text:p>3.30229687690735</text:p>
              </table:table-cell>
              <table:table-cell office:value-type="float" office:value="3.36900901794434">
                <text:p>3.36900901794434</text:p>
              </table:table-cell>
              <table:table-cell office:value-type="float" office:value="3.40236520767212">
                <text:p>3.40236520767212</text:p>
              </table:table-cell>
              <table:table-cell office:value-type="float" office:value="3.46907734870911">
                <text:p>3.46907734870911</text:p>
              </table:table-cell>
              <table:table-cell office:value-type="float" office:value="3.53578972816467">
                <text:p>3.53578972816467</text:p>
              </table:table-cell>
              <table:table-cell office:value-type="float" office:value="3.73592591285706">
                <text:p>3.73592591285706</text:p>
              </table:table-cell>
              <table:table-cell office:value-type="float" office:value="3.76928186416626">
                <text:p>3.76928186416626</text:p>
              </table:table-cell>
              <table:table-cell office:value-type="float" office:value="3.80263781547546">
                <text:p>3.80263781547546</text:p>
              </table:table-cell>
              <table:table-cell office:value-type="float" office:value="3.86934971809387">
                <text:p>3.86934971809387</text:p>
              </table:table-cell>
              <table:table-cell office:value-type="float" office:value="3.93606400489807">
                <text:p>3.93606400489807</text:p>
              </table:table-cell>
              <table:table-cell office:value-type="float" office:value="3.96942114830017">
                <text:p>3.96942114830017</text:p>
              </table:table-cell>
              <table:table-cell office:value-type="float" office:value="4.00277829170227">
                <text:p>4.00277829170227</text:p>
              </table:table-cell>
              <table:table-cell office:value-type="float" office:value="4.16956424713135">
                <text:p>4.16956424713135</text:p>
              </table:table-cell>
              <table:table-cell office:value-type="float" office:value="4.3697075843811">
                <text:p>4.3697075843811</text:p>
              </table:table-cell>
              <table:table-cell office:value-type="float" office:value="4.43642210960388">
                <text:p>4.43642210960388</text:p>
              </table:table-cell>
              <table:table-cell office:value-type="float" office:value="4.56985116004944">
                <text:p>4.56985116004944</text:p>
              </table:table-cell>
              <table:table-cell office:value-type="float" office:value="4.60320830345154">
                <text:p>4.60320830345154</text:p>
              </table:table-cell>
              <table:table-cell office:value-type="float" office:value="4.63656544685364">
                <text:p>4.63656544685364</text:p>
              </table:table-cell>
              <table:table-cell office:value-type="float" office:value="4.70327997207642">
                <text:p>4.70327997207642</text:p>
              </table:table-cell>
              <table:table-cell office:value-type="float" office:value="4.76999449729919">
                <text:p>4.76999449729919</text:p>
              </table:table-cell>
              <table:table-cell office:value-type="float" office:value="4.83670902252197">
                <text:p>4.83670902252197</text:p>
              </table:table-cell>
              <table:table-cell office:value-type="float" office:value="4.87006616592407">
                <text:p>4.87006616592407</text:p>
              </table:table-cell>
              <table:table-cell office:value-type="float" office:value="4.90342307090759">
                <text:p>4.90342307090759</text:p>
              </table:table-cell>
              <table:table-cell office:value-type="float" office:value="5.17027688026428">
                <text:p>5.17027688026428</text:p>
              </table:table-cell>
              <table:table-cell office:value-type="float" office:value="5.23699045181274">
                <text:p>5.23699045181274</text:p>
              </table:table-cell>
              <table:table-cell office:value-type="float" office:value="5.27034711837769">
                <text:p>5.27034711837769</text:p>
              </table:table-cell>
              <table:table-cell office:value-type="float" office:value="5.30370402336121">
                <text:p>5.30370402336121</text:p>
              </table:table-cell>
              <table:table-cell office:value-type="float" office:value="5.37041735649109">
                <text:p>5.37041735649109</text:p>
              </table:table-cell>
              <table:table-cell office:value-type="float" office:value="5.40377402305603">
                <text:p>5.40377402305603</text:p>
              </table:table-cell>
              <table:table-cell office:value-type="float" office:value="5.43713068962097">
                <text:p>5.43713068962097</text:p>
              </table:table-cell>
              <table:table-cell office:value-type="float" office:value="5.5372006893158">
                <text:p>5.5372006893158</text:p>
              </table:table-cell>
              <table:table-cell office:value-type="float" office:value="5.60391402244568">
                <text:p>5.60391402244568</text:p>
              </table:table-cell>
              <table:table-cell office:value-type="float" office:value="5.6372709274292">
                <text:p>5.6372709274292</text:p>
              </table:table-cell>
              <table:table-cell office:value-type="float" office:value="5.7039840221405">
                <text:p>5.7039840221405</text:p>
              </table:table-cell>
              <table:table-cell office:value-type="float" office:value="5.77069735527039">
                <text:p>5.77069735527039</text:p>
              </table:table-cell>
              <table:table-cell office:value-type="float" office:value="5.80405402183533">
                <text:p>5.80405402183533</text:p>
              </table:table-cell>
              <table:table-cell office:value-type="float" office:value="5.87076711654663">
                <text:p>5.87076711654663</text:p>
              </table:table-cell>
              <table:table-cell office:value-type="float" office:value="5.93748116493225">
                <text:p>5.93748116493225</text:p>
              </table:table-cell>
              <table:table-cell office:value-type="float" office:value="5.97083854675293">
                <text:p>5.97083854675293</text:p>
              </table:table-cell>
              <table:table-cell office:value-type="float" office:value="6.00419545173645">
                <text:p>6.00419545173645</text:p>
              </table:table-cell>
              <table:table-cell office:value-type="float" office:value="6.13762354850769">
                <text:p>6.13762354850769</text:p>
              </table:table-cell>
              <table:table-cell office:value-type="float" office:value="6.17098069190979">
                <text:p>6.17098069190979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27105212211609">
                <text:p>6.27105212211609</text:p>
              </table:table-cell>
              <table:table-cell office:value-type="float" office:value="6.37112307548523">
                <text:p>6.37112307548523</text:p>
              </table:table-cell>
              <table:table-cell office:value-type="float" office:value="6.43783712387085">
                <text:p>6.43783712387085</text:p>
              </table:table-cell>
              <table:table-cell office:value-type="float" office:value="6.47119450569153">
                <text:p>6.47119450569153</text:p>
              </table:table-cell>
              <table:table-cell office:value-type="float" office:value="6.53790855407715">
                <text:p>6.53790855407715</text:p>
              </table:table-cell>
              <table:table-cell office:value-type="float" office:value="6.60462260246277">
                <text:p>6.60462260246277</text:p>
              </table:table-cell>
              <table:table-cell office:value-type="float" office:value="6.63797950744629">
                <text:p>6.63797950744629</text:p>
              </table:table-cell>
              <table:table-cell office:value-type="float" office:value="6.67133665084839">
                <text:p>6.67133665084839</text:p>
              </table:table-cell>
              <table:table-cell office:value-type="float" office:value="6.80476498603821">
                <text:p>6.80476498603821</text:p>
              </table:table-cell>
              <table:table-cell office:value-type="float" office:value="6.87147903442383">
                <text:p>6.87147903442383</text:p>
              </table:table-cell>
              <table:table-cell office:value-type="float" office:value="6.90483593940735">
                <text:p>6.90483593940735</text:p>
              </table:table-cell>
              <table:table-cell office:value-type="float" office:value="6.93819308280945">
                <text:p>6.93819308280945</text:p>
              </table:table-cell>
              <table:table-cell office:value-type="float" office:value="7.00490736961365">
                <text:p>7.00490736961365</text:p>
              </table:table-cell>
              <table:table-cell office:value-type="float" office:value="7.03826427459717">
                <text:p>7.03826427459717</text:p>
              </table:table-cell>
              <table:table-cell office:value-type="float" office:value="7.10497832298279">
                <text:p>7.10497832298279</text:p>
              </table:table-cell>
              <table:table-cell office:value-type="float" office:value="7.13833522796631">
                <text:p>7.13833522796631</text:p>
              </table:table-cell>
              <table:table-cell office:value-type="float" office:value="7.17169237136841">
                <text:p>7.17169237136841</text:p>
              </table:table-cell>
              <table:table-cell office:value-type="float" office:value="7.20504927635193">
                <text:p>7.20504927635193</text:p>
              </table:table-cell>
              <table:table-cell office:value-type="float" office:value="7.23840665817261">
                <text:p>7.23840665817261</text:p>
              </table:table-cell>
              <table:table-cell office:value-type="float" office:value="7.40519165992737">
                <text:p>7.40519165992737</text:p>
              </table:table-cell>
              <table:table-cell office:value-type="float" office:value="7.47190570831299">
                <text:p>7.47190570831299</text:p>
              </table:table-cell>
              <table:table-cell office:value-type="float" office:value="7.50526285171509">
                <text:p>7.50526285171509</text:p>
              </table:table-cell>
              <table:table-cell office:value-type="float" office:value="7.57197690010071">
                <text:p>7.57197690010071</text:p>
              </table:table-cell>
              <table:table-cell office:value-type="float" office:value="7.70540475845337">
                <text:p>7.70540475845337</text:p>
              </table:table-cell>
              <table:table-cell office:value-type="float" office:value="7.73876166343689">
                <text:p>7.73876166343689</text:p>
              </table:table-cell>
              <table:table-cell office:value-type="float" office:value="7.77211904525757">
                <text:p>7.77211904525757</text:p>
              </table:table-cell>
              <table:table-cell office:value-type="float" office:value="7.83883285522461">
                <text:p>7.83883285522461</text:p>
              </table:table-cell>
              <table:table-cell office:value-type="float" office:value="7.87218999862671">
                <text:p>7.87218999862671</text:p>
              </table:table-cell>
              <table:table-cell office:value-type="float" office:value="8.00562047958374">
                <text:p>8.00562047958374</text:p>
              </table:table-cell>
              <table:table-cell office:value-type="float" office:value="8.07233572006226">
                <text:p>8.07233572006226</text:p>
              </table:table-cell>
              <table:table-cell office:value-type="float" office:value="8.13905119895935">
                <text:p>8.13905119895935</text:p>
              </table:table-cell>
              <table:table-cell office:value-type="float" office:value="8.3058397769928">
                <text:p>8.3058397769928</text:p>
              </table:table-cell>
              <table:table-cell office:value-type="float" office:value="8.33919739723206">
                <text:p>8.33919739723206</text:p>
              </table:table-cell>
              <table:table-cell office:value-type="float" office:value="8.40591263771057">
                <text:p>8.40591263771057</text:p>
              </table:table-cell>
              <table:table-cell office:value-type="float" office:value="8.47262811660767">
                <text:p>8.47262811660767</text:p>
              </table:table-cell>
              <table:table-cell office:value-type="float" office:value="8.67277455329895">
                <text:p>8.67277455329895</text:p>
              </table:table-cell>
              <table:table-cell office:value-type="float" office:value="8.73949003219605">
                <text:p>8.73949003219605</text:p>
              </table:table-cell>
              <table:table-cell office:value-type="float" office:value="8.87292098999023">
                <text:p>8.87292098999023</text:p>
              </table:table-cell>
              <table:table-cell office:value-type="float" office:value="8.93964147567749">
                <text:p>8.93964147567749</text:p>
              </table:table-cell>
              <table:table-cell office:value-type="float" office:value="8.97300171852112">
                <text:p>8.97300171852112</text:p>
              </table:table-cell>
              <table:table-cell office:value-type="float" office:value="9.03972220420837">
                <text:p>9.03972220420837</text:p>
              </table:table-cell>
              <table:table-cell office:value-type="float" office:value="9.23988461494446">
                <text:p>9.23988461494446</text:p>
              </table:table-cell>
              <table:table-cell office:value-type="float" office:value="9.30660557746887">
                <text:p>9.30660557746887</text:p>
              </table:table-cell>
              <table:table-cell office:value-type="float" office:value="9.40668702125549">
                <text:p>9.40668702125549</text:p>
              </table:table-cell>
              <table:table-cell office:value-type="float" office:value="9.47340822219849">
                <text:p>9.47340822219849</text:p>
              </table:table-cell>
              <table:table-cell office:value-type="float" office:value="9.54012942314148">
                <text:p>9.54012942314148</text:p>
              </table:table-cell>
              <table:table-cell office:value-type="float" office:value="9.60685086250305">
                <text:p>9.60685086250305</text:p>
              </table:table-cell>
              <table:table-cell office:value-type="float" office:value="9.67357230186462">
                <text:p>9.67357230186462</text:p>
              </table:table-cell>
              <table:table-cell office:value-type="float" office:value="9.87373685836792">
                <text:p>9.87373685836792</text:p>
              </table:table-cell>
              <table:table-cell office:value-type="float" office:value="9.90709376335144">
                <text:p>9.90709376335144</text:p>
              </table:table-cell>
              <table:table-cell office:value-type="float" office:value="9.97380781173706">
                <text:p>9.97380781173706</text:p>
              </table:table-cell>
              <table:table-cell office:value-type="float" office:value="10.1405930519104">
                <text:p>10.1405930519104</text:p>
              </table:table-cell>
              <table:table-cell office:value-type="float" office:value="10.2073068618774">
                <text:p>10.2073068618774</text:p>
              </table:table-cell>
              <table:table-cell office:value-type="float" office:value="10.2740211486816">
                <text:p>10.2740211486816</text:p>
              </table:table-cell>
              <table:table-cell office:value-type="float" office:value="10.4741630554199">
                <text:p>10.4741630554199</text:p>
              </table:table-cell>
              <table:table-cell office:value-type="float" office:value="10.5408773422241">
                <text:p>10.5408773422241</text:p>
              </table:table-cell>
              <table:table-cell office:value-type="float" office:value="10.6075911521912">
                <text:p>10.6075911521912</text:p>
              </table:table-cell>
              <table:table-cell office:value-type="float" office:value="10.7410190105438">
                <text:p>10.7410190105438</text:p>
              </table:table-cell>
              <table:table-cell office:value-type="float" office:value="10.807733297348">
                <text:p>10.807733297348</text:p>
              </table:table-cell>
              <table:table-cell office:value-type="float" office:value="10.8744471073151">
                <text:p>10.8744471073151</text:p>
              </table:table-cell>
              <table:table-cell office:value-type="float" office:value="11.0412349700928">
                <text:p>11.0412349700928</text:p>
              </table:table-cell>
              <table:table-cell office:value-type="float" office:value="11.0745923519135">
                <text:p>11.0745923519135</text:p>
              </table:table-cell>
              <table:table-cell office:value-type="float" office:value="11.1079499721527">
                <text:p>11.1079499721527</text:p>
              </table:table-cell>
              <table:table-cell office:value-type="float" office:value="11.1413073539734">
                <text:p>11.1413073539734</text:p>
              </table:table-cell>
              <table:table-cell office:value-type="float" office:value="11.2080228328705">
                <text:p>11.2080228328705</text:p>
              </table:table-cell>
              <table:table-cell office:value-type="float" office:value="11.3414528369904">
                <text:p>11.3414528369904</text:p>
              </table:table-cell>
              <table:table-cell office:value-type="float" office:value="11.3748106956482">
                <text:p>11.3748106956482</text:p>
              </table:table-cell>
              <table:table-cell office:value-type="float" office:value="11.4415256977081">
                <text:p>11.4415256977081</text:p>
              </table:table-cell>
              <table:table-cell office:value-type="float" office:value="11.5082409381866">
                <text:p>11.5082409381866</text:p>
              </table:table-cell>
              <table:table-cell office:value-type="float" office:value="11.6416714191437">
                <text:p>11.6416714191437</text:p>
              </table:table-cell>
              <table:table-cell office:value-type="float" office:value="11.7083866596222">
                <text:p>11.7083866596222</text:p>
              </table:table-cell>
              <table:table-cell office:value-type="float" office:value="11.74174451828">
                <text:p>11.74174451828</text:p>
              </table:table-cell>
              <table:table-cell office:value-type="float" office:value="11.80845952034">
                <text:p>11.80845952034</text:p>
              </table:table-cell>
              <table:table-cell office:value-type="float" office:value="11.9418897628784">
                <text:p>11.9418897628784</text:p>
              </table:table-cell>
              <table:table-cell office:value-type="float" office:value="12.0419619083405">
                <text:p>12.0419619083405</text:p>
              </table:table-cell>
              <table:table-cell office:value-type="float" office:value="12.0753192901611">
                <text:p>12.0753192901611</text:p>
              </table:table-cell>
              <table:table-cell office:value-type="float" office:value="12.1420342922211">
                <text:p>12.1420342922211</text:p>
              </table:table-cell>
              <table:table-cell office:value-type="float" office:value="12.2754638195038">
                <text:p>12.2754638195038</text:p>
              </table:table-cell>
              <table:table-cell office:value-type="float" office:value="12.3421788215637">
                <text:p>12.3421788215637</text:p>
              </table:table-cell>
              <table:table-cell office:value-type="float" office:value="12.3755362033844">
                <text:p>12.3755362033844</text:p>
              </table:table-cell>
              <table:table-cell office:value-type="float" office:value="12.4088935852051">
                <text:p>12.4088935852051</text:p>
              </table:table-cell>
              <table:table-cell office:value-type="float" office:value="12.5423233509064">
                <text:p>12.5423233509064</text:p>
              </table:table-cell>
              <table:table-cell office:value-type="float" office:value="12.6090381145477">
                <text:p>12.6090381145477</text:p>
              </table:table-cell>
              <table:table-cell office:value-type="float" office:value="12.6757528781891">
                <text:p>12.6757528781891</text:p>
              </table:table-cell>
              <table:table-cell office:value-type="float" office:value="12.7091104984283">
                <text:p>12.7091104984283</text:p>
              </table:table-cell>
              <table:table-cell office:value-type="float" office:value="12.742467880249">
                <text:p>12.742467880249</text:p>
              </table:table-cell>
              <table:table-cell office:value-type="float" office:value="12.8758974075317">
                <text:p>12.8758974075317</text:p>
              </table:table-cell>
              <table:table-cell office:value-type="float" office:value="12.909255027771">
                <text:p>12.909255027771</text:p>
              </table:table-cell>
              <table:table-cell office:value-type="float" office:value="12.9759695529938">
                <text:p>12.9759695529938</text:p>
              </table:table-cell>
              <table:table-cell office:value-type="float" office:value="13.0426843166351">
                <text:p>13.0426843166351</text:p>
              </table:table-cell>
              <table:table-cell office:value-type="float" office:value="13.1761140823364">
                <text:p>13.1761140823364</text:p>
              </table:table-cell>
              <table:table-cell office:value-type="float" office:value="13.2428288459778">
                <text:p>13.2428288459778</text:p>
              </table:table-cell>
              <table:table-cell office:value-type="float" office:value="13.2761862277985">
                <text:p>13.2761862277985</text:p>
              </table:table-cell>
              <table:table-cell office:value-type="float" office:value="13.3095438480377">
                <text:p>13.3095438480377</text:p>
              </table:table-cell>
              <table:table-cell office:value-type="float" office:value="13.5096881389618">
                <text:p>13.5096881389618</text:p>
              </table:table-cell>
              <table:table-cell office:value-type="float" office:value="13.5764029026031">
                <text:p>13.5764029026031</text:p>
              </table:table-cell>
              <table:table-cell office:value-type="float" office:value="13.6492750644684">
                <text:p>13.6492750644684</text:p>
              </table:table-cell>
              <table:table-cell office:value-type="float" office:value="13.8077042102814">
                <text:p>13.8077042102814</text:p>
              </table:table-cell>
              <table:table-cell office:value-type="float" office:value="13.8474040031433">
                <text:p>13.8474040031433</text:p>
              </table:table-cell>
              <table:table-cell office:value-type="float" office:value="13.8871409893036">
                <text:p>13.8871409893036</text:p>
              </table:table-cell>
              <table:table-cell office:value-type="float" office:value="13.9667258262634">
                <text:p>13.9667258262634</text:p>
              </table:table-cell>
              <table:table-cell office:value-type="float" office:value="14.0065739154816">
                <text:p>14.0065739154816</text:p>
              </table:table-cell>
              <table:table-cell office:value-type="float" office:value="14.046459197998">
                <text:p>14.046459197998</text:p>
              </table:table-cell>
              <table:table-cell office:value-type="float" office:value="14.1263406276703">
                <text:p>14.1263406276703</text:p>
              </table:table-cell>
              <table:table-cell office:value-type="float" office:value="14.1663367748261">
                <text:p>14.1663367748261</text:p>
              </table:table-cell>
              <table:table-cell office:value-type="float" office:value="14.246440410614">
                <text:p>14.246440410614</text:p>
              </table:table-cell>
              <table:table-cell office:value-type="float" office:value="14.2865478992462">
                <text:p>14.2865478992462</text:p>
              </table:table-cell>
              <table:table-cell office:value-type="float" office:value="14.3668737411499">
                <text:p>14.3668737411499</text:p>
              </table:table-cell>
              <table:table-cell office:value-type="float" office:value="14.4473478794098">
                <text:p>14.4473478794098</text:p>
              </table:table-cell>
              <table:table-cell office:value-type="float" office:value="14.4876403808594">
                <text:p>14.4876403808594</text:p>
              </table:table-cell>
              <table:table-cell office:value-type="float" office:value="14.568336725235">
                <text:p>14.568336725235</text:p>
              </table:table-cell>
              <table:table-cell office:value-type="float" office:value="14.6491813659668">
                <text:p>14.6491813659668</text:p>
              </table:table-cell>
              <table:table-cell office:value-type="float" office:value="14.6896593570709">
                <text:p>14.6896593570709</text:p>
              </table:table-cell>
              <table:table-cell office:value-type="float" office:value="14.7301740646362">
                <text:p>14.7301740646362</text:p>
              </table:table-cell>
              <table:table-cell office:value-type="float" office:value="14.8111543655396">
                <text:p>14.8111543655396</text:p>
              </table:table-cell>
              <table:table-cell office:value-type="float" office:value="14.8789796829224">
                <text:p>14.8789796829224</text:p>
              </table:table-cell>
              <table:table-cell office:value-type="float" office:value="14.9128923416138">
                <text:p>14.9128923416138</text:p>
              </table:table-cell>
              <table:table-cell office:value-type="float" office:value="14.9807176589966">
                <text:p>14.9807176589966</text:p>
              </table:table-cell>
              <table:table-cell office:value-type="float" office:value="15.0485427379608">
                <text:p>15.0485427379608</text:p>
              </table:table-cell>
              <table:table-cell office:value-type="float" office:value="15.0824558734894">
                <text:p>15.0824558734894</text:p>
              </table:table-cell>
              <table:table-cell office:value-type="float" office:value="15.1518361568451">
                <text:p>15.1518361568451</text:p>
              </table:table-cell>
              <table:table-cell office:value-type="float" office:value="15.1865365505219">
                <text:p>15.1865365505219</text:p>
              </table:table-cell>
              <table:table-cell office:value-type="float" office:value="15.2212431430817">
                <text:p>15.2212431430817</text:p>
              </table:table-cell>
              <table:table-cell office:value-type="float" office:value="15.2559566497803">
                <text:p>15.2559566497803</text:p>
              </table:table-cell>
              <table:table-cell office:value-type="float" office:value="15.325403213501">
                <text:p>15.325403213501</text:p>
              </table:table-cell>
              <table:table-cell office:value-type="float" office:value="15.3601362705231">
                <text:p>15.3601362705231</text:p>
              </table:table-cell>
              <table:table-cell office:value-type="float" office:value="15.3948760032654">
                <text:p>15.3948760032654</text:p>
              </table:table-cell>
              <table:table-cell office:value-type="float" office:value="15.4296224117279">
                <text:p>15.4296224117279</text:p>
              </table:table-cell>
              <table:table-cell office:value-type="float" office:value="15.4643752574921">
                <text:p>15.4643752574921</text:p>
              </table:table-cell>
              <table:table-cell office:value-type="float" office:value="15.5339012145996">
                <text:p>15.5339012145996</text:p>
              </table:table-cell>
              <table:table-cell office:value-type="float" office:value="15.5686738491058">
                <text:p>15.5686738491058</text:p>
              </table:table-cell>
              <table:table-cell office:value-type="float" office:value="15.6382396221161">
                <text:p>15.6382396221161</text:p>
              </table:table-cell>
              <table:table-cell office:value-type="float" office:value="15.7078313827515">
                <text:p>15.7078313827515</text:p>
              </table:table-cell>
              <table:table-cell office:value-type="float" office:value="15.7774498462677">
                <text:p>15.7774498462677</text:p>
              </table:table-cell>
              <table:table-cell office:value-type="float" office:value="15.8470945358276">
                <text:p>15.8470945358276</text:p>
              </table:table-cell>
              <table:table-cell office:value-type="float" office:value="15.9167656898499">
                <text:p>15.9167656898499</text:p>
              </table:table-cell>
              <table:table-cell office:value-type="float" office:value="15.9864633083344">
                <text:p>15.9864633083344</text:p>
              </table:table-cell>
              <table:table-cell office:value-type="float" office:value="16.0213220119476">
                <text:p>16.0213220119476</text:p>
              </table:table-cell>
              <table:table-cell office:value-type="float" office:value="16.0910594463348">
                <text:p>16.0910594463348</text:p>
              </table:table-cell>
              <table:table-cell office:value-type="float" office:value="16.1259164810181">
                <text:p>16.1259164810181</text:p>
              </table:table-cell>
              <table:table-cell office:value-type="float" office:value="16.1939396858215">
                <text:p>16.1939396858215</text:p>
              </table:table-cell>
              <table:table-cell office:value-type="float" office:value="16.2279515266418">
                <text:p>16.2279515266418</text:p>
              </table:table-cell>
              <table:table-cell office:value-type="float" office:value="16.2619631290436">
                <text:p>16.2619631290436</text:p>
              </table:table-cell>
              <table:table-cell office:value-type="float" office:value="16.2959749698639">
                <text:p>16.2959749698639</text:p>
              </table:table-cell>
              <table:table-cell office:value-type="float" office:value="16.3639984130859">
                <text:p>16.3639984130859</text:p>
              </table:table-cell>
              <table:table-cell office:value-type="float" office:value="16.4320216178894">
                <text:p>16.4320216178894</text:p>
              </table:table-cell>
              <table:table-cell office:value-type="float" office:value="16.5000450611115">
                <text:p>16.5000450611115</text:p>
              </table:table-cell>
              <table:table-cell office:value-type="float" office:value="16.5340566635132">
                <text:p>16.5340566635132</text:p>
              </table:table-cell>
              <table:table-cell office:value-type="float" office:value="16.5680682659149">
                <text:p>16.5680682659149</text:p>
              </table:table-cell>
              <table:table-cell office:value-type="float" office:value="16.6020798683167">
                <text:p>16.6020798683167</text:p>
              </table:table-cell>
              <table:table-cell office:value-type="float" office:value="16.636091709137">
                <text:p>16.636091709137</text:p>
              </table:table-cell>
              <table:table-cell office:value-type="float" office:value="16.704115152359">
                <text:p>16.704115152359</text:p>
              </table:table-cell>
              <table:table-cell office:value-type="float" office:value="16.7721383571625">
                <text:p>16.7721383571625</text:p>
              </table:table-cell>
              <table:table-cell office:value-type="float" office:value="16.8061499595642">
                <text:p>16.8061499595642</text:p>
              </table:table-cell>
              <table:table-cell office:value-type="float" office:value="16.8741734027863">
                <text:p>16.8741734027863</text:p>
              </table:table-cell>
              <table:table-cell office:value-type="float" office:value="16.9522907733917">
                <text:p>16.9522907733917</text:p>
              </table:table-cell>
              <table:table-cell office:value-type="float" office:value="17.0305292606354">
                <text:p>17.0305292606354</text:p>
              </table:table-cell>
              <table:table-cell office:value-type="float" office:value="17.0696938037872">
                <text:p>17.0696938037872</text:p>
              </table:table-cell>
              <table:table-cell office:value-type="float" office:value="17.1481142044067">
                <text:p>17.1481142044067</text:p>
              </table:table-cell>
              <table:table-cell office:value-type="float" office:value="17.2266557216644">
                <text:p>17.2266557216644</text:p>
              </table:table-cell>
              <table:table-cell office:value-type="float" office:value="17.2659721374512">
                <text:p>17.2659721374512</text:p>
              </table:table-cell>
              <table:table-cell office:value-type="float" office:value="17.3053185939789">
                <text:p>17.3053185939789</text:p>
              </table:table-cell>
              <table:table-cell office:value-type="float" office:value="17.3841025829315">
                <text:p>17.3841025829315</text:p>
              </table:table-cell>
              <table:table-cell office:value-type="float" office:value="17.4630076885223">
                <text:p>17.4630076885223</text:p>
              </table:table-cell>
              <table:table-cell office:value-type="float" office:value="17.5025057792664">
                <text:p>17.5025057792664</text:p>
              </table:table-cell>
              <table:table-cell office:value-type="float" office:value="17.5420339107513">
                <text:p>17.5420339107513</text:p>
              </table:table-cell>
              <table:table-cell office:value-type="float" office:value="17.6211817264557">
                <text:p>17.6211817264557</text:p>
              </table:table-cell>
              <table:table-cell office:value-type="float" office:value="17.6608009338379">
                <text:p>17.6608009338379</text:p>
              </table:table-cell>
              <table:table-cell office:value-type="float" office:value="17.7004501819611">
                <text:p>17.7004501819611</text:p>
              </table:table-cell>
              <table:table-cell office:value-type="float" office:value="17.7401301860809">
                <text:p>17.7401301860809</text:p>
              </table:table-cell>
              <table:table-cell office:value-type="float" office:value="17.8195805549622">
                <text:p>17.8195805549622</text:p>
              </table:table-cell>
              <table:table-cell office:value-type="float" office:value="17.8593513965607">
                <text:p>17.8593513965607</text:p>
              </table:table-cell>
              <table:table-cell office:value-type="float" office:value="17.9389836788177">
                <text:p>17.9389836788177</text:p>
              </table:table-cell>
              <table:table-cell office:value-type="float" office:value="17.9788453578949">
                <text:p>17.9788453578949</text:p>
              </table:table-cell>
              <table:table-cell office:value-type="float" office:value="18.018737077713">
                <text:p>18.018737077713</text:p>
              </table:table-cell>
              <table:table-cell office:value-type="float" office:value="18.0929939746857">
                <text:p>18.0929939746857</text:p>
              </table:table-cell>
              <table:table-cell office:value-type="float" office:value="18.1619253158569">
                <text:p>18.1619253158569</text:p>
              </table:table-cell>
              <table:table-cell office:value-type="float" office:value="18.2308568954468">
                <text:p>18.2308568954468</text:p>
              </table:table-cell>
              <table:table-cell office:value-type="float" office:value="18.2653229236603">
                <text:p>18.2653229236603</text:p>
              </table:table-cell>
              <table:table-cell office:value-type="float" office:value="18.2997887134552">
                <text:p>18.2997887134552</text:p>
              </table:table-cell>
              <table:table-cell office:value-type="float" office:value="18.3342537879944">
                <text:p>18.3342537879944</text:p>
              </table:table-cell>
              <table:table-cell office:value-type="float" office:value="18.3675653934479">
                <text:p>18.3675653934479</text:p>
              </table:table-cell>
              <table:table-cell office:value-type="float" office:value="18.4008741378784">
                <text:p>18.4008741378784</text:p>
              </table:table-cell>
              <table:table-cell office:value-type="float" office:value="18.4341797828674">
                <text:p>18.4341797828674</text:p>
              </table:table-cell>
              <table:table-cell office:value-type="float" office:value="18.5007810592651">
                <text:p>18.5007810592651</text:p>
              </table:table-cell>
              <table:table-cell office:value-type="float" office:value="18.5673699378967">
                <text:p>18.5673699378967</text:p>
              </table:table-cell>
              <table:table-cell office:value-type="float" office:value="18.6006596088409">
                <text:p>18.6006596088409</text:p>
              </table:table-cell>
              <table:table-cell office:value-type="float" office:value="18.6672298908234">
                <text:p>18.6672298908234</text:p>
              </table:table-cell>
              <table:table-cell office:value-type="float" office:value="18.7337870597839">
                <text:p>18.7337870597839</text:p>
              </table:table-cell>
              <table:table-cell office:value-type="float" office:value="18.8003318309784">
                <text:p>18.8003318309784</text:p>
              </table:table-cell>
              <table:table-cell office:value-type="float" office:value="18.8668639659882">
                <text:p>18.8668639659882</text:p>
              </table:table-cell>
              <table:table-cell office:value-type="float" office:value="18.9001252651215">
                <text:p>18.9001252651215</text:p>
              </table:table-cell>
              <table:table-cell office:value-type="float" office:value="18.9333837032318">
                <text:p>18.9333837032318</text:p>
              </table:table-cell>
              <table:table-cell office:value-type="float" office:value="18.9998903274536">
                <text:p>18.9998903274536</text:p>
              </table:table-cell>
              <table:table-cell office:value-type="float" office:value="19.0663847923279">
                <text:p>19.0663847923279</text:p>
              </table:table-cell>
              <table:table-cell office:value-type="float" office:value="19.0996270179749">
                <text:p>19.0996270179749</text:p>
              </table:table-cell>
              <table:table-cell office:value-type="float" office:value="19.1328663825989">
                <text:p>19.1328663825989</text:p>
              </table:table-cell>
              <table:table-cell office:value-type="float" office:value="19.1661026477814">
                <text:p>19.1661026477814</text:p>
              </table:table-cell>
              <table:table-cell office:value-type="float" office:value="19.1993355751038">
                <text:p>19.1993355751038</text:p>
              </table:table-cell>
              <table:table-cell office:value-type="float" office:value="19.2657918930054">
                <text:p>19.2657918930054</text:p>
              </table:table-cell>
              <table:table-cell office:value-type="float" office:value="19.2990155220032">
                <text:p>19.2990155220032</text:p>
              </table:table-cell>
              <table:table-cell office:value-type="float" office:value="19.3322651386261">
                <text:p>19.3322651386261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pad4.A5:flatpad4.A5</svg:desc>
                </draw:g>
              </table:table-cell>
              <table:table-cell office:value-type="float" office:value="-0.204313002698223">
                <text:p>-0.204313002698223</text:p>
                <draw:g>
                  <svg:desc>flatpad4.B5:flatpad4.LD5</svg:desc>
                </draw:g>
              </table:table-cell>
              <table:table-cell office:value-type="float" office:value="-0.204365843574424">
                <text:p>-0.204365843574424</text:p>
              </table:table-cell>
              <table:table-cell office:value-type="float" office:value="-0.204330075991936">
                <text:p>-0.204330075991936</text:p>
              </table:table-cell>
              <table:table-cell office:value-type="float" office:value="-0.204332163007805">
                <text:p>-0.204332163007805</text:p>
              </table:table-cell>
              <table:table-cell office:value-type="float" office:value="-0.204467855090479">
                <text:p>-0.204467855090479</text:p>
              </table:table-cell>
              <table:table-cell office:value-type="float" office:value="-0.204298540429109">
                <text:p>-0.204298540429109</text:p>
              </table:table-cell>
              <table:table-cell office:value-type="float" office:value="-0.204019870753401">
                <text:p>-0.204019870753401</text:p>
              </table:table-cell>
              <table:table-cell office:value-type="float" office:value="-0.204487950099919">
                <text:p>-0.204487950099919</text:p>
              </table:table-cell>
              <table:table-cell office:value-type="float" office:value="-0.204408499109998">
                <text:p>-0.204408499109998</text:p>
              </table:table-cell>
              <table:table-cell office:value-type="float" office:value="-0.204476900837579">
                <text:p>-0.204476900837579</text:p>
              </table:table-cell>
              <table:table-cell office:value-type="float" office:value="-0.204207598318212">
                <text:p>-0.204207598318212</text:p>
              </table:table-cell>
              <table:table-cell office:value-type="float" office:value="-0.204459216228684">
                <text:p>-0.204459216228684</text:p>
              </table:table-cell>
              <table:table-cell office:value-type="float" office:value="-0.204548842453482">
                <text:p>-0.204548842453482</text:p>
              </table:table-cell>
              <table:table-cell office:value-type="float" office:value="-0.204459430097741">
                <text:p>-0.204459430097741</text:p>
              </table:table-cell>
              <table:table-cell office:value-type="float" office:value="-0.204477439676422">
                <text:p>-0.204477439676422</text:p>
              </table:table-cell>
              <table:table-cell office:value-type="float" office:value="-0.204410122469286">
                <text:p>-0.204410122469286</text:p>
              </table:table-cell>
              <table:table-cell office:value-type="float" office:value="-0.204661704916878">
                <text:p>-0.204661704916878</text:p>
              </table:table-cell>
              <table:table-cell office:value-type="float" office:value="-0.204442415695628">
                <text:p>-0.204442415695628</text:p>
              </table:table-cell>
              <table:table-cell office:value-type="float" office:value="-0.204403341252906">
                <text:p>-0.204403341252906</text:p>
              </table:table-cell>
              <table:table-cell office:value-type="float" office:value="-0.204353488185791">
                <text:p>-0.204353488185791</text:p>
              </table:table-cell>
              <table:table-cell office:value-type="float" office:value="-0.204420810189553">
                <text:p>-0.204420810189553</text:p>
              </table:table-cell>
              <table:table-cell office:value-type="float" office:value="-0.20450326236146">
                <text:p>-0.20450326236146</text:p>
              </table:table-cell>
              <table:table-cell office:value-type="float" office:value="-0.204375411398968">
                <text:p>-0.204375411398968</text:p>
              </table:table-cell>
              <table:table-cell office:value-type="float" office:value="-0.20441666291491">
                <text:p>-0.20441666291491</text:p>
              </table:table-cell>
              <table:table-cell office:value-type="float" office:value="-0.204491423785438">
                <text:p>-0.204491423785438</text:p>
              </table:table-cell>
              <table:table-cell office:value-type="float" office:value="-0.204568799481867">
                <text:p>-0.204568799481867</text:p>
              </table:table-cell>
              <table:table-cell office:value-type="float" office:value="-0.204401223174894">
                <text:p>-0.204401223174894</text:p>
              </table:table-cell>
              <table:table-cell office:value-type="float" office:value="-0.204370466246866">
                <text:p>-0.204370466246866</text:p>
              </table:table-cell>
              <table:table-cell office:value-type="float" office:value="-0.204695089497831">
                <text:p>-0.204695089497831</text:p>
              </table:table-cell>
              <table:table-cell office:value-type="float" office:value="-0.20433826347638">
                <text:p>-0.20433826347638</text:p>
              </table:table-cell>
              <table:table-cell office:value-type="float" office:value="-0.204272865865632">
                <text:p>-0.204272865865632</text:p>
              </table:table-cell>
              <table:table-cell office:value-type="float" office:value="-0.204572974517973">
                <text:p>-0.204572974517973</text:p>
              </table:table-cell>
              <table:table-cell office:value-type="float" office:value="-0.20435959276884">
                <text:p>-0.20435959276884</text:p>
              </table:table-cell>
              <table:table-cell office:value-type="float" office:value="-0.204505109625627">
                <text:p>-0.204505109625627</text:p>
              </table:table-cell>
              <table:table-cell office:value-type="float" office:value="-0.20461413886432">
                <text:p>-0.20461413886432</text:p>
              </table:table-cell>
              <table:table-cell office:value-type="float" office:value="-0.204426256905475">
                <text:p>-0.204426256905475</text:p>
              </table:table-cell>
              <table:table-cell office:value-type="float" office:value="-0.204558700293059">
                <text:p>-0.204558700293059</text:p>
              </table:table-cell>
              <table:table-cell office:value-type="float" office:value="-0.204595767640109">
                <text:p>-0.204595767640109</text:p>
              </table:table-cell>
              <table:table-cell office:value-type="float" office:value="-0.204394183060252">
                <text:p>-0.204394183060252</text:p>
              </table:table-cell>
              <table:table-cell office:value-type="float" office:value="-0.204392750983523">
                <text:p>-0.204392750983523</text:p>
              </table:table-cell>
              <table:table-cell office:value-type="float" office:value="-0.204632857358101">
                <text:p>-0.204632857358101</text:p>
              </table:table-cell>
              <table:table-cell office:value-type="float" office:value="-0.204628100314027">
                <text:p>-0.204628100314027</text:p>
              </table:table-cell>
              <table:table-cell office:value-type="float" office:value="-0.204598047682061">
                <text:p>-0.204598047682061</text:p>
              </table:table-cell>
              <table:table-cell office:value-type="float" office:value="-0.204500477244937">
                <text:p>-0.204500477244937</text:p>
              </table:table-cell>
              <table:table-cell office:value-type="float" office:value="-0.204909915394499">
                <text:p>-0.204909915394499</text:p>
              </table:table-cell>
              <table:table-cell office:value-type="float" office:value="-0.204646353497144">
                <text:p>-0.204646353497144</text:p>
              </table:table-cell>
              <table:table-cell office:value-type="float" office:value="-0.204370505842655">
                <text:p>-0.204370505842655</text:p>
              </table:table-cell>
              <table:table-cell office:value-type="float" office:value="-0.204725771054882">
                <text:p>-0.204725771054882</text:p>
              </table:table-cell>
              <table:table-cell office:value-type="float" office:value="-0.204837429522042">
                <text:p>-0.204837429522042</text:p>
              </table:table-cell>
              <table:table-cell office:value-type="float" office:value="-0.204639628213656">
                <text:p>-0.204639628213656</text:p>
              </table:table-cell>
              <table:table-cell office:value-type="float" office:value="-0.20483215599243">
                <text:p>-0.20483215599243</text:p>
              </table:table-cell>
              <table:table-cell office:value-type="float" office:value="-0.204596182209022">
                <text:p>-0.204596182209022</text:p>
              </table:table-cell>
              <table:table-cell office:value-type="float" office:value="-0.204535543806721">
                <text:p>-0.204535543806721</text:p>
              </table:table-cell>
              <table:table-cell office:value-type="float" office:value="-0.204407684919057">
                <text:p>-0.204407684919057</text:p>
              </table:table-cell>
              <table:table-cell office:value-type="float" office:value="-0.204693620851244">
                <text:p>-0.204693620851244</text:p>
              </table:table-cell>
              <table:table-cell office:value-type="float" office:value="-0.204674556033073">
                <text:p>-0.204674556033073</text:p>
              </table:table-cell>
              <table:table-cell office:value-type="float" office:value="-0.204691163173957">
                <text:p>-0.204691163173957</text:p>
              </table:table-cell>
              <table:table-cell office:value-type="float" office:value="-0.204538285025851">
                <text:p>-0.204538285025851</text:p>
              </table:table-cell>
              <table:table-cell office:value-type="float" office:value="-0.20476193401196">
                <text:p>-0.20476193401196</text:p>
              </table:table-cell>
              <table:table-cell office:value-type="float" office:value="-0.204511971112771">
                <text:p>-0.204511971112771</text:p>
              </table:table-cell>
              <table:table-cell office:value-type="float" office:value="-0.204495331716127">
                <text:p>-0.204495331716127</text:p>
              </table:table-cell>
              <table:table-cell office:value-type="float" office:value="-0.204236734653367">
                <text:p>-0.204236734653367</text:p>
              </table:table-cell>
              <table:table-cell office:value-type="float" office:value="-0.204604506070617">
                <text:p>-0.204604506070617</text:p>
              </table:table-cell>
              <table:table-cell office:value-type="float" office:value="-0.204598137404497">
                <text:p>-0.204598137404497</text:p>
              </table:table-cell>
              <table:table-cell office:value-type="float" office:value="-0.204532596997331">
                <text:p>-0.204532596997331</text:p>
              </table:table-cell>
              <table:table-cell office:value-type="float" office:value="-0.207128055380039">
                <text:p>-0.207128055380039</text:p>
              </table:table-cell>
              <table:table-cell office:value-type="float" office:value="-0.207818697103777">
                <text:p>-0.207818697103777</text:p>
              </table:table-cell>
              <table:table-cell office:value-type="float" office:value="-0.203826599572439">
                <text:p>-0.203826599572439</text:p>
              </table:table-cell>
              <table:table-cell office:value-type="float" office:value="-0.200831647141688">
                <text:p>-0.200831647141688</text:p>
              </table:table-cell>
              <table:table-cell office:value-type="float" office:value="-0.198852996250797">
                <text:p>-0.198852996250797</text:p>
              </table:table-cell>
              <table:table-cell office:value-type="float" office:value="-0.194817539178955">
                <text:p>-0.194817539178955</text:p>
              </table:table-cell>
              <table:table-cell office:value-type="float" office:value="-0.184798716740793">
                <text:p>-0.184798716740793</text:p>
              </table:table-cell>
              <table:table-cell office:value-type="float" office:value="-0.184528741116112">
                <text:p>-0.184528741116112</text:p>
              </table:table-cell>
              <table:table-cell office:value-type="float" office:value="-0.195737715976905">
                <text:p>-0.195737715976905</text:p>
              </table:table-cell>
              <table:table-cell office:value-type="float" office:value="-0.206286636698867">
                <text:p>-0.206286636698867</text:p>
              </table:table-cell>
              <table:table-cell office:value-type="float" office:value="-0.241253986916132">
                <text:p>-0.241253986916132</text:p>
              </table:table-cell>
              <table:table-cell office:value-type="float" office:value="-0.240245808590145">
                <text:p>-0.240245808590145</text:p>
              </table:table-cell>
              <table:table-cell office:value-type="float" office:value="-0.236144927764227">
                <text:p>-0.236144927764227</text:p>
              </table:table-cell>
              <table:table-cell office:value-type="float" office:value="-0.226271481011033">
                <text:p>-0.226271481011033</text:p>
              </table:table-cell>
              <table:table-cell office:value-type="float" office:value="-0.220640086829128">
                <text:p>-0.220640086829128</text:p>
              </table:table-cell>
              <table:table-cell office:value-type="float" office:value="-0.21430579706664">
                <text:p>-0.21430579706664</text:p>
              </table:table-cell>
              <table:table-cell office:value-type="float" office:value="-0.210046179915489">
                <text:p>-0.210046179915489</text:p>
              </table:table-cell>
              <table:table-cell office:value-type="float" office:value="-0.227859458980409">
                <text:p>-0.227859458980409</text:p>
              </table:table-cell>
              <table:table-cell office:value-type="float" office:value="-0.270401609101008">
                <text:p>-0.270401609101008</text:p>
              </table:table-cell>
              <table:table-cell office:value-type="float" office:value="-0.264628061909372">
                <text:p>-0.264628061909372</text:p>
              </table:table-cell>
              <table:table-cell office:value-type="float" office:value="-0.244529204309218">
                <text:p>-0.244529204309218</text:p>
              </table:table-cell>
              <table:table-cell office:value-type="float" office:value="-0.241088834769941">
                <text:p>-0.241088834769941</text:p>
              </table:table-cell>
              <table:table-cell office:value-type="float" office:value="-0.240229215609874">
                <text:p>-0.240229215609874</text:p>
              </table:table-cell>
              <table:table-cell office:value-type="float" office:value="-0.244731353834422">
                <text:p>-0.244731353834422</text:p>
              </table:table-cell>
              <table:table-cell office:value-type="float" office:value="-0.247929761423207">
                <text:p>-0.247929761423207</text:p>
              </table:table-cell>
              <table:table-cell office:value-type="float" office:value="-0.258981722597161">
                <text:p>-0.258981722597161</text:p>
              </table:table-cell>
              <table:table-cell office:value-type="float" office:value="-0.263863780748582">
                <text:p>-0.263863780748582</text:p>
              </table:table-cell>
              <table:table-cell office:value-type="float" office:value="-0.271948266738187">
                <text:p>-0.271948266738187</text:p>
              </table:table-cell>
              <table:table-cell office:value-type="float" office:value="-0.23169682189546">
                <text:p>-0.23169682189546</text:p>
              </table:table-cell>
              <table:table-cell office:value-type="float" office:value="-0.221112999359314">
                <text:p>-0.221112999359314</text:p>
              </table:table-cell>
              <table:table-cell office:value-type="float" office:value="-0.223048545903417">
                <text:p>-0.223048545903417</text:p>
              </table:table-cell>
              <table:table-cell office:value-type="float" office:value="-0.226361199133912">
                <text:p>-0.226361199133912</text:p>
              </table:table-cell>
              <table:table-cell office:value-type="float" office:value="-0.231062694160208">
                <text:p>-0.231062694160208</text:p>
              </table:table-cell>
              <table:table-cell office:value-type="float" office:value="-0.234612296550204">
                <text:p>-0.234612296550204</text:p>
              </table:table-cell>
              <table:table-cell office:value-type="float" office:value="-0.240474095320871">
                <text:p>-0.240474095320871</text:p>
              </table:table-cell>
              <table:table-cell office:value-type="float" office:value="-0.258672310140984">
                <text:p>-0.258672310140984</text:p>
              </table:table-cell>
              <table:table-cell office:value-type="float" office:value="-0.257565545400998">
                <text:p>-0.257565545400998</text:p>
              </table:table-cell>
              <table:table-cell office:value-type="float" office:value="-0.249970006013021">
                <text:p>-0.249970006013021</text:p>
              </table:table-cell>
              <table:table-cell office:value-type="float" office:value="-0.240838098528383">
                <text:p>-0.240838098528383</text:p>
              </table:table-cell>
              <table:table-cell office:value-type="float" office:value="-0.23137694476605">
                <text:p>-0.23137694476605</text:p>
              </table:table-cell>
              <table:table-cell office:value-type="float" office:value="-0.225866837224213">
                <text:p>-0.225866837224213</text:p>
              </table:table-cell>
              <table:table-cell office:value-type="float" office:value="-0.226939000364478">
                <text:p>-0.226939000364478</text:p>
              </table:table-cell>
              <table:table-cell office:value-type="float" office:value="-0.230092670324808">
                <text:p>-0.230092670324808</text:p>
              </table:table-cell>
              <table:table-cell office:value-type="float" office:value="-0.233585697204981">
                <text:p>-0.233585697204981</text:p>
              </table:table-cell>
              <table:table-cell office:value-type="float" office:value="-0.234532783525429">
                <text:p>-0.234532783525429</text:p>
              </table:table-cell>
              <table:table-cell office:value-type="float" office:value="-0.256929794283009">
                <text:p>-0.256929794283009</text:p>
              </table:table-cell>
              <table:table-cell office:value-type="float" office:value="-0.26008170238125">
                <text:p>-0.26008170238125</text:p>
              </table:table-cell>
              <table:table-cell office:value-type="float" office:value="-0.257623223014361">
                <text:p>-0.257623223014361</text:p>
              </table:table-cell>
              <table:table-cell office:value-type="float" office:value="-0.252900632121101">
                <text:p>-0.252900632121101</text:p>
              </table:table-cell>
              <table:table-cell office:value-type="float" office:value="-0.240560753045959">
                <text:p>-0.240560753045959</text:p>
              </table:table-cell>
              <table:table-cell office:value-type="float" office:value="-0.226234886308968">
                <text:p>-0.226234886308968</text:p>
              </table:table-cell>
              <table:table-cell office:value-type="float" office:value="-0.222659008476359">
                <text:p>-0.222659008476359</text:p>
              </table:table-cell>
              <table:table-cell office:value-type="float" office:value="-0.22821094863008">
                <text:p>-0.22821094863008</text:p>
              </table:table-cell>
              <table:table-cell office:value-type="float" office:value="-0.226805541812871">
                <text:p>-0.226805541812871</text:p>
              </table:table-cell>
              <table:table-cell office:value-type="float" office:value="-0.229574606338158">
                <text:p>-0.229574606338158</text:p>
              </table:table-cell>
              <table:table-cell office:value-type="float" office:value="-0.234592812887931">
                <text:p>-0.234592812887931</text:p>
              </table:table-cell>
              <table:table-cell office:value-type="float" office:value="-0.259299912760812">
                <text:p>-0.259299912760812</text:p>
              </table:table-cell>
              <table:table-cell office:value-type="float" office:value="-0.253901550290647">
                <text:p>-0.253901550290647</text:p>
              </table:table-cell>
              <table:table-cell office:value-type="float" office:value="-0.2515567128599">
                <text:p>-0.2515567128599</text:p>
              </table:table-cell>
              <table:table-cell office:value-type="float" office:value="-0.249187589781889">
                <text:p>-0.249187589781889</text:p>
              </table:table-cell>
              <table:table-cell office:value-type="float" office:value="-0.242146049626436">
                <text:p>-0.242146049626436</text:p>
              </table:table-cell>
              <table:table-cell office:value-type="float" office:value="-0.236179524238609">
                <text:p>-0.236179524238609</text:p>
              </table:table-cell>
              <table:table-cell office:value-type="float" office:value="-0.232873748516039">
                <text:p>-0.232873748516039</text:p>
              </table:table-cell>
              <table:table-cell office:value-type="float" office:value="-0.235144896259503">
                <text:p>-0.235144896259503</text:p>
              </table:table-cell>
              <table:table-cell office:value-type="float" office:value="-0.232417486887524">
                <text:p>-0.232417486887524</text:p>
              </table:table-cell>
              <table:table-cell office:value-type="float" office:value="-0.229574780559546">
                <text:p>-0.229574780559546</text:p>
              </table:table-cell>
              <table:table-cell office:value-type="float" office:value="-0.229961094826244">
                <text:p>-0.229961094826244</text:p>
              </table:table-cell>
              <table:table-cell office:value-type="float" office:value="-0.260411190187342">
                <text:p>-0.260411190187342</text:p>
              </table:table-cell>
              <table:table-cell office:value-type="float" office:value="-0.260017485328075">
                <text:p>-0.260017485328075</text:p>
              </table:table-cell>
              <table:table-cell office:value-type="float" office:value="-0.258127150670881">
                <text:p>-0.258127150670881</text:p>
              </table:table-cell>
              <table:table-cell office:value-type="float" office:value="-0.262529518444033">
                <text:p>-0.262529518444033</text:p>
              </table:table-cell>
              <table:table-cell office:value-type="float" office:value="-0.233550008530601">
                <text:p>-0.233550008530601</text:p>
              </table:table-cell>
              <table:table-cell office:value-type="float" office:value="-0.236293171202297">
                <text:p>-0.236293171202297</text:p>
              </table:table-cell>
              <table:table-cell office:value-type="float" office:value="-0.235261447179181">
                <text:p>-0.235261447179181</text:p>
              </table:table-cell>
              <table:table-cell office:value-type="float" office:value="-0.230645150287207">
                <text:p>-0.230645150287207</text:p>
              </table:table-cell>
              <table:table-cell office:value-type="float" office:value="-0.233291906179363">
                <text:p>-0.233291906179363</text:p>
              </table:table-cell>
              <table:table-cell office:value-type="float" office:value="-0.259050988479943">
                <text:p>-0.259050988479943</text:p>
              </table:table-cell>
              <table:table-cell office:value-type="float" office:value="-0.259036018585568">
                <text:p>-0.259036018585568</text:p>
              </table:table-cell>
              <table:table-cell office:value-type="float" office:value="-0.25287948636139">
                <text:p>-0.25287948636139</text:p>
              </table:table-cell>
              <table:table-cell office:value-type="float" office:value="-0.226185236823277">
                <text:p>-0.226185236823277</text:p>
              </table:table-cell>
              <table:table-cell office:value-type="float" office:value="-0.228330276423572">
                <text:p>-0.228330276423572</text:p>
              </table:table-cell>
              <table:table-cell office:value-type="float" office:value="-0.227675823243842">
                <text:p>-0.227675823243842</text:p>
              </table:table-cell>
              <table:table-cell office:value-type="float" office:value="-0.229054758936852">
                <text:p>-0.229054758936852</text:p>
              </table:table-cell>
              <table:table-cell office:value-type="float" office:value="-0.257220033748756">
                <text:p>-0.257220033748756</text:p>
              </table:table-cell>
              <table:table-cell office:value-type="float" office:value="-0.252272755844454">
                <text:p>-0.252272755844454</text:p>
              </table:table-cell>
              <table:table-cell office:value-type="float" office:value="-0.232654207282981">
                <text:p>-0.232654207282981</text:p>
              </table:table-cell>
              <table:table-cell office:value-type="float" office:value="-0.229170765419649">
                <text:p>-0.229170765419649</text:p>
              </table:table-cell>
              <table:table-cell office:value-type="float" office:value="-0.229149252667555">
                <text:p>-0.229149252667555</text:p>
              </table:table-cell>
              <table:table-cell office:value-type="float" office:value="-0.226600958923316">
                <text:p>-0.226600958923316</text:p>
              </table:table-cell>
              <table:table-cell office:value-type="float" office:value="-0.259722993014786">
                <text:p>-0.259722993014786</text:p>
              </table:table-cell>
              <table:table-cell office:value-type="float" office:value="-0.256458345624195">
                <text:p>-0.256458345624195</text:p>
              </table:table-cell>
              <table:table-cell office:value-type="float" office:value="-0.249097545695541">
                <text:p>-0.249097545695541</text:p>
              </table:table-cell>
              <table:table-cell office:value-type="float" office:value="-0.231413611411621">
                <text:p>-0.231413611411621</text:p>
              </table:table-cell>
              <table:table-cell office:value-type="float" office:value="-0.225240148904419">
                <text:p>-0.225240148904419</text:p>
              </table:table-cell>
              <table:table-cell office:value-type="float" office:value="-0.226183949531287">
                <text:p>-0.226183949531287</text:p>
              </table:table-cell>
              <table:table-cell office:value-type="float" office:value="-0.226810334201462">
                <text:p>-0.226810334201462</text:p>
              </table:table-cell>
              <table:table-cell office:value-type="float" office:value="-0.258551762879945">
                <text:p>-0.258551762879945</text:p>
              </table:table-cell>
              <table:table-cell office:value-type="float" office:value="-0.254745319818435">
                <text:p>-0.254745319818435</text:p>
              </table:table-cell>
              <table:table-cell office:value-type="float" office:value="-0.24739110143219">
                <text:p>-0.24739110143219</text:p>
              </table:table-cell>
              <table:table-cell office:value-type="float" office:value="-0.218918030699134">
                <text:p>-0.218918030699134</text:p>
              </table:table-cell>
              <table:table-cell office:value-type="float" office:value="-0.221210269712806">
                <text:p>-0.221210269712806</text:p>
              </table:table-cell>
              <table:table-cell office:value-type="float" office:value="-0.220934395073526">
                <text:p>-0.220934395073526</text:p>
              </table:table-cell>
              <table:table-cell office:value-type="float" office:value="-0.255404077231752">
                <text:p>-0.255404077231752</text:p>
              </table:table-cell>
              <table:table-cell office:value-type="float" office:value="-0.248766524509249">
                <text:p>-0.248766524509249</text:p>
              </table:table-cell>
              <table:table-cell office:value-type="float" office:value="-0.24649962027104">
                <text:p>-0.24649962027104</text:p>
              </table:table-cell>
              <table:table-cell office:value-type="float" office:value="-0.216255255634998">
                <text:p>-0.216255255634998</text:p>
              </table:table-cell>
              <table:table-cell office:value-type="float" office:value="-0.217765780238805">
                <text:p>-0.217765780238805</text:p>
              </table:table-cell>
              <table:table-cell office:value-type="float" office:value="-0.217413328629025">
                <text:p>-0.217413328629025</text:p>
              </table:table-cell>
              <table:table-cell office:value-type="float" office:value="-0.251993558888653">
                <text:p>-0.251993558888653</text:p>
              </table:table-cell>
              <table:table-cell office:value-type="float" office:value="-0.251366011205382">
                <text:p>-0.251366011205382</text:p>
              </table:table-cell>
              <table:table-cell office:value-type="float" office:value="-0.250755854856644">
                <text:p>-0.250755854856644</text:p>
              </table:table-cell>
              <table:table-cell office:value-type="float" office:value="-0.247968705841521">
                <text:p>-0.247968705841521</text:p>
              </table:table-cell>
              <table:table-cell office:value-type="float" office:value="-0.248779522450819">
                <text:p>-0.248779522450819</text:p>
              </table:table-cell>
              <table:table-cell office:value-type="float" office:value="-0.217576674050275">
                <text:p>-0.217576674050275</text:p>
              </table:table-cell>
              <table:table-cell office:value-type="float" office:value="-0.218417365334157">
                <text:p>-0.218417365334157</text:p>
              </table:table-cell>
              <table:table-cell office:value-type="float" office:value="-0.218992802804744">
                <text:p>-0.218992802804744</text:p>
              </table:table-cell>
              <table:table-cell office:value-type="float" office:value="-0.217103861487428">
                <text:p>-0.217103861487428</text:p>
              </table:table-cell>
              <table:table-cell office:value-type="float" office:value="-0.247808963849525">
                <text:p>-0.247808963849525</text:p>
              </table:table-cell>
              <table:table-cell office:value-type="float" office:value="-0.246488818761339">
                <text:p>-0.246488818761339</text:p>
              </table:table-cell>
              <table:table-cell office:value-type="float" office:value="-0.244076208165282">
                <text:p>-0.244076208165282</text:p>
              </table:table-cell>
              <table:table-cell office:value-type="float" office:value="-0.243517509449289">
                <text:p>-0.243517509449289</text:p>
              </table:table-cell>
              <table:table-cell office:value-type="float" office:value="-0.214001840957121">
                <text:p>-0.214001840957121</text:p>
              </table:table-cell>
              <table:table-cell office:value-type="float" office:value="-0.213987731242245">
                <text:p>-0.213987731242245</text:p>
              </table:table-cell>
              <table:table-cell office:value-type="float" office:value="-0.213298741074728">
                <text:p>-0.213298741074728</text:p>
              </table:table-cell>
              <table:table-cell office:value-type="float" office:value="-0.217058799340388">
                <text:p>-0.217058799340388</text:p>
              </table:table-cell>
              <table:table-cell office:value-type="float" office:value="-0.243767397140111">
                <text:p>-0.243767397140111</text:p>
              </table:table-cell>
              <table:table-cell office:value-type="float" office:value="-0.242519816192175">
                <text:p>-0.242519816192175</text:p>
              </table:table-cell>
              <table:table-cell office:value-type="float" office:value="-0.240428661045012">
                <text:p>-0.240428661045012</text:p>
              </table:table-cell>
              <table:table-cell office:value-type="float" office:value="-0.240959935573404">
                <text:p>-0.240959935573404</text:p>
              </table:table-cell>
              <table:table-cell office:value-type="float" office:value="-0.216526638322851">
                <text:p>-0.216526638322851</text:p>
              </table:table-cell>
              <table:table-cell office:value-type="float" office:value="-0.210987661961182">
                <text:p>-0.210987661961182</text:p>
              </table:table-cell>
              <table:table-cell office:value-type="float" office:value="-0.210621887137285">
                <text:p>-0.210621887137285</text:p>
              </table:table-cell>
              <table:table-cell office:value-type="float" office:value="-0.208278620638464">
                <text:p>-0.208278620638464</text:p>
              </table:table-cell>
              <table:table-cell office:value-type="float" office:value="-0.213014507576736">
                <text:p>-0.213014507576736</text:p>
              </table:table-cell>
              <table:table-cell office:value-type="float" office:value="-0.241299046600919">
                <text:p>-0.241299046600919</text:p>
              </table:table-cell>
              <table:table-cell office:value-type="float" office:value="-0.241803178340742">
                <text:p>-0.241803178340742</text:p>
              </table:table-cell>
              <table:table-cell office:value-type="float" office:value="-0.241616778490034">
                <text:p>-0.241616778490034</text:p>
              </table:table-cell>
              <table:table-cell office:value-type="float" office:value="-0.244150433635141">
                <text:p>-0.244150433635141</text:p>
              </table:table-cell>
              <table:table-cell office:value-type="float" office:value="-0.214740661483127">
                <text:p>-0.214740661483127</text:p>
              </table:table-cell>
              <table:table-cell office:value-type="float" office:value="-0.213464634513649">
                <text:p>-0.213464634513649</text:p>
              </table:table-cell>
              <table:table-cell office:value-type="float" office:value="-0.213284392729666">
                <text:p>-0.213284392729666</text:p>
              </table:table-cell>
              <table:table-cell office:value-type="float" office:value="-0.208548978770467">
                <text:p>-0.208548978770467</text:p>
              </table:table-cell>
              <table:table-cell office:value-type="float" office:value="-0.239895633947965">
                <text:p>-0.239895633947965</text:p>
              </table:table-cell>
              <table:table-cell office:value-type="float" office:value="-0.23869563991911">
                <text:p>-0.23869563991911</text:p>
              </table:table-cell>
              <table:table-cell office:value-type="float" office:value="-0.237110213872292">
                <text:p>-0.237110213872292</text:p>
              </table:table-cell>
              <table:table-cell office:value-type="float" office:value="-0.211051612652604">
                <text:p>-0.211051612652604</text:p>
              </table:table-cell>
              <table:table-cell office:value-type="float" office:value="-0.211678664084303">
                <text:p>-0.211678664084303</text:p>
              </table:table-cell>
              <table:table-cell office:value-type="float" office:value="-0.209144412979514">
                <text:p>-0.209144412979514</text:p>
              </table:table-cell>
              <table:table-cell office:value-type="float" office:value="-0.206266519233933">
                <text:p>-0.206266519233933</text:p>
              </table:table-cell>
              <table:table-cell office:value-type="float" office:value="-0.205334557461801">
                <text:p>-0.205334557461801</text:p>
              </table:table-cell>
              <table:table-cell office:value-type="float" office:value="-0.209526420262941">
                <text:p>-0.209526420262941</text:p>
              </table:table-cell>
              <table:table-cell office:value-type="float" office:value="-0.219419326532648">
                <text:p>-0.219419326532648</text:p>
              </table:table-cell>
              <table:table-cell office:value-type="float" office:value="-0.22346370436227">
                <text:p>-0.22346370436227</text:p>
              </table:table-cell>
              <table:table-cell office:value-type="float" office:value="-0.224603097664468">
                <text:p>-0.224603097664468</text:p>
              </table:table-cell>
              <table:table-cell office:value-type="float" office:value="-0.223184589904725">
                <text:p>-0.223184589904725</text:p>
              </table:table-cell>
              <table:table-cell office:value-type="float" office:value="-0.219502728179433">
                <text:p>-0.219502728179433</text:p>
              </table:table-cell>
              <table:table-cell office:value-type="float" office:value="-0.214938474878826">
                <text:p>-0.214938474878826</text:p>
              </table:table-cell>
              <table:table-cell office:value-type="float" office:value="-0.213541654659436">
                <text:p>-0.213541654659436</text:p>
              </table:table-cell>
              <table:table-cell office:value-type="float" office:value="-0.212984653068501">
                <text:p>-0.212984653068501</text:p>
              </table:table-cell>
              <table:table-cell office:value-type="float" office:value="-0.214602677509788">
                <text:p>-0.214602677509788</text:p>
              </table:table-cell>
              <table:table-cell office:value-type="float" office:value="-0.214716137333001">
                <text:p>-0.214716137333001</text:p>
              </table:table-cell>
              <table:table-cell office:value-type="float" office:value="-0.21473457506237">
                <text:p>-0.21473457506237</text:p>
              </table:table-cell>
              <table:table-cell office:value-type="float" office:value="-0.214768480752587">
                <text:p>-0.214768480752587</text:p>
              </table:table-cell>
              <table:table-cell office:value-type="float" office:value="-0.215294760573988">
                <text:p>-0.215294760573988</text:p>
              </table:table-cell>
              <table:table-cell office:value-type="float" office:value="-0.215574402223916">
                <text:p>-0.215574402223916</text:p>
              </table:table-cell>
              <table:table-cell office:value-type="float" office:value="-0.215324310437069">
                <text:p>-0.215324310437069</text:p>
              </table:table-cell>
              <table:table-cell office:value-type="float" office:value="-0.214555690063197">
                <text:p>-0.214555690063197</text:p>
              </table:table-cell>
              <table:table-cell office:value-type="float" office:value="-0.214260477075708">
                <text:p>-0.214260477075708</text:p>
              </table:table-cell>
              <table:table-cell office:value-type="float" office:value="-0.214272273974166">
                <text:p>-0.214272273974166</text:p>
              </table:table-cell>
              <table:table-cell office:value-type="float" office:value="-0.214449896131112">
                <text:p>-0.214449896131112</text:p>
              </table:table-cell>
              <table:table-cell office:value-type="float" office:value="-0.214776490999624">
                <text:p>-0.214776490999624</text:p>
              </table:table-cell>
              <table:table-cell office:value-type="float" office:value="-0.214621202679761">
                <text:p>-0.214621202679761</text:p>
              </table:table-cell>
              <table:table-cell office:value-type="float" office:value="-0.214195615774345">
                <text:p>-0.214195615774345</text:p>
              </table:table-cell>
              <table:table-cell office:value-type="float" office:value="-0.21410148429207">
                <text:p>-0.21410148429207</text:p>
              </table:table-cell>
              <table:table-cell office:value-type="float" office:value="-0.214061797235701">
                <text:p>-0.214061797235701</text:p>
              </table:table-cell>
              <table:table-cell office:value-type="float" office:value="-0.214027500470112">
                <text:p>-0.214027500470112</text:p>
              </table:table-cell>
              <table:table-cell office:value-type="float" office:value="-0.214229857085586">
                <text:p>-0.214229857085586</text:p>
              </table:table-cell>
              <table:table-cell office:value-type="float" office:value="-0.214290358086349">
                <text:p>-0.214290358086349</text:p>
              </table:table-cell>
              <table:table-cell office:value-type="float" office:value="-0.214197463397212">
                <text:p>-0.214197463397212</text:p>
              </table:table-cell>
              <table:table-cell office:value-type="float" office:value="-0.214010256072236">
                <text:p>-0.214010256072236</text:p>
              </table:table-cell>
              <table:table-cell office:value-type="float" office:value="-0.214082462964576">
                <text:p>-0.214082462964576</text:p>
              </table:table-cell>
              <table:table-cell office:value-type="float" office:value="-0.214158201252753">
                <text:p>-0.214158201252753</text:p>
              </table:table-cell>
              <table:table-cell office:value-type="float" office:value="-0.214068484577248">
                <text:p>-0.214068484577248</text:p>
              </table:table-cell>
              <table:table-cell office:value-type="float" office:value="-0.214031660010665">
                <text:p>-0.214031660010665</text:p>
              </table:table-cell>
              <table:table-cell office:value-type="float" office:value="-0.214090573057454">
                <text:p>-0.214090573057454</text:p>
              </table:table-cell>
              <table:table-cell office:value-type="float" office:value="-0.21402099678311">
                <text:p>-0.21402099678311</text:p>
              </table:table-cell>
              <table:table-cell office:value-type="float" office:value="-0.214151321860174">
                <text:p>-0.214151321860174</text:p>
              </table:table-cell>
              <table:table-cell office:value-type="float" office:value="-0.214059952894562">
                <text:p>-0.214059952894562</text:p>
              </table:table-cell>
              <table:table-cell office:value-type="float" office:value="-0.214151110711535">
                <text:p>-0.214151110711535</text:p>
              </table:table-cell>
              <table:table-cell office:value-type="float" office:value="-0.213981178049779">
                <text:p>-0.213981178049779</text:p>
              </table:table-cell>
              <table:table-cell office:value-type="float" office:value="-0.214062566646345">
                <text:p>-0.214062566646345</text:p>
              </table:table-cell>
              <table:table-cell office:value-type="float" office:value="-0.214231703063551">
                <text:p>-0.214231703063551</text:p>
              </table:table-cell>
              <table:table-cell office:value-type="float" office:value="-0.214091944109742">
                <text:p>-0.214091944109742</text:p>
              </table:table-cell>
              <table:table-cell office:value-type="float" office:value="-0.214190969694297">
                <text:p>-0.214190969694297</text:p>
              </table:table-cell>
              <table:table-cell office:value-type="float" office:value="-0.214159229321671">
                <text:p>-0.214159229321671</text:p>
              </table:table-cell>
              <table:table-cell office:value-type="float" office:value="-0.214087559754977">
                <text:p>-0.214087559754977</text:p>
              </table:table-cell>
              <table:table-cell office:value-type="float" office:value="-0.214116634893524">
                <text:p>-0.214116634893524</text:p>
              </table:table-cell>
              <table:table-cell office:value-type="float" office:value="-0.214221286127075">
                <text:p>-0.214221286127075</text:p>
              </table:table-cell>
              <table:table-cell office:value-type="float" office:value="-0.214123988282455">
                <text:p>-0.214123988282455</text:p>
              </table:table-cell>
              <table:table-cell office:value-type="float" office:value="-0.213860952338055">
                <text:p>-0.213860952338055</text:p>
              </table:table-cell>
              <table:table-cell office:value-type="float" office:value="-0.214047561515099">
                <text:p>-0.214047561515099</text:p>
              </table:table-cell>
              <table:table-cell office:value-type="float" office:value="-0.214103003544913">
                <text:p>-0.214103003544913</text:p>
              </table:table-cell>
              <table:table-cell office:value-type="float" office:value="-0.21424945655876">
                <text:p>-0.21424945655876</text:p>
              </table:table-cell>
              <table:table-cell office:value-type="float" office:value="-0.214026236684938">
                <text:p>-0.214026236684938</text:p>
              </table:table-cell>
              <table:table-cell office:value-type="float" office:value="-0.214001498574011">
                <text:p>-0.214001498574011</text:p>
              </table:table-cell>
              <table:table-cell office:value-type="float" office:value="-0.214091799084551">
                <text:p>-0.214091799084551</text:p>
              </table:table-cell>
              <table:table-cell office:value-type="float" office:value="-0.214149785471204">
                <text:p>-0.214149785471204</text:p>
              </table:table-cell>
              <table:table-cell office:value-type="float" office:value="-0.214179025903233">
                <text:p>-0.214179025903233</text:p>
              </table:table-cell>
              <table:table-cell office:value-type="float" office:value="-0.214087520777696">
                <text:p>-0.214087520777696</text:p>
              </table:table-cell>
              <table:table-cell office:value-type="float" office:value="-0.214098345244188">
                <text:p>-0.214098345244188</text:p>
              </table:table-cell>
              <table:table-cell office:value-type="float" office:value="-0.214193037808876">
                <text:p>-0.214193037808876</text:p>
              </table:table-cell>
              <table:table-cell office:value-type="float" office:value="-0.214006591096726">
                <text:p>-0.214006591096726</text:p>
              </table:table-cell>
              <table:table-cell office:value-type="float" office:value="-0.214109537272595">
                <text:p>-0.214109537272595</text:p>
              </table:table-cell>
              <table:table-cell office:value-type="float" office:value="-0.214124249342282">
                <text:p>-0.214124249342282</text:p>
              </table:table-cell>
              <table:table-cell office:value-type="float" office:value="-0.214104239164656">
                <text:p>-0.214104239164656</text:p>
              </table:table-cell>
              <table:table-cell office:value-type="float" office:value="-0.213846174489896">
                <text:p>-0.213846174489896</text:p>
              </table:table-cell>
              <table:table-cell office:value-type="float" office:value="-0.21419300924468">
                <text:p>-0.21419300924468</text:p>
              </table:table-cell>
              <table:table-cell office:value-type="float" office:value="-0.214038333303082">
                <text:p>-0.214038333303082</text:p>
              </table:table-cell>
              <table:table-cell office:value-type="float" office:value="-0.21411621284557">
                <text:p>-0.21411621284557</text:p>
              </table:table-cell>
              <table:table-cell office:value-type="float" office:value="-0.214220025545528">
                <text:p>-0.214220025545528</text:p>
              </table:table-cell>
              <table:table-cell office:value-type="float" office:value="-0.214100408557139">
                <text:p>-0.214100408557139</text:p>
              </table:table-cell>
              <table:table-cell office:value-type="float" office:value="-0.213922539393135">
                <text:p>-0.213922539393135</text:p>
              </table:table-cell>
              <table:table-cell office:value-type="float" office:value="-0.214183495321437">
                <text:p>-0.214183495321437</text:p>
              </table:table-cell>
              <table:table-cell office:value-type="float" office:value="-0.214022997556934">
                <text:p>-0.214022997556934</text:p>
              </table:table-cell>
              <table:table-cell office:value-type="float" office:value="-0.214150097877299">
                <text:p>-0.214150097877299</text:p>
              </table:table-cell>
              <table:table-cell office:value-type="float" office:value="-0.214057860339984">
                <text:p>-0.214057860339984</text:p>
              </table:table-cell>
              <table:table-cell office:value-type="float" office:value="-0.214141610416407">
                <text:p>-0.214141610416407</text:p>
              </table:table-cell>
              <table:table-cell office:value-type="float" office:value="-0.214182176937906">
                <text:p>-0.214182176937906</text:p>
              </table:table-cell>
              <table:table-cell office:value-type="float" office:value="-0.214188103663866">
                <text:p>-0.214188103663866</text:p>
              </table:table-cell>
              <table:table-cell office:value-type="float" office:value="-0.214011770592544">
                <text:p>-0.214011770592544</text:p>
              </table:table-cell>
              <table:table-cell office:value-type="float" office:value="-0.214192230655398">
                <text:p>-0.214192230655398</text:p>
              </table:table-cell>
              <table:table-cell office:value-type="float" office:value="-0.214045006759599">
                <text:p>-0.214045006759599</text:p>
              </table:table-cell>
              <table:table-cell office:value-type="float" office:value="-0.214044472613641">
                <text:p>-0.214044472613641</text:p>
              </table:table-cell>
              <table:table-cell office:value-type="float" office:value="-0.214114202450958">
                <text:p>-0.214114202450958</text:p>
              </table:table-cell>
              <table:table-cell office:value-type="float" office:value="-0.214141957417386">
                <text:p>-0.214141957417386</text:p>
              </table:table-cell>
              <table:table-cell office:value-type="float" office:value="-0.213983518559648">
                <text:p>-0.213983518559648</text:p>
              </table:table-cell>
              <table:table-cell office:value-type="float" office:value="-0.214177229322327">
                <text:p>-0.214177229322327</text:p>
              </table:table-cell>
              <table:table-cell office:value-type="float" office:value="-0.214128872651767">
                <text:p>-0.214128872651767</text:p>
              </table:table-cell>
              <table:table-cell office:value-type="float" office:value="-0.214122961035932">
                <text:p>-0.214122961035932</text:p>
              </table:table-cell>
              <table:table-cell office:value-type="float" office:value="-0.214038991611581">
                <text:p>-0.214038991611581</text:p>
              </table:table-cell>
              <table:table-cell office:value-type="float" office:value="-0.214103660565454">
                <text:p>-0.214103660565454</text:p>
              </table:table-cell>
              <table:table-cell office:value-type="float" office:value="-0.214097707120031">
                <text:p>-0.214097707120031</text:p>
              </table:table-cell>
              <table:table-cell office:value-type="float" office:value="-0.21423665730841">
                <text:p>-0.21423665730841</text:p>
              </table:table-cell>
              <table:table-cell office:value-type="float" office:value="-0.214144491448357">
                <text:p>-0.214144491448357</text:p>
              </table:table-cell>
              <table:table-cell office:value-type="float" office:value="-0.214126483695364">
                <text:p>-0.214126483695364</text:p>
              </table:table-cell>
              <table:table-cell office:value-type="float" office:value="-0.214119897336399">
                <text:p>-0.214119897336399</text:p>
              </table:table-cell>
              <table:table-cell office:value-type="float" office:value="-0.214177745776968">
                <text:p>-0.214177745776968</text:p>
              </table:table-cell>
              <table:table-cell office:value-type="float" office:value="-0.214387337922263">
                <text:p>-0.214387337922263</text:p>
              </table:table-cell>
              <table:table-cell office:value-type="float" office:value="-0.21420318819499">
                <text:p>-0.21420318819499</text:p>
              </table:table-cell>
              <table:table-cell office:value-type="float" office:value="-0.214013720060405">
                <text:p>-0.214013720060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